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59" draw:id="id259" draw:layer="layout" svg:width="1cm" svg:height="0.9cm" svg:x="50.954cm" svg:y="56.8cm">
          <text:p text:style-name="P1"><text:span text:style-name="T1">NOR</text:span></text:p>
          <text:p text:style-name="P1"><text:span text:style-name="T1">41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57.611cm" svg:y="55.3cm">
          <text:p text:style-name="P1"><text:span text:style-name="T1">3-NAND</text:span></text:p>
          <text:p text:style-name="P1"><text:span text:style-name="T1">40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5" draw:id="id265" draw:layer="layout" svg:width="1cm" svg:height="0.9cm" svg:x="55.96cm" svg:y="55.785cm">
          <text:p text:style-name="P1"><text:span text:style-name="T1">3-AND</text:span></text:p>
          <text:p text:style-name="P1"><text:span text:style-name="T1">4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9" draw:id="id269" draw:layer="layout" svg:width="1cm" svg:height="0.9cm" svg:x="58.311cm" svg:y="58.6cm">
          <text:p text:style-name="P1"><text:span text:style-name="T1">XOR</text:span></text:p>
          <text:p text:style-name="P1"><text:span text:style-name="T1">407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8" draw:id="id268" draw:layer="layout" svg:width="1cm" svg:height="0.9cm" svg:x="58.911cm" svg:y="61.172cm">
          <text:p text:style-name="P1"><text:span text:style-name="T1">XOR</text:span></text:p>
          <text:p text:style-name="P1"><text:span text:style-name="T1">419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7" draw:id="id277" draw:layer="layout" svg:width="1cm" svg:height="0.9cm" svg:x="54.811cm" svg:y="53.9cm">
          <text:p text:style-name="P1"><text:span text:style-name="T1">12-OAI</text:span></text:p>
          <text:p text:style-name="P1"><text:span text:style-name="T1">41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2" draw:id="id262" draw:layer="layout" svg:width="1cm" svg:height="0.9cm" svg:x="52.011cm" svg:y="53.915cm">
          <text:p text:style-name="P1"><text:span text:style-name="T1">NAND</text:span></text:p>
          <text:p text:style-name="P1"><text:span text:style-name="T1">42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7" draw:id="id267" draw:layer="layout" svg:width="1cm" svg:height="0.9cm" svg:x="50.954cm" svg:y="58.9cm">
          <text:p text:style-name="P1"><text:span text:style-name="T1">3-OR</text:span></text:p>
          <text:p text:style-name="P1"><text:span text:style-name="T1">4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4" draw:id="id274" draw:layer="layout" svg:width="1cm" svg:height="0.9cm" svg:x="41.011cm" svg:y="50.115cm">
          <text:p text:style-name="P1"><text:span text:style-name="T1">NOT</text:span></text:p>
          <text:p text:style-name="P1"><text:span text:style-name="T1">43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7" draw:id="id247" draw:layer="layout" svg:width="1cm" svg:height="0.9cm" svg:x="47.911cm" svg:y="50.115cm">
          <text:p text:style-name="P1"><text:span text:style-name="T1">NOT</text:span></text:p>
          <text:p text:style-name="P1"><text:span text:style-name="T1">431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6" draw:id="id256" draw:layer="layout" svg:width="1cm" svg:height="0.9cm" svg:x="59.411cm" svg:y="53.3cm">
          <text:p text:style-name="P1"><text:span text:style-name="T1">OR</text:span></text:p>
          <text:p text:style-name="P1"><text:span text:style-name="T1">408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6" draw:id="id186" draw:layer="layout" svg:width="1cm" svg:height="0.9cm" svg:x="60.711cm" svg:y="53.317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0" draw:id="id190" draw:layer="layout" svg:width="1cm" svg:height="0.9cm" svg:x="105.67cm" svg:y="10.609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103.697cm" svg:y="10.579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1" draw:id="id181" draw:layer="layout" svg:width="1cm" svg:height="0.9cm" svg:x="53.9cm" svg:y="37.2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3" draw:id="id153" draw:layer="layout" svg:width="1cm" svg:height="0.9cm" svg:x="42.4cm" svg:y="36.1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5" draw:id="id175" draw:layer="layout" svg:width="1cm" svg:height="0.9cm" svg:x="93.55cm" svg:y="39.9cm">
          <text:p text:style-name="P1"><text:span text:style-name="T1">NOT</text:span></text:p>
          <text:p text:style-name="P1"><text:span text:style-name="T1">-73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95.55cm" svg:y="42.1cm">
          <text:p text:style-name="P1"><text:span text:style-name="T1">AND</text:span></text:p>
          <text:p text:style-name="P1"><text:span text:style-name="T1">-73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6" draw:id="id136" draw:layer="layout" svg:width="1cm" svg:height="0.9cm" svg:x="87.7cm" svg:y="35.1cm">
          <text:p text:style-name="P1"><text:span text:style-name="T1">NOT</text:span></text:p>
          <text:p text:style-name="P1"><text:span text:style-name="T1">-71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.1cm" svg:height="0.9cm" svg:x="85.1cm" svg:y="35.1cm">
          <text:p text:style-name="P1"><text:span text:style-name="T1">DFFR (clk26,/res3)</text:span></text:p>
          <text:p text:style-name="P1"><text:span text:style-name="T1">-6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80.65cm" svg:y="39.9cm">
          <text:p text:style-name="P1"><text:span text:style-name="T1">NOT</text:span></text:p>
          <text:p text:style-name="P1"><text:span text:style-name="T1">-73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cm" svg:height="0.9cm" svg:x="65.1cm" svg:y="30.198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1cm" svg:height="0.9cm" svg:x="34.7cm" svg:y="21.186cm">
          <text:p text:style-name="P1"><text:span text:style-name="T1">NOT</text:span></text:p>
          <text:p text:style-name="P1"><text:span text:style-name="T1">43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5" draw:id="id95" draw:layer="layout" svg:width="1cm" svg:height="0.9cm" svg:x="48.4cm" svg:y="34.104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3" draw:id="id93" draw:layer="layout" svg:width="1cm" svg:height="0.9cm" svg:x="52.8cm" svg:y="34.127cm">
          <text:p text:style-name="P1"><text:span text:style-name="T1">3-AND</text:span></text:p>
          <text:p text:style-name="P1"><text:span text:style-name="T1">46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cm" svg:height="0.9cm" svg:x="11.981cm" svg:y="21.405cm">
          <text:p text:style-name="P1"><text:span text:style-name="T1">IMUX</text:span></text:p>
          <text:p text:style-name="P1"><text:span text:style-name="T1">39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cm" svg:height="0.9cm" svg:x="9.38cm" svg:y="21.403cm">
          <text:p text:style-name="P1"><text:span text:style-name="T1">IMUX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cm" svg:height="0.9cm" svg:x="6.779cm" svg:y="21.401cm">
          <text:p text:style-name="P1"><text:span text:style-name="T1">IMUX</text:span></text:p>
          <text:p text:style-name="P1"><text:span text:style-name="T1">38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9cm" svg:y1="38.565cm" svg:x2="5.273cm" svg:y2="37.455cm" draw:end-shape="id1" draw:end-glue-point="2" svg:d="M3900 38565l1373-1110" svg:viewBox="0 0 1374 1111">
          <text:p text:style-name="P1"><text:span text:style-name="T2">out00+16</text:span></text:p>
        </draw:connector>
        <draw:custom-shape draw:style-name="gr1" draw:text-style-name="P2" xml:id="id1" draw:id="id1" draw:layer="layout" svg:width="1cm" svg:height="0.9cm" svg:x="4.773cm" svg:y="36.555cm">
          <text:p text:style-name="P1"><text:span text:style-name="T1">3-NOR</text:span></text:p>
          <text:p text:style-name="P1"><text:span text:style-name="T1">341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249cm" svg:y1="39.174cm" svg:x2="5.273cm" svg:y2="37.455cm" draw:end-shape="id1" draw:end-glue-point="2" svg:d="M5249 39174l24-1719" svg:viewBox="0 0 25 1720">
          <text:p text:style-name="P1"><text:span text:style-name="T2">out01+17</text:span></text:p>
        </draw:connector>
        <draw:connector draw:style-name="gr3" draw:text-style-name="P3" draw:layer="layout" draw:type="line" svg:x1="6.599cm" svg:y1="38.592cm" svg:x2="5.273cm" svg:y2="37.455cm" draw:end-shape="id1" draw:end-glue-point="2" svg:d="M6599 38592l-1326-1137" svg:viewBox="0 0 1327 1138">
          <text:p text:style-name="P1"><text:span text:style-name="T2">out02+18</text:span></text:p>
        </draw:connector>
        <draw:custom-shape draw:style-name="gr1" draw:text-style-name="P2" xml:id="id2" draw:id="id2" draw:layer="layout" svg:width="1cm" svg:height="0.9cm" svg:x="7.473cm" svg:y="36.555cm">
          <text:p text:style-name="P1"><text:span text:style-name="T1">3-NOR</text:span></text:p>
          <text:p text:style-name="P1"><text:span text:style-name="T1">34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863cm" svg:y1="38.565cm" svg:x2="7.973cm" svg:y2="37.455cm" draw:end-shape="id2" draw:end-glue-point="2" svg:d="M6863 38565l1110-1110" svg:viewBox="0 0 1111 1111">
          <text:p text:style-name="P1"><text:span text:style-name="T2">out03+19</text:span></text:p>
        </draw:connector>
        <draw:connector draw:style-name="gr3" draw:text-style-name="P3" draw:layer="layout" draw:type="line" svg:x1="7.922cm" svg:y1="39.2cm" svg:x2="7.973cm" svg:y2="37.455cm" draw:end-shape="id2" draw:end-glue-point="2" svg:d="M7922 39200l51-1745" svg:viewBox="0 0 52 1746">
          <text:p text:style-name="P1"><text:span text:style-name="T2">out04+20</text:span></text:p>
        </draw:connector>
        <draw:connector draw:style-name="gr3" draw:text-style-name="P3" draw:layer="layout" draw:type="line" svg:x1="9.086cm" svg:y1="38.486cm" svg:x2="7.973cm" svg:y2="37.455cm" draw:end-shape="id2" draw:end-glue-point="2" svg:d="M9086 38486l-1113-1031" svg:viewBox="0 0 1114 1032">
          <text:p text:style-name="P1"><text:span text:style-name="T2">out05+21</text:span></text:p>
        </draw:connector>
        <draw:custom-shape draw:style-name="gr1" draw:text-style-name="P2" xml:id="id3" draw:id="id3" draw:layer="layout" svg:width="1cm" svg:height="0.9cm" svg:x="10.173cm" svg:y="36.555cm">
          <text:p text:style-name="P1"><text:span text:style-name="T1">3-NOR</text:span></text:p>
          <text:p text:style-name="P1"><text:span text:style-name="T1">34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668cm" svg:y1="38.486cm" svg:x2="10.673cm" svg:y2="37.455cm" draw:end-shape="id3" draw:end-glue-point="2" svg:d="M9668 38486l1005-1031" svg:viewBox="0 0 1006 1032">
          <text:p text:style-name="P1"><text:span text:style-name="T2">out06+22</text:span></text:p>
        </draw:connector>
        <draw:connector draw:style-name="gr3" draw:text-style-name="P3" draw:layer="layout" draw:type="line" svg:x1="10.647cm" svg:y1="39.068cm" svg:x2="10.673cm" svg:y2="37.455cm" draw:end-shape="id3" draw:end-glue-point="2" svg:d="M10647 39068l26-1613" svg:viewBox="0 0 27 1614">
          <text:p text:style-name="P1"><text:span text:style-name="T2">out07+23</text:span></text:p>
        </draw:connector>
        <draw:connector draw:style-name="gr3" draw:text-style-name="P3" draw:layer="layout" draw:type="line" svg:x1="11.89cm" svg:y1="38.407cm" svg:x2="10.673cm" svg:y2="37.455cm" draw:end-shape="id3" draw:end-glue-point="2" svg:d="M11890 38407l-1217-952" svg:viewBox="0 0 1218 953">
          <text:p text:style-name="P1"><text:span text:style-name="T2">out08+24</text:span></text:p>
        </draw:connector>
        <draw:custom-shape draw:style-name="gr1" draw:text-style-name="P2" xml:id="id4" draw:id="id4" draw:layer="layout" svg:width="1cm" svg:height="0.9cm" svg:x="12.778cm" svg:y="36.555cm">
          <text:p text:style-name="P1"><text:span text:style-name="T1">3-AND</text:span></text:p>
          <text:p text:style-name="P1"><text:span text:style-name="T1">33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73cm" svg:y1="38.486cm" svg:x2="13.278cm" svg:y2="37.455cm" draw:end-shape="id4" draw:end-glue-point="2" svg:d="M12273 38486l1005-1031" svg:viewBox="0 0 1006 1032">
          <text:p text:style-name="P1"><text:span text:style-name="T2">out09+25</text:span></text:p>
        </draw:connector>
        <draw:connector draw:style-name="gr3" draw:text-style-name="P3" draw:layer="layout" draw:type="line" svg:x1="13.278cm" svg:y1="39.139cm" svg:x2="13.278cm" svg:y2="37.455cm" draw:end-shape="id4" draw:end-glue-point="2" svg:d="M13278 39139v-1684" svg:viewBox="0 0 1 1685">
          <text:p text:style-name="P1"><text:span text:style-name="T2">out10+26</text:span></text:p>
        </draw:connector>
        <draw:connector draw:style-name="gr3" draw:text-style-name="P3" draw:layer="layout" draw:type="line" svg:x1="4.672cm" svg:y1="26.6cm" svg:x2="4.7cm" svg:y2="25.1cm" draw:end-shape="id5" draw:end-glue-point="2" svg:d="M4672 26600l28-1500" svg:viewBox="0 0 29 1501">
          <text:p text:style-name="P1"><text:span text:style-name="T2">out10+26</text:span></text:p>
        </draw:connector>
        <draw:custom-shape draw:style-name="gr1" draw:text-style-name="P2" xml:id="id5" draw:id="id5" draw:layer="layout" svg:width="1cm" svg:height="0.9cm" svg:x="4.2cm" svg:y="24.2cm">
          <text:p text:style-name="P1"><text:span text:style-name="T1">NOT</text:span></text:p>
          <text:p text:style-name="P1"><text:span text:style-name="T1">39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495cm" svg:y1="38.4cm" svg:x2="13.278cm" svg:y2="37.455cm" draw:end-shape="id4" draw:end-glue-point="2" svg:d="M14495 38400l-1217-945" svg:viewBox="0 0 1218 946">
          <text:p text:style-name="P1"><text:span text:style-name="T2">out11+27</text:span></text:p>
        </draw:connector>
        <draw:connector draw:style-name="gr3" draw:text-style-name="P3" draw:layer="layout" draw:type="line" svg:x1="7.272cm" svg:y1="26.6cm" svg:x2="7.3cm" svg:y2="25.1cm" draw:end-shape="id6" draw:end-glue-point="2" svg:d="M7272 26600l28-1500" svg:viewBox="0 0 29 1501">
          <text:p text:style-name="P1"><text:span text:style-name="T2">out11+27</text:span></text:p>
        </draw:connector>
        <draw:custom-shape draw:style-name="gr1" draw:text-style-name="P2" xml:id="id6" draw:id="id6" draw:layer="layout" svg:width="1cm" svg:height="0.9cm" svg:x="6.8cm" svg:y="24.2cm">
          <text:p text:style-name="P1"><text:span text:style-name="T1">NOT</text:span></text:p>
          <text:p text:style-name="P1"><text:span text:style-name="T1">39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5.361cm" svg:y="36.516cm">
          <text:p text:style-name="P1"><text:span text:style-name="T1">3-AND</text:span></text:p>
          <text:p text:style-name="P1"><text:span text:style-name="T1">34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856cm" svg:y1="38.447cm" svg:x2="15.861cm" svg:y2="37.416cm" draw:end-shape="id7" draw:end-glue-point="2" svg:d="M14856 38447l1005-1031" svg:viewBox="0 0 1006 1032">
          <text:p text:style-name="P1"><text:span text:style-name="T2">out12+28</text:span></text:p>
        </draw:connector>
        <draw:connector draw:style-name="gr3" draw:text-style-name="P3" draw:layer="layout" draw:type="line" svg:x1="9.872cm" svg:y1="26.6cm" svg:x2="9.9cm" svg:y2="25.1cm" draw:end-shape="id8" draw:end-glue-point="2" svg:d="M9872 26600l28-1500" svg:viewBox="0 0 29 1501">
          <text:p text:style-name="P1"><text:span text:style-name="T2">out12+28</text:span></text:p>
        </draw:connector>
        <draw:custom-shape draw:style-name="gr1" draw:text-style-name="P2" xml:id="id8" draw:id="id8" draw:layer="layout" svg:width="1cm" svg:height="0.9cm" svg:x="9.4cm" svg:y="24.2cm">
          <text:p text:style-name="P1"><text:span text:style-name="T1">NOT</text:span></text:p>
          <text:p text:style-name="P1"><text:span text:style-name="T1">40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72cm" svg:y1="26.6cm" svg:x2="12.5cm" svg:y2="25.1cm" draw:end-shape="id9" draw:end-glue-point="2" svg:d="M12472 26600l28-1500" svg:viewBox="0 0 29 1501">
          <text:p text:style-name="P1"><text:span text:style-name="T2">out13+29</text:span></text:p>
        </draw:connector>
        <draw:custom-shape draw:style-name="gr1" draw:text-style-name="P2" xml:id="id9" draw:id="id9" draw:layer="layout" svg:width="1cm" svg:height="0.9cm" svg:x="12cm" svg:y="24.2cm">
          <text:p text:style-name="P1"><text:span text:style-name="T1">NOT</text:span></text:p>
          <text:p text:style-name="P1"><text:span text:style-name="T1">39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778cm" svg:y1="39.1cm" svg:x2="15.861cm" svg:y2="37.416cm" draw:end-shape="id7" draw:end-glue-point="2" svg:d="M15778 39100l83-1684" svg:viewBox="0 0 84 1685">
          <text:p text:style-name="P1"><text:span text:style-name="T2">out13+29</text:span></text:p>
        </draw:connector>
        <draw:connector draw:style-name="gr3" draw:text-style-name="P3" draw:layer="layout" draw:type="line" svg:x1="17.078cm" svg:y1="38.3cm" svg:x2="15.861cm" svg:y2="37.416cm" draw:end-shape="id7" draw:end-glue-point="2" svg:d="M17078 38300l-1217-884" svg:viewBox="0 0 1218 885">
          <text:p text:style-name="P1"><text:span text:style-name="T2">out14+30</text:span></text:p>
        </draw:connector>
        <draw:connector draw:style-name="gr3" draw:text-style-name="P3" draw:layer="layout" draw:type="line" svg:x1="15.072cm" svg:y1="26.6cm" svg:x2="15.1cm" svg:y2="25.1cm" draw:end-shape="id10" draw:end-glue-point="2" svg:d="M15072 26600l28-1500" svg:viewBox="0 0 29 1501">
          <text:p text:style-name="P1"><text:span text:style-name="T2">out14+30</text:span></text:p>
        </draw:connector>
        <draw:custom-shape draw:style-name="gr1" draw:text-style-name="P2" xml:id="id10" draw:id="id10" draw:layer="layout" svg:width="1cm" svg:height="0.9cm" svg:x="14.6cm" svg:y="24.2cm">
          <text:p text:style-name="P1"><text:span text:style-name="T1">NOT</text:span></text:p>
          <text:p text:style-name="P1"><text:span text:style-name="T1">41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672cm" svg:y1="26.6cm" svg:x2="17.7cm" svg:y2="25.1cm" draw:end-shape="id11" draw:end-glue-point="2" svg:d="M17672 26600l28-1500" svg:viewBox="0 0 29 1501">
          <text:p text:style-name="P1"><text:span text:style-name="T2">out15+31</text:span></text:p>
        </draw:connector>
        <draw:custom-shape draw:style-name="gr1" draw:text-style-name="P2" xml:id="id11" draw:id="id11" draw:layer="layout" svg:width="1cm" svg:height="0.9cm" svg:x="17.2cm" svg:y="24.2cm">
          <text:p text:style-name="P1"><text:span text:style-name="T1">NOT</text:span></text:p>
          <text:p text:style-name="P1"><text:span text:style-name="T1">40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10.18cm" svg:y="34.8cm">
          <text:p text:style-name="P1"><text:span text:style-name="T1">6-NAND</text:span></text:p>
          <text:p text:style-name="P1"><text:span text:style-name="T1">34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273cm" svg:y1="36.555cm" svg:x2="10.68cm" svg:y2="35.7cm" draw:start-shape="id1" draw:start-glue-point="0" draw:end-shape="id12" draw:end-glue-point="2" svg:d="M5273 36555l5407-855" svg:viewBox="0 0 5408 856">
          <text:p/>
        </draw:connector>
        <draw:connector draw:style-name="gr4" draw:text-style-name="P1" draw:layer="layout" draw:type="line" svg:x1="7.973cm" svg:y1="36.555cm" svg:x2="10.68cm" svg:y2="35.7cm" draw:start-shape="id2" draw:start-glue-point="0" draw:end-shape="id12" draw:end-glue-point="2" svg:d="M7973 36555l2707-855" svg:viewBox="0 0 2708 856">
          <text:p/>
        </draw:connector>
        <draw:connector draw:style-name="gr4" draw:text-style-name="P1" draw:layer="layout" draw:type="line" svg:x1="10.673cm" svg:y1="36.555cm" svg:x2="10.68cm" svg:y2="35.7cm" draw:start-shape="id3" draw:start-glue-point="0" draw:end-shape="id12" draw:end-glue-point="2" svg:d="M10673 36555l7-855" svg:viewBox="0 0 8 856">
          <text:p/>
        </draw:connector>
        <draw:connector draw:style-name="gr4" draw:text-style-name="P1" draw:layer="layout" draw:type="line" svg:x1="13.278cm" svg:y1="36.555cm" svg:x2="10.68cm" svg:y2="35.7cm" draw:start-shape="id4" draw:start-glue-point="0" draw:end-shape="id12" draw:end-glue-point="2" svg:d="M13278 36555l-2598-855" svg:viewBox="0 0 2599 856">
          <text:p/>
        </draw:connector>
        <draw:connector draw:style-name="gr4" draw:text-style-name="P1" draw:layer="layout" draw:type="line" svg:x1="15.861cm" svg:y1="36.516cm" svg:x2="10.68cm" svg:y2="35.7cm" draw:start-shape="id7" draw:start-glue-point="0" draw:end-shape="id12" draw:end-glue-point="2" svg:d="M15861 36516l-5181-816" svg:viewBox="0 0 5182 817">
          <text:p/>
        </draw:connector>
        <draw:connector draw:style-name="gr3" draw:text-style-name="P3" draw:layer="layout" draw:type="line" svg:x1="13.63cm" svg:y1="35.325cm" svg:x2="11.18cm" svg:y2="35.25cm" draw:end-shape="id12" draw:end-glue-point="1" svg:d="M13630 35325l-2450-75" svg:viewBox="0 0 2451 76">
          <text:p text:style-name="P1"><text:span text:style-name="T2">out15+31</text:span></text:p>
        </draw:connector>
        <draw:frame draw:style-name="gr5" draw:layer="layout" svg:width="1.878cm" svg:height="2.165cm" svg:x="86.872cm" svg:y="46.135cm">
          <draw:text-box>
            <text:p>-779-</text:p>
            <text:p><text:span text:style-name="T3">clk38</text:span></text:p>
            <text:p><text:span text:style-name="T3">/res6</text:span></text:p>
            <text:p><text:span text:style-name="T3">u5</text:span></text:p>
          </draw:text-box>
        </draw:frame>
        <draw:custom-shape draw:style-name="gr1" draw:text-style-name="P2" xml:id="id139" draw:id="id139" draw:layer="layout" svg:width="1cm" svg:height="0.9cm" svg:x="19.1cm" svg:y="7.479cm">
          <text:p text:style-name="P1"><text:span text:style-name="T1">NOT</text:span></text:p>
          <text:p text:style-name="P1"><text:span text:style-name="T1">471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52.8cm" svg:y="30.734cm">
          <text:p text:style-name="P1"><text:span text:style-name="T1">OR (mclk)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3cm" svg:y1="30.734cm" svg:x2="53.336cm" svg:y2="28.989cm" draw:start-shape="id13" draw:start-glue-point="0" svg:d="M53300 30734l36-1745" svg:viewBox="0 0 37 1746">
          <text:p text:style-name="P1"><text:span text:style-name="T2">clk15</text:span></text:p>
        </draw:connector>
        <draw:custom-shape draw:style-name="gr1" draw:text-style-name="P2" xml:id="id14" draw:id="id14" draw:layer="layout" svg:width="1cm" svg:height="0.9cm" svg:x="57.2cm" svg:y="34.098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57.2cm" svg:y="29.498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7.7cm" svg:y1="34.098cm" svg:x2="57.7cm" svg:y2="30.398cm" draw:start-shape="id14" draw:start-glue-point="0" draw:end-shape="id15" draw:end-glue-point="2" svg:d="M57700 34098v-3700" svg:viewBox="0 0 1 3701">
          <text:p/>
        </draw:connector>
        <draw:custom-shape draw:style-name="gr1" draw:text-style-name="P2" xml:id="id16" draw:id="id16" draw:layer="layout" svg:width="1cm" svg:height="0.9cm" svg:x="56.1cm" svg:y="31.698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7.7cm" svg:y1="34.098cm" svg:x2="56.6cm" svg:y2="32.598cm" draw:start-shape="id14" draw:start-glue-point="0" draw:end-shape="id16" draw:end-glue-point="2" svg:d="M57700 34098l-1100-1500" svg:viewBox="0 0 1101 1501">
          <text:p/>
        </draw:connector>
        <draw:custom-shape draw:style-name="gr1" draw:text-style-name="P2" xml:id="id17" draw:id="id17" draw:layer="layout" svg:width="1cm" svg:height="0.9cm" svg:x="64cm" svg:y="32.298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7.7cm" svg:y1="34.098cm" svg:x2="64.5cm" svg:y2="33.198cm" draw:start-shape="id14" draw:start-glue-point="0" draw:end-shape="id17" draw:end-glue-point="2" svg:d="M57700 34098l6800-900" svg:viewBox="0 0 6801 901">
          <text:p/>
        </draw:connector>
        <draw:connector draw:style-name="gr3" draw:text-style-name="P3" draw:layer="layout" draw:type="line" svg:x1="57.7cm" svg:y1="29.498cm" svg:x2="57.712cm" svg:y2="27.923cm" draw:start-shape="id15" draw:start-glue-point="0" svg:d="M57700 29498l12-1575" svg:viewBox="0 0 13 1576">
          <text:p text:style-name="P1"><text:span text:style-name="T2">clk16</text:span></text:p>
        </draw:connector>
        <draw:custom-shape draw:style-name="gr1" draw:text-style-name="P2" xml:id="id18" draw:id="id18" draw:layer="layout" svg:width="1cm" svg:height="0.9cm" svg:x="83.7cm" svg:y="15.009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2cm" svg:y1="15.009cm" svg:x2="84.141cm" svg:y2="13.5cm" draw:start-shape="id18" draw:start-glue-point="0" svg:d="M84200 15009l-59-1509" svg:viewBox="0 0 60 1510">
          <text:p text:style-name="P1"><text:span text:style-name="T2">clk17</text:span></text:p>
        </draw:connector>
        <draw:custom-shape draw:style-name="gr1" draw:text-style-name="P2" xml:id="id19" draw:id="id19" draw:layer="layout" svg:width="1cm" svg:height="0.9cm" svg:x="4.178cm" svg:y="21.4cm">
          <text:p text:style-name="P1"><text:span text:style-name="T1">IMUX</text:span></text:p>
          <text:p text:style-name="P1"><text:span text:style-name="T1">39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cm" svg:y1="24.2cm" svg:x2="4.678cm" svg:y2="22.3cm" draw:start-shape="id5" draw:start-glue-point="0" draw:end-shape="id19" draw:end-glue-point="2" svg:d="M4700 24200l-22-1900" svg:viewBox="0 0 23 1901">
          <text:p text:style-name="P1"><text:span text:style-name="T2">b</text:span></text:p>
        </draw:connector>
        <draw:custom-shape draw:style-name="gr1" draw:text-style-name="P2" xml:id="id20" draw:id="id20" draw:layer="layout" svg:width="1cm" svg:height="0.9cm" svg:x="19.1cm" svg:y="22.8cm">
          <text:p text:style-name="P1"><text:span text:style-name="T1">6-NAND</text:span></text:p>
          <text:p text:style-name="P1"><text:span text:style-name="T1">40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cm" svg:y1="24.2cm" svg:x2="19.6cm" svg:y2="23.7cm" draw:start-shape="id5" draw:start-glue-point="0" draw:end-shape="id20" draw:end-glue-point="2" svg:d="M4700 24200l14900-500" svg:viewBox="0 0 14901 501">
          <text:p/>
        </draw:connector>
        <draw:connector draw:style-name="gr4" draw:text-style-name="P1" draw:layer="layout" draw:type="line" svg:x1="7.3cm" svg:y1="24.2cm" svg:x2="19.6cm" svg:y2="23.7cm" draw:start-shape="id6" draw:start-glue-point="0" draw:end-shape="id20" draw:end-glue-point="2" svg:d="M7300 24200l12300-500" svg:viewBox="0 0 12301 501">
          <text:p/>
        </draw:connector>
        <draw:connector draw:style-name="gr3" draw:text-style-name="P3" draw:layer="layout" draw:type="line" svg:x1="7.3cm" svg:y1="24.2cm" svg:x2="7.279cm" svg:y2="22.301cm" draw:start-shape="id6" draw:start-glue-point="0" draw:end-shape="id21" draw:end-glue-point="2" svg:d="M7300 24200l-21-1899" svg:viewBox="0 0 22 1900">
          <text:p text:style-name="P1"><text:span text:style-name="T2">b</text:span></text:p>
        </draw:connector>
        <draw:connector draw:style-name="gr4" draw:text-style-name="P1" draw:layer="layout" draw:type="line" svg:x1="9.9cm" svg:y1="24.2cm" svg:x2="19.6cm" svg:y2="23.7cm" draw:start-shape="id8" draw:start-glue-point="0" draw:end-shape="id20" draw:end-glue-point="2" svg:d="M9900 24200l9700-500" svg:viewBox="0 0 9701 501">
          <text:p/>
        </draw:connector>
        <draw:connector draw:style-name="gr3" draw:text-style-name="P3" draw:layer="layout" draw:type="line" svg:x1="9.9cm" svg:y1="24.2cm" svg:x2="9.88cm" svg:y2="22.303cm" draw:start-shape="id8" draw:start-glue-point="0" draw:end-shape="id22" draw:end-glue-point="2" svg:d="M9900 24200l-20-1897" svg:viewBox="0 0 21 1898">
          <text:p text:style-name="P1"><text:span text:style-name="T2">b</text:span></text:p>
        </draw:connector>
        <draw:connector draw:style-name="gr4" draw:text-style-name="P1" draw:layer="layout" draw:type="line" svg:x1="12.5cm" svg:y1="24.2cm" svg:x2="19.6cm" svg:y2="23.7cm" draw:start-shape="id9" draw:start-glue-point="0" draw:end-shape="id20" draw:end-glue-point="2" svg:d="M12500 24200l7100-500" svg:viewBox="0 0 7101 501">
          <text:p/>
        </draw:connector>
        <draw:connector draw:style-name="gr3" draw:text-style-name="P3" draw:layer="layout" draw:type="line" svg:x1="12.5cm" svg:y1="24.2cm" svg:x2="12.481cm" svg:y2="22.305cm" draw:start-shape="id9" draw:start-glue-point="0" draw:end-shape="id23" draw:end-glue-point="2" svg:d="M12500 24200l-19-1895" svg:viewBox="0 0 20 1896">
          <text:p text:style-name="P1"><text:span text:style-name="T2">b</text:span></text:p>
        </draw:connector>
        <draw:custom-shape draw:style-name="gr1" draw:text-style-name="P2" xml:id="id24" draw:id="id24" draw:layer="layout" svg:width="1cm" svg:height="0.9cm" svg:x="14.582cm" svg:y="21.407cm">
          <text:p text:style-name="P1"><text:span text:style-name="T1">IMUX</text:span></text:p>
          <text:p text:style-name="P1"><text:span text:style-name="T1">411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1cm" svg:y1="24.2cm" svg:x2="15.082cm" svg:y2="22.307cm" draw:start-shape="id10" draw:start-glue-point="0" draw:end-shape="id24" draw:end-glue-point="2" svg:d="M15100 24200l-18-1893" svg:viewBox="0 0 19 1894">
          <text:p text:style-name="P1"><text:span text:style-name="T2">b</text:span></text:p>
        </draw:connector>
        <draw:connector draw:style-name="gr4" draw:text-style-name="P1" draw:layer="layout" draw:type="line" svg:x1="15.1cm" svg:y1="24.2cm" svg:x2="19.6cm" svg:y2="23.7cm" draw:start-shape="id10" draw:start-glue-point="0" draw:end-shape="id20" draw:end-glue-point="2" svg:d="M15100 24200l4500-500" svg:viewBox="0 0 4501 501">
          <text:p/>
        </draw:connector>
        <draw:custom-shape draw:style-name="gr1" draw:text-style-name="P2" xml:id="id25" draw:id="id25" draw:layer="layout" svg:width="1cm" svg:height="0.9cm" svg:x="17.183cm" svg:y="21.409cm">
          <text:p text:style-name="P1"><text:span text:style-name="T1">IMUX</text:span></text:p>
          <text:p text:style-name="P1"><text:span text:style-name="T1">40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7cm" svg:y1="24.2cm" svg:x2="17.683cm" svg:y2="22.309cm" draw:start-shape="id11" draw:end-shape="id25" draw:end-glue-point="2" svg:d="M17700 24200l-17-1891" svg:viewBox="0 0 18 1892">
          <text:p text:style-name="P1"><text:span text:style-name="T2">b</text:span></text:p>
        </draw:connector>
        <draw:connector draw:style-name="gr4" draw:text-style-name="P1" draw:layer="layout" draw:type="line" svg:x1="17.7cm" svg:y1="24.2cm" svg:x2="19.6cm" svg:y2="23.7cm" draw:start-shape="id11" draw:start-glue-point="0" draw:end-shape="id20" draw:end-glue-point="2" svg:d="M17700 24200l1900-500" svg:viewBox="0 0 1901 501">
          <text:p/>
        </draw:connector>
        <draw:custom-shape draw:style-name="gr1" draw:text-style-name="P2" xml:id="id26" draw:id="id26" draw:layer="layout" svg:width="1cm" svg:height="0.9cm" svg:x="66.2cm" svg:y="28.298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7cm" svg:y1="28.298cm" svg:x2="66.744cm" svg:y2="26.887cm" draw:start-shape="id26" draw:start-glue-point="0" svg:d="M66700 28298l44-1411" svg:viewBox="0 0 45 1412">
          <text:p text:style-name="P1"><text:span text:style-name="T2">clk18</text:span></text:p>
        </draw:connector>
        <draw:custom-shape draw:style-name="gr1" draw:text-style-name="P2" xml:id="id336" draw:id="id336" draw:layer="layout" svg:width="1cm" svg:height="0.9cm" svg:x="65.1cm" svg:y="32.3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cm" svg:height="0.9cm" svg:x="61.797cm" svg:y="31.998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4cm" svg:y1="36.079cm" svg:x2="62.297cm" svg:y2="32.898cm" draw:start-shape="id27" draw:start-glue-point="0" draw:end-shape="id28" draw:end-glue-point="2" svg:d="M63400 36079l-1103-3181" svg:viewBox="0 0 1104 3182">
          <text:p/>
        </draw:connector>
        <draw:custom-shape draw:style-name="gr1" draw:text-style-name="P2" xml:id="id27" draw:id="id27" draw:layer="layout" svg:width="1cm" svg:height="0.9cm" svg:x="62.9cm" svg:y="36.079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63.4cm" svg:y1="36.079cm" svg:x2="63.4cm" svg:y2="34.3cm" draw:start-shape="id27" draw:start-glue-point="0" svg:d="M63400 36079v-1779" svg:viewBox="0 0 1 1780">
          <text:p text:style-name="P1"><text:span text:style-name="T2">u01</text:span></text:p>
        </draw:connector>
        <draw:custom-shape draw:style-name="gr2" draw:text-style-name="P2" xml:id="id29" draw:id="id29" draw:layer="layout" svg:width="2.1cm" svg:height="0.9cm" svg:x="3.6cm" svg:y="18.6cm">
          <text:p text:style-name="P1"><text:span text:style-name="T1">DFFR (clk19, /res1)</text:span></text:p>
          <text:p text:style-name="P1"><text:span text:style-name="T1">38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78cm" svg:y1="21.4cm" svg:x2="4.65cm" svg:y2="19.5cm" draw:start-shape="id19" draw:start-glue-point="0" draw:end-shape="id29" svg:d="M4678 21400l-28-1900" svg:viewBox="0 0 29 1901">
          <text:p/>
        </draw:connector>
        <draw:connector draw:style-name="gr3" draw:text-style-name="P3" draw:layer="layout" draw:type="line" svg:x1="4.65cm" svg:y1="19.5cm" svg:x2="4.178cm" svg:y2="21.85cm" draw:start-shape="id29" draw:start-glue-point="2" draw:end-shape="id19" draw:end-glue-point="3" svg:d="M4650 19500l-472 2350" svg:viewBox="0 0 473 2351">
          <text:p text:style-name="P1"><text:span text:style-name="T2">c</text:span></text:p>
        </draw:connector>
        <draw:custom-shape draw:style-name="gr1" draw:text-style-name="P2" xml:id="id30" draw:id="id30" draw:layer="layout" svg:width="1cm" svg:height="0.9cm" svg:x="4.1cm" svg:y="17cm">
          <text:p text:style-name="P1"><text:span text:style-name="T1">NOT</text:span></text:p>
          <text:p text:style-name="P1"><text:span text:style-name="T1">38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cm" svg:y1="18.6cm" svg:x2="4.6cm" svg:y2="17.9cm" draw:start-shape="id29" draw:start-glue-point="0" draw:end-shape="id30" draw:end-glue-point="2" svg:d="M4650 18600l-50-700" svg:viewBox="0 0 51 701">
          <text:p/>
        </draw:connector>
        <draw:custom-shape draw:style-name="gr1" draw:text-style-name="P2" xml:id="id31" draw:id="id31" draw:layer="layout" svg:width="1cm" svg:height="0.9cm" svg:x="5.5cm" svg:y="24.2cm">
          <text:p text:style-name="P1"><text:span text:style-name="T1">NAND&amp;XOR</text:span></text:p>
          <text:p text:style-name="P1"><text:span text:style-name="T1">38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65cm" svg:y1="19.5cm" svg:x2="6cm" svg:y2="24.2cm" draw:start-shape="id29" draw:start-glue-point="2" draw:end-shape="id31" draw:end-glue-point="0" svg:d="M4650 19500l1350 4700" svg:viewBox="0 0 1351 4701">
          <text:p text:style-name="P1"><text:span text:style-name="T2">a+d</text:span></text:p>
        </draw:connector>
        <draw:custom-shape draw:style-name="gr1" draw:text-style-name="P2" xml:id="id32" draw:id="id32" draw:layer="layout" svg:width="1cm" svg:height="0.9cm" svg:x="8.078cm" svg:y="20.5cm">
          <text:p text:style-name="P1"><text:span text:style-name="T1">OR</text:span></text:p>
          <text:p text:style-name="P1"><text:span text:style-name="T1">39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cm" svg:y1="19.5cm" svg:x2="8.078cm" svg:y2="20.95cm" draw:start-shape="id29" draw:start-glue-point="2" draw:end-shape="id32" draw:end-glue-point="3" svg:d="M4650 19500l3428 1450" svg:viewBox="0 0 3429 1451">
          <text:p/>
        </draw:connector>
        <draw:connector draw:style-name="gr3" draw:text-style-name="P3" draw:layer="layout" draw:type="line" svg:x1="6cm" svg:y1="24.2cm" svg:x2="7.279cm" svg:y2="22.301cm" draw:start-shape="id31" draw:start-glue-point="0" draw:end-shape="id21" draw:end-glue-point="2" svg:d="M6000 24200l1279-1899" svg:viewBox="0 0 1280 1900">
          <text:p text:style-name="P1"><text:span text:style-name="T2">c</text:span></text:p>
        </draw:connector>
        <draw:custom-shape draw:style-name="gr2" draw:text-style-name="P2" xml:id="id33" draw:id="id33" draw:layer="layout" svg:width="2.1cm" svg:height="0.9cm" svg:x="6.2cm" svg:y="18.6cm">
          <text:p text:style-name="P1"><text:span text:style-name="T1">DFFR (clk19, /res1)</text:span></text:p>
          <text:p text:style-name="P1"><text:span text:style-name="T1">378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279cm" svg:y1="21.401cm" svg:x2="7.25cm" svg:y2="19.5cm" draw:start-shape="id21" draw:start-glue-point="0" draw:end-shape="id33" draw:end-glue-point="2" svg:d="M7279 21401l-29-1901" svg:viewBox="0 0 30 1902">
          <text:p/>
        </draw:connector>
        <draw:custom-shape draw:style-name="gr1" draw:text-style-name="P2" xml:id="id34" draw:id="id34" draw:layer="layout" svg:width="1cm" svg:height="0.9cm" svg:x="6.7cm" svg:y="17cm">
          <text:p text:style-name="P1"><text:span text:style-name="T1">NOT</text:span></text:p>
          <text:p text:style-name="P1"><text:span text:style-name="T1">38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25cm" svg:y1="18.6cm" svg:x2="7.2cm" svg:y2="17.9cm" draw:start-shape="id33" draw:start-glue-point="0" draw:end-shape="id34" draw:end-glue-point="2" svg:d="M7250 18600l-50-700" svg:viewBox="0 0 51 701">
          <text:p/>
        </draw:connector>
        <draw:connector draw:style-name="gr3" draw:text-style-name="P3" draw:layer="layout" draw:type="line" svg:x1="7.25cm" svg:y1="19.5cm" svg:x2="6cm" svg:y2="24.2cm" draw:start-shape="id33" draw:start-glue-point="2" draw:end-shape="id31" draw:end-glue-point="0" svg:d="M7250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7.25cm" svg:y1="19.5cm" svg:x2="8.078cm" svg:y2="20.95cm" draw:start-shape="id33" draw:start-glue-point="2" draw:end-shape="id32" draw:end-glue-point="3" svg:d="M7250 19500l828 1450" svg:viewBox="0 0 829 1451">
          <text:p/>
        </draw:connector>
        <draw:custom-shape draw:style-name="gr2" draw:text-style-name="P2" xml:id="id35" draw:id="id35" draw:layer="layout" svg:width="2.1cm" svg:height="0.9cm" svg:x="8.8cm" svg:y="18.6cm">
          <text:p text:style-name="P1"><text:span text:style-name="T1">DFFR (clk19, /res1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8cm" svg:y1="21.403cm" svg:x2="9.85cm" svg:y2="19.5cm" draw:start-shape="id22" draw:start-glue-point="0" draw:end-shape="id35" draw:end-glue-point="2" svg:d="M9880 21403l-30-1903" svg:viewBox="0 0 31 1904">
          <text:p/>
        </draw:connector>
        <draw:custom-shape draw:style-name="gr1" draw:text-style-name="P2" xml:id="id38" draw:id="id38" draw:layer="layout" svg:width="1cm" svg:height="0.9cm" svg:x="8.1cm" svg:y="24.2cm">
          <text:p text:style-name="P1"><text:span text:style-name="T1">NAND&amp;XOR</text:span></text:p>
          <text:p text:style-name="P1"><text:span text:style-name="T1">39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6" draw:id="id36" draw:layer="layout" svg:width="1cm" svg:height="0.9cm" svg:x="9.3cm" svg:y="17cm">
          <text:p text:style-name="P1"><text:span text:style-name="T1">NOT</text:span></text:p>
          <text:p text:style-name="P1"><text:span text:style-name="T1">39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5cm" svg:y1="18.6cm" svg:x2="9.8cm" svg:y2="17.9cm" draw:start-shape="id35" draw:end-shape="id36" draw:end-glue-point="2" svg:d="M9850 18600l-50-700" svg:viewBox="0 0 51 701">
          <text:p/>
        </draw:connector>
        <draw:custom-shape draw:style-name="gr1" draw:text-style-name="P2" xml:id="id37" draw:id="id37" draw:layer="layout" svg:width="1cm" svg:height="0.9cm" svg:x="10.678cm" svg:y="20.5cm">
          <text:p text:style-name="P1"><text:span text:style-name="T1">OR</text:span></text:p>
          <text:p text:style-name="P1"><text:span text:style-name="T1">39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5cm" svg:y1="19.5cm" svg:x2="10.678cm" svg:y2="20.95cm" draw:start-shape="id35" draw:start-glue-point="2" draw:end-shape="id37" draw:end-glue-point="3" svg:d="M9850 19500l828 1450" svg:viewBox="0 0 829 1451">
          <text:p/>
        </draw:connector>
        <draw:connector draw:style-name="gr3" draw:text-style-name="P3" draw:layer="layout" draw:type="line" svg:x1="9.85cm" svg:y1="19.5cm" svg:x2="8.6cm" svg:y2="24.2cm" draw:start-shape="id35" draw:start-glue-point="2" draw:end-shape="id38" draw:end-glue-point="0" svg:d="M9850 19500l-1250 4700" svg:viewBox="0 0 1251 4701">
          <text:p text:style-name="P1"><text:span text:style-name="T2">b+c</text:span></text:p>
        </draw:connector>
        <draw:connector draw:style-name="gr3" draw:text-style-name="P3" draw:layer="layout" draw:type="line" svg:x1="8.578cm" svg:y1="21.4cm" svg:x2="8.6cm" svg:y2="24.2cm" draw:start-shape="id32" draw:start-glue-point="2" draw:end-shape="id38" draw:end-glue-point="0" svg:d="M8578 21400l22 2800" svg:viewBox="0 0 23 2801">
          <text:p text:style-name="P1"><text:span text:style-name="T2">a+d</text:span></text:p>
        </draw:connector>
        <draw:connector draw:style-name="gr3" draw:text-style-name="P3" draw:layer="layout" draw:type="line" svg:x1="8.6cm" svg:y1="24.2cm" svg:x2="9.88cm" svg:y2="22.303cm" draw:start-shape="id38" draw:start-glue-point="0" draw:end-shape="id22" draw:end-glue-point="2" svg:d="M8600 24200l1280-1897" svg:viewBox="0 0 1281 1898">
          <text:p text:style-name="P1"><text:span text:style-name="T2">c</text:span></text:p>
        </draw:connector>
        <draw:custom-shape draw:style-name="gr2" draw:text-style-name="P2" xml:id="id39" draw:id="id39" draw:layer="layout" svg:width="2.1cm" svg:height="0.9cm" svg:x="11.378cm" svg:y="18.6cm">
          <text:p text:style-name="P1"><text:span text:style-name="T1">DFFR (clk19, /res1)</text:span></text:p>
          <text:p text:style-name="P1"><text:span text:style-name="T1">38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11.878cm" svg:y="17cm">
          <text:p text:style-name="P1"><text:span text:style-name="T1">NOT</text:span></text:p>
          <text:p text:style-name="P1"><text:span text:style-name="T1">38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428cm" svg:y1="18.6cm" svg:x2="12.378cm" svg:y2="17.9cm" draw:start-shape="id39" draw:start-glue-point="0" draw:end-shape="id40" draw:end-glue-point="2" svg:d="M12428 18600l-50-700" svg:viewBox="0 0 51 701">
          <text:p/>
        </draw:connector>
        <draw:custom-shape draw:style-name="gr1" draw:text-style-name="P2" xml:id="id41" draw:id="id41" draw:layer="layout" svg:width="1cm" svg:height="0.9cm" svg:x="10.678cm" svg:y="24.2cm">
          <text:p text:style-name="P1"><text:span text:style-name="T1">NAND&amp;XOR</text:span></text:p>
          <text:p text:style-name="P1"><text:span text:style-name="T1">39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13.278cm" svg:y="20.5cm">
          <text:p text:style-name="P1"><text:span text:style-name="T1">OR</text:span></text:p>
          <text:p text:style-name="P1"><text:span text:style-name="T1">391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28cm" svg:y1="19.5cm" svg:x2="11.178cm" svg:y2="24.2cm" draw:start-shape="id39" draw:start-glue-point="2" draw:end-shape="id41" draw:end-glue-point="0" svg:d="M12428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2.428cm" svg:y1="19.5cm" svg:x2="13.278cm" svg:y2="20.95cm" draw:start-shape="id39" draw:start-glue-point="2" draw:end-shape="id42" draw:end-glue-point="3" svg:d="M12428 19500l850 1450" svg:viewBox="0 0 851 1451">
          <text:p/>
        </draw:connector>
        <draw:connector draw:style-name="gr4" draw:text-style-name="P1" draw:layer="layout" draw:type="line" svg:x1="12.481cm" svg:y1="21.405cm" svg:x2="12.428cm" svg:y2="19.5cm" draw:start-shape="id23" draw:start-glue-point="0" draw:end-shape="id39" draw:end-glue-point="2" svg:d="M12481 21405l-53-1905" svg:viewBox="0 0 54 1906">
          <text:p/>
        </draw:connector>
        <draw:connector draw:style-name="gr3" draw:text-style-name="P3" draw:layer="layout" draw:type="line" svg:x1="11.178cm" svg:y1="24.2cm" svg:x2="12.481cm" svg:y2="22.305cm" draw:start-shape="id41" draw:start-glue-point="0" draw:end-shape="id23" draw:end-glue-point="2" svg:d="M11178 24200l1303-1895" svg:viewBox="0 0 1304 1896">
          <text:p text:style-name="P1"><text:span text:style-name="T2">c</text:span></text:p>
        </draw:connector>
        <draw:connector draw:style-name="gr3" draw:text-style-name="P3" draw:layer="layout" draw:type="line" svg:x1="11.178cm" svg:y1="21.4cm" svg:x2="11.178cm" svg:y2="24.2cm" draw:start-shape="id37" draw:start-glue-point="2" draw:end-shape="id41" draw:end-glue-point="0" svg:d="M11178 21400v2800" svg:viewBox="0 0 1 2801">
          <text:p text:style-name="P1"><text:span text:style-name="T2">a+d</text:span></text:p>
        </draw:connector>
        <draw:connector draw:style-name="gr4" draw:text-style-name="P1" draw:layer="layout" draw:type="line" svg:x1="9.078cm" svg:y1="20.95cm" svg:x2="10.678cm" svg:y2="20.95cm" draw:start-shape="id32" draw:start-glue-point="1" draw:end-shape="id37" draw:end-glue-point="3" svg:d="M9078 20950h1600" svg:viewBox="0 0 1601 1">
          <text:p/>
        </draw:connector>
        <draw:connector draw:style-name="gr4" draw:text-style-name="P1" draw:layer="layout" draw:type="line" svg:x1="11.678cm" svg:y1="20.95cm" svg:x2="13.278cm" svg:y2="20.95cm" draw:start-shape="id37" draw:start-glue-point="1" draw:end-shape="id42" draw:end-glue-point="3" svg:d="M11678 20950h1600" svg:viewBox="0 0 1601 1">
          <text:p/>
        </draw:connector>
        <draw:custom-shape draw:style-name="gr1" draw:text-style-name="P2" xml:id="id43" draw:id="id43" draw:layer="layout" svg:width="1cm" svg:height="0.9cm" svg:x="15.878cm" svg:y="20.5cm">
          <text:p text:style-name="P1"><text:span text:style-name="T1">OR</text:span></text:p>
          <text:p text:style-name="P1"><text:span text:style-name="T1">40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278cm" svg:y1="20.95cm" svg:x2="15.878cm" svg:y2="20.95cm" draw:start-shape="id42" draw:start-glue-point="1" draw:end-shape="id43" draw:end-glue-point="3" svg:d="M14278 20950h1600" svg:viewBox="0 0 1601 1">
          <text:p/>
        </draw:connector>
        <draw:custom-shape draw:style-name="gr1" draw:text-style-name="P2" xml:id="id44" draw:id="id44" draw:layer="layout" svg:width="1cm" svg:height="0.9cm" svg:x="13.278cm" svg:y="24.2cm">
          <text:p text:style-name="P1"><text:span text:style-name="T1">NAND&amp;XOR</text:span></text:p>
          <text:p text:style-name="P1"><text:span text:style-name="T1">41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78cm" svg:y1="21.4cm" svg:x2="13.778cm" svg:y2="24.2cm" draw:start-shape="id42" draw:start-glue-point="2" draw:end-shape="id44" draw:end-glue-point="0" svg:d="M13778 21400v2800" svg:viewBox="0 0 1 2801">
          <text:p text:style-name="P1"><text:span text:style-name="T2">a+d</text:span></text:p>
        </draw:connector>
        <draw:connector draw:style-name="gr3" draw:text-style-name="P3" draw:layer="layout" draw:type="line" svg:x1="13.778cm" svg:y1="24.2cm" svg:x2="15.082cm" svg:y2="22.307cm" draw:start-shape="id44" draw:start-glue-point="0" draw:end-shape="id24" draw:end-glue-point="2" svg:d="M13778 24200l1304-1893" svg:viewBox="0 0 1305 1894">
          <text:p text:style-name="P1"><text:span text:style-name="T2">c</text:span></text:p>
        </draw:connector>
        <draw:custom-shape draw:style-name="gr2" draw:text-style-name="P2" xml:id="id45" draw:id="id45" draw:layer="layout" svg:width="2.1cm" svg:height="0.9cm" svg:x="13.978cm" svg:y="18.6cm">
          <text:p text:style-name="P1"><text:span text:style-name="T1">DFFR (clk19, /res1)</text:span></text:p>
          <text:p text:style-name="P1"><text:span text:style-name="T1">41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082cm" svg:y1="21.407cm" svg:x2="15.028cm" svg:y2="19.5cm" draw:start-shape="id24" draw:start-glue-point="0" draw:end-shape="id45" draw:end-glue-point="2" svg:d="M15082 21407l-54-1907" svg:viewBox="0 0 55 1908">
          <text:p/>
        </draw:connector>
        <draw:connector draw:style-name="gr3" draw:text-style-name="P3" draw:layer="layout" draw:type="line" svg:x1="15.028cm" svg:y1="19.5cm" svg:x2="13.778cm" svg:y2="24.2cm" draw:start-shape="id45" draw:start-glue-point="2" draw:end-shape="id44" draw:end-glue-point="0" svg:d="M15028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5.028cm" svg:y1="19.5cm" svg:x2="15.878cm" svg:y2="20.95cm" draw:start-shape="id45" draw:start-glue-point="2" draw:end-shape="id43" draw:end-glue-point="3" svg:d="M15028 19500l850 1450" svg:viewBox="0 0 851 1451">
          <text:p/>
        </draw:connector>
        <draw:custom-shape draw:style-name="gr1" draw:text-style-name="P2" xml:id="id46" draw:id="id46" draw:layer="layout" svg:width="1cm" svg:height="0.9cm" svg:x="14.478cm" svg:y="17cm">
          <text:p text:style-name="P1"><text:span text:style-name="T1">NOT</text:span></text:p>
          <text:p text:style-name="P1"><text:span text:style-name="T1">39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028cm" svg:y1="18.6cm" svg:x2="14.978cm" svg:y2="17.9cm" draw:start-shape="id45" draw:start-glue-point="0" draw:end-shape="id46" draw:end-glue-point="2" svg:d="M15028 18600l-50-700" svg:viewBox="0 0 51 701">
          <text:p/>
        </draw:connector>
        <draw:custom-shape draw:style-name="gr1" draw:text-style-name="P2" xml:id="id47" draw:id="id47" draw:layer="layout" svg:width="1cm" svg:height="0.9cm" svg:x="15.878cm" svg:y="24.2cm">
          <text:p text:style-name="P1"><text:span text:style-name="T1">NAND&amp;XOR</text:span></text:p>
          <text:p text:style-name="P1"><text:span text:style-name="T1">4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378cm" svg:y1="21.4cm" svg:x2="16.378cm" svg:y2="24.2cm" draw:start-shape="id43" draw:start-glue-point="2" draw:end-shape="id47" draw:end-glue-point="0" svg:d="M16378 21400v2800" svg:viewBox="0 0 1 2801">
          <text:p text:style-name="P1"><text:span text:style-name="T2">a+d</text:span></text:p>
        </draw:connector>
        <draw:connector draw:style-name="gr3" draw:text-style-name="P3" draw:layer="layout" draw:type="line" svg:x1="16.378cm" svg:y1="24.2cm" svg:x2="17.683cm" svg:y2="22.309cm" draw:start-shape="id47" draw:start-glue-point="0" draw:end-shape="id25" draw:end-glue-point="2" svg:d="M16378 24200l1305-1891" svg:viewBox="0 0 1306 1892">
          <text:p text:style-name="P1"><text:span text:style-name="T2">c</text:span></text:p>
        </draw:connector>
        <draw:custom-shape draw:style-name="gr2" draw:text-style-name="P2" xml:id="id48" draw:id="id48" draw:layer="layout" svg:width="2.1cm" svg:height="0.9cm" svg:x="16.578cm" svg:y="18.6cm">
          <text:p text:style-name="P1"><text:span text:style-name="T1">DFFR (clk19, /res1)</text:span></text:p>
          <text:p text:style-name="P1"><text:span text:style-name="T1">378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83cm" svg:y1="21.409cm" svg:x2="17.628cm" svg:y2="19.5cm" draw:start-shape="id25" draw:start-glue-point="0" draw:end-shape="id48" draw:end-glue-point="2" svg:d="M17683 21409l-55-1909" svg:viewBox="0 0 56 1910">
          <text:p/>
        </draw:connector>
        <draw:custom-shape draw:style-name="gr1" draw:text-style-name="P2" xml:id="id49" draw:id="id49" draw:layer="layout" svg:width="1cm" svg:height="0.9cm" svg:x="17.078cm" svg:y="17cm">
          <text:p text:style-name="P1"><text:span text:style-name="T1">NOT</text:span></text:p>
          <text:p text:style-name="P1"><text:span text:style-name="T1">38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28cm" svg:y1="18.6cm" svg:x2="17.578cm" svg:y2="17.9cm" draw:start-shape="id48" draw:start-glue-point="0" draw:end-shape="id49" draw:end-glue-point="2" svg:d="M17628 18600l-50-700" svg:viewBox="0 0 51 701">
          <text:p/>
        </draw:connector>
        <draw:connector draw:style-name="gr3" draw:text-style-name="P3" draw:layer="layout" draw:type="line" svg:x1="17.628cm" svg:y1="19.5cm" svg:x2="16.378cm" svg:y2="24.2cm" draw:start-shape="id48" draw:start-glue-point="2" draw:end-shape="id47" draw:end-glue-point="0" svg:d="M17628 19500l-1250 4700" svg:viewBox="0 0 1251 4701">
          <text:p text:style-name="P1"><text:span text:style-name="T2">b+c</text:span></text:p>
        </draw:connector>
        <draw:custom-shape draw:style-name="gr1" draw:text-style-name="P2" xml:id="id50" draw:id="id50" draw:layer="layout" svg:width="1cm" svg:height="0.9cm" svg:x="19.078cm" svg:y="18.6cm">
          <text:p text:style-name="P1"><text:span text:style-name="T1">6-NAND</text:span></text:p>
          <text:p text:style-name="P1"><text:span text:style-name="T1">381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cm" svg:y1="17.9cm" svg:x2="19.578cm" svg:y2="18.6cm" draw:start-shape="id30" draw:start-glue-point="2" draw:end-shape="id50" draw:end-glue-point="0" svg:d="M4600 17900l14978 700" svg:viewBox="0 0 14979 701">
          <text:p/>
        </draw:connector>
        <draw:connector draw:style-name="gr4" draw:text-style-name="P1" draw:layer="layout" draw:type="line" svg:x1="7.2cm" svg:y1="17.9cm" svg:x2="19.578cm" svg:y2="18.6cm" draw:start-shape="id34" draw:start-glue-point="2" draw:end-shape="id50" draw:end-glue-point="0" svg:d="M7200 17900l12378 700" svg:viewBox="0 0 12379 701">
          <text:p/>
        </draw:connector>
        <draw:connector draw:style-name="gr4" draw:text-style-name="P1" draw:layer="layout" draw:type="line" svg:x1="9.8cm" svg:y1="17.9cm" svg:x2="19.578cm" svg:y2="18.6cm" draw:start-shape="id36" draw:start-glue-point="2" draw:end-shape="id50" draw:end-glue-point="0" svg:d="M9800 17900l9778 700" svg:viewBox="0 0 9779 701">
          <text:p/>
        </draw:connector>
        <draw:connector draw:style-name="gr4" draw:text-style-name="P1" draw:layer="layout" draw:type="line" svg:x1="12.378cm" svg:y1="17.9cm" svg:x2="19.578cm" svg:y2="18.6cm" draw:start-shape="id40" draw:start-glue-point="2" draw:end-shape="id50" draw:end-glue-point="0" svg:d="M12378 17900l7200 700" svg:viewBox="0 0 7201 701">
          <text:p/>
        </draw:connector>
        <draw:connector draw:style-name="gr4" draw:text-style-name="P1" draw:layer="layout" draw:type="line" svg:x1="14.978cm" svg:y1="17.9cm" svg:x2="19.578cm" svg:y2="18.6cm" draw:start-shape="id46" draw:start-glue-point="2" draw:end-shape="id50" draw:end-glue-point="0" svg:d="M14978 17900l4600 700" svg:viewBox="0 0 4601 701">
          <text:p/>
        </draw:connector>
        <draw:connector draw:style-name="gr4" draw:text-style-name="P1" draw:layer="layout" draw:type="line" svg:x1="17.578cm" svg:y1="17.9cm" svg:x2="19.578cm" svg:y2="18.6cm" draw:start-shape="id49" draw:start-glue-point="2" draw:end-shape="id50" draw:end-glue-point="0" svg:d="M17578 17900l2000 700" svg:viewBox="0 0 2001 701">
          <text:p/>
        </draw:connector>
        <draw:connector draw:style-name="gr3" draw:text-style-name="P3" draw:layer="layout" draw:type="line" svg:x1="19.578cm" svg:y1="19.5cm" svg:x2="12.481cm" svg:y2="21.405cm" draw:start-shape="id50" draw:start-glue-point="2" draw:end-shape="id23" draw:end-glue-point="0" svg:d="M19578 19500l-7097 1905" svg:viewBox="0 0 7098 1906">
          <text:p text:style-name="P1"><text:span text:style-name="T2">a</text:span></text:p>
        </draw:connector>
        <draw:connector draw:style-name="gr3" draw:text-style-name="P3" draw:layer="layout" draw:type="line" svg:x1="19.578cm" svg:y1="19.5cm" svg:x2="17.683cm" svg:y2="21.409cm" draw:start-shape="id50" draw:start-glue-point="2" draw:end-shape="id25" draw:end-glue-point="0" svg:d="M19578 19500l-1895 1909" svg:viewBox="0 0 1896 1910">
          <text:p text:style-name="P1"><text:span text:style-name="T2">a</text:span></text:p>
        </draw:connector>
        <draw:connector draw:style-name="gr3" draw:text-style-name="P3" draw:layer="layout" draw:type="line" svg:x1="19.578cm" svg:y1="19.5cm" svg:x2="15.082cm" svg:y2="21.407cm" draw:start-shape="id50" draw:start-glue-point="2" draw:end-shape="id24" draw:end-glue-point="0" svg:d="M19578 19500l-4496 1907" svg:viewBox="0 0 4497 1908">
          <text:p text:style-name="P1"><text:span text:style-name="T2">a</text:span></text:p>
        </draw:connector>
        <draw:connector draw:style-name="gr3" draw:text-style-name="P3" draw:layer="layout" draw:type="line" svg:x1="19.578cm" svg:y1="19.5cm" svg:x2="9.88cm" svg:y2="21.403cm" draw:start-shape="id50" draw:start-glue-point="2" draw:end-shape="id22" draw:end-glue-point="0" svg:d="M19578 19500l-9698 1903" svg:viewBox="0 0 9699 1904">
          <text:p text:style-name="P1"><text:span text:style-name="T2">a</text:span></text:p>
        </draw:connector>
        <draw:connector draw:style-name="gr3" draw:text-style-name="P3" draw:layer="layout" draw:type="line" svg:x1="19.578cm" svg:y1="19.5cm" svg:x2="7.279cm" svg:y2="21.401cm" draw:start-shape="id50" draw:start-glue-point="2" draw:end-shape="id21" draw:end-glue-point="0" svg:d="M19578 19500l-12299 1901" svg:viewBox="0 0 12300 1902">
          <text:p text:style-name="P1"><text:span text:style-name="T2">a</text:span></text:p>
        </draw:connector>
        <draw:connector draw:style-name="gr3" draw:text-style-name="P3" draw:layer="layout" draw:type="line" svg:x1="19.578cm" svg:y1="19.5cm" svg:x2="4.678cm" svg:y2="21.4cm" draw:start-shape="id50" draw:start-glue-point="2" draw:end-shape="id19" draw:end-glue-point="0" svg:d="M19578 19500l-14900 1900" svg:viewBox="0 0 14901 1901">
          <text:p text:style-name="P1"><text:span text:style-name="T2">a</text:span></text:p>
        </draw:connector>
        <draw:custom-shape draw:style-name="gr1" draw:text-style-name="P2" xml:id="id51" draw:id="id51" draw:layer="layout" svg:width="1cm" svg:height="0.9cm" svg:x="97.677cm" svg:y="54.316cm">
          <text:p text:style-name="P1"><text:span text:style-name="T1">AND</text:span></text:p>
          <text:p text:style-name="P1"><text:span text:style-name="T1">46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7.808cm" svg:y1="56.439cm" svg:x2="98.177cm" svg:y2="55.216cm" draw:end-shape="id51" draw:end-glue-point="2" svg:d="M97808 56439l369-1223" svg:viewBox="0 0 370 1224">
          <text:p text:style-name="P1"><text:span text:style-name="T2">lc_n0</text:span></text:p>
        </draw:connector>
        <draw:custom-shape draw:style-name="gr1" draw:text-style-name="P2" xml:id="id64" draw:id="id64" draw:layer="layout" svg:width="1cm" svg:height="0.9cm" svg:x="21.3cm" svg:y="18.573cm">
          <text:p text:style-name="P1"><text:span text:style-name="T1">NOR</text:span></text:p>
          <text:p text:style-name="P1"><text:span text:style-name="T1">46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2.1cm" svg:height="0.9cm" svg:x="18.5cm" svg:y="14.573cm">
          <text:p text:style-name="P1"><text:span text:style-name="T1">DFFR (clk24,/res3)</text:span></text:p>
          <text:p text:style-name="P1"><text:span text:style-name="T1">471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78cm" svg:y1="18.6cm" svg:x2="19.55cm" svg:y2="15.473cm" draw:start-shape="id50" draw:start-glue-point="0" draw:end-shape="id52" draw:end-glue-point="2" svg:d="M19578 18600l-28-3127" svg:viewBox="0 0 29 3128">
          <text:p/>
        </draw:connector>
        <draw:custom-shape draw:style-name="gr1" draw:text-style-name="P2" xml:id="id53" draw:id="id53" draw:layer="layout" svg:width="1cm" svg:height="0.9cm" svg:x="95.55cm" svg:y="49.5cm">
          <text:p text:style-name="P1"><text:span text:style-name="T1">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5.912cm" svg:y1="51.83cm" svg:x2="96.05cm" svg:y2="50.4cm" draw:end-shape="id53" draw:end-glue-point="2" svg:d="M95912 51830l138-1430" svg:viewBox="0 0 139 1431">
          <text:p text:style-name="P1"><text:span text:style-name="T2">lc_n0</text:span></text:p>
        </draw:connector>
        <draw:custom-shape draw:style-name="gr2" draw:text-style-name="P2" xml:id="id54" draw:id="id54" draw:layer="layout" svg:width="2.1cm" svg:height="0.9cm" svg:x="18.6cm" svg:y="21.3cm">
          <text:p text:style-name="P1"><text:span text:style-name="T1">DFFR (clk23,/res3)</text:span></text:p>
          <text:p text:style-name="P1"><text:span text:style-name="T1">451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cm" svg:y1="22.8cm" svg:x2="19.65cm" svg:y2="22.2cm" draw:start-shape="id20" draw:start-glue-point="0" draw:end-shape="id54" draw:end-glue-point="2" svg:d="M19600 22800l50-600" svg:viewBox="0 0 51 601">
          <text:p/>
        </draw:connector>
        <draw:custom-shape draw:style-name="gr1" draw:text-style-name="P2" xml:id="id55" draw:id="id55" draw:layer="layout" svg:width="1cm" svg:height="0.9cm" svg:x="10.2cm" svg:y="32.7cm">
          <text:p text:style-name="P1"><text:span text:style-name="T1">NOT</text:span></text:p>
          <text:p text:style-name="P1"><text:span text:style-name="T1">47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581cm" svg:y1="57.22cm" svg:x2="98.177cm" svg:y2="55.216cm" draw:end-shape="id51" draw:end-glue-point="2" svg:d="M98581 57220l-404-2004" svg:viewBox="0 0 405 2005">
          <text:p text:style-name="P1"><text:span text:style-name="T2">nFE00</text:span></text:p>
        </draw:connector>
        <draw:connector draw:style-name="gr4" draw:text-style-name="P1" draw:layer="layout" draw:type="line" svg:x1="10.68cm" svg:y1="34.8cm" svg:x2="10.7cm" svg:y2="33.6cm" draw:start-shape="id12" draw:start-glue-point="0" draw:end-shape="id55" draw:end-glue-point="2" svg:d="M10680 34800l20-1200" svg:viewBox="0 0 21 1201">
          <text:p/>
        </draw:connector>
        <draw:custom-shape draw:style-name="gr6" draw:text-style-name="P2" xml:id="id56" draw:id="id56" draw:layer="layout" svg:width="1cm" svg:height="0.9cm" svg:x="98.45cm" svg:y="43.3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6.05cm" svg:y1="49.5cm" svg:x2="98.95cm" svg:y2="44.2cm" draw:start-shape="id53" draw:start-glue-point="0" draw:end-shape="id56" draw:end-glue-point="2" svg:d="M96050 49500l2900-5300" svg:viewBox="0 0 2901 5301">
          <text:p/>
        </draw:connector>
        <draw:custom-shape draw:style-name="gr1" draw:text-style-name="P2" xml:id="id57" draw:id="id57" draw:layer="layout" svg:width="1cm" svg:height="0.9cm" svg:x="95.55cm" svg:y="45.7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05cm" svg:y1="49.5cm" svg:x2="96.05cm" svg:y2="46.6cm" draw:start-shape="id53" draw:start-glue-point="0" draw:end-shape="id57" draw:end-glue-point="2" svg:d="M96050 49500v-2900" svg:viewBox="0 0 1 2901">
          <text:p text:style-name="P1"><text:span text:style-name="T2">a</text:span></text:p>
        </draw:connector>
        <draw:custom-shape draw:style-name="gr1" draw:text-style-name="P2" xml:id="id58" draw:id="id58" draw:layer="layout" svg:width="1cm" svg:height="0.9cm" svg:x="98.8cm" svg:y="54.316cm">
          <text:p text:style-name="P1"><text:span text:style-name="T1">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6.05cm" svg:y2="50.4cm" draw:start-shape="id58" draw:start-glue-point="0" draw:end-shape="id53" draw:end-glue-point="2" svg:d="M99300 54316l-3250-3916" svg:viewBox="0 0 3251 3917">
          <text:p/>
        </draw:connector>
        <draw:custom-shape draw:style-name="gr1" draw:text-style-name="P2" xml:id="id59" draw:id="id59" draw:layer="layout" svg:width="1cm" svg:height="0.9cm" svg:x="96cm" svg:y="52.5cm">
          <text:p text:style-name="P1"><text:span text:style-name="T1">N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6.5cm" svg:y2="53.4cm" draw:start-shape="id58" draw:start-glue-point="0" draw:end-shape="id59" draw:end-glue-point="2" svg:d="M99300 54316l-2800-916" svg:viewBox="0 0 2801 917">
          <text:p/>
        </draw:connector>
        <draw:custom-shape draw:style-name="gr1" draw:text-style-name="P2" xml:id="id60" draw:id="id60" draw:layer="layout" svg:width="1cm" svg:height="0.9cm" svg:x="98.45cm" svg:y="45.5cm">
          <text:p text:style-name="P1"><text:span text:style-name="T1">3-OR</text:span></text:p>
          <text:p text:style-name="P1"><text:span text:style-name="T1">46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8.95cm" svg:y2="46.4cm" draw:start-shape="id58" draw:start-glue-point="0" draw:end-shape="id60" draw:end-glue-point="2" svg:d="M99300 54316l-350-7916" svg:viewBox="0 0 351 7917">
          <text:p/>
        </draw:connector>
        <draw:connector draw:style-name="gr4" draw:text-style-name="P1" draw:layer="layout" draw:type="line" svg:x1="98.177cm" svg:y1="54.316cm" svg:x2="96.5cm" svg:y2="53.4cm" draw:start-shape="id51" draw:start-glue-point="0" draw:end-shape="id59" draw:end-glue-point="2" svg:d="M98177 54316l-1677-916" svg:viewBox="0 0 1678 917">
          <text:p/>
        </draw:connector>
        <draw:connector draw:style-name="gr4" draw:text-style-name="P1" draw:layer="layout" draw:type="line" svg:x1="98.177cm" svg:y1="54.316cm" svg:x2="98.95cm" svg:y2="46.4cm" draw:start-shape="id51" draw:start-glue-point="0" draw:end-shape="id60" draw:end-glue-point="2" svg:d="M98177 54316l773-7916" svg:viewBox="0 0 774 7917">
          <text:p/>
        </draw:connector>
        <draw:custom-shape draw:style-name="gr1" draw:text-style-name="P2" xml:id="id61" draw:id="id61" draw:layer="layout" svg:width="1cm" svg:height="0.9cm" svg:x="101.85cm" svg:y="51.985cm">
          <text:p text:style-name="P1"><text:span text:style-name="T1">3-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8.177cm" svg:y1="54.316cm" svg:x2="102.35cm" svg:y2="52.885cm" draw:start-shape="id51" draw:start-glue-point="0" draw:end-shape="id61" draw:end-glue-point="2" svg:d="M98177 54316l4173-1431" svg:viewBox="0 0 4174 1432">
          <text:p/>
        </draw:connector>
        <draw:custom-shape draw:style-name="gr2" draw:text-style-name="P2" xml:id="id62" draw:id="id62" draw:layer="layout" svg:width="2.1cm" svg:height="0.9cm" svg:x="9.7cm" svg:y="30.9cm">
          <text:p text:style-name="P1"><text:span text:style-name="T1">DFFR (clk23,/res3)</text:span></text:p>
          <text:p text:style-name="P1"><text:span text:style-name="T1">47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cm" svg:y1="32.7cm" svg:x2="10.75cm" svg:y2="31.8cm" draw:start-shape="id55" draw:start-glue-point="0" draw:end-shape="id62" draw:end-glue-point="2" svg:d="M10700 32700l50-900" svg:viewBox="0 0 51 901">
          <text:p/>
        </draw:connector>
        <draw:custom-shape draw:style-name="gr1" draw:text-style-name="P2" xml:id="id63" draw:id="id63" draw:layer="layout" svg:width="1cm" svg:height="0.9cm" svg:x="21.3cm" svg:y="21.273cm">
          <text:p text:style-name="P1"><text:span text:style-name="T1">NOT</text:span></text:p>
          <text:p text:style-name="P1"><text:span text:style-name="T1">46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8cm" svg:y1="21.273cm" svg:x2="21.8cm" svg:y2="19.473cm" draw:start-shape="id63" draw:start-glue-point="0" draw:end-shape="id64" draw:end-glue-point="2" svg:d="M21800 21273v-1800" svg:viewBox="0 0 1 1801">
          <text:p/>
        </draw:connector>
        <draw:connector draw:style-name="gr3" draw:text-style-name="P1" draw:layer="layout" draw:type="line" svg:x1="61.7cm" svg:y1="34.711cm" svg:x2="62.297cm" svg:y2="32.898cm" draw:end-shape="id28" draw:end-glue-point="2" svg:d="M61700 34711l597-1813" svg:viewBox="0 0 598 1814">
          <text:p text:style-name="P1"><text:span text:style-name="T2">qsc_n0_s</text:span></text:p>
        </draw:connector>
        <draw:custom-shape draw:style-name="gr1" draw:text-style-name="P2" xml:id="id65" draw:id="id65" draw:layer="layout" svg:width="1cm" svg:height="0.9cm" svg:x="47.2cm" svg:y="38.642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67cm" svg:y1="40.985cm" svg:x2="47.7cm" svg:y2="39.542cm" draw:end-shape="id65" draw:end-glue-point="2" svg:d="M47670 40985l30-1443" svg:viewBox="0 0 31 1444">
          <text:p text:style-name="P1"><text:span text:style-name="T2">qsc_n0_s</text:span></text:p>
        </draw:connector>
        <draw:custom-shape draw:style-name="gr1" draw:text-style-name="P2" xml:id="id66" draw:id="id66" draw:layer="layout" svg:width="1cm" svg:height="0.9cm" svg:x="103.67cm" svg:y="14.41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397cm" svg:y1="16.477cm" svg:x2="104.17cm" svg:y2="15.31cm" draw:end-shape="id66" draw:end-glue-point="2" svg:d="M103397 16477l773-1167" svg:viewBox="0 0 774 1168">
          <text:p text:style-name="P1"><text:span text:style-name="T2">qsc_n0_s/a</text:span></text:p>
        </draw:connector>
        <draw:custom-shape draw:style-name="gr1" draw:text-style-name="P2" xml:id="id67" draw:id="id67" draw:layer="layout" svg:width="1cm" svg:height="0.9cm" svg:x="96.6cm" svg:y="22.807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316cm" svg:y1="25.041cm" svg:x2="97.1cm" svg:y2="23.707cm" draw:end-shape="id67" draw:end-glue-point="2" svg:d="M96316 25041l784-1334" svg:viewBox="0 0 785 1335">
          <text:p text:style-name="P1"><text:span text:style-name="T2">qsc_n0_s/a</text:span></text:p>
        </draw:connector>
        <draw:custom-shape draw:style-name="gr1" draw:text-style-name="P2" xml:id="id68" draw:id="id68" draw:layer="layout" svg:width="1cm" svg:height="0.9cm" svg:x="97.8cm" svg:y="22.807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56cm" svg:y1="24.908cm" svg:x2="98.3cm" svg:y2="23.707cm" draw:end-shape="id68" draw:end-glue-point="2" svg:d="M97560 24908l740-1201" svg:viewBox="0 0 741 1202">
          <text:p text:style-name="P1"><text:span text:style-name="T2">qsc_n0_s/a</text:span></text:p>
        </draw:connector>
        <draw:custom-shape draw:style-name="gr1" draw:text-style-name="P2" xml:id="id69" draw:id="id69" draw:layer="layout" svg:width="1cm" svg:height="0.9cm" svg:x="99cm" svg:y="22.807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797cm" svg:y1="24.909cm" svg:x2="99.5cm" svg:y2="23.707cm" draw:end-shape="id69" draw:end-glue-point="2" svg:d="M98797 24909l703-1202" svg:viewBox="0 0 704 1203">
          <text:p text:style-name="P1"><text:span text:style-name="T2">qsc_n0_s/a</text:span></text:p>
        </draw:connector>
        <draw:custom-shape draw:style-name="gr1" draw:text-style-name="P2" xml:id="id70" draw:id="id70" draw:layer="layout" svg:width="1cm" svg:height="0.9cm" svg:x="100.2cm" svg:y="22.807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856cm" svg:y1="24.909cm" svg:x2="100.7cm" svg:y2="23.707cm" draw:end-shape="id70" draw:end-glue-point="2" svg:d="M99856 24909l844-1202" svg:viewBox="0 0 845 1203">
          <text:p text:style-name="P1"><text:span text:style-name="T2">qsc_n0_s/a</text:span></text:p>
        </draw:connector>
        <draw:custom-shape draw:style-name="gr1" draw:text-style-name="P2" xml:id="id71" draw:id="id71" draw:layer="layout" svg:width="1cm" svg:height="0.9cm" svg:x="101.4cm" svg:y="22.807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1.12cm" svg:y1="24.935cm" svg:x2="101.9cm" svg:y2="23.707cm" draw:end-shape="id71" draw:end-glue-point="2" svg:d="M101120 24935l780-1228" svg:viewBox="0 0 781 1229">
          <text:p text:style-name="P1"><text:span text:style-name="T2">qsc_n0_s/a</text:span></text:p>
        </draw:connector>
        <draw:custom-shape draw:style-name="gr1" draw:text-style-name="P2" xml:id="id72" draw:id="id72" draw:layer="layout" svg:width="1cm" svg:height="0.9cm" svg:x="56.1cm" svg:y="29.498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6.6cm" svg:y1="31.698cm" svg:x2="56.6cm" svg:y2="30.398cm" draw:start-shape="id16" draw:start-glue-point="0" draw:end-shape="id72" draw:end-glue-point="2" svg:d="M56600 31698v-1300" svg:viewBox="0 0 1 1301">
          <text:p/>
        </draw:connector>
        <draw:connector draw:style-name="gr3" draw:text-style-name="P3" draw:layer="layout" draw:type="line" svg:x1="56.6cm" svg:y1="29.498cm" svg:x2="56.585cm" svg:y2="27.936cm" draw:start-shape="id72" draw:start-glue-point="0" svg:d="M56600 29498l-15-1562" svg:viewBox="0 0 16 1563">
          <text:p text:style-name="P1"><text:span text:style-name="T2">clk19</text:span></text:p>
        </draw:connector>
        <draw:custom-shape draw:style-name="gr1" draw:text-style-name="P2" xml:id="id73" draw:id="id73" draw:layer="layout" svg:width="1cm" svg:height="0.9cm" svg:x="78.4cm" svg:y="25.3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8.9cm" svg:y1="25.3cm" svg:x2="78.885cm" svg:y2="23.586cm" draw:start-shape="id73" draw:start-glue-point="0" svg:d="M78900 25300l-15-1714" svg:viewBox="0 0 16 1715">
          <text:p text:style-name="P1"><text:span text:style-name="T2">/res1</text:span></text:p>
        </draw:connector>
        <draw:custom-shape draw:style-name="gr1" draw:text-style-name="P2" xml:id="id74" draw:id="id74" draw:layer="layout" svg:width="1cm" svg:height="0.9cm" svg:x="55cm" svg:y="29.498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5cm" svg:y1="29.498cm" svg:x2="55.46cm" svg:y2="27.936cm" draw:start-shape="id74" draw:start-glue-point="0" svg:d="M55500 29498l-40-1562" svg:viewBox="0 0 41 1563">
          <text:p text:style-name="P1"><text:span text:style-name="T2">clk20</text:span></text:p>
        </draw:connector>
        <draw:custom-shape draw:style-name="gr1" draw:text-style-name="P2" xml:id="id75" draw:id="id75" draw:layer="layout" svg:width="1cm" svg:height="0.9cm" svg:x="55cm" svg:y="31.698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5cm" svg:y1="31.698cm" svg:x2="55.5cm" svg:y2="30.398cm" draw:start-shape="id75" draw:start-glue-point="0" draw:end-shape="id74" draw:end-glue-point="2" svg:d="M55500 31698v-1300" svg:viewBox="0 0 1 1301">
          <text:p/>
        </draw:connector>
        <draw:connector draw:style-name="gr4" draw:text-style-name="P1" draw:layer="layout" draw:type="line" svg:x1="57.7cm" svg:y1="34.098cm" svg:x2="55.5cm" svg:y2="32.598cm" draw:start-shape="id14" draw:start-glue-point="0" draw:end-shape="id75" draw:end-glue-point="2" svg:d="M57700 34098l-2200-1500" svg:viewBox="0 0 2201 1501">
          <text:p/>
        </draw:connector>
        <draw:custom-shape draw:style-name="gr1" draw:text-style-name="P2" xml:id="id76" draw:id="id76" draw:layer="layout" svg:width="1cm" svg:height="0.9cm" svg:x="62.9cm" svg:y="30.198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5cm" svg:y1="32.298cm" svg:x2="63.4cm" svg:y2="31.098cm" draw:start-shape="id17" draw:start-glue-point="0" draw:end-shape="id76" draw:end-glue-point="2" svg:d="M64500 32298l-1100-1200" svg:viewBox="0 0 1101 1201">
          <text:p/>
        </draw:connector>
        <draw:custom-shape draw:style-name="gr1" draw:text-style-name="P2" xml:id="id77" draw:id="id77" draw:layer="layout" svg:width="1cm" svg:height="0.9cm" svg:x="64cm" svg:y="30.198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5cm" svg:y1="32.298cm" svg:x2="64.5cm" svg:y2="31.098cm" draw:start-shape="id17" draw:start-glue-point="0" draw:end-shape="id77" draw:end-glue-point="2" svg:d="M64500 32298v-1200" svg:viewBox="0 0 1 1201">
          <text:p/>
        </draw:connector>
        <draw:connector draw:style-name="gr4" draw:text-style-name="P1" draw:layer="layout" draw:type="line" svg:x1="64.5cm" svg:y1="32.298cm" svg:x2="65.6cm" svg:y2="31.098cm" draw:start-shape="id17" draw:start-glue-point="0" draw:end-shape="id78" draw:end-glue-point="2" svg:d="M64500 32298l1100-1200" svg:viewBox="0 0 1101 1201">
          <text:p/>
        </draw:connector>
        <draw:custom-shape draw:style-name="gr1" draw:text-style-name="P2" xml:id="id92" draw:id="id92" draw:layer="layout" svg:width="1cm" svg:height="0.9cm" svg:x="50.6cm" svg:y="34.127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1cm" svg:height="0.9cm" svg:x="65.1cm" svg:y="28.298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6cm" svg:y1="28.298cm" svg:x2="65.63cm" svg:y2="26.749cm" draw:start-shape="id79" draw:start-glue-point="0" svg:d="M65600 28298l30-1549" svg:viewBox="0 0 31 1550">
          <text:p text:style-name="P1"><text:span text:style-name="T2">clk21</text:span></text:p>
        </draw:connector>
        <draw:connector draw:style-name="gr4" draw:text-style-name="P1" draw:layer="layout" draw:type="line" svg:x1="65.6cm" svg:y1="30.198cm" svg:x2="65.6cm" svg:y2="29.198cm" draw:start-shape="id78" draw:start-glue-point="0" draw:end-shape="id79" draw:end-glue-point="2" svg:d="M65600 30198v-1000" svg:viewBox="0 0 1 1001">
          <text:p/>
        </draw:connector>
        <draw:connector draw:style-name="gr3" draw:text-style-name="P3" draw:layer="layout" draw:type="line" svg:x1="63.4cm" svg:y1="30.198cm" svg:x2="63.395cm" svg:y2="28.545cm" draw:start-shape="id76" draw:start-glue-point="0" svg:d="M63400 30198l-5-1653" svg:viewBox="0 0 6 1654">
          <text:p text:style-name="P1"><text:span text:style-name="T2">u2</text:span></text:p>
        </draw:connector>
        <draw:custom-shape draw:style-name="gr1" draw:text-style-name="P2" xml:id="id80" draw:id="id80" draw:layer="layout" svg:width="1cm" svg:height="0.9cm" svg:x="43.5cm" svg:y="34.043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cm" svg:y1="34.043cm" svg:x2="44.018cm" svg:y2="32.641cm" draw:start-shape="id80" draw:start-glue-point="0" svg:d="M44000 34043l18-1402" svg:viewBox="0 0 19 1403">
          <text:p text:style-name="P1"><text:span text:style-name="T2">clk22</text:span></text:p>
        </draw:connector>
        <draw:custom-shape draw:style-name="gr1" draw:text-style-name="P2" xml:id="id81" draw:id="id81" draw:layer="layout" svg:width="1cm" svg:height="0.9cm" svg:x="50.623cm" svg:y="37.736cm">
          <text:p text:style-name="P1"><text:span text:style-name="T1">NOT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117cm" svg:y1="40cm" svg:x2="51.123cm" svg:y2="38.636cm" draw:end-shape="id81" draw:end-glue-point="2" svg:d="M51117 40000l6-1364" svg:viewBox="0 0 7 1365">
          <text:p><text:span text:style-name="T2">padding_s</text:span></text:p>
        </draw:connector>
        <draw:custom-shape draw:style-name="gr1" draw:text-style-name="P2" xml:id="id82" draw:id="id82" draw:layer="layout" svg:width="1cm" svg:height="0.9cm" svg:x="45.749cm" svg:y="34.021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303cm" svg:y1="36.431cm" svg:x2="46.249cm" svg:y2="34.921cm" draw:end-shape="id82" draw:end-glue-point="2" svg:d="M46303 36431l-54-1510" svg:viewBox="0 0 55 1511">
          <text:p text:style-name="P1"><text:span text:style-name="T2">padding_s</text:span></text:p>
        </draw:connector>
        <draw:custom-shape draw:style-name="gr1" draw:text-style-name="P2" xml:id="id83" draw:id="id83" draw:layer="layout" svg:width="1cm" svg:height="0.9cm" svg:x="82.6cm" svg:y="16.842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388cm" svg:y1="36.354cm" svg:x2="57.7cm" svg:y2="34.998cm" draw:end-shape="id14" draw:end-glue-point="2" svg:d="M57388 36354l312-1356" svg:viewBox="0 0 313 1357">
          <text:p text:style-name="P1"><text:span text:style-name="T2">ch0_0</text:span></text:p>
        </draw:connector>
        <draw:connector draw:style-name="gr3" draw:text-style-name="P3" draw:layer="layout" draw:type="line" svg:x1="82.864cm" svg:y1="18.992cm" svg:x2="83.1cm" svg:y2="17.742cm" draw:end-shape="id83" draw:end-glue-point="2" svg:d="M82864 18992l236-1250" svg:viewBox="0 0 237 1251">
          <text:p text:style-name="P1"><text:span text:style-name="T2">ch0_0</text:span></text:p>
        </draw:connector>
        <draw:connector draw:style-name="gr4" draw:text-style-name="P1" draw:layer="layout" draw:type="line" svg:x1="83.1cm" svg:y1="16.842cm" svg:x2="84.2cm" svg:y2="15.909cm" draw:start-shape="id83" draw:start-glue-point="0" draw:end-shape="id18" draw:end-glue-point="2" svg:d="M83100 16842l1100-933" svg:viewBox="0 0 1101 934">
          <text:p/>
        </draw:connector>
        <draw:connector draw:style-name="gr3" draw:text-style-name="P3" draw:layer="layout" draw:type="line" svg:x1="83.1cm" svg:y1="16.842cm" svg:x2="72.891cm" svg:y2="15.5cm" draw:start-shape="id83" draw:start-glue-point="0" draw:end-shape="id84" draw:end-glue-point="2" svg:d="M83100 16842l-10209-1342" svg:viewBox="0 0 10210 1343">
          <text:p text:style-name="P1"><text:span text:style-name="T2">a</text:span></text:p>
        </draw:connector>
        <draw:custom-shape draw:style-name="gr1" draw:text-style-name="P2" xml:id="id85" draw:id="id85" draw:layer="layout" svg:width="1cm" svg:height="0.9cm" svg:x="50.623cm" svg:y="36.2cm">
          <text:p text:style-name="P1"><text:span text:style-name="T1">3-NAND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3cm" svg:y1="37.902cm" svg:x2="51.123cm" svg:y2="37.1cm" draw:end-shape="id85" draw:end-glue-point="2" svg:d="M52300 37902l-1177-802" svg:viewBox="0 0 1178 803">
          <text:p text:style-name="P1"><text:span text:style-name="T2">ch0_0</text:span></text:p>
        </draw:connector>
        <draw:custom-shape draw:style-name="gr1" draw:text-style-name="P2" xml:id="id157" draw:id="id157" draw:layer="layout" svg:width="1cm" svg:height="0.9cm" svg:x="101.45cm" svg:y="55.72cm">
          <text:p text:style-name="P1"><text:span text:style-name="T1">NAND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193" draw:id="id193" draw:layer="layout" draw:type="line" svg:x1="101.68cm" svg:y1="57.824cm" svg:x2="101.95cm" svg:y2="56.62cm" svg:d="M101680 57824l270-1204" svg:viewBox="0 0 271 1205">
          <text:p text:style-name="P1"><text:span text:style-name="T2">ch0_0</text:span></text:p>
        </draw:connector>
        <draw:custom-shape draw:style-name="gr1" draw:text-style-name="P2" xml:id="id84" draw:id="id84" draw:layer="layout" svg:width="1cm" svg:height="0.9cm" svg:x="72.391cm" svg:y="14.6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1cm" svg:height="0.9cm" svg:x="73.491cm" svg:y="14.6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3.991cm" svg:y2="15.5cm" draw:start-shape="id83" draw:start-glue-point="0" draw:end-shape="id86" draw:end-glue-point="2" svg:d="M83100 16842l-9109-1342" svg:viewBox="0 0 9110 1343">
          <text:p text:style-name="P1"><text:span text:style-name="T2">a</text:span></text:p>
        </draw:connector>
        <draw:custom-shape draw:style-name="gr1" draw:text-style-name="P2" xml:id="id87" draw:id="id87" draw:layer="layout" svg:width="1cm" svg:height="0.9cm" svg:x="70.191cm" svg:y="14.6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0.691cm" svg:y2="15.5cm" draw:start-shape="id83" draw:start-glue-point="0" draw:end-shape="id87" draw:end-glue-point="2" svg:d="M83100 16842l-12409-1342" svg:viewBox="0 0 12410 1343">
          <text:p text:style-name="P1"><text:span text:style-name="T2">a</text:span></text:p>
        </draw:connector>
        <draw:custom-shape draw:style-name="gr1" draw:text-style-name="P2" xml:id="id88" draw:id="id88" draw:layer="layout" svg:width="1cm" svg:height="0.9cm" svg:x="74.591cm" svg:y="14.6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" draw:id="id89" draw:layer="layout" svg:width="1cm" svg:height="0.9cm" svg:x="75.7cm" svg:y="14.6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5.091cm" svg:y2="15.5cm" draw:start-shape="id83" draw:start-glue-point="0" draw:end-shape="id88" draw:end-glue-point="2" svg:d="M83100 16842l-8009-1342" svg:viewBox="0 0 8010 1343">
          <text:p text:style-name="P1"><text:span text:style-name="T2">a</text:span></text:p>
        </draw:connector>
        <draw:connector draw:style-name="gr3" draw:text-style-name="P3" draw:layer="layout" draw:type="line" svg:x1="83.1cm" svg:y1="16.842cm" svg:x2="76.2cm" svg:y2="15.5cm" draw:start-shape="id83" draw:start-glue-point="0" draw:end-shape="id89" draw:end-glue-point="2" svg:d="M83100 16842l-6900-1342" svg:viewBox="0 0 6901 1343">
          <text:p text:style-name="P1"><text:span text:style-name="T2">a</text:span></text:p>
        </draw:connector>
        <draw:custom-shape draw:style-name="gr1" draw:text-style-name="P2" xml:id="id90" draw:id="id90" draw:layer="layout" svg:width="1cm" svg:height="0.9cm" svg:x="71.291cm" svg:y="14.6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1.791cm" svg:y2="15.5cm" draw:start-shape="id83" draw:start-glue-point="0" draw:end-shape="id90" draw:end-glue-point="2" svg:d="M83100 16842l-11309-1342" svg:viewBox="0 0 11310 1343">
          <text:p text:style-name="P1"><text:span text:style-name="T2">a</text:span></text:p>
        </draw:connector>
        <draw:custom-shape draw:style-name="gr6" draw:text-style-name="P2" xml:id="id91" draw:id="id91" draw:layer="layout" svg:width="1cm" svg:height="0.9cm" svg:x="78.4cm" svg:y="7.3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8.9cm" svg:y2="8.2cm" draw:start-shape="id83" draw:start-glue-point="0" draw:end-shape="id91" draw:end-glue-point="2" svg:d="M83100 16842l-4200-8642" svg:viewBox="0 0 4201 8643">
          <text:p text:style-name="P1"><text:span text:style-name="T2">c</text:span></text:p>
        </draw:connector>
        <draw:connector draw:style-name="gr4" draw:text-style-name="P1" draw:layer="layout" draw:type="line" svg:x1="51.123cm" svg:y1="36.2cm" svg:x2="51.1cm" svg:y2="35.027cm" draw:start-shape="id85" draw:start-glue-point="0" draw:end-shape="id92" draw:end-glue-point="2" svg:d="M51123 36200l-23-1173" svg:viewBox="0 0 24 1174">
          <text:p/>
        </draw:connector>
        <draw:connector draw:style-name="gr4" draw:text-style-name="P1" draw:layer="layout" draw:type="line" svg:x1="51.123cm" svg:y1="36.2cm" svg:x2="53.3cm" svg:y2="35.027cm" draw:start-shape="id85" draw:start-glue-point="0" draw:end-shape="id93" draw:end-glue-point="2" svg:d="M51123 36200l2177-1173" svg:viewBox="0 0 2178 1174">
          <text:p/>
        </draw:connector>
        <draw:custom-shape draw:style-name="gr1" draw:text-style-name="P2" xml:id="id94" draw:id="id94" draw:layer="layout" svg:width="1cm" svg:height="0.9cm" svg:x="49.5cm" svg:y="34.1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1.123cm" svg:y1="36.2cm" svg:x2="50cm" svg:y2="35cm" draw:start-shape="id85" draw:start-glue-point="0" draw:end-shape="id94" draw:end-glue-point="2" svg:d="M51123 36200l-1123-1200" svg:viewBox="0 0 1124 1201">
          <text:p/>
        </draw:connector>
        <draw:connector draw:style-name="gr4" draw:text-style-name="P1" draw:layer="layout" draw:type="line" svg:x1="51.123cm" svg:y1="36.2cm" svg:x2="48.9cm" svg:y2="35.004cm" draw:start-shape="id85" draw:start-glue-point="0" draw:end-shape="id95" draw:end-glue-point="2" svg:d="M51123 36200l-2223-1196" svg:viewBox="0 0 2224 1197">
          <text:p/>
        </draw:connector>
        <draw:connector draw:style-name="gr3" draw:text-style-name="P3" draw:layer="layout" draw:type="line" svg:x1="51.1cm" svg:y1="34.127cm" svg:x2="51.118cm" svg:y2="32.534cm" draw:start-shape="id92" draw:start-glue-point="0" svg:d="M51100 34127l18-1593" svg:viewBox="0 0 19 1594">
          <text:p text:style-name="P1"><text:span text:style-name="T2">s1_sel</text:span></text:p>
        </draw:connector>
        <draw:connector draw:style-name="gr3" draw:text-style-name="P3" draw:layer="layout" draw:type="line" svg:x1="57.7cm" svg:y1="34.098cm" svg:x2="58.317cm" svg:y2="32.037cm" draw:start-shape="id14" draw:start-glue-point="0" svg:d="M57700 34098l617-2061" svg:viewBox="0 0 618 2062">
          <text:p text:style-name="P1"><text:span text:style-name="T2">qt_sh</text:span></text:p>
        </draw:connector>
        <draw:connector draw:style-name="gr3" draw:text-style-name="P3" draw:layer="layout" draw:type="line" svg:x1="64.5cm" svg:y1="30.198cm" svg:x2="64.483cm" svg:y2="28.707cm" draw:start-shape="id77" draw:start-glue-point="0" svg:d="M64500 30198l-17-1491" svg:viewBox="0 0 18 1492">
          <text:p text:style-name="P1"><text:span text:style-name="T2">clk23</text:span></text:p>
        </draw:connector>
        <draw:connector draw:style-name="gr3" draw:text-style-name="P3" draw:layer="layout" draw:type="line" svg:x1="50cm" svg:y1="34.1cm" svg:x2="50.012cm" svg:y2="32.719cm" draw:start-shape="id94" draw:start-glue-point="0" svg:d="M50000 34100l12-1381" svg:viewBox="0 0 13 1382">
          <text:p text:style-name="P1"><text:span text:style-name="T2">clk24</text:span></text:p>
        </draw:connector>
        <draw:custom-shape draw:style-name="gr2" draw:text-style-name="P2" xml:id="id96" draw:id="id96" draw:layer="layout" svg:width="2.1cm" svg:height="0.9cm" svg:x="31.3cm" svg:y="20.186cm">
          <text:p text:style-name="P1"><text:span text:style-name="T1">DFFR (clk24,/res3)</text:span></text:p>
          <text:p text:style-name="P1"><text:span text:style-name="T1">441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2.1cm" svg:height="0.9cm" svg:x="31.3cm" svg:y="18.186cm">
          <text:p text:style-name="P1"><text:span text:style-name="T1">DFFR (clk24,/res3)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7" draw:id="id97" draw:layer="layout" svg:width="1cm" svg:height="0.9cm" svg:x="29.5cm" svg:y="19.286cm">
          <text:p text:style-name="P1"><text:span text:style-name="T1">NAND&amp;XOR</text:span></text:p>
          <text:p text:style-name="P1"><text:span text:style-name="T1">44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35cm" svg:y1="20.186cm" svg:x2="30.5cm" svg:y2="19.736cm" draw:start-shape="id96" draw:start-glue-point="0" draw:end-shape="id97" draw:end-glue-point="1" svg:d="M32350 20186l-1850-450" svg:viewBox="0 0 1851 451">
          <text:p text:style-name="P1"><text:span text:style-name="T2">b+c</text:span></text:p>
        </draw:connector>
        <draw:connector draw:style-name="gr3" draw:text-style-name="P3" draw:layer="layout" draw:type="line" svg:x1="71.404cm" svg:y1="16.861cm" svg:x2="71.791cm" svg:y2="15.5cm" draw:end-shape="id90" draw:end-glue-point="2" svg:d="M71404 16861l387-1361" svg:viewBox="0 0 388 1362">
          <text:p text:style-name="P1"><text:span text:style-name="T2">ac4_q_2/b</text:span></text:p>
        </draw:connector>
        <draw:connector draw:style-name="gr4" draw:text-style-name="P1" draw:layer="layout" draw:type="line" svg:x1="30cm" svg:y1="20.186cm" svg:x2="31.3cm" svg:y2="20.636cm" draw:start-shape="id97" draw:start-glue-point="2" draw:end-shape="id96" draw:end-glue-point="3" svg:d="M30000 20186l1300 450" svg:viewBox="0 0 1301 451">
          <text:p/>
        </draw:connector>
        <draw:custom-shape draw:style-name="gr1" draw:text-style-name="P2" xml:id="id98" draw:id="id98" draw:layer="layout" svg:width="1cm" svg:height="0.9cm" svg:x="34.7cm" svg:y="19.186cm">
          <text:p text:style-name="P1"><text:span text:style-name="T1">NOT</text:span></text:p>
          <text:p text:style-name="P1"><text:span text:style-name="T1">44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20.636cm" svg:x2="34.7cm" svg:y2="19.636cm" draw:start-shape="id96" draw:start-glue-point="1" draw:end-shape="id98" svg:d="M33400 20636l1300-1000" svg:viewBox="0 0 1301 1001">
          <text:p/>
        </draw:connector>
        <draw:custom-shape draw:style-name="gr1" draw:text-style-name="P2" xml:id="id99" draw:id="id99" draw:layer="layout" svg:width="1cm" svg:height="0.9cm" svg:x="27.5cm" svg:y="20.186cm">
          <text:p text:style-name="P1"><text:span text:style-name="T1">AND</text:span></text:p>
          <text:p text:style-name="P1"><text:span text:style-name="T1">4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0.636cm" svg:x2="28.5cm" svg:y2="20.636cm" draw:start-shape="id96" draw:start-glue-point="3" draw:end-shape="id99" draw:end-glue-point="1" svg:d="M31300 20636h-2800" svg:viewBox="0 0 2801 1">
          <text:p/>
        </draw:connector>
        <draw:custom-shape draw:style-name="gr1" draw:text-style-name="P2" xml:id="id100" draw:id="id100" draw:layer="layout" svg:width="1cm" svg:height="0.9cm" svg:x="33.9cm" svg:y="12.986cm">
          <text:p text:style-name="P1"><text:span text:style-name="T1">6-NAND</text:span></text:p>
          <text:p text:style-name="P1"><text:span text:style-name="T1">3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3.4cm" svg:y1="20.636cm" svg:x2="34.4cm" svg:y2="13.886cm" draw:start-shape="id96" draw:start-glue-point="1" draw:end-shape="id100" draw:end-glue-point="2" svg:d="M33400 20636l1000-6750" svg:viewBox="0 0 1001 6751">
          <text:p/>
        </draw:connector>
        <draw:connector draw:style-name="gr3" draw:text-style-name="P3" draw:layer="layout" draw:type="line" svg:x1="70.199cm" svg:y1="16.79cm" svg:x2="70.691cm" svg:y2="15.5cm" draw:end-shape="id87" draw:end-glue-point="2" svg:d="M70199 16790l492-1290" svg:viewBox="0 0 493 1291">
          <text:p text:style-name="P1"><text:span text:style-name="T2">ac4_q_1/b</text:span></text:p>
        </draw:connector>
        <draw:custom-shape draw:style-name="gr1" draw:text-style-name="P2" xml:id="id102" draw:id="id102" draw:layer="layout" svg:width="1cm" svg:height="0.9cm" svg:x="29.5cm" svg:y="17.186cm">
          <text:p text:style-name="P1"><text:span text:style-name="T1">NAND&amp;XOR</text:span></text:p>
          <text:p text:style-name="P1"><text:span text:style-name="T1">42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18.186cm" svg:x2="30.5cm" svg:y2="17.636cm" draw:start-shape="id101" draw:start-glue-point="0" draw:end-shape="id102" draw:end-glue-point="1" svg:d="M32350 18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18.086cm" svg:x2="31.3cm" svg:y2="18.636cm" draw:start-shape="id102" draw:start-glue-point="2" draw:end-shape="id101" draw:end-glue-point="3" svg:d="M30000 18086l1300 550" svg:viewBox="0 0 1301 551">
          <text:p/>
        </draw:connector>
        <draw:custom-shape draw:style-name="gr1" draw:text-style-name="P2" xml:id="id103" draw:id="id103" draw:layer="layout" svg:width="1cm" svg:height="0.9cm" svg:x="34.7cm" svg:y="17.186cm">
          <text:p text:style-name="P1"><text:span text:style-name="T1">NOT</text:span></text:p>
          <text:p text:style-name="P1"><text:span text:style-name="T1">43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18.636cm" svg:x2="34.7cm" svg:y2="17.636cm" draw:start-shape="id101" draw:start-glue-point="1" draw:end-shape="id103" draw:end-glue-point="3" svg:d="M33400 18636l1300-1000" svg:viewBox="0 0 1301 1001">
          <text:p/>
        </draw:connector>
        <draw:custom-shape draw:style-name="gr1" draw:text-style-name="P2" xml:id="id104" draw:id="id104" draw:layer="layout" svg:width="1cm" svg:height="0.9cm" svg:x="27.5cm" svg:y="18.186cm">
          <text:p text:style-name="P1"><text:span text:style-name="T1">AND</text:span></text:p>
          <text:p text:style-name="P1"><text:span text:style-name="T1">43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18.636cm" svg:x2="28.5cm" svg:y2="18.636cm" draw:start-shape="id101" draw:start-glue-point="3" draw:end-shape="id104" draw:end-glue-point="1" svg:d="M31300 18636h-2800" svg:viewBox="0 0 2801 1">
          <text:p/>
        </draw:connector>
        <draw:connector draw:style-name="gr4" draw:text-style-name="P1" draw:layer="layout" draw:type="line" svg:x1="28cm" svg:y1="19.086cm" svg:x2="28cm" svg:y2="20.186cm" draw:start-shape="id104" draw:start-glue-point="2" draw:end-shape="id99" draw:end-glue-point="0" svg:d="M28000 19086v1100" svg:viewBox="0 0 1 1101">
          <text:p/>
        </draw:connector>
        <draw:connector draw:style-name="gr4" draw:text-style-name="P1" draw:layer="layout" draw:type="line" svg:x1="33.4cm" svg:y1="18.636cm" svg:x2="34.4cm" svg:y2="13.886cm" draw:start-shape="id101" draw:start-glue-point="1" draw:end-shape="id100" draw:end-glue-point="2" svg:d="M33400 18636l1000-4750" svg:viewBox="0 0 1001 4751">
          <text:p/>
        </draw:connector>
        <draw:connector draw:style-name="gr3" draw:text-style-name="P3" draw:layer="layout" draw:type="line" svg:x1="28cm" svg:y1="19.086cm" svg:x2="29.5cm" svg:y2="19.736cm" draw:start-shape="id104" draw:start-glue-point="2" draw:end-shape="id97" draw:end-glue-point="3" svg:d="M28000 19086l1500 650" svg:viewBox="0 0 1501 651">
          <text:p text:style-name="P1"><text:span text:style-name="T2">a+d</text:span></text:p>
        </draw:connector>
        <draw:custom-shape draw:style-name="gr2" draw:text-style-name="P2" xml:id="id105" draw:id="id105" draw:layer="layout" svg:width="2.1cm" svg:height="0.9cm" svg:x="31.3cm" svg:y="22.186cm">
          <text:p text:style-name="P1"><text:span text:style-name="T1">DFFR (clk24,/res3)</text:span></text:p>
          <text:p text:style-name="P1"><text:span text:style-name="T1">421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632cm" svg:y1="16.766cm" svg:x2="72.891cm" svg:y2="15.5cm" draw:end-shape="id84" draw:end-glue-point="2" svg:d="M72632 16766l259-1266" svg:viewBox="0 0 260 1267">
          <text:p text:style-name="P1"><text:span text:style-name="T2">ac4_q_3/b</text:span></text:p>
        </draw:connector>
        <draw:custom-shape draw:style-name="gr1" draw:text-style-name="P2" xml:id="id106" draw:id="id106" draw:layer="layout" svg:width="1cm" svg:height="0.9cm" svg:x="29.5cm" svg:y="21.186cm">
          <text:p text:style-name="P1"><text:span text:style-name="T1">NAND&amp;XOR</text:span></text:p>
          <text:p text:style-name="P1"><text:span text:style-name="T1">42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2.186cm" svg:x2="30.5cm" svg:y2="21.636cm" draw:start-shape="id105" draw:start-glue-point="0" draw:end-shape="id106" draw:end-glue-point="1" svg:d="M32350 22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2.086cm" svg:x2="31.3cm" svg:y2="22.636cm" draw:start-shape="id106" draw:start-glue-point="2" draw:end-shape="id105" draw:end-glue-point="3" svg:d="M30000 22086l1300 550" svg:viewBox="0 0 1301 551">
          <text:p/>
        </draw:connector>
        <draw:connector draw:style-name="gr4" draw:text-style-name="P1" draw:layer="layout" draw:type="line" svg:x1="33.4cm" svg:y1="22.636cm" svg:x2="34.7cm" svg:y2="21.636cm" draw:start-shape="id105" draw:start-glue-point="1" draw:end-shape="id107" draw:end-glue-point="3" svg:d="M33400 22636l1300-1000" svg:viewBox="0 0 1301 1001">
          <text:p/>
        </draw:connector>
        <draw:custom-shape draw:style-name="gr1" draw:text-style-name="P2" xml:id="id108" draw:id="id108" draw:layer="layout" svg:width="1cm" svg:height="0.9cm" svg:x="27.5cm" svg:y="22.186cm">
          <text:p text:style-name="P1"><text:span text:style-name="T1">AND</text:span></text:p>
          <text:p text:style-name="P1"><text:span text:style-name="T1">43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2.636cm" svg:x2="28.5cm" svg:y2="22.636cm" draw:start-shape="id105" draw:start-glue-point="3" draw:end-shape="id108" draw:end-glue-point="1" svg:d="M31300 22636h-2800" svg:viewBox="0 0 2801 1">
          <text:p/>
        </draw:connector>
        <draw:connector draw:style-name="gr3" draw:text-style-name="P3" draw:layer="layout" draw:type="line" svg:x1="28cm" svg:y1="21.086cm" svg:x2="29.5cm" svg:y2="21.636cm" draw:start-shape="id99" draw:start-glue-point="2" draw:end-shape="id106" draw:end-glue-point="3" svg:d="M28000 21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8cm" svg:y1="21.086cm" svg:x2="28cm" svg:y2="22.186cm" draw:start-shape="id99" draw:start-glue-point="2" draw:end-shape="id108" draw:end-glue-point="0" svg:d="M28000 21086v1100" svg:viewBox="0 0 1 1101">
          <text:p/>
        </draw:connector>
        <draw:connector draw:style-name="gr4" draw:text-style-name="P1" draw:layer="layout" draw:type="line" svg:x1="33.4cm" svg:y1="22.636cm" svg:x2="34.4cm" svg:y2="13.886cm" draw:start-shape="id105" draw:start-glue-point="1" draw:end-shape="id100" draw:end-glue-point="2" svg:d="M33400 22636l1000-8750" svg:viewBox="0 0 1001 8751">
          <text:p/>
        </draw:connector>
        <draw:custom-shape draw:style-name="gr1" draw:text-style-name="P2" xml:id="id109" draw:id="id109" draw:layer="layout" svg:width="1cm" svg:height="0.9cm" svg:x="29.5cm" svg:y="15.186cm">
          <text:p text:style-name="P1"><text:span text:style-name="T1">NOT</text:span></text:p>
          <text:p text:style-name="P1"><text:span text:style-name="T1">431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0" draw:id="id110" draw:layer="layout" svg:width="2.1cm" svg:height="0.9cm" svg:x="31.3cm" svg:y="16.186cm">
          <text:p text:style-name="P1"><text:span text:style-name="T1">DFFR (clk24,/res3)</text:span></text:p>
          <text:p text:style-name="P1"><text:span text:style-name="T1">43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cm" svg:y1="16.086cm" svg:x2="31.3cm" svg:y2="16.636cm" draw:start-shape="id109" draw:start-glue-point="2" draw:end-shape="id110" draw:end-glue-point="3" svg:d="M30000 16086l1300 550" svg:viewBox="0 0 1301 551">
          <text:p/>
        </draw:connector>
        <draw:connector draw:style-name="gr4" draw:text-style-name="P1" draw:layer="layout" draw:type="line" svg:x1="32.35cm" svg:y1="16.186cm" svg:x2="30.5cm" svg:y2="15.636cm" draw:start-shape="id110" draw:start-glue-point="0" draw:end-shape="id109" draw:end-glue-point="1" svg:d="M32350 16186l-1850-550" svg:viewBox="0 0 1851 551">
          <text:p/>
        </draw:connector>
        <draw:connector draw:style-name="gr4" draw:text-style-name="P1" draw:layer="layout" draw:type="line" svg:x1="31.3cm" svg:y1="16.636cm" svg:x2="28cm" svg:y2="18.186cm" draw:start-shape="id110" draw:start-glue-point="3" draw:end-shape="id104" draw:end-glue-point="0" svg:d="M31300 16636l-3300 1550" svg:viewBox="0 0 3301 1551">
          <text:p/>
        </draw:connector>
        <draw:connector draw:style-name="gr3" draw:text-style-name="P3" draw:layer="layout" draw:type="line" svg:x1="31.3cm" svg:y1="16.636cm" svg:x2="30.5cm" svg:y2="17.636cm" draw:start-shape="id110" draw:start-glue-point="3" draw:end-shape="id102" svg:d="M31300 16636l-800 1000" svg:viewBox="0 0 801 1001">
          <text:p text:style-name="P1"><text:span text:style-name="T2">a+d</text:span></text:p>
        </draw:connector>
        <draw:connector draw:style-name="gr4" draw:text-style-name="P1" draw:layer="layout" draw:type="line" svg:x1="33.4cm" svg:y1="16.636cm" svg:x2="34.4cm" svg:y2="13.886cm" draw:start-shape="id110" draw:start-glue-point="1" draw:end-shape="id100" draw:end-glue-point="2" svg:d="M33400 16636l1000-2750" svg:viewBox="0 0 1001 2751">
          <text:p/>
        </draw:connector>
        <draw:custom-shape draw:style-name="gr1" draw:text-style-name="P2" xml:id="id111" draw:id="id111" draw:layer="layout" svg:width="1cm" svg:height="0.9cm" svg:x="34.7cm" svg:y="15.486cm">
          <text:p text:style-name="P1"><text:span text:style-name="T1">NOT</text:span></text:p>
          <text:p text:style-name="P1"><text:span text:style-name="T1">441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16.636cm" svg:x2="34.7cm" svg:y2="15.936cm" draw:start-shape="id110" draw:start-glue-point="1" draw:end-shape="id111" svg:d="M33400 16636l1300-700" svg:viewBox="0 0 1301 701">
          <text:p/>
        </draw:connector>
        <draw:custom-shape draw:style-name="gr1" draw:text-style-name="P2" xml:id="id114" draw:id="id114" draw:layer="layout" svg:width="1cm" svg:height="0.9cm" svg:x="34.7cm" svg:y="23.186cm">
          <text:p text:style-name="P1"><text:span text:style-name="T1">NOT</text:span></text:p>
          <text:p text:style-name="P1"><text:span text:style-name="T1">44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1cm" svg:height="0.9cm" svg:x="31.3cm" svg:y="24.186cm">
          <text:p text:style-name="P1"><text:span text:style-name="T1">DFFR (clk24,/res3)</text:span></text:p>
          <text:p text:style-name="P1"><text:span text:style-name="T1">441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695cm" svg:y1="16.79cm" svg:x2="73.991cm" svg:y2="15.5cm" draw:end-shape="id86" draw:end-glue-point="2" svg:d="M73695 16790l296-1290" svg:viewBox="0 0 297 1291">
          <text:p text:style-name="P1"><text:span text:style-name="T2">ac4_q_4/b</text:span></text:p>
        </draw:connector>
        <draw:custom-shape draw:style-name="gr1" draw:text-style-name="P2" xml:id="id113" draw:id="id113" draw:layer="layout" svg:width="1cm" svg:height="0.9cm" svg:x="29.5cm" svg:y="23.186cm">
          <text:p text:style-name="P1"><text:span text:style-name="T1">NAND&amp;XOR</text:span></text:p>
          <text:p text:style-name="P1"><text:span text:style-name="T1">4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4.186cm" svg:x2="30.5cm" svg:y2="23.636cm" draw:start-shape="id112" draw:start-glue-point="0" draw:end-shape="id113" draw:end-glue-point="1" svg:d="M32350 24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4.086cm" svg:x2="31.3cm" svg:y2="24.636cm" draw:start-shape="id113" draw:start-glue-point="2" draw:end-shape="id112" draw:end-glue-point="3" svg:d="M30000 24086l1300 550" svg:viewBox="0 0 1301 551">
          <text:p/>
        </draw:connector>
        <draw:connector draw:style-name="gr4" draw:text-style-name="P1" draw:layer="layout" draw:type="line" svg:x1="33.4cm" svg:y1="24.636cm" svg:x2="34.7cm" svg:y2="23.636cm" draw:start-shape="id112" draw:start-glue-point="1" draw:end-shape="id114" draw:end-glue-point="3" svg:d="M33400 24636l1300-1000" svg:viewBox="0 0 1301 1001">
          <text:p/>
        </draw:connector>
        <draw:custom-shape draw:style-name="gr1" draw:text-style-name="P2" xml:id="id115" draw:id="id115" draw:layer="layout" svg:width="1cm" svg:height="0.9cm" svg:x="27.5cm" svg:y="24.186cm">
          <text:p text:style-name="P1"><text:span text:style-name="T1">AND</text:span></text:p>
          <text:p text:style-name="P1"><text:span text:style-name="T1">411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4.636cm" svg:x2="28.5cm" svg:y2="24.636cm" draw:start-shape="id112" draw:start-glue-point="3" draw:end-shape="id115" draw:end-glue-point="1" svg:d="M31300 24636h-2800" svg:viewBox="0 0 2801 1">
          <text:p/>
        </draw:connector>
        <draw:connector draw:style-name="gr3" draw:text-style-name="P3" draw:layer="layout" draw:type="line" svg:x1="28cm" svg:y1="23.086cm" svg:x2="29.5cm" svg:y2="23.636cm" draw:start-shape="id108" draw:start-glue-point="2" draw:end-shape="id113" draw:end-glue-point="3" svg:d="M28000 23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8cm" svg:y1="23.086cm" svg:x2="28cm" svg:y2="24.186cm" draw:start-shape="id108" draw:start-glue-point="2" draw:end-shape="id115" draw:end-glue-point="0" svg:d="M28000 23086v1100" svg:viewBox="0 0 1 1101">
          <text:p/>
        </draw:connector>
        <draw:connector draw:style-name="gr4" draw:text-style-name="P1" draw:layer="layout" draw:type="line" svg:x1="33.4cm" svg:y1="24.636cm" svg:x2="34.4cm" svg:y2="13.886cm" draw:start-shape="id112" draw:start-glue-point="1" draw:end-shape="id100" draw:end-glue-point="2" svg:d="M33400 24636l1000-10750" svg:viewBox="0 0 1001 10751">
          <text:p/>
        </draw:connector>
        <draw:custom-shape draw:style-name="gr1" draw:text-style-name="P2" xml:id="id118" draw:id="id118" draw:layer="layout" svg:width="1cm" svg:height="0.9cm" svg:x="34.7cm" svg:y="25.186cm">
          <text:p text:style-name="P1"><text:span text:style-name="T1">NOT</text:span></text:p>
          <text:p text:style-name="P1"><text:span text:style-name="T1">431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6" draw:id="id116" draw:layer="layout" svg:width="2.1cm" svg:height="0.9cm" svg:x="31.3cm" svg:y="26.186cm">
          <text:p text:style-name="P1"><text:span text:style-name="T1">DFFR (clk24,/res3)</text:span></text:p>
          <text:p text:style-name="P1"><text:span text:style-name="T1">42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851cm" svg:y1="16.777cm" svg:x2="75.091cm" svg:y2="15.5cm" draw:end-shape="id88" draw:end-glue-point="2" svg:d="M74851 16777l240-1277" svg:viewBox="0 0 241 1278">
          <text:p text:style-name="P1"><text:span text:style-name="T2">ac4_q_5/b</text:span></text:p>
        </draw:connector>
        <draw:custom-shape draw:style-name="gr1" draw:text-style-name="P2" xml:id="id117" draw:id="id117" draw:layer="layout" svg:width="1cm" svg:height="0.9cm" svg:x="29.5cm" svg:y="25.186cm">
          <text:p text:style-name="P1"><text:span text:style-name="T1">NAND&amp;XOR</text:span></text:p>
          <text:p text:style-name="P1"><text:span text:style-name="T1">41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6.186cm" svg:x2="30.5cm" svg:y2="25.636cm" draw:start-shape="id116" draw:start-glue-point="0" draw:end-shape="id117" draw:end-glue-point="1" svg:d="M32350 26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6.086cm" svg:x2="31.3cm" svg:y2="26.636cm" draw:start-shape="id117" draw:start-glue-point="2" draw:end-shape="id116" draw:end-glue-point="3" svg:d="M30000 26086l1300 550" svg:viewBox="0 0 1301 551">
          <text:p/>
        </draw:connector>
        <draw:connector draw:style-name="gr4" draw:text-style-name="P1" draw:layer="layout" draw:type="line" svg:x1="33.4cm" svg:y1="26.636cm" svg:x2="34.7cm" svg:y2="25.636cm" draw:start-shape="id116" draw:start-glue-point="1" draw:end-shape="id118" draw:end-glue-point="3" svg:d="M33400 26636l1300-1000" svg:viewBox="0 0 1301 1001">
          <text:p/>
        </draw:connector>
        <draw:connector draw:style-name="gr3" draw:text-style-name="P3" draw:layer="layout" draw:type="line" svg:x1="28cm" svg:y1="25.086cm" svg:x2="29.5cm" svg:y2="25.636cm" draw:start-shape="id115" draw:start-glue-point="2" draw:end-shape="id117" draw:end-glue-point="3" svg:d="M28000 25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33.4cm" svg:y1="26.636cm" svg:x2="34.4cm" svg:y2="13.886cm" draw:start-shape="id116" draw:start-glue-point="1" draw:end-shape="id100" draw:end-glue-point="2" svg:d="M33400 26636l1000-12750" svg:viewBox="0 0 1001 12751">
          <text:p/>
        </draw:connector>
        <draw:custom-shape draw:style-name="gr1" draw:text-style-name="P2" xml:id="id119" draw:id="id119" draw:layer="layout" svg:width="1cm" svg:height="0.9cm" svg:x="80.75cm" svg:y="28.814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1.25cm" svg:y1="28.814cm" svg:x2="81.222cm" svg:y2="27.266cm" draw:start-shape="id119" draw:start-glue-point="0" svg:d="M81250 28814l-28-1548" svg:viewBox="0 0 29 1549">
          <text:p text:style-name="P1"><text:span text:style-name="T2">/res3</text:span></text:p>
        </draw:connector>
        <draw:custom-shape draw:style-name="gr1" draw:text-style-name="P2" xml:id="id120" draw:id="id120" draw:layer="layout" svg:width="1cm" svg:height="0.9cm" svg:x="36.4cm" svg:y="12.986cm">
          <text:p text:style-name="P1"><text:span text:style-name="T1">6-NAND</text:span></text:p>
          <text:p text:style-name="P1"><text:span text:style-name="T1">44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5.7cm" svg:y1="17.636cm" svg:x2="36.9cm" svg:y2="13.886cm" draw:start-shape="id103" draw:start-glue-point="1" draw:end-shape="id120" draw:end-glue-point="2" svg:d="M35700 17636l1200-3750" svg:viewBox="0 0 1201 3751">
          <text:p/>
        </draw:connector>
        <draw:connector draw:style-name="gr4" draw:text-style-name="P1" draw:layer="layout" draw:type="line" svg:x1="35.7cm" svg:y1="15.936cm" svg:x2="36.9cm" svg:y2="13.886cm" draw:start-shape="id111" draw:start-glue-point="1" draw:end-shape="id120" draw:end-glue-point="2" svg:d="M35700 15936l1200-2050" svg:viewBox="0 0 1201 2051">
          <text:p/>
        </draw:connector>
        <draw:connector draw:style-name="gr4" draw:text-style-name="P1" draw:layer="layout" draw:type="line" svg:x1="35.7cm" svg:y1="19.636cm" svg:x2="36.9cm" svg:y2="13.886cm" draw:start-shape="id98" draw:start-glue-point="1" draw:end-shape="id120" draw:end-glue-point="2" svg:d="M35700 19636l1200-5750" svg:viewBox="0 0 1201 5751">
          <text:p/>
        </draw:connector>
        <draw:connector draw:style-name="gr3" draw:text-style-name="P3" draw:layer="layout" draw:type="line" svg:x1="33.4cm" svg:y1="26.636cm" svg:x2="35.248cm" svg:y2="26.575cm" draw:start-shape="id116" draw:start-glue-point="1" svg:d="M33400 26636l1848-61" svg:viewBox="0 0 1849 62">
          <text:p text:style-name="P1"><text:span text:style-name="T2">ac4_q_5</text:span></text:p>
        </draw:connector>
        <draw:connector draw:style-name="gr3" draw:text-style-name="P3" draw:layer="layout" draw:type="line" svg:x1="33.4cm" svg:y1="24.636cm" svg:x2="35.248cm" svg:y2="24.576cm" draw:start-shape="id112" svg:d="M33400 24636l1848-60" svg:viewBox="0 0 1849 61">
          <text:p text:style-name="P1"><text:span text:style-name="T2">ac4_q_4</text:span></text:p>
        </draw:connector>
        <draw:connector draw:style-name="gr3" draw:text-style-name="P3" draw:layer="layout" draw:type="line" svg:x1="33.4cm" svg:y1="22.636cm" svg:x2="35.248cm" svg:y2="22.576cm" draw:start-shape="id105" svg:d="M33400 22636l1848-60" svg:viewBox="0 0 1849 61">
          <text:p text:style-name="P1"><text:span text:style-name="T2">ac4_q_3</text:span></text:p>
        </draw:connector>
        <draw:connector draw:style-name="gr4" draw:text-style-name="P1" draw:layer="layout" draw:type="line" svg:x1="35.7cm" svg:y1="23.636cm" svg:x2="36.9cm" svg:y2="13.886cm" draw:start-shape="id114" draw:start-glue-point="1" draw:end-shape="id120" draw:end-glue-point="2" svg:d="M35700 23636l1200-9750" svg:viewBox="0 0 1201 9751">
          <text:p/>
        </draw:connector>
        <draw:connector draw:style-name="gr3" draw:text-style-name="P3" draw:layer="layout" draw:type="line" svg:x1="33.4cm" svg:y1="20.636cm" svg:x2="35.248cm" svg:y2="20.576cm" draw:start-shape="id96" svg:d="M33400 20636l1848-60" svg:viewBox="0 0 1849 61">
          <text:p text:style-name="P1"><text:span text:style-name="T2">ac4_q_2</text:span></text:p>
        </draw:connector>
        <draw:connector draw:style-name="gr4" draw:text-style-name="P1" draw:layer="layout" draw:type="line" svg:x1="35.7cm" svg:y1="21.636cm" svg:x2="36.9cm" svg:y2="13.886cm" draw:start-shape="id107" draw:start-glue-point="1" draw:end-shape="id120" draw:end-glue-point="2" svg:d="M35700 21636l1200-7750" svg:viewBox="0 0 1201 7751">
          <text:p/>
        </draw:connector>
        <draw:connector draw:style-name="gr4" draw:text-style-name="P1" draw:layer="layout" draw:type="line" svg:x1="35.7cm" svg:y1="25.636cm" svg:x2="36.9cm" svg:y2="13.886cm" draw:start-shape="id118" draw:start-glue-point="1" draw:end-shape="id120" draw:end-glue-point="2" svg:d="M35700 25636l1200-11750" svg:viewBox="0 0 1201 11751">
          <text:p/>
        </draw:connector>
        <draw:connector draw:style-name="gr3" draw:text-style-name="P3" draw:layer="layout" draw:type="line" svg:x1="33.4cm" svg:y1="18.636cm" svg:x2="35.248cm" svg:y2="18.576cm" draw:start-shape="id101" svg:d="M33400 18636l1848-60" svg:viewBox="0 0 1849 61">
          <text:p text:style-name="P1"><text:span text:style-name="T2">ac4_q_1</text:span></text:p>
        </draw:connector>
        <draw:connector draw:style-name="gr3" draw:text-style-name="P3" draw:layer="layout" draw:type="line" svg:x1="33.4cm" svg:y1="16.636cm" svg:x2="35.248cm" svg:y2="16.576cm" draw:start-shape="id110" svg:d="M33400 16636l1848-60" svg:viewBox="0 0 1849 61">
          <text:p text:style-name="P1"><text:span text:style-name="T2">ac4_q_0</text:span></text:p>
        </draw:connector>
        <draw:connector draw:style-name="gr3" draw:text-style-name="P3" draw:layer="layout" draw:type="line" svg:x1="48.9cm" svg:y1="34.104cm" svg:x2="48.938cm" svg:y2="32.6cm" draw:start-shape="id95" draw:start-glue-point="0" svg:d="M48900 34104l38-1504" svg:viewBox="0 0 39 1505">
          <text:p text:style-name="P1"><text:span text:style-name="T2">clk24</text:span></text:p>
        </draw:connector>
        <draw:custom-shape draw:style-name="gr2" draw:text-style-name="P2" xml:id="id121" draw:id="id121" draw:layer="layout" svg:width="2.1cm" svg:height="0.9cm" svg:x="35.8cm" svg:y="10.586cm">
          <text:p text:style-name="P1"><text:span text:style-name="T1">DFFR (clk24,/res3)</text:span></text:p>
          <text:p text:style-name="P1"><text:span text:style-name="T1">451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3" draw:id="id123" draw:layer="layout" svg:width="2.1cm" svg:height="0.9cm" svg:x="20.7cm" svg:y="14.573cm">
          <text:p text:style-name="P1"><text:span text:style-name="T1">DFFR (clk24,/res3)</text:span></text:p>
          <text:p text:style-name="P1"><text:span text:style-name="T1">461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9cm" svg:y1="12.986cm" svg:x2="36.85cm" svg:y2="11.486cm" draw:start-shape="id120" draw:start-glue-point="0" draw:end-shape="id121" draw:end-glue-point="2" svg:d="M36900 12986l-50-1500" svg:viewBox="0 0 51 1501">
          <text:p/>
        </draw:connector>
        <draw:custom-shape draw:style-name="gr1" draw:text-style-name="P2" xml:id="id122" draw:id="id122" draw:layer="layout" svg:width="1cm" svg:height="0.9cm" svg:x="55cm" svg:y="34.127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509cm" svg:y1="36.398cm" svg:x2="55.5cm" svg:y2="35.027cm" draw:end-shape="id122" draw:end-glue-point="2" svg:d="M55509 36398l-9-1371" svg:viewBox="0 0 10 1372">
          <text:p text:style-name="P1"><text:span text:style-name="T2">ac4_q_n0</text:span></text:p>
        </draw:connector>
        <draw:connector draw:style-name="gr7" draw:text-style-name="P1" draw:layer="layout" draw:type="line" svg:x1="55.5cm" svg:y1="34.127cm" svg:x2="56.6cm" svg:y2="32.598cm" draw:start-shape="id122" draw:start-glue-point="0" draw:end-shape="id16" draw:end-glue-point="2" svg:d="M55500 34127l1100-1529" svg:viewBox="0 0 1101 1530">
          <text:p/>
        </draw:connector>
        <draw:connector draw:style-name="gr7" draw:text-style-name="P1" draw:layer="layout" draw:type="line" svg:x1="21.8cm" svg:y1="18.573cm" svg:x2="21.75cm" svg:y2="15.473cm" draw:start-shape="id64" draw:start-glue-point="0" draw:end-shape="id123" draw:end-glue-point="2" svg:d="M21800 18573l-50-3100" svg:viewBox="0 0 51 3101">
          <text:p/>
        </draw:connector>
        <draw:connector draw:style-name="gr8" draw:text-style-name="P3" draw:layer="layout" draw:type="line" svg:x1="97.817cm" svg:y1="47.856cm" svg:x2="98.95cm" svg:y2="46.4cm" draw:end-shape="id60" draw:end-glue-point="2" svg:d="M97817 47856l1133-1456" svg:viewBox="0 0 1134 1457">
          <text:p text:style-name="P1"><text:span text:style-name="T2">ac4_q_nfull</text:span></text:p>
        </draw:connector>
        <draw:connector draw:style-name="gr8" draw:text-style-name="P3" draw:layer="layout" draw:type="line" svg:x1="94.76cm" svg:y1="47.889cm" svg:x2="96.05cm" svg:y2="46.6cm" draw:end-shape="id57" draw:end-glue-point="2" svg:d="M94760 47889l1290-1289" svg:viewBox="0 0 1291 1290">
          <text:p text:style-name="P1"><text:span text:style-name="T2">ac4_q_nfull/b</text:span></text:p>
        </draw:connector>
        <draw:custom-shape draw:style-name="gr1" draw:text-style-name="P2" xml:id="id124" draw:id="id124" draw:layer="layout" svg:width="1cm" svg:height="0.9cm" svg:x="96.6cm" svg:y="49.5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7.1cm" svg:y1="52.287cm" svg:x2="97.1cm" svg:y2="50.4cm" draw:end-shape="id124" draw:end-glue-point="2" svg:d="M97100 52287v-1887" svg:viewBox="0 0 1 1888">
          <text:p text:style-name="P1"><text:span text:style-name="T2">ac4_q_nfull</text:span></text:p>
        </draw:connector>
        <draw:connector draw:style-name="gr7" draw:text-style-name="P1" draw:layer="layout" draw:type="line" svg:x1="98.95cm" svg:y1="45.5cm" svg:x2="98.95cm" svg:y2="44.2cm" draw:start-shape="id60" draw:start-glue-point="0" draw:end-shape="id56" draw:end-glue-point="2" svg:d="M98950 45500v-1300" svg:viewBox="0 0 1 1301">
          <text:p/>
        </draw:connector>
        <draw:connector draw:style-name="gr8" draw:text-style-name="P3" draw:layer="layout" draw:type="line" svg:x1="19.578cm" svg:y1="18.6cm" svg:x2="20.671cm" svg:y2="16.94cm" draw:start-shape="id50" draw:start-glue-point="0" svg:d="M19578 18600l1093-1660" svg:viewBox="0 0 1094 1661">
          <text:p text:style-name="P1"><text:span text:style-name="T2">lc_n0</text:span></text:p>
        </draw:connector>
        <draw:connector draw:style-name="gr8" draw:text-style-name="P3" draw:layer="layout" draw:type="line" svg:x1="19.65cm" svg:y1="21.3cm" svg:x2="20.909cm" svg:y2="20.009cm" draw:start-shape="id54" draw:start-glue-point="0" svg:d="M19650 21300l1259-1291" svg:viewBox="0 0 1260 1292">
          <text:p text:style-name="P1"><text:span text:style-name="T2">qsc_n0_s</text:span></text:p>
        </draw:connector>
        <draw:custom-shape draw:style-name="gr2" draw:text-style-name="P2" xml:id="id151" draw:id="id151" draw:layer="layout" svg:width="2.1cm" svg:height="0.9cm" svg:x="20.7cm" svg:y="9cm">
          <text:p text:style-name="P1"><text:span text:style-name="T1">DFFR (clk27,/res3)</text:span></text:p>
          <text:p text:style-name="P1"><text:span text:style-name="T1">-69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9" draw:id="id149" draw:layer="layout" svg:width="2.1cm" svg:height="0.9cm" svg:x="18.5cm" svg:y="9cm">
          <text:p text:style-name="P1"><text:span text:style-name="T1">DFFR (clk27,/res3)</text:span></text:p>
          <text:p text:style-name="P1"><text:span text:style-name="T1">-692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6" draw:id="id166" draw:layer="layout" svg:width="2.1cm" svg:height="0.9cm" svg:x="35.8cm" svg:y="7.786cm">
          <text:p text:style-name="P1"><text:span text:style-name="T1">DFFR (clk22,/res3)</text:span></text:p>
          <text:p text:style-name="P1"><text:span text:style-name="T1">47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5" draw:id="id125" draw:layer="layout" svg:width="1cm" svg:height="0.9cm" svg:x="78.4cm" svg:y="27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8.9cm" svg:y1="27cm" svg:x2="78.9cm" svg:y2="26.2cm" draw:start-shape="id125" draw:start-glue-point="0" draw:end-shape="id73" draw:end-glue-point="2" svg:d="M78900 27000v-800" svg:viewBox="0 0 1 801">
          <text:p/>
        </draw:connector>
        <draw:custom-shape draw:style-name="gr1" draw:text-style-name="P2" xml:id="id126" draw:id="id126" draw:layer="layout" svg:width="1cm" svg:height="0.9cm" svg:x="79.7cm" svg:y="28.8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2cm" svg:y1="28.8cm" svg:x2="80.184cm" svg:y2="27.454cm" draw:start-shape="id126" draw:start-glue-point="0" svg:d="M80200 28800l-16-1346" svg:viewBox="0 0 17 1347">
          <text:p text:style-name="P1"><text:span text:style-name="T2">/res3</text:span></text:p>
        </draw:connector>
        <draw:connector draw:style-name="gr7" draw:text-style-name="P1" draw:layer="layout" draw:type="line" svg:x1="80.2cm" svg:y1="28.8cm" svg:x2="78.9cm" svg:y2="27.9cm" draw:start-shape="id126" draw:start-glue-point="0" draw:end-shape="id125" draw:end-glue-point="2" svg:d="M80200 28800l-1300-900" svg:viewBox="0 0 1301 901">
          <text:p/>
        </draw:connector>
        <draw:custom-shape draw:style-name="gr2" draw:text-style-name="P2" xml:id="id236" draw:id="id236" draw:layer="layout" svg:width="2.1cm" svg:height="0.9cm" svg:x="102.1cm" svg:y="26.458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2.1cm" svg:height="0.9cm" svg:x="20.7cm" svg:y="11.773cm">
          <text:p text:style-name="P1"><text:span text:style-name="T1">DFFR (clk22,/res3)</text:span></text:p>
          <text:p text:style-name="P1"><text:span text:style-name="T1">-6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1cm" svg:height="0.9cm" svg:x="18.5cm" svg:y="11.773cm">
          <text:p text:style-name="P1"><text:span text:style-name="T1">DFFR (clk22,/res3)</text:span></text:p>
          <text:p text:style-name="P1"><text:span text:style-name="T1">-6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2.1cm" svg:height="0.9cm" svg:x="89.45cm" svg:y="39.9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95.05cm" svg:y="39.9cm">
          <text:p text:style-name="P1"><text:span text:style-name="T1">DFFR (mclk,/res3)</text:span></text:p>
          <text:p text:style-name="P1"><text:span text:style-name="T1">-69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2" draw:id="id172" draw:layer="layout" svg:width="2.1cm" svg:height="0.9cm" svg:x="78.05cm" svg:y="39.9cm">
          <text:p text:style-name="P1"><text:span text:style-name="T1">DFFR (clk29,/res3)</text:span></text:p>
          <text:p text:style-name="P1"><text:span text:style-name="T1">-69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2.1cm" svg:height="0.9cm" svg:x="83.65cm" svg:y="39.9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1cm" svg:height="0.9cm" svg:x="90.7cm" svg:y="35.1cm">
          <text:p text:style-name="P1"><text:span text:style-name="T1">DFFR (clk26,/res3)</text:span></text:p>
          <text:p text:style-name="P1"><text:span text:style-name="T1">-70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9" draw:id="id159" draw:layer="layout" svg:width="2.1cm" svg:height="0.9cm" svg:x="96.3cm" svg:y="35.1cm">
          <text:p text:style-name="P1"><text:span text:style-name="T1">DFFR (clk26,/res3)</text:span></text:p>
          <text:p text:style-name="P1"><text:span text:style-name="T1">-702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cm" svg:height="0.9cm" svg:x="100.4cm" svg:y="35.1cm">
          <text:p text:style-name="P1"><text:span text:style-name="T1">DFFR (clk26,/res3)</text:span></text:p>
          <text:p text:style-name="P1"><text:span text:style-name="T1">-70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cm" svg:height="0.9cm" svg:x="96.75cm" svg:y="58.9cm">
          <text:p text:style-name="P1"><text:span text:style-name="T1">DFFR (mclk,/res3)</text:span></text:p>
          <text:p text:style-name="P1"><text:span text:style-name="T1">-70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75.3cm" svg:y="28.6cm">
          <text:p text:style-name="P1"><text:span text:style-name="T1">OR (mclk)</text:span></text:p>
          <text:p text:style-name="P1"><text:span text:style-name="T1">-70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8cm" svg:y1="28.6cm" svg:x2="75.808cm" svg:y2="26.766cm" draw:start-shape="id127" draw:start-glue-point="0" svg:d="M75800 28600l8-1834" svg:viewBox="0 0 9 1835">
          <text:p text:style-name="P1"><text:span text:style-name="T2">clk26</text:span></text:p>
        </draw:connector>
        <draw:custom-shape draw:style-name="gr1" draw:text-style-name="P2" xml:id="id128" draw:id="id128" draw:layer="layout" svg:width="1cm" svg:height="0.9cm" svg:x="68.386cm" svg:y="34.169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886cm" svg:y1="34.169cm" svg:x2="68.849cm" svg:y2="32.7cm" draw:start-shape="id128" draw:start-glue-point="0" svg:d="M68886 34169l-37-1469" svg:viewBox="0 0 38 1470">
          <text:p text:style-name="P1"><text:span text:style-name="T2">clk27</text:span></text:p>
        </draw:connector>
        <draw:custom-shape draw:style-name="gr1" draw:text-style-name="P2" xml:id="id129" draw:id="id129" draw:layer="layout" svg:width="1cm" svg:height="0.9cm" svg:x="42.4cm" svg:y="34.043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9cm" svg:y1="34.043cm" svg:x2="42.907cm" svg:y2="32.641cm" draw:start-shape="id129" draw:start-glue-point="0" svg:d="M42900 34043l7-1402" svg:viewBox="0 0 8 1403">
          <text:p text:style-name="P1"><text:span text:style-name="T2">clk22</text:span></text:p>
        </draw:connector>
        <draw:connector draw:style-name="gr3" draw:text-style-name="P3" draw:layer="layout" draw:type="line" svg:x1="46.249cm" svg:y1="34.021cm" svg:x2="46.247cm" svg:y2="32.728cm" draw:start-shape="id82" draw:start-glue-point="0" svg:d="M46249 34021l-2-1293" svg:viewBox="0 0 3 1294">
          <text:p text:style-name="P1"><text:span text:style-name="T2">clk29</text:span></text:p>
        </draw:connector>
        <draw:custom-shape draw:style-name="gr1" draw:text-style-name="P2" xml:id="id130" draw:id="id130" draw:layer="layout" svg:width="1cm" svg:height="0.9cm" svg:x="99.85cm" svg:y="39.902cm">
          <text:p text:style-name="P1"><text:span text:style-name="T1">OR (ground, mclk)</text:span></text:p>
          <text:p text:style-name="P1"><text:span text:style-name="T1">-70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0.35cm" svg:y1="39.902cm" svg:x2="100.358cm" svg:y2="38.491cm" draw:start-shape="id130" draw:start-glue-point="0" svg:d="M100350 39902l8-1411" svg:viewBox="0 0 9 1412">
          <text:p text:style-name="P1"><text:span text:style-name="T2">mclk</text:span></text:p>
        </draw:connector>
        <draw:custom-shape draw:style-name="gr2" draw:text-style-name="P2" xml:id="id342" draw:id="id342" draw:layer="layout" svg:width="2.1cm" svg:height="0.9cm" svg:x="87.65cm" svg:y="49.4cm">
          <text:p text:style-name="P1"><text:span text:style-name="T1">DFFR (mclk)</text:span></text:p>
          <text:p text:style-name="P1"><text:span text:style-name="T1">-70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1cm" svg:height="0.9cm" svg:x="52.8cm" svg:y="32.434cm">
          <text:p text:style-name="P1"><text:span text:style-name="T1">AND</text:span></text:p>
          <text:p text:style-name="P1"><text:span text:style-name="T1">4615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3cm" svg:y1="34.127cm" svg:x2="53.3cm" svg:y2="33.334cm" draw:start-shape="id93" draw:start-glue-point="0" draw:end-shape="id131" draw:end-glue-point="2" svg:d="M53300 34127v-793" svg:viewBox="0 0 1 794">
          <text:p/>
        </draw:connector>
        <draw:connector draw:style-name="gr4" draw:text-style-name="P1" draw:layer="layout" draw:type="line" svg:x1="53.3cm" svg:y1="32.434cm" svg:x2="53.3cm" svg:y2="31.634cm" draw:start-shape="id131" draw:start-glue-point="0" draw:end-shape="id13" draw:end-glue-point="2" svg:d="M53300 32434v-800" svg:viewBox="0 0 1 801">
          <text:p/>
        </draw:connector>
        <draw:connector draw:style-name="gr4" draw:text-style-name="P1" draw:layer="layout" draw:type="line" svg:x1="53.3cm" svg:y1="34.127cm" svg:x2="55.5cm" svg:y2="32.598cm" draw:start-shape="id93" draw:start-glue-point="0" draw:end-shape="id75" draw:end-glue-point="2" svg:d="M53300 34127l2200-1529" svg:viewBox="0 0 2201 1530">
          <text:p/>
        </draw:connector>
        <draw:custom-shape draw:style-name="gr1" draw:text-style-name="P2" xml:id="id132" draw:id="id132" draw:layer="layout" svg:width="1cm" svg:height="0.9cm" svg:x="55cm" svg:y="37.2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5cm" svg:y1="37.2cm" svg:x2="53.3cm" svg:y2="33.334cm" draw:start-shape="id132" draw:start-glue-point="0" draw:end-shape="id131" draw:end-glue-point="2" svg:d="M55500 37200l-2200-3866" svg:viewBox="0 0 2201 3867">
          <text:p/>
        </draw:connector>
        <draw:connector draw:style-name="gr3" draw:text-style-name="P3" draw:layer="layout" draw:type="line" svg:x1="55.35cm" svg:y1="39.341cm" svg:x2="55.5cm" svg:y2="38.1cm" draw:end-shape="id132" draw:end-glue-point="2" svg:d="M55350 39341l150-1241" svg:viewBox="0 0 151 1242">
          <text:p text:style-name="P1"><text:span text:style-name="T2">ch1_2</text:span></text:p>
        </draw:connector>
        <draw:connector draw:style-name="gr3" draw:text-style-name="P3" draw:layer="layout" draw:type="line" svg:x1="58.129cm" svg:y1="36.936cm" svg:x2="57.7cm" svg:y2="34.998cm" draw:end-shape="id14" draw:end-glue-point="2" svg:d="M58129 36936l-429-1938" svg:viewBox="0 0 430 1939">
          <text:p text:style-name="P1"><text:span text:style-name="T2">ch1_2</text:span></text:p>
        </draw:connector>
        <draw:custom-shape draw:style-name="gr1" draw:text-style-name="P2" xml:id="id133" draw:id="id133" draw:layer="layout" svg:width="1cm" svg:height="0.9cm" svg:x="67.3cm" svg:y="35.988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685cm" svg:y1="38.161cm" svg:x2="67.8cm" svg:y2="36.888cm" draw:end-shape="id133" draw:end-glue-point="2" svg:d="M67685 38161l115-1273" svg:viewBox="0 0 116 1274">
          <text:p text:style-name="P1"><text:span text:style-name="T2">ch1_2</text:span></text:p>
        </draw:connector>
        <draw:connector draw:style-name="gr4" draw:text-style-name="P1" draw:layer="layout" draw:type="line" svg:x1="90.7cm" svg:y1="35.55cm" svg:x2="90.2cm" svg:y2="35.55cm" draw:start-shape="id134" draw:end-shape="id135" draw:end-glue-point="1" svg:d="M90700 35550h-500" svg:viewBox="0 0 501 1">
          <text:p/>
        </draw:connector>
        <draw:custom-shape draw:style-name="gr1" draw:text-style-name="P2" xml:id="id135" draw:id="id135" draw:layer="layout" svg:width="1cm" svg:height="0.9cm" svg:x="89.2cm" svg:y="35.1cm">
          <text:p text:style-name="P1"><text:span text:style-name="T1">NOT</text:span></text:p>
          <text:p text:style-name="P1"><text:span text:style-name="T1">-71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9.2cm" svg:y1="35.55cm" svg:x2="88.7cm" svg:y2="35.55cm" draw:start-shape="id135" draw:start-glue-point="3" draw:end-shape="id136" draw:end-glue-point="1" svg:d="M89200 35550h-500" svg:viewBox="0 0 501 1">
          <text:p/>
        </draw:connector>
        <draw:connector draw:style-name="gr4" draw:text-style-name="P1" draw:layer="layout" draw:type="line" svg:x1="87.7cm" svg:y1="35.55cm" svg:x2="87.2cm" svg:y2="35.55cm" draw:start-shape="id136" draw:start-glue-point="3" draw:end-shape="id137" draw:end-glue-point="1" svg:d="M87700 35550h-500" svg:viewBox="0 0 501 1">
          <text:p/>
        </draw:connector>
        <draw:connector draw:style-name="gr4" draw:text-style-name="P1" draw:layer="layout" draw:type="line" svg:x1="20.078cm" svg:y1="19.05cm" svg:x2="21.3cm" svg:y2="19.023cm" draw:start-shape="id50" draw:start-glue-point="1" draw:end-shape="id64" draw:end-glue-point="3" svg:d="M20078 19050l1222-27" svg:viewBox="0 0 1223 28">
          <text:p/>
        </draw:connector>
        <draw:connector draw:style-name="gr4" draw:text-style-name="P1" draw:layer="layout" draw:type="line" svg:x1="20.7cm" svg:y1="21.75cm" svg:x2="21.3cm" svg:y2="21.723cm" draw:start-shape="id54" draw:end-shape="id63" draw:end-glue-point="3" svg:d="M20700 21750l600-27" svg:viewBox="0 0 601 28">
          <text:p/>
        </draw:connector>
        <draw:connector draw:style-name="gr3" draw:text-style-name="P3" draw:layer="layout" draw:type="line" svg:x1="21.2cm" svg:y1="7.5cm" svg:x2="21.174cm" svg:y2="6cm" draw:start-shape="id138" draw:start-glue-point="0" svg:d="M21200 7500l-26-1500" svg:viewBox="0 0 27 1501">
          <text:p text:style-name="P1"><text:span text:style-name="T2">ndirect_s</text:span></text:p>
        </draw:connector>
        <draw:connector draw:style-name="gr3" draw:text-style-name="P3" draw:layer="layout" draw:type="line" svg:x1="19.6cm" svg:y1="7.479cm" svg:x2="19.606cm" svg:y2="6.007cm" draw:start-shape="id139" draw:start-glue-point="0" svg:d="M19600 7479l6-1472" svg:viewBox="0 0 7 1473">
          <text:p text:style-name="P1"><text:span text:style-name="T2">lc_0_s</text:span></text:p>
        </draw:connector>
        <draw:custom-shape draw:style-name="gr1" draw:text-style-name="P2" xml:id="id140" draw:id="id140" draw:layer="layout" svg:width="1cm" svg:height="0.9cm" svg:x="19.6cm" svg:y="13.173cm">
          <text:p text:style-name="P1"><text:span text:style-name="T1">NOT</text:span></text:p>
          <text:p text:style-name="P1"><text:span text:style-name="T1">-71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18.5cm" svg:y="13.173cm">
          <text:p text:style-name="P1"><text:span text:style-name="T1">NOT</text:span></text:p>
          <text:p text:style-name="P1"><text:span text:style-name="T1">-71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14.573cm" svg:x2="20.1cm" svg:y2="14.073cm" draw:start-shape="id52" draw:start-glue-point="0" draw:end-shape="id140" draw:end-glue-point="2" svg:d="M19550 14573l550-500" svg:viewBox="0 0 551 501">
          <text:p/>
        </draw:connector>
        <draw:connector draw:style-name="gr4" draw:text-style-name="P1" draw:layer="layout" draw:type="line" svg:x1="20.1cm" svg:y1="13.173cm" svg:x2="19cm" svg:y2="14.073cm" draw:start-shape="id140" draw:start-glue-point="0" draw:end-shape="id141" draw:end-glue-point="2" svg:d="M20100 13173l-1100 900" svg:viewBox="0 0 1101 901">
          <text:p/>
        </draw:connector>
        <draw:connector draw:style-name="gr4" draw:text-style-name="P1" draw:layer="layout" draw:type="line" svg:x1="19cm" svg:y1="13.173cm" svg:x2="19.55cm" svg:y2="12.673cm" draw:start-shape="id141" draw:start-glue-point="0" draw:end-shape="id142" draw:end-glue-point="2" svg:d="M19000 13173l550-500" svg:viewBox="0 0 551 501">
          <text:p/>
        </draw:connector>
        <draw:custom-shape draw:style-name="gr1" draw:text-style-name="P2" xml:id="id143" draw:id="id143" draw:layer="layout" svg:width="1cm" svg:height="0.9cm" svg:x="21.8cm" svg:y="13.173cm">
          <text:p text:style-name="P1"><text:span text:style-name="T1">NOT</text:span></text:p>
          <text:p text:style-name="P1"><text:span text:style-name="T1">-71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1cm" svg:height="0.9cm" svg:x="20.7cm" svg:y="13.173cm">
          <text:p text:style-name="P1"><text:span text:style-name="T1">NOT</text:span></text:p>
          <text:p text:style-name="P1"><text:span text:style-name="T1">-71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14.573cm" svg:x2="22.3cm" svg:y2="14.073cm" draw:start-shape="id123" draw:start-glue-point="0" draw:end-shape="id143" draw:end-glue-point="2" svg:d="M21750 14573l550-500" svg:viewBox="0 0 551 501">
          <text:p/>
        </draw:connector>
        <draw:connector draw:style-name="gr4" draw:text-style-name="P1" draw:layer="layout" draw:type="line" svg:x1="22.3cm" svg:y1="13.173cm" svg:x2="21.2cm" svg:y2="14.073cm" draw:start-shape="id143" draw:start-glue-point="0" draw:end-shape="id144" draw:end-glue-point="2" svg:d="M22300 13173l-1100 900" svg:viewBox="0 0 1101 901">
          <text:p/>
        </draw:connector>
        <draw:connector draw:style-name="gr4" draw:text-style-name="P1" draw:layer="layout" draw:type="line" svg:x1="21.2cm" svg:y1="13.173cm" svg:x2="21.75cm" svg:y2="12.673cm" draw:start-shape="id144" draw:start-glue-point="0" draw:end-shape="id145" draw:end-glue-point="2" svg:d="M21200 13173l550-500" svg:viewBox="0 0 551 501">
          <text:p/>
        </draw:connector>
        <draw:custom-shape draw:style-name="gr1" draw:text-style-name="P2" xml:id="id147" draw:id="id147" draw:layer="layout" svg:width="1cm" svg:height="0.9cm" svg:x="19.6cm" svg:y="10.4cm">
          <text:p text:style-name="P1"><text:span text:style-name="T1">NOT</text:span></text:p>
          <text:p text:style-name="P1"><text:span text:style-name="T1">-71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1cm" svg:height="0.9cm" svg:x="18.5cm" svg:y="10.4cm">
          <text:p text:style-name="P1"><text:span text:style-name="T1">NOT</text:span></text:p>
          <text:p text:style-name="P1"><text:span text:style-name="T1">-72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11.773cm" svg:x2="22.3cm" svg:y2="11.3cm" draw:start-shape="id145" draw:start-glue-point="0" draw:end-shape="id146" draw:end-glue-point="2" svg:d="M21750 11773l550-473" svg:viewBox="0 0 551 474">
          <text:p/>
        </draw:connector>
        <draw:connector draw:style-name="gr4" draw:text-style-name="P1" draw:layer="layout" draw:type="line" svg:x1="20.1cm" svg:y1="10.4cm" svg:x2="19cm" svg:y2="11.3cm" draw:start-shape="id147" draw:start-glue-point="0" draw:end-shape="id148" draw:end-glue-point="2" svg:d="M20100 10400l-1100 900" svg:viewBox="0 0 1101 901">
          <text:p/>
        </draw:connector>
        <draw:connector draw:style-name="gr4" draw:text-style-name="P1" draw:layer="layout" draw:type="line" svg:x1="19cm" svg:y1="10.4cm" svg:x2="19.55cm" svg:y2="9.9cm" draw:start-shape="id148" draw:start-glue-point="0" draw:end-shape="id149" draw:end-glue-point="2" svg:d="M19000 10400l550-500" svg:viewBox="0 0 551 501">
          <text:p/>
        </draw:connector>
        <draw:connector draw:style-name="gr4" draw:text-style-name="P1" draw:layer="layout" draw:type="line" svg:x1="19.55cm" svg:y1="9cm" svg:x2="19.6cm" svg:y2="8.379cm" draw:start-shape="id149" draw:start-glue-point="0" draw:end-shape="id139" draw:end-glue-point="2" svg:d="M19550 9000l50-621" svg:viewBox="0 0 51 622">
          <text:p/>
        </draw:connector>
        <draw:custom-shape draw:style-name="gr1" draw:text-style-name="P2" xml:id="id146" draw:id="id146" draw:layer="layout" svg:width="1cm" svg:height="0.9cm" svg:x="21.8cm" svg:y="10.4cm">
          <text:p text:style-name="P1"><text:span text:style-name="T1">NOT</text:span></text:p>
          <text:p text:style-name="P1"><text:span text:style-name="T1">-72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0" draw:id="id150" draw:layer="layout" svg:width="1cm" svg:height="0.9cm" svg:x="20.7cm" svg:y="10.4cm">
          <text:p text:style-name="P1"><text:span text:style-name="T1">NOT</text:span></text:p>
          <text:p text:style-name="P1"><text:span text:style-name="T1">-722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11.773cm" svg:x2="20.1cm" svg:y2="11.3cm" draw:start-shape="id142" draw:start-glue-point="0" draw:end-shape="id147" draw:end-glue-point="2" svg:d="M19550 11773l550-473" svg:viewBox="0 0 551 474">
          <text:p/>
        </draw:connector>
        <draw:connector draw:style-name="gr4" draw:text-style-name="P1" draw:layer="layout" draw:type="line" svg:x1="22.3cm" svg:y1="10.4cm" svg:x2="21.2cm" svg:y2="11.3cm" draw:start-shape="id146" draw:start-glue-point="0" draw:end-shape="id150" draw:end-glue-point="2" svg:d="M22300 10400l-1100 900" svg:viewBox="0 0 1101 901">
          <text:p/>
        </draw:connector>
        <draw:connector draw:style-name="gr4" draw:text-style-name="P1" draw:layer="layout" draw:type="line" svg:x1="21.2cm" svg:y1="10.4cm" svg:x2="21.75cm" svg:y2="9.9cm" draw:start-shape="id150" draw:start-glue-point="0" draw:end-shape="id151" draw:end-glue-point="2" svg:d="M21200 10400l550-500" svg:viewBox="0 0 551 501">
          <text:p/>
        </draw:connector>
        <draw:custom-shape draw:style-name="gr1" draw:text-style-name="P2" xml:id="id152" draw:id="id152" draw:layer="layout" svg:width="1cm" svg:height="0.9cm" svg:x="21.8cm" svg:y="7.5cm">
          <text:p text:style-name="P1"><text:span text:style-name="T1">NOT</text:span></text:p>
          <text:p text:style-name="P1"><text:span text:style-name="T1">-72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9cm" svg:x2="22.3cm" svg:y2="8.4cm" draw:start-shape="id151" draw:start-glue-point="0" draw:end-shape="id152" draw:end-glue-point="2" svg:d="M21750 9000l550-600" svg:viewBox="0 0 551 601">
          <text:p/>
        </draw:connector>
        <draw:custom-shape draw:style-name="gr1" draw:text-style-name="P2" xml:id="id138" draw:id="id138" draw:layer="layout" svg:width="1cm" svg:height="0.9cm" svg:x="20.7cm" svg:y="7.5cm">
          <text:p text:style-name="P1"><text:span text:style-name="T1">NOT</text:span></text:p>
          <text:p text:style-name="P1"><text:span text:style-name="T1">-72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cm" svg:y1="7.5cm" svg:x2="21.2cm" svg:y2="8.4cm" draw:start-shape="id152" draw:start-glue-point="0" draw:end-shape="id138" draw:end-glue-point="2" svg:d="M22300 7500l-1100 900" svg:viewBox="0 0 1101 901">
          <text:p/>
        </draw:connector>
        <draw:connector draw:style-name="gr3" draw:text-style-name="P3" draw:layer="layout" draw:type="line" svg:x1="64.479cm" svg:y1="34.317cm" svg:x2="64.5cm" svg:y2="33.198cm" draw:end-shape="id17" draw:end-glue-point="2" svg:d="M64479 34317l21-1119" svg:viewBox="0 0 22 1120">
          <text:p text:style-name="P1"><text:span text:style-name="T2">ac4_q_n0</text:span></text:p>
        </draw:connector>
        <draw:connector draw:style-name="gr4" draw:text-style-name="P1" draw:layer="layout" draw:type="line" svg:x1="42.9cm" svg:y1="36.1cm" svg:x2="42.9cm" svg:y2="34.943cm" draw:start-shape="id153" draw:start-glue-point="0" draw:end-shape="id129" draw:end-glue-point="2" svg:d="M42900 36100v-1157" svg:viewBox="0 0 1 1158">
          <text:p/>
        </draw:connector>
        <draw:connector draw:style-name="gr4" draw:text-style-name="P1" draw:layer="layout" draw:type="line" svg:x1="42.9cm" svg:y1="36.1cm" svg:x2="44cm" svg:y2="34.943cm" draw:start-shape="id153" draw:start-glue-point="0" draw:end-shape="id80" draw:end-glue-point="2" svg:d="M42900 36100l1100-1157" svg:viewBox="0 0 1101 1158">
          <text:p/>
        </draw:connector>
        <draw:custom-shape draw:style-name="gr1" draw:text-style-name="P2" xml:id="id154" draw:id="id154" draw:layer="layout" svg:width="1cm" svg:height="0.9cm" svg:x="68.385cm" svg:y="35.988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8.885cm" svg:y1="35.988cm" svg:x2="68.886cm" svg:y2="35.069cm" draw:start-shape="id154" draw:start-glue-point="0" draw:end-shape="id128" draw:end-glue-point="2" svg:d="M68885 35988l1-919" svg:viewBox="0 0 2 920">
          <text:p/>
        </draw:connector>
        <draw:connector draw:style-name="gr4" draw:text-style-name="P1" draw:layer="layout" draw:type="line" svg:x1="68.885cm" svg:y1="35.988cm" svg:x2="66.7cm" svg:y2="33.2cm" draw:start-shape="id154" draw:start-glue-point="0" draw:end-shape="id155" draw:end-glue-point="2" svg:d="M68885 35988l-2185-2788" svg:viewBox="0 0 2186 2789">
          <text:p/>
        </draw:connector>
        <draw:custom-shape draw:style-name="gr1" draw:text-style-name="P2" xml:id="id155" draw:id="id155" draw:layer="layout" svg:width="1cm" svg:height="0.9cm" svg:x="66.2cm" svg:y="32.3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56" draw:id="id156" draw:layer="layout" svg:width="1cm" svg:height="0.9cm" svg:x="66.2cm" svg:y="30.198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line" svg:x1="66.7cm" svg:y1="32.3cm" svg:x2="66.7cm" svg:y2="31.098cm" draw:start-shape="id155" draw:start-glue-point="0" draw:end-shape="id156" draw:end-glue-point="2" svg:d="M66700 32300v-1202" svg:viewBox="0 0 1 1203">
          <text:p/>
        </draw:connector>
        <draw:connector draw:style-name="gr4" draw:text-style-name="P1" draw:layer="layout" draw:type="line" svg:x1="66.7cm" svg:y1="30.198cm" svg:x2="66.7cm" svg:y2="29.198cm" draw:start-shape="id156" draw:start-glue-point="0" draw:end-shape="id26" draw:end-glue-point="2" svg:d="M66700 30198v-1000" svg:viewBox="0 0 1 1001">
          <text:p/>
        </draw:connector>
        <draw:connector draw:style-name="gr4" draw:text-style-name="P1" draw:layer="layout" draw:type="line" svg:x1="66.7cm" svg:y1="32.3cm" svg:x2="65.6cm" svg:y2="31.098cm" draw:start-shape="id155" draw:start-glue-point="0" draw:end-shape="id78" draw:end-glue-point="2" svg:d="M66700 32300l-1100-1202" svg:viewBox="0 0 1101 1203">
          <text:p/>
        </draw:connector>
        <draw:connector draw:style-name="gr4" draw:text-style-name="P1" draw:layer="layout" draw:type="line" svg:x1="101.95cm" svg:y1="55.72cm" svg:x2="99.3cm" svg:y2="55.216cm" draw:start-shape="id157" draw:start-glue-point="0" draw:end-shape="id58" draw:end-glue-point="2" svg:d="M101950 55720l-2650-504" svg:viewBox="0 0 2651 505">
          <text:p/>
        </draw:connector>
        <draw:connector draw:style-name="gr4" draw:text-style-name="P1" draw:layer="layout" draw:type="line" svg:x1="101.95cm" svg:y1="55.72cm" svg:x2="102.35cm" svg:y2="52.885cm" draw:start-shape="id157" draw:start-glue-point="0" draw:end-shape="id61" draw:end-glue-point="2" svg:d="M101950 55720l400-2835" svg:viewBox="0 0 401 2836">
          <text:p/>
        </draw:connector>
        <draw:connector draw:style-name="gr4" draw:text-style-name="P1" draw:layer="layout" draw:type="line" svg:x1="101.95cm" svg:y1="55.72cm" svg:x2="97.1cm" svg:y2="50.4cm" draw:start-shape="id157" draw:start-glue-point="0" draw:end-shape="id124" draw:end-glue-point="2" svg:d="M101950 55720l-4850-5320" svg:viewBox="0 0 4851 5321">
          <text:p/>
        </draw:connector>
        <draw:connector draw:style-name="gr3" draw:text-style-name="P3" draw:layer="layout" draw:type="line" svg:x1="101.95cm" svg:y1="55.72cm" svg:x2="96.05cm" svg:y2="46.6cm" draw:start-shape="id157" draw:start-glue-point="0" draw:end-shape="id57" draw:end-glue-point="2" svg:d="M101950 55720l-5900-9120" svg:viewBox="0 0 5901 9121">
          <text:p text:style-name="P1"><text:span text:style-name="T2">c</text:span></text:p>
        </draw:connector>
        <draw:connector draw:style-name="gr4" draw:text-style-name="P1" draw:layer="layout" draw:type="line" svg:x1="97.1cm" svg:y1="49.5cm" svg:x2="98.95cm" svg:y2="44.2cm" draw:start-shape="id124" draw:start-glue-point="0" draw:end-shape="id56" draw:end-glue-point="2" svg:d="M97100 49500l1850-5300" svg:viewBox="0 0 1851 5301">
          <text:p/>
        </draw:connector>
        <draw:connector draw:style-name="gr3" draw:text-style-name="P3" draw:layer="layout" draw:type="line" svg:x1="10.68cm" svg:y1="34.8cm" svg:x2="12.149cm" svg:y2="33.446cm" draw:start-shape="id12" draw:start-glue-point="0" svg:d="M10680 34800l1469-1354" svg:viewBox="0 0 1470 1355">
          <text:p text:style-name="P1"><text:span text:style-name="T2">nFE00</text:span></text:p>
        </draw:connector>
        <draw:connector draw:style-name="gr3" draw:text-style-name="P3" draw:layer="layout" draw:type="line" svg:x1="10.75cm" svg:y1="30.9cm" svg:x2="10.746cm" svg:y2="29.133cm" draw:start-shape="id62" draw:start-glue-point="0" svg:d="M10750 30900l-4-1767" svg:viewBox="0 0 5 1768">
          <text:p text:style-name="P1"><text:span text:style-name="T2">padding_s</text:span></text:p>
        </draw:connector>
        <draw:connector draw:style-name="gr4" draw:text-style-name="P1" draw:layer="layout" draw:type="line" svg:x1="51.123cm" svg:y1="37.736cm" svg:x2="51.123cm" svg:y2="37.1cm" draw:start-shape="id81" draw:start-glue-point="0" draw:end-shape="id85" draw:end-glue-point="2" svg:d="M51123 37736v-636" svg:viewBox="0 0 1 637">
          <text:p/>
        </draw:connector>
        <draw:custom-shape draw:style-name="gr1" draw:text-style-name="P2" xml:id="id158" draw:id="id158" draw:layer="layout" svg:width="1cm" svg:height="0.9cm" svg:x="93.65cm" svg:y="57.1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5cm" svg:y1="53.4cm" svg:x2="94.15cm" svg:y2="57.1cm" draw:start-shape="id59" draw:start-glue-point="2" draw:end-shape="id158" draw:end-glue-point="0" svg:d="M96500 53400l-2350 3700" svg:viewBox="0 0 2351 3701">
          <text:p/>
        </draw:connector>
        <draw:connector draw:style-name="gr4" draw:text-style-name="P1" draw:layer="layout" draw:type="line" svg:x1="96.3cm" svg:y1="35.55cm" svg:x2="95.8cm" svg:y2="35.55cm" draw:start-shape="id159" draw:start-glue-point="3" draw:end-shape="id160" draw:end-glue-point="1" svg:d="M96300 35550h-500" svg:viewBox="0 0 501 1">
          <text:p/>
        </draw:connector>
        <draw:custom-shape draw:style-name="gr1" draw:text-style-name="P2" xml:id="id161" draw:id="id161" draw:layer="layout" svg:width="1cm" svg:height="0.9cm" svg:x="93.3cm" svg:y="35.1cm">
          <text:p text:style-name="P1"><text:span text:style-name="T1">NOT</text:span></text:p>
          <text:p text:style-name="P1"><text:span text:style-name="T1">-7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0" draw:id="id160" draw:layer="layout" svg:width="1cm" svg:height="0.9cm" svg:x="94.8cm" svg:y="35.1cm">
          <text:p text:style-name="P1"><text:span text:style-name="T1">NOT</text:span></text:p>
          <text:p text:style-name="P1"><text:span text:style-name="T1">-73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8cm" svg:y1="35.55cm" svg:x2="94.3cm" svg:y2="35.55cm" draw:start-shape="id160" draw:start-glue-point="3" draw:end-shape="id161" draw:end-glue-point="1" svg:d="M94800 35550h-500" svg:viewBox="0 0 501 1">
          <text:p/>
        </draw:connector>
        <draw:connector draw:style-name="gr4" draw:text-style-name="P1" draw:layer="layout" draw:type="line" svg:x1="93.3cm" svg:y1="35.55cm" svg:x2="92.8cm" svg:y2="35.55cm" draw:start-shape="id161" draw:start-glue-point="3" draw:end-shape="id134" draw:end-glue-point="1" svg:d="M93300 35550h-500" svg:viewBox="0 0 501 1">
          <text:p/>
        </draw:connector>
        <draw:custom-shape draw:style-name="gr1" draw:text-style-name="P2" xml:id="id162" draw:id="id162" draw:layer="layout" svg:width="1cm" svg:height="0.9cm" svg:x="105.67cm" svg:y="12.512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5.821cm" svg:y1="14.588cm" svg:x2="106.17cm" svg:y2="13.412cm" draw:end-shape="id162" draw:end-glue-point="2" svg:d="M105821 14588l349-1176" svg:viewBox="0 0 350 1177">
          <text:p text:style-name="P1"><text:span text:style-name="T2">ch1_1</text:span></text:p>
        </draw:connector>
        <draw:connector draw:style-name="gr3" draw:text-style-name="P3" draw:layer="layout" draw:type="line" svg:x1="83.499cm" svg:y1="19.6cm" svg:x2="83.1cm" svg:y2="17.742cm" draw:end-shape="id83" draw:end-glue-point="2" svg:d="M83499 19600l-399-1858" svg:viewBox="0 0 400 1859">
          <text:p text:style-name="P1"><text:span text:style-name="T2">ch1_1</text:span></text:p>
        </draw:connector>
        <draw:custom-shape draw:style-name="gr1" draw:text-style-name="P2" xml:id="id163" draw:id="id163" draw:layer="layout" svg:width="1cm" svg:height="0.9cm" svg:x="52.794cm" svg:y="40.598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7cm" svg:y1="42.494cm" svg:x2="53.294cm" svg:y2="41.498cm" draw:end-shape="id163" draw:end-glue-point="2" svg:d="M52700 42494l594-996" svg:viewBox="0 0 595 997">
          <text:p text:style-name="P1"><text:span text:style-name="T2">ch1_1</text:span></text:p>
        </draw:connector>
        <draw:custom-shape draw:style-name="gr1" draw:text-style-name="P2" xml:id="id164" draw:id="id164" draw:layer="layout" svg:width="1cm" svg:height="0.9cm" svg:x="66.2cm" svg:y="35.988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554cm" svg:y1="38.218cm" svg:x2="66.7cm" svg:y2="36.888cm" draw:end-shape="id164" draw:end-glue-point="2" svg:d="M66554 38218l146-1330" svg:viewBox="0 0 147 1331">
          <text:p text:style-name="P1"><text:span text:style-name="T2">ch1_1</text:span></text:p>
        </draw:connector>
        <draw:custom-shape draw:style-name="gr1" draw:text-style-name="P2" xml:id="id165" draw:id="id165" draw:layer="layout" svg:width="1cm" svg:height="0.9cm" svg:x="61.797cm" svg:y="30.172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2.297cm" svg:y1="31.998cm" svg:x2="62.297cm" svg:y2="31.072cm" draw:start-shape="id28" draw:start-glue-point="0" draw:end-shape="id165" draw:end-glue-point="2" svg:d="M62297 31998v-926" svg:viewBox="0 0 1 927">
          <text:p/>
        </draw:connector>
        <draw:connector draw:style-name="gr3" draw:text-style-name="P3" draw:layer="layout" draw:type="line" svg:x1="62.297cm" svg:y1="30.172cm" svg:x2="62.265cm" svg:y2="28.8cm" draw:start-shape="id165" draw:start-glue-point="0" svg:d="M62297 30172l-32-1372" svg:viewBox="0 0 33 1373">
          <text:p text:style-name="P1"><text:span text:style-name="T2">clk31</text:span></text:p>
        </draw:connector>
        <draw:connector draw:style-name="gr3" draw:text-style-name="P3" draw:layer="layout" draw:type="line" svg:x1="36.85cm" svg:y1="7.786cm" svg:x2="36.875cm" svg:y2="6cm" draw:start-shape="id166" draw:start-glue-point="0" svg:d="M36850 7786l25-1786" svg:viewBox="0 0 26 1787">
          <text:p text:style-name="P1"><text:span text:style-name="T2">ac4_q_n0_s</text:span></text:p>
        </draw:connector>
        <draw:custom-shape draw:style-name="gr1" draw:text-style-name="P2" xml:id="id167" draw:id="id167" draw:layer="layout" svg:width="1cm" svg:height="0.9cm" svg:x="36.3cm" svg:y="9.186cm">
          <text:p text:style-name="P1"><text:span text:style-name="T1">BUF</text:span></text:p>
          <text:p text:style-name="P1"><text:span text:style-name="T1">47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8cm" svg:y1="9.186cm" svg:x2="36.85cm" svg:y2="8.686cm" draw:start-shape="id167" draw:start-glue-point="0" draw:end-shape="id166" draw:end-glue-point="2" svg:d="M36800 9186l50-500" svg:viewBox="0 0 51 501">
          <text:p/>
        </draw:connector>
        <draw:connector draw:style-name="gr4" draw:text-style-name="P1" draw:layer="layout" draw:type="line" svg:x1="36.85cm" svg:y1="10.586cm" svg:x2="36.8cm" svg:y2="10.086cm" draw:start-shape="id121" draw:start-glue-point="0" draw:end-shape="id167" draw:end-glue-point="2" svg:d="M36850 10586l-50-500" svg:viewBox="0 0 51 501">
          <text:p/>
        </draw:connector>
        <draw:connector draw:style-name="gr3" draw:text-style-name="P3" draw:layer="layout" draw:type="line" svg:x1="34.4cm" svg:y1="12.986cm" svg:x2="34.382cm" svg:y2="11.346cm" draw:start-shape="id100" draw:start-glue-point="0" svg:d="M34400 12986l-18-1640" svg:viewBox="0 0 19 1641">
          <text:p text:style-name="P1"><text:span text:style-name="T2">ac4_q_nfull</text:span></text:p>
        </draw:connector>
        <draw:connector draw:style-name="gr3" draw:text-style-name="P3" draw:layer="layout" draw:type="line" svg:x1="36.9cm" svg:y1="12.986cm" svg:x2="38.588cm" svg:y2="11.584cm" draw:start-shape="id120" draw:start-glue-point="0" svg:d="M36900 12986l1688-1402" svg:viewBox="0 0 1689 1403">
          <text:p text:style-name="P1"><text:span text:style-name="T2">ac4_q_n0</text:span></text:p>
        </draw:connector>
        <draw:custom-shape draw:style-name="gr1" draw:text-style-name="P2" xml:id="id168" draw:id="id168" draw:layer="layout" svg:width="1cm" svg:height="0.9cm" svg:x="47.2cm" svg:y="36.791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7.7cm" svg:y1="38.642cm" svg:x2="47.7cm" svg:y2="37.691cm" draw:start-shape="id65" draw:start-glue-point="0" draw:end-shape="id168" draw:end-glue-point="2" svg:d="M47700 38642v-951" svg:viewBox="0 0 1 952">
          <text:p/>
        </draw:connector>
        <draw:connector draw:style-name="gr3" draw:text-style-name="P3" draw:layer="layout" draw:type="line" svg:x1="47.7cm" svg:y1="36.791cm" svg:x2="47.709cm" svg:y2="35cm" draw:start-shape="id168" draw:start-glue-point="0" svg:d="M47700 36791l9-1791" svg:viewBox="0 0 10 1792">
          <text:p text:style-name="P1"><text:span text:style-name="T2">clk32</text:span></text:p>
        </draw:connector>
        <draw:connector draw:style-name="gr4" draw:text-style-name="P1" draw:layer="layout" draw:type="line" svg:x1="53.294cm" svg:y1="40.598cm" svg:x2="47.7cm" svg:y2="39.542cm" draw:start-shape="id163" draw:start-glue-point="0" draw:end-shape="id65" draw:end-glue-point="2" svg:d="M53294 40598l-5594-1056" svg:viewBox="0 0 5595 1057">
          <text:p/>
        </draw:connector>
        <draw:connector draw:style-name="gr4" draw:text-style-name="P1" draw:layer="layout" draw:type="line" svg:x1="53.294cm" svg:y1="40.598cm" svg:x2="53.3cm" svg:y2="35.027cm" draw:start-shape="id163" draw:start-glue-point="0" draw:end-shape="id93" draw:end-glue-point="2" svg:d="M53294 40598l6-5571" svg:viewBox="0 0 7 5572">
          <text:p/>
        </draw:connector>
        <draw:connector draw:style-name="gr3" draw:text-style-name="P3" draw:layer="layout" draw:type="line" svg:x1="68.399cm" svg:y1="38.769cm" svg:x2="67.8cm" svg:y2="36.888cm" draw:end-shape="id133" draw:end-glue-point="2" svg:d="M68399 38769l-599-1881" svg:viewBox="0 0 600 1882">
          <text:p text:style-name="P1"><text:span text:style-name="T2">ch0_2</text:span></text:p>
        </draw:connector>
        <draw:connector draw:style-name="gr3" draw:text-style-name="P3" draw:layer="layout" draw:type="line" svg:x1="69.4cm" svg:y1="38.577cm" svg:x2="68.885cm" svg:y2="36.888cm" draw:end-shape="id154" draw:end-glue-point="2" svg:d="M69400 38577l-515-1689" svg:viewBox="0 0 516 1690">
          <text:p text:style-name="P1"><text:span text:style-name="T2">ch0_2</text:span></text:p>
        </draw:connector>
        <draw:connector draw:style-name="gr3" draw:text-style-name="P3" draw:layer="layout" draw:type="line" svg:x1="67.136cm" svg:y1="38.8cm" svg:x2="66.7cm" svg:y2="36.888cm" draw:end-shape="id164" draw:end-glue-point="2" svg:d="M67136 38800l-436-1912" svg:viewBox="0 0 437 1913">
          <text:p text:style-name="P1"><text:span text:style-name="T2">ch0_2</text:span></text:p>
        </draw:connector>
        <draw:connector draw:style-name="gr3" draw:text-style-name="P3" draw:layer="layout" draw:type="line" svg:x1="63.98cm" svg:y1="38.726cm" svg:x2="63.4cm" svg:y2="36.979cm" draw:end-shape="id27" draw:end-glue-point="2" svg:d="M63980 38726l-580-1747" svg:viewBox="0 0 581 1748">
          <text:p text:style-name="P1"><text:span text:style-name="T2">ch0_2</text:span></text:p>
        </draw:connector>
        <draw:connector draw:style-name="gr4" draw:text-style-name="P1" draw:layer="layout" draw:type="line" svg:x1="83.65cm" svg:y1="40.35cm" svg:x2="83.15cm" svg:y2="40.35cm" draw:start-shape="id169" draw:end-shape="id170" draw:end-glue-point="1" svg:d="M83650 40350h-500" svg:viewBox="0 0 501 1">
          <text:p/>
        </draw:connector>
        <draw:custom-shape draw:style-name="gr1" draw:text-style-name="P2" xml:id="id170" draw:id="id170" draw:layer="layout" svg:width="1cm" svg:height="0.9cm" svg:x="82.15cm" svg:y="39.9cm">
          <text:p text:style-name="P1"><text:span text:style-name="T1">NOT</text:span></text:p>
          <text:p text:style-name="P1"><text:span text:style-name="T1">-73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2.15cm" svg:y1="40.35cm" svg:x2="81.65cm" svg:y2="40.35cm" draw:start-shape="id170" draw:start-glue-point="3" draw:end-shape="id171" draw:end-glue-point="1" svg:d="M82150 40350h-500" svg:viewBox="0 0 501 1">
          <text:p/>
        </draw:connector>
        <draw:connector draw:style-name="gr4" draw:text-style-name="P1" draw:layer="layout" draw:type="line" svg:x1="80.65cm" svg:y1="40.35cm" svg:x2="80.15cm" svg:y2="40.35cm" draw:start-shape="id171" draw:start-glue-point="3" draw:end-shape="id172" draw:end-glue-point="1" svg:d="M80650 40350h-500" svg:viewBox="0 0 501 1">
          <text:p/>
        </draw:connector>
        <draw:custom-shape draw:style-name="gr1" draw:text-style-name="P2" xml:id="id173" draw:id="id173" draw:layer="layout" svg:width="1cm" svg:height="0.9cm" svg:x="74.6cm" svg:y="34.86cm">
          <text:p text:style-name="P1"><text:span text:style-name="T1">AND</text:span></text:p>
          <text:p text:style-name="P1"><text:span text:style-name="T1">-73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576cm" svg:y1="36.97cm" svg:x2="75.1cm" svg:y2="35.76cm" draw:end-shape="id173" draw:end-glue-point="2" svg:d="M74576 36970l524-1210" svg:viewBox="0 0 525 1211">
          <text:p text:style-name="P1"><text:span text:style-name="T2">/ch0_2</text:span></text:p>
        </draw:connector>
        <draw:connector draw:style-name="gr4" draw:text-style-name="P1" draw:layer="layout" draw:type="line" svg:x1="95.05cm" svg:y1="40.35cm" svg:x2="94.55cm" svg:y2="40.35cm" draw:start-shape="id174" draw:start-glue-point="3" draw:end-shape="id175" draw:end-glue-point="1" svg:d="M95050 40350h-500" svg:viewBox="0 0 501 1">
          <text:p/>
        </draw:connector>
        <draw:connector draw:style-name="gr4" draw:text-style-name="P1" draw:layer="layout" draw:type="line" svg:x1="96.1cm" svg:y1="40.8cm" svg:x2="96.05cm" svg:y2="42.1cm" draw:start-shape="id174" draw:start-glue-point="2" draw:end-shape="id176" draw:end-glue-point="0" svg:d="M96100 40800l-50 1300" svg:viewBox="0 0 51 1301">
          <text:p/>
        </draw:connector>
        <draw:connector draw:style-name="gr4" draw:text-style-name="P1" draw:layer="layout" draw:type="line" svg:x1="89.45cm" svg:y1="40.35cm" svg:x2="88.85cm" svg:y2="40.35cm" draw:start-shape="id177" draw:start-glue-point="3" draw:end-shape="id178" draw:end-glue-point="1" svg:d="M89450 40350h-600" svg:viewBox="0 0 601 1">
          <text:p/>
        </draw:connector>
        <draw:custom-shape draw:style-name="gr1" draw:text-style-name="P2" xml:id="id179" draw:id="id179" draw:layer="layout" svg:width="1cm" svg:height="0.9cm" svg:x="86.35cm" svg:y="39.9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9cm" svg:x="87.85cm" svg:y="39.9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7.85cm" svg:y1="40.35cm" svg:x2="87.35cm" svg:y2="40.35cm" draw:start-shape="id178" draw:start-glue-point="3" draw:end-shape="id179" draw:end-glue-point="1" svg:d="M87850 40350h-500" svg:viewBox="0 0 501 1">
          <text:p/>
        </draw:connector>
        <draw:connector draw:style-name="gr4" draw:text-style-name="P1" draw:layer="layout" draw:type="line" svg:x1="86.35cm" svg:y1="40.35cm" svg:x2="85.75cm" svg:y2="40.35cm" draw:start-shape="id179" draw:start-glue-point="3" draw:end-shape="id169" draw:end-glue-point="1" svg:d="M86350 40350h-600" svg:viewBox="0 0 601 1">
          <text:p/>
        </draw:connector>
        <draw:custom-shape draw:style-name="gr1" draw:text-style-name="P2" xml:id="id180" draw:id="id180" draw:layer="layout" svg:width="1cm" svg:height="0.9cm" svg:x="73.5cm" svg:y="34.86cm">
          <text:p text:style-name="P1"><text:span text:style-name="T1">AND</text:span></text:p>
          <text:p text:style-name="P1"><text:span text:style-name="T1">-74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251cm" svg:y1="37.7cm" svg:x2="74cm" svg:y2="35.76cm" draw:end-shape="id180" draw:end-glue-point="2" svg:d="M74251 37700l-251-1940" svg:viewBox="0 0 252 1941">
          <text:p text:style-name="P1"><text:span text:style-name="T2">/ch0_1</text:span></text:p>
        </draw:connector>
        <draw:connector draw:style-name="gr3" draw:text-style-name="P3" draw:layer="layout" draw:type="line" svg:x1="43.674cm" svg:y1="38.7cm" svg:x2="42.9cm" svg:y2="37cm" draw:end-shape="id153" draw:end-glue-point="2" svg:d="M43674 38700l-774-1700" svg:viewBox="0 0 775 1701">
          <text:p text:style-name="P1"><text:span text:style-name="T2">ch0_1</text:span></text:p>
        </draw:connector>
        <draw:connector draw:style-name="gr3" draw:text-style-name="P3" draw:layer="layout" draw:type="line" svg:x1="54.078cm" svg:y1="39.378cm" svg:x2="54.4cm" svg:y2="38.1cm" draw:end-shape="id181" draw:end-glue-point="2" svg:d="M54078 39378l322-1278" svg:viewBox="0 0 323 1279">
          <text:p text:style-name="P1"><text:span text:style-name="T2">ch0_1</text:span></text:p>
        </draw:connector>
        <draw:connector draw:style-name="gr3" draw:text-style-name="P3" draw:layer="layout" draw:type="line" svg:x1="53.97cm" svg:y1="42.838cm" svg:x2="53.294cm" svg:y2="41.498cm" draw:end-shape="id163" draw:end-glue-point="2" svg:d="M53970 42838l-676-1340" svg:viewBox="0 0 677 1341">
          <text:p text:style-name="P1"><text:span text:style-name="T2">ch0_1</text:span></text:p>
        </draw:connector>
        <draw:connector draw:style-name="gr3" draw:text-style-name="P3" draw:layer="layout" draw:type="line" svg:x1="56.106cm" svg:y1="39.861cm" svg:x2="55.5cm" svg:y2="38.1cm" draw:end-shape="id132" draw:end-glue-point="2" svg:d="M56106 39861l-606-1761" svg:viewBox="0 0 607 1762">
          <text:p text:style-name="P1"><text:span text:style-name="T2">ch0_1</text:span></text:p>
        </draw:connector>
        <draw:custom-shape draw:style-name="gr1" draw:text-style-name="P2" xml:id="id182" draw:id="id182" draw:layer="layout" svg:width="1cm" svg:height="0.9cm" svg:x="92.05cm" svg:y="39.9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55cm" svg:y1="40.35cm" svg:x2="93.05cm" svg:y2="40.35cm" draw:start-shape="id175" draw:start-glue-point="3" draw:end-shape="id182" draw:end-glue-point="1" svg:d="M93550 40350h-500" svg:viewBox="0 0 501 1">
          <text:p/>
        </draw:connector>
        <draw:connector draw:style-name="gr4" draw:text-style-name="P1" draw:layer="layout" draw:type="line" svg:x1="92.05cm" svg:y1="40.35cm" svg:x2="91.55cm" svg:y2="40.35cm" draw:start-shape="id182" draw:start-glue-point="3" draw:end-shape="id177" draw:end-glue-point="1" svg:d="M92050 40350h-500" svg:viewBox="0 0 501 1">
          <text:p/>
        </draw:connector>
        <draw:connector draw:style-name="gr3" draw:text-style-name="P3" draw:layer="layout" draw:type="line" svg:x1="73.424cm" svg:y1="36.873cm" svg:x2="74cm" svg:y2="35.76cm" draw:end-shape="id180" draw:end-glue-point="2" svg:d="M73424 36873l576-1113" svg:viewBox="0 0 577 1114">
          <text:p text:style-name="P1"><text:span text:style-name="T2">/ch0_0</text:span></text:p>
        </draw:connector>
        <draw:custom-shape draw:style-name="gr1" draw:text-style-name="P2" xml:id="id183" draw:id="id183" draw:layer="layout" svg:width="1cm" svg:height="0.9cm" svg:x="93.55cm" svg:y="42.1cm">
          <text:p text:style-name="P1"><text:span text:style-name="T1">AND</text:span></text:p>
          <text:p text:style-name="P1"><text:span text:style-name="T1">-74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05cm" svg:y1="40.8cm" svg:x2="94.05cm" svg:y2="42.1cm" draw:start-shape="id175" draw:start-glue-point="2" draw:end-shape="id183" draw:end-glue-point="0" svg:d="M94050 40800v1300" svg:viewBox="0 0 1 1301">
          <text:p/>
        </draw:connector>
        <draw:custom-shape draw:style-name="gr1" draw:text-style-name="P2" xml:id="id184" draw:id="id184" draw:layer="layout" svg:width="1cm" svg:height="0.9cm" svg:x="97.95cm" svg:y="39.9cm">
          <text:p text:style-name="P1"><text:span text:style-name="T1">OR</text:span></text:p>
          <text:p text:style-name="P1"><text:span text:style-name="T1">-74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95cm" svg:y1="40.35cm" svg:x2="97.15cm" svg:y2="40.35cm" draw:start-shape="id184" draw:start-glue-point="3" draw:end-shape="id174" svg:d="M97950 40350h-800" svg:viewBox="0 0 801 1">
          <text:p/>
        </draw:connector>
        <draw:connector draw:style-name="gr4" draw:text-style-name="P1" draw:layer="layout" draw:type="line" svg:x1="96.05cm" svg:y1="42.1cm" svg:x2="98.45cm" svg:y2="40.8cm" draw:start-shape="id176" draw:start-glue-point="0" draw:end-shape="id184" draw:end-glue-point="2" svg:d="M96050 42100l2400-1300" svg:viewBox="0 0 2401 1301">
          <text:p/>
        </draw:connector>
        <draw:connector draw:style-name="gr4" draw:text-style-name="P1" draw:layer="layout" draw:type="line" svg:x1="94.05cm" svg:y1="42.1cm" svg:x2="98.45cm" svg:y2="40.8cm" draw:start-shape="id183" draw:start-glue-point="0" draw:end-shape="id184" draw:end-glue-point="2" svg:d="M94050 42100l4400-1300" svg:viewBox="0 0 4401 1301">
          <text:p/>
        </draw:connector>
        <draw:custom-shape draw:style-name="gr1" draw:text-style-name="P2" xml:id="id185" draw:id="id185" draw:layer="layout" svg:width="1cm" svg:height="0.9cm" svg:x="76.5cm" svg:y="39.9cm">
          <text:p text:style-name="P1"><text:span text:style-name="T1">NOT</text:span></text:p>
          <text:p text:style-name="P1"><text:span text:style-name="T1">-74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8.05cm" svg:y1="40.35cm" svg:x2="77.5cm" svg:y2="40.35cm" draw:start-shape="id172" draw:start-glue-point="3" draw:end-shape="id185" svg:d="M78050 40350h-550" svg:viewBox="0 0 551 1">
          <text:p/>
        </draw:connector>
        <draw:connector draw:style-name="gr3" draw:text-style-name="P3" draw:layer="layout" draw:type="line" svg:x1="75.355cm" svg:y1="37.679cm" svg:x2="75.1cm" svg:y2="35.76cm" draw:end-shape="id173" draw:end-glue-point="2" svg:d="M75355 37679l-255-1919" svg:viewBox="0 0 256 1920">
          <text:p text:style-name="P1"><text:span text:style-name="T2">/ch0_3</text:span></text:p>
        </draw:connector>
        <draw:connector draw:style-name="gr3" draw:text-style-name="P3" draw:layer="layout" draw:type="line" svg:x1="61.013cm" svg:y1="55.51cm" svg:x2="61.211cm" svg:y2="54.217cm" draw:end-shape="id186" draw:end-glue-point="2" svg:d="M61013 55510l198-1293" svg:viewBox="0 0 199 1294">
          <text:p text:style-name="P1"><text:span text:style-name="T2">ch0_3</text:span></text:p>
        </draw:connector>
        <draw:custom-shape draw:style-name="gr1" draw:text-style-name="P2" xml:id="id187" draw:id="id187" draw:layer="layout" svg:width="1cm" svg:height="0.9cm" svg:x="74.1cm" svg:y="32.7cm">
          <text:p text:style-name="P1"><text:span text:style-name="T1">NAND</text:span></text:p>
          <text:p text:style-name="P1"><text:span text:style-name="T1">-74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5.1cm" svg:y1="34.86cm" svg:x2="74.6cm" svg:y2="33.6cm" draw:start-shape="id173" draw:start-glue-point="0" draw:end-shape="id187" draw:end-glue-point="2" svg:d="M75100 34860l-500-1260" svg:viewBox="0 0 501 1261">
          <text:p/>
        </draw:connector>
        <draw:connector draw:style-name="gr4" draw:text-style-name="P1" draw:layer="layout" draw:type="line" svg:x1="74cm" svg:y1="34.86cm" svg:x2="74.6cm" svg:y2="33.6cm" draw:start-shape="id180" draw:start-glue-point="0" draw:end-shape="id187" draw:end-glue-point="2" svg:d="M74000 34860l600-1260" svg:viewBox="0 0 601 1261">
          <text:p/>
        </draw:connector>
        <draw:custom-shape draw:style-name="gr1" draw:text-style-name="P2" xml:id="id188" draw:id="id188" draw:layer="layout" svg:width="1cm" svg:height="0.9cm" svg:x="80.25cm" svg:y="54.362cm">
          <text:p text:style-name="P1"><text:span text:style-name="T1">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1.1cm" svg:y1="57cm" svg:x2="80.75cm" svg:y2="55.262cm" draw:end-shape="id188" draw:end-glue-point="2" svg:d="M81100 57000l-350-1738" svg:viewBox="0 0 351 1739">
          <text:p text:style-name="P1"><text:span text:style-name="T2">ch0_3</text:span></text:p>
        </draw:connector>
        <draw:connector draw:style-name="gr3" draw:text-style-name="P3" draw:layer="layout" draw:type="line" svg:x1="106.8cm" svg:y1="15.038cm" svg:x2="106.17cm" svg:y2="13.412cm" draw:end-shape="id162" draw:end-glue-point="2" svg:d="M106800 15038l-630-1626" svg:viewBox="0 0 631 1627">
          <text:p text:style-name="P1"><text:span text:style-name="T2">ch0_3</text:span></text:p>
        </draw:connector>
        <draw:connector draw:style-name="gr4" draw:text-style-name="P1" draw:layer="layout" draw:type="line" svg:x1="106.17cm" svg:y1="12.512cm" svg:x2="104.197cm" svg:y2="11.479cm" draw:start-shape="id162" draw:start-glue-point="0" draw:end-shape="id189" draw:end-glue-point="2" svg:d="M106170 12512l-1973-1033" svg:viewBox="0 0 1974 1034">
          <text:p/>
        </draw:connector>
        <draw:connector draw:style-name="gr4" draw:text-style-name="P1" draw:layer="layout" draw:type="line" svg:x1="106.17cm" svg:y1="12.512cm" svg:x2="106.17cm" svg:y2="11.509cm" draw:start-shape="id162" draw:start-glue-point="0" draw:end-shape="id190" draw:end-glue-point="2" svg:d="M106170 12512v-1003" svg:viewBox="0 0 1 1004">
          <text:p/>
        </draw:connector>
        <draw:custom-shape draw:style-name="gr1" draw:text-style-name="P2" xml:id="id191" draw:id="id191" draw:layer="layout" svg:width="1cm" svg:height="0.9cm" svg:x="93.3cm" svg:y="36.9cm">
          <text:p text:style-name="P1"><text:span text:style-name="T1">NOT</text:span></text:p>
          <text:p text:style-name="P1"><text:span text:style-name="T1">-75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6.15cm" svg:y1="36cm" svg:x2="93.3cm" svg:y2="37.35cm" draw:start-shape="id137" draw:start-glue-point="2" draw:end-shape="id191" draw:end-glue-point="3" svg:d="M86150 36000l7150 1350" svg:viewBox="0 0 7151 1351">
          <text:p/>
        </draw:connector>
        <draw:custom-shape draw:style-name="gr1" draw:text-style-name="P2" xml:id="id192" draw:id="id192" draw:layer="layout" svg:width="1cm" svg:height="0.9cm" svg:x="44.77cm" svg:y="35.831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266cm" svg:y1="38.36cm" svg:x2="45.27cm" svg:y2="36.731cm" draw:end-shape="id192" draw:end-glue-point="2" svg:d="M45266 38360l4-1629" svg:viewBox="0 0 5 1630">
          <text:p text:style-name="P1"><text:span text:style-name="T2">ch1_3</text:span></text:p>
        </draw:connector>
        <draw:connector draw:style-name="gr3" draw:text-style-name="P3" draw:layer="layout" draw:type="line" svg:x1="42.484cm" svg:y1="38.277cm" svg:x2="42.9cm" svg:y2="37cm" draw:end-shape="id153" draw:end-glue-point="2" svg:d="M42484 38277l416-1277" svg:viewBox="0 0 417 1278">
          <text:p text:style-name="P1"><text:span text:style-name="T2">ch1_3</text:span></text:p>
        </draw:connector>
        <draw:connector draw:style-name="gr3" draw:text-style-name="P3" draw:layer="layout" draw:type="line" svg:x1="68.341cm" svg:y1="38.127cm" svg:x2="68.885cm" svg:y2="36.888cm" draw:end-shape="id154" draw:end-glue-point="2" svg:d="M68341 38127l544-1239" svg:viewBox="0 0 545 1240">
          <text:p text:style-name="P1"><text:span text:style-name="T2">ch1_3</text:span></text:p>
        </draw:connector>
        <draw:connector draw:style-name="gr3" draw:text-style-name="P3" draw:layer="layout" draw:type="line" svg:x1="50.077cm" svg:y1="38.034cm" svg:x2="51.123cm" svg:y2="37.1cm" draw:end-shape="id85" draw:end-glue-point="2" svg:d="M50077 38034l1046-934" svg:viewBox="0 0 1047 935">
          <text:p text:style-name="P1"><text:span text:style-name="T2">ch1_3</text:span></text:p>
        </draw:connector>
        <draw:connector draw:style-name="gr3" draw:text-style-name="P3" draw:layer="layout" draw:type="line" svg:x1="102.5cm" svg:y1="58.3cm" svg:x2="101.95cm" svg:y2="56.62cm" draw:end-shape="id193" draw:end-glue-point="3" svg:d="M102500 58300l-550-1680" svg:viewBox="0 0 551 1681">
          <text:p text:style-name="P1"><text:span text:style-name="T2">ch1_3</text:span></text:p>
        </draw:connector>
        <draw:connector draw:style-name="gr3" draw:text-style-name="P3" draw:layer="layout" draw:type="line" svg:x1="61.595cm" svg:y1="56.118cm" svg:x2="61.211cm" svg:y2="54.217cm" draw:end-shape="id186" draw:end-glue-point="2" svg:d="M61595 56118l-384-1901" svg:viewBox="0 0 385 1902">
          <text:p text:style-name="P1"><text:span text:style-name="T2">ch1_3</text:span></text:p>
        </draw:connector>
        <draw:custom-shape draw:style-name="gr1" draw:text-style-name="P2" xml:id="id194" draw:id="id194" draw:layer="layout" svg:width="1cm" svg:height="0.9cm" svg:x="98.9cm" svg:y="35.1cm">
          <text:p text:style-name="P1"><text:span text:style-name="T1">NOT</text:span></text:p>
          <text:p text:style-name="P1"><text:span text:style-name="T1">-75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8.9cm" svg:y1="35.55cm" svg:x2="98.4cm" svg:y2="35.55cm" draw:start-shape="id194" draw:start-glue-point="3" draw:end-shape="id159" svg:d="M98900 35550h-500" svg:viewBox="0 0 501 1">
          <text:p/>
        </draw:connector>
        <draw:connector draw:style-name="gr4" draw:text-style-name="P1" draw:layer="layout" draw:type="line" svg:x1="100.4cm" svg:y1="35.55cm" svg:x2="99.9cm" svg:y2="35.55cm" draw:start-shape="id195" draw:start-glue-point="3" draw:end-shape="id194" draw:end-glue-point="1" svg:d="M100400 35550h-500" svg:viewBox="0 0 501 1">
          <text:p/>
        </draw:connector>
        <draw:custom-shape draw:style-name="gr1" draw:text-style-name="P2" xml:id="id196" draw:id="id196" draw:layer="layout" svg:width="1cm" svg:height="0.9cm" svg:x="101.5cm" svg:y="33.641cm">
          <text:p text:style-name="P1"><text:span text:style-name="T1">NOT</text:span></text:p>
          <text:p text:style-name="P1"><text:span text:style-name="T1">-75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45cm" svg:y1="35.1cm" svg:x2="102cm" svg:y2="34.541cm" draw:start-shape="id195" draw:start-glue-point="0" draw:end-shape="id196" draw:end-glue-point="2" svg:d="M101450 35100l550-559" svg:viewBox="0 0 551 560">
          <text:p/>
        </draw:connector>
        <draw:connector draw:style-name="gr3" draw:text-style-name="P3" draw:layer="layout" draw:type="line" svg:x1="62.97cm" svg:y1="38.234cm" svg:x2="63.4cm" svg:y2="36.979cm" draw:end-shape="id27" draw:end-glue-point="2" svg:d="M62970 38234l430-1255" svg:viewBox="0 0 431 1256">
          <text:p text:style-name="P1"><text:span text:style-name="T2">/ch1_0</text:span></text:p>
        </draw:connector>
        <draw:connector draw:style-name="gr3" draw:text-style-name="P3" draw:layer="layout" draw:type="line" svg:x1="80.306cm" svg:y1="56.471cm" svg:x2="80.75cm" svg:y2="55.262cm" draw:end-shape="id188" draw:end-glue-point="2" svg:d="M80306 56471l444-1209" svg:viewBox="0 0 445 1210">
          <text:p text:style-name="P1"><text:span text:style-name="T2">/ch1_0</text:span></text:p>
        </draw:connector>
        <draw:connector draw:style-name="gr3" draw:text-style-name="P3" draw:layer="layout" draw:type="line" svg:x1="54.898cm" svg:y1="39.96cm" svg:x2="54.4cm" svg:y2="38.1cm" draw:end-shape="id181" draw:end-glue-point="2" svg:d="M54898 39960l-498-1860" svg:viewBox="0 0 499 1861">
          <text:p text:style-name="P1"><text:span text:style-name="T2">/ch1_0</text:span></text:p>
        </draw:connector>
        <draw:connector draw:style-name="gr4" draw:text-style-name="P1" draw:layer="layout" draw:type="line" svg:x1="94.3cm" svg:y1="37.35cm" svg:x2="101.45cm" svg:y2="36cm" draw:start-shape="id191" draw:start-glue-point="1" draw:end-shape="id195" draw:end-glue-point="2" svg:d="M94300 37350l7150-1350" svg:viewBox="0 0 7151 1351">
          <text:p/>
        </draw:connector>
        <draw:connector draw:style-name="gr4" draw:text-style-name="P1" draw:layer="layout" draw:type="line" svg:x1="45.27cm" svg:y1="35.831cm" svg:x2="46.249cm" svg:y2="34.921cm" draw:start-shape="id192" draw:start-glue-point="0" draw:end-shape="id82" draw:end-glue-point="2" svg:d="M45270 35831l979-910" svg:viewBox="0 0 980 911">
          <text:p/>
        </draw:connector>
        <draw:custom-shape draw:style-name="gr1" draw:text-style-name="P2" xml:id="id197" draw:id="id197" draw:layer="layout" svg:width="1cm" svg:height="0.9cm" svg:x="75.3cm" svg:y="30.5cm">
          <text:p text:style-name="P1"><text:span text:style-name="T1">NOT</text:span></text:p>
          <text:p text:style-name="P1"><text:span text:style-name="T1">-75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5.8cm" svg:y1="30.5cm" svg:x2="75.8cm" svg:y2="29.5cm" draw:start-shape="id197" draw:start-glue-point="0" draw:end-shape="id127" draw:end-glue-point="2" svg:d="M75800 30500v-1000" svg:viewBox="0 0 1 1001">
          <text:p/>
        </draw:connector>
        <draw:connector draw:style-name="gr4" draw:text-style-name="P1" draw:layer="layout" draw:type="line" svg:x1="74.6cm" svg:y1="32.7cm" svg:x2="75.8cm" svg:y2="31.4cm" draw:start-shape="id187" draw:start-glue-point="0" draw:end-shape="id197" draw:end-glue-point="2" svg:d="M74600 32700l1200-1300" svg:viewBox="0 0 1201 1301">
          <text:p/>
        </draw:connector>
        <draw:custom-shape draw:style-name="gr6" draw:text-style-name="P2" xml:id="id198" draw:id="id198" draw:layer="layout" svg:width="1cm" svg:height="0.9cm" svg:x="74.2cm" svg:y="30.5cm">
          <text:p text:style-name="P1"><text:span text:style-name="T1">NAND</text:span></text:p>
          <text:p text:style-name="P1"><text:span text:style-name="T1">-77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9" draw:id="id199" draw:layer="layout" svg:width="1cm" svg:height="0.9cm" svg:x="73.1cm" svg:y="30.5cm">
          <text:p text:style-name="P1"><text:span text:style-name="T1">NOT</text:span></text:p>
          <text:p text:style-name="P1"><text:span text:style-name="T1">-77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6cm" svg:y1="32.7cm" svg:x2="74.7cm" svg:y2="31.4cm" draw:start-shape="id187" draw:start-glue-point="0" draw:end-shape="id198" draw:end-glue-point="2" svg:d="M74600 32700l100-1300" svg:viewBox="0 0 101 1301">
          <text:p/>
        </draw:connector>
        <draw:connector draw:style-name="gr4" draw:text-style-name="P1" draw:layer="layout" draw:type="line" svg:x1="74.6cm" svg:y1="32.7cm" svg:x2="73.6cm" svg:y2="31.4cm" draw:start-shape="id187" draw:start-glue-point="0" draw:end-shape="id199" draw:end-glue-point="2" svg:d="M74600 32700l-1000-1300" svg:viewBox="0 0 1001 1301">
          <text:p/>
        </draw:connector>
        <draw:connector draw:style-name="gr4" draw:text-style-name="P1" draw:layer="layout" draw:type="line" svg:x1="97.8cm" svg:y1="59.8cm" svg:x2="94.65cm" svg:y2="61.05cm" draw:start-shape="id200" draw:start-glue-point="2" draw:end-shape="id201" draw:end-glue-point="1" svg:d="M97800 59800l-3150 1250" svg:viewBox="0 0 3151 1251">
          <text:p/>
        </draw:connector>
        <draw:custom-shape draw:style-name="gr1" draw:text-style-name="P2" xml:id="id201" draw:id="id201" draw:layer="layout" svg:width="1cm" svg:height="0.9cm" svg:x="93.65cm" svg:y="60.6cm">
          <text:p text:style-name="P1"><text:span text:style-name="T1">AND</text:span></text:p>
          <text:p text:style-name="P1"><text:span text:style-name="T1">-75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8cm" svg:y1="58.9cm" svg:x2="102.35cm" svg:y2="52.885cm" draw:start-shape="id200" draw:start-glue-point="0" draw:end-shape="id61" draw:end-glue-point="2" svg:d="M97800 58900l4550-6015" svg:viewBox="0 0 4551 6016">
          <text:p/>
        </draw:connector>
        <draw:custom-shape draw:style-name="gr1" draw:text-style-name="P2" xml:id="id202" draw:id="id202" draw:layer="layout" svg:width="1cm" svg:height="0.9cm" svg:x="93.65cm" svg:y="55.3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8cm" svg:y1="58.9cm" svg:x2="94.65cm" svg:y2="55.75cm" draw:start-shape="id200" draw:start-glue-point="0" draw:end-shape="id202" draw:end-glue-point="1" svg:d="M97800 58900l-3150-3150" svg:viewBox="0 0 3151 3151">
          <text:p/>
        </draw:connector>
        <draw:connector draw:style-name="gr4" draw:text-style-name="P1" draw:layer="layout" draw:type="line" svg:x1="94.15cm" svg:y1="56.2cm" svg:x2="94.15cm" svg:y2="57.1cm" draw:start-shape="id202" draw:start-glue-point="2" draw:end-shape="id158" draw:end-glue-point="0" svg:d="M94150 56200v900" svg:viewBox="0 0 1 901">
          <text:p/>
        </draw:connector>
        <draw:connector draw:style-name="gr4" draw:text-style-name="P1" draw:layer="layout" draw:type="line" svg:x1="94.15cm" svg:y1="55.3cm" svg:x2="97.1cm" svg:y2="50.4cm" draw:start-shape="id202" draw:start-glue-point="0" draw:end-shape="id124" draw:end-glue-point="2" svg:d="M94150 55300l2950-4900" svg:viewBox="0 0 2951 4901">
          <text:p/>
        </draw:connector>
        <draw:custom-shape draw:style-name="gr1" draw:text-style-name="P2" xml:id="id203" draw:id="id203" draw:layer="layout" svg:width="1cm" svg:height="0.9cm" svg:x="103.697cm" svg:y="8.579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197cm" svg:y1="10.579cm" svg:x2="104.197cm" svg:y2="9.479cm" draw:start-shape="id189" draw:start-glue-point="0" draw:end-shape="id203" draw:end-glue-point="2" svg:d="M104197 10579v-1100" svg:viewBox="0 0 1 1101">
          <text:p/>
        </draw:connector>
        <draw:connector draw:style-name="gr3" draw:text-style-name="P3" draw:layer="layout" draw:type="line" svg:x1="104.197cm" svg:y1="8.579cm" svg:x2="104.212cm" svg:y2="6.933cm" draw:start-shape="id203" draw:start-glue-point="0" svg:d="M104197 8579l15-1646" svg:viewBox="0 0 16 1647">
          <text:p text:style-name="P1"><text:span text:style-name="T2">unit05_ie1</text:span></text:p>
        </draw:connector>
        <draw:custom-shape draw:style-name="gr1" draw:text-style-name="P2" xml:id="id204" draw:id="id204" draw:layer="layout" svg:width="1cm" svg:height="0.9cm" svg:x="105.67cm" svg:y="8.609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6.17cm" svg:y1="8.609cm" svg:x2="106.161cm" svg:y2="7.548cm" draw:start-shape="id204" draw:start-glue-point="0" svg:d="M106170 8609l-9-1061" svg:viewBox="0 0 10 1062">
          <text:p text:style-name="P1"><text:span text:style-name="T2">unit05_ie2</text:span></text:p>
        </draw:connector>
        <draw:connector draw:style-name="gr4" draw:text-style-name="P1" draw:layer="layout" draw:type="line" svg:x1="106.17cm" svg:y1="10.609cm" svg:x2="106.17cm" svg:y2="9.509cm" draw:start-shape="id190" draw:start-glue-point="0" draw:end-shape="id204" draw:end-glue-point="2" svg:d="M106170 10609v-1100" svg:viewBox="0 0 1 1101">
          <text:p/>
        </draw:connector>
        <draw:custom-shape draw:style-name="gr1" draw:text-style-name="P2" xml:id="id205" draw:id="id205" draw:layer="layout" svg:width="1cm" svg:height="0.9cm" svg:x="103.67cm" svg:y="12.491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17cm" svg:y1="14.41cm" svg:x2="104.17cm" svg:y2="13.391cm" draw:start-shape="id66" draw:start-glue-point="0" draw:end-shape="id205" draw:end-glue-point="2" svg:d="M104170 14410v-1019" svg:viewBox="0 0 1 1020">
          <text:p/>
        </draw:connector>
        <draw:connector draw:style-name="gr4" draw:text-style-name="P1" draw:layer="layout" draw:type="line" svg:x1="104.17cm" svg:y1="14.41cm" svg:x2="106.17cm" svg:y2="11.509cm" draw:start-shape="id66" draw:start-glue-point="0" draw:end-shape="id190" draw:end-glue-point="2" svg:d="M104170 14410l2000-2901" svg:viewBox="0 0 2001 2902">
          <text:p/>
        </draw:connector>
        <draw:connector draw:style-name="gr4" draw:text-style-name="P1" draw:layer="layout" draw:type="line" svg:x1="104.17cm" svg:y1="12.491cm" svg:x2="104.197cm" svg:y2="11.479cm" draw:start-shape="id205" draw:start-glue-point="0" draw:end-shape="id189" draw:end-glue-point="2" svg:d="M104170 12491l27-1012" svg:viewBox="0 0 28 1013">
          <text:p/>
        </draw:connector>
        <draw:connector draw:style-name="gr3" draw:text-style-name="P3" draw:layer="layout" draw:type="line" svg:x1="96.1cm" svg:y1="39.9cm" svg:x2="96.098cm" svg:y2="38.599cm" draw:start-shape="id174" draw:start-glue-point="0" svg:d="M96100 39900l-2-1301" svg:viewBox="0 0 3 1302">
          <text:p text:style-name="P1"><text:span text:style-name="T2">ch0_0</text:span></text:p>
        </draw:connector>
        <draw:connector draw:style-name="gr3" draw:text-style-name="P3" draw:layer="layout" draw:type="line" svg:x1="90.5cm" svg:y1="39.9cm" svg:x2="90.45cm" svg:y2="38.6cm" draw:start-shape="id177" draw:start-glue-point="0" svg:d="M90500 39900l-50-1300" svg:viewBox="0 0 51 1301">
          <text:p text:style-name="P1"><text:span text:style-name="T2">ch0_1</text:span></text:p>
        </draw:connector>
        <draw:connector draw:style-name="gr3" draw:text-style-name="P3" draw:layer="layout" draw:type="line" svg:x1="84.7cm" svg:y1="39.9cm" svg:x2="84.748cm" svg:y2="38.626cm" draw:start-shape="id169" draw:start-glue-point="0" svg:d="M84700 39900l48-1274" svg:viewBox="0 0 49 1275">
          <text:p text:style-name="P1"><text:span text:style-name="T2">ch0_2</text:span></text:p>
        </draw:connector>
        <draw:connector draw:style-name="gr3" draw:text-style-name="P3" draw:layer="layout" draw:type="line" svg:x1="79.1cm" svg:y1="39.9cm" svg:x2="79.15cm" svg:y2="38.499cm" draw:start-shape="id172" draw:start-glue-point="0" svg:d="M79100 39900l50-1401" svg:viewBox="0 0 51 1402">
          <text:p text:style-name="P1"><text:span text:style-name="T2">ch0_3</text:span></text:p>
        </draw:connector>
        <draw:connector draw:style-name="gr3" draw:text-style-name="P3" draw:layer="layout" draw:type="line" svg:x1="101.45cm" svg:y1="35.1cm" svg:x2="100.658cm" svg:y2="33.836cm" draw:start-shape="id195" draw:start-glue-point="0" svg:d="M101450 35100l-792-1264" svg:viewBox="0 0 793 1265">
          <text:p text:style-name="P1"><text:span text:style-name="T2">ch1_0</text:span></text:p>
        </draw:connector>
        <draw:connector draw:style-name="gr3" draw:text-style-name="P3" draw:layer="layout" draw:type="line" svg:x1="97.35cm" svg:y1="35.1cm" svg:x2="97.362cm" svg:y2="33.799cm" draw:start-shape="id159" draw:start-glue-point="0" svg:d="M97350 35100l12-1301" svg:viewBox="0 0 13 1302">
          <text:p text:style-name="P1"><text:span text:style-name="T2">ch1_1</text:span></text:p>
        </draw:connector>
        <draw:connector draw:style-name="gr3" draw:text-style-name="P3" draw:layer="layout" draw:type="line" svg:x1="91.75cm" svg:y1="35.1cm" svg:x2="91.726cm" svg:y2="33.826cm" draw:start-shape="id134" draw:start-glue-point="0" svg:d="M91750 35100l-24-1274" svg:viewBox="0 0 25 1275">
          <text:p text:style-name="P1"><text:span text:style-name="T2">ch1_2</text:span></text:p>
        </draw:connector>
        <draw:connector draw:style-name="gr3" draw:text-style-name="P3" draw:layer="layout" draw:type="line" svg:x1="86.15cm" svg:y1="35.1cm" svg:x2="86.117cm" svg:y2="33.641cm" draw:start-shape="id137" draw:start-glue-point="0" svg:d="M86150 35100l-33-1459" svg:viewBox="0 0 34 1460">
          <text:p text:style-name="P1"><text:span text:style-name="T2">ch1_3</text:span></text:p>
        </draw:connector>
        <draw:custom-shape draw:style-name="gr6" draw:text-style-name="P2" xml:id="id206" draw:id="id206" draw:layer="layout" svg:width="1cm" svg:height="0.9cm" svg:x="96.6cm" svg:y="20.512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1cm" svg:y1="22.807cm" svg:x2="97.1cm" svg:y2="21.412cm" draw:start-shape="id67" draw:start-glue-point="0" draw:end-shape="id206" draw:end-glue-point="2" svg:d="M97100 22807v-1395" svg:viewBox="0 0 1 1396">
          <text:p text:style-name="P1"><text:span text:style-name="T2">b</text:span></text:p>
        </draw:connector>
        <draw:connector draw:style-name="gr3" draw:text-style-name="P3" draw:layer="layout" draw:type="line" svg:x1="97.1cm" svg:y1="20.512cm" svg:x2="97.078cm" svg:y2="19.004cm" draw:start-shape="id206" draw:start-glue-point="0" svg:d="M97100 20512l-22-1508" svg:viewBox="0 0 23 1509">
          <text:p text:style-name="P1"><text:span text:style-name="T2">unit05_a0</text:span></text:p>
        </draw:connector>
        <draw:custom-shape draw:style-name="gr6" draw:text-style-name="P2" xml:id="id207" draw:id="id207" draw:layer="layout" svg:width="1cm" svg:height="0.9cm" svg:x="97.8cm" svg:y="20.512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3cm" svg:y1="22.807cm" svg:x2="98.3cm" svg:y2="21.412cm" draw:start-shape="id68" draw:start-glue-point="0" draw:end-shape="id207" draw:end-glue-point="2" svg:d="M98300 22807v-1395" svg:viewBox="0 0 1 1396">
          <text:p text:style-name="P1"><text:span text:style-name="T2">b</text:span></text:p>
        </draw:connector>
        <draw:connector draw:style-name="gr3" draw:text-style-name="P3" draw:layer="layout" draw:type="line" svg:x1="98.3cm" svg:y1="20.512cm" svg:x2="98.274cm" svg:y2="18.4cm" draw:start-shape="id207" draw:start-glue-point="0" svg:d="M98300 20512l-26-2112" svg:viewBox="0 0 27 2113">
          <text:p text:style-name="P1"><text:span text:style-name="T2">unit05_a1</text:span></text:p>
        </draw:connector>
        <draw:custom-shape draw:style-name="gr6" draw:text-style-name="P2" xml:id="id208" draw:id="id208" draw:layer="layout" svg:width="1cm" svg:height="0.9cm" svg:x="99cm" svg:y="20.512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5cm" svg:y1="22.807cm" svg:x2="99.5cm" svg:y2="21.412cm" draw:start-shape="id69" draw:start-glue-point="0" draw:end-shape="id208" draw:end-glue-point="2" svg:d="M99500 22807v-1395" svg:viewBox="0 0 1 1396">
          <text:p text:style-name="P1"><text:span text:style-name="T2">b</text:span></text:p>
        </draw:connector>
        <draw:connector draw:style-name="gr3" draw:text-style-name="P3" draw:layer="layout" draw:type="line" svg:x1="99.5cm" svg:y1="20.512cm" svg:x2="99.478cm" svg:y2="19.007cm" draw:start-shape="id208" draw:start-glue-point="0" svg:d="M99500 20512l-22-1505" svg:viewBox="0 0 23 1506">
          <text:p text:style-name="P1"><text:span text:style-name="T2">unit05_a2</text:span></text:p>
        </draw:connector>
        <draw:custom-shape draw:style-name="gr6" draw:text-style-name="P2" xml:id="id209" draw:id="id209" draw:layer="layout" svg:width="1cm" svg:height="0.9cm" svg:x="100.2cm" svg:y="20.512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0.7cm" svg:y1="22.807cm" svg:x2="100.7cm" svg:y2="21.412cm" draw:start-shape="id70" draw:start-glue-point="0" draw:end-shape="id209" draw:end-glue-point="2" svg:d="M100700 22807v-1395" svg:viewBox="0 0 1 1396">
          <text:p text:style-name="P1"><text:span text:style-name="T2">b</text:span></text:p>
        </draw:connector>
        <draw:connector draw:style-name="gr3" draw:text-style-name="P3" draw:layer="layout" draw:type="line" svg:x1="100.7cm" svg:y1="20.512cm" svg:x2="100.697cm" svg:y2="18.559cm" draw:start-shape="id209" draw:start-glue-point="0" svg:d="M100700 20512l-3-1953" svg:viewBox="0 0 4 1954">
          <text:p text:style-name="P1"><text:span text:style-name="T2">unit05_a3</text:span></text:p>
        </draw:connector>
        <draw:custom-shape draw:style-name="gr6" draw:text-style-name="P2" xml:id="id210" draw:id="id210" draw:layer="layout" svg:width="1cm" svg:height="0.9cm" svg:x="101.374cm" svg:y="20.512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1.9cm" svg:y1="22.807cm" svg:x2="101.874cm" svg:y2="21.412cm" draw:start-shape="id71" draw:start-glue-point="0" draw:end-shape="id210" draw:end-glue-point="2" svg:d="M101900 22807l-26-1395" svg:viewBox="0 0 27 1396">
          <text:p text:style-name="P1"><text:span text:style-name="T2">b</text:span></text:p>
        </draw:connector>
        <draw:connector draw:style-name="gr3" draw:text-style-name="P3" draw:layer="layout" draw:type="line" svg:x1="101.874cm" svg:y1="20.512cm" svg:x2="101.878cm" svg:y2="18.956cm" draw:start-shape="id210" draw:start-glue-point="0" svg:d="M101874 20512l4-1556" svg:viewBox="0 0 5 1557">
          <text:p text:style-name="P1"><text:span text:style-name="T2">unit05_a4</text:span></text:p>
        </draw:connector>
        <draw:custom-shape draw:style-name="gr1" draw:text-style-name="P2" xml:id="id211" draw:id="id211" draw:layer="layout" svg:width="1cm" svg:height="0.9cm" svg:x="102.6cm" svg:y="24.707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12" draw:id="id212" draw:layer="layout" svg:width="1cm" svg:height="0.9cm" svg:x="102.6cm" svg:y="20.512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1cm" svg:y1="24.707cm" svg:x2="103.1cm" svg:y2="21.412cm" draw:start-shape="id211" draw:start-glue-point="0" draw:end-shape="id212" draw:end-glue-point="2" svg:d="M103100 24707v-3295" svg:viewBox="0 0 1 3296">
          <text:p text:style-name="P1"><text:span text:style-name="T2">b</text:span></text:p>
        </draw:connector>
        <draw:connector draw:style-name="gr3" draw:text-style-name="P3" draw:layer="layout" draw:type="line" svg:x1="103.1cm" svg:y1="20.512cm" svg:x2="103.093cm" svg:y2="18.479cm" draw:start-shape="id212" draw:start-glue-point="0" svg:d="M103100 20512l-7-2033" svg:viewBox="0 0 8 2034">
          <text:p text:style-name="P1"><text:span text:style-name="T2">unit05_a5</text:span></text:p>
        </draw:connector>
        <draw:connector draw:style-name="gr3" draw:text-style-name="P3" draw:layer="layout" draw:type="line" svg:x1="93.85cm" svg:y1="22.256cm" svg:x2="97.1cm" svg:y2="21.412cm" draw:start-shape="id213" draw:start-glue-point="0" draw:end-shape="id206" draw:end-glue-point="2" svg:d="M93850 22256l3250-844" svg:viewBox="0 0 3251 845">
          <text:p text:style-name="P1"><text:span text:style-name="T2">a</text:span></text:p>
        </draw:connector>
        <draw:connector draw:style-name="gr3" draw:text-style-name="P3" draw:layer="layout" draw:type="line" svg:x1="93.85cm" svg:y1="22.256cm" svg:x2="103.1cm" svg:y2="21.412cm" draw:start-shape="id213" draw:start-glue-point="0" draw:end-shape="id212" draw:end-glue-point="2" svg:d="M93850 22256l9250-844" svg:viewBox="0 0 9251 845">
          <text:p text:style-name="P1"><text:span text:style-name="T2">a</text:span></text:p>
        </draw:connector>
        <draw:connector draw:style-name="gr3" draw:text-style-name="P3" draw:layer="layout" draw:type="line" svg:x1="93.85cm" svg:y1="22.256cm" svg:x2="98.3cm" svg:y2="21.412cm" draw:start-shape="id213" draw:start-glue-point="0" draw:end-shape="id207" draw:end-glue-point="2" svg:d="M93850 22256l4450-844" svg:viewBox="0 0 4451 845">
          <text:p text:style-name="P1"><text:span text:style-name="T2">a</text:span></text:p>
        </draw:connector>
        <draw:connector draw:style-name="gr3" draw:text-style-name="P3" draw:layer="layout" draw:type="line" svg:x1="93.85cm" svg:y1="22.256cm" svg:x2="99.5cm" svg:y2="21.412cm" draw:start-shape="id213" draw:start-glue-point="0" draw:end-shape="id208" draw:end-glue-point="2" svg:d="M93850 22256l5650-844" svg:viewBox="0 0 5651 845">
          <text:p text:style-name="P1"><text:span text:style-name="T2">a</text:span></text:p>
        </draw:connector>
        <draw:connector draw:style-name="gr3" draw:text-style-name="P3" draw:layer="layout" draw:type="line" svg:x1="93.85cm" svg:y1="22.256cm" svg:x2="101.874cm" svg:y2="21.412cm" draw:start-shape="id213" draw:start-glue-point="0" draw:end-shape="id210" draw:end-glue-point="2" svg:d="M93850 22256l8024-844" svg:viewBox="0 0 8025 845">
          <text:p text:style-name="P1"><text:span text:style-name="T2">a</text:span></text:p>
        </draw:connector>
        <draw:connector draw:style-name="gr3" draw:text-style-name="P3" draw:layer="layout" draw:type="line" svg:x1="93.85cm" svg:y1="22.256cm" svg:x2="100.7cm" svg:y2="21.412cm" draw:start-shape="id213" draw:start-glue-point="0" draw:end-shape="id209" draw:end-glue-point="2" svg:d="M93850 22256l6850-844" svg:viewBox="0 0 6851 845">
          <text:p text:style-name="P1"><text:span text:style-name="T2">a</text:span></text:p>
        </draw:connector>
        <draw:custom-shape draw:style-name="gr6" draw:text-style-name="P2" xml:id="id213" draw:id="id213" draw:layer="layout" svg:width="2.1cm" svg:height="0.9cm" svg:x="92.8cm" svg:y="22.256cm">
          <text:p text:style-name="P1"><text:span text:style-name="T1">DFF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4" draw:id="id214" draw:layer="layout" svg:width="1cm" svg:height="0.9cm" svg:x="94.4cm" svg:y="20.5cm">
          <text:p text:style-name="P1"><text:span text:style-name="T1">NOT</text:span></text:p>
          <text:p text:style-name="P1"><text:span text:style-name="T1">45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85cm" svg:y1="22.256cm" svg:x2="94.9cm" svg:y2="21.4cm" draw:start-shape="id213" draw:start-glue-point="0" draw:end-shape="id214" draw:end-glue-point="2" svg:d="M93850 22256l1050-856" svg:viewBox="0 0 1051 857">
          <text:p/>
        </draw:connector>
        <draw:custom-shape draw:style-name="gr6" draw:text-style-name="P2" xml:id="id215" draw:id="id215" draw:layer="layout" svg:width="1cm" svg:height="0.9cm" svg:x="93.3cm" svg:y="20.5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85cm" svg:y1="22.256cm" svg:x2="93.8cm" svg:y2="21.4cm" draw:start-shape="id213" draw:start-glue-point="0" draw:end-shape="id215" draw:end-glue-point="2" svg:d="M93850 22256l-50-856" svg:viewBox="0 0 51 857">
          <text:p/>
        </draw:connector>
        <draw:custom-shape draw:style-name="gr6" draw:text-style-name="P2" xml:id="id216" draw:id="id216" draw:layer="layout" svg:width="1cm" svg:height="0.9cm" svg:x="94.4cm" svg:y="18.9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9cm" svg:y1="20.5cm" svg:x2="94.9cm" svg:y2="19.8cm" draw:start-shape="id214" draw:start-glue-point="0" draw:end-shape="id216" draw:end-glue-point="2" svg:d="M94900 20500v-700" svg:viewBox="0 0 1 701">
          <text:p/>
        </draw:connector>
        <draw:custom-shape draw:style-name="gr6" draw:text-style-name="P2" xml:id="id217" draw:id="id217" draw:layer="layout" svg:width="1cm" svg:height="0.9cm" svg:x="91.1cm" svg:y="17.4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85cm" svg:y1="22.256cm" svg:x2="91.6cm" svg:y2="18.3cm" draw:start-shape="id213" draw:start-glue-point="0" draw:end-shape="id217" draw:end-glue-point="2" svg:d="M93850 22256l-2250-3956" svg:viewBox="0 0 2251 3957">
          <text:p text:style-name="P1"><text:span text:style-name="T2">b</text:span></text:p>
        </draw:connector>
        <draw:custom-shape draw:style-name="gr6" draw:text-style-name="P2" xml:id="id218" draw:id="id218" draw:layer="layout" svg:width="1cm" svg:height="0.9cm" svg:x="91.1cm" svg:y="20.556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85cm" svg:y1="22.256cm" svg:x2="91.6cm" svg:y2="21.456cm" draw:start-shape="id213" draw:start-glue-point="0" draw:end-shape="id218" draw:end-glue-point="2" svg:d="M93850 22256l-2250-800" svg:viewBox="0 0 2251 801">
          <text:p/>
        </draw:connector>
        <draw:custom-shape draw:style-name="gr2" draw:text-style-name="P2" xml:id="id219" draw:id="id219" draw:layer="layout" svg:width="2.1cm" svg:height="0.9cm" svg:x="33.611cm" svg:y="55.975cm">
          <text:p text:style-name="P1"><text:span text:style-name="T1">DFFR (clk35,/res3)</text:span></text:p>
          <text:p text:style-name="P1"><text:span text:style-name="T1">38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448cm" svg:y1="25.756cm" svg:x2="97.1cm" svg:y2="23.707cm" draw:end-shape="id67" draw:end-glue-point="2" svg:d="M96448 25756l652-2049" svg:viewBox="0 0 653 2050">
          <text:p text:style-name="P1"><text:span text:style-name="T2">ac5_1/b</text:span></text:p>
        </draw:connector>
        <draw:custom-shape draw:style-name="gr1" draw:text-style-name="P2" xml:id="id220" draw:id="id220" draw:layer="layout" svg:width="1cm" svg:height="0.9cm" svg:x="31.911cm" svg:y="54.875cm">
          <text:p text:style-name="P1"><text:span text:style-name="T1">NAND&amp;XOR</text:span></text:p>
          <text:p text:style-name="P1"><text:span text:style-name="T1">38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61cm" svg:y1="55.975cm" svg:x2="32.911cm" svg:y2="55.325cm" draw:start-shape="id219" draw:start-glue-point="0" draw:end-shape="id220" draw:end-glue-point="1" svg:d="M34661 55975l-1750-650" svg:viewBox="0 0 1751 651">
          <text:p text:style-name="P1"><text:span text:style-name="T2">b+c</text:span></text:p>
        </draw:connector>
        <draw:custom-shape draw:style-name="gr1" draw:text-style-name="P2" xml:id="id221" draw:id="id221" draw:layer="layout" svg:width="1cm" svg:height="0.9cm" svg:x="30.211cm" svg:y="55.975cm">
          <text:p text:style-name="P1"><text:span text:style-name="T1">AND</text:span></text:p>
          <text:p text:style-name="P1"><text:span text:style-name="T1">39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11cm" svg:y1="56.425cm" svg:x2="31.211cm" svg:y2="56.425cm" draw:start-shape="id219" draw:start-glue-point="3" draw:end-shape="id221" svg:d="M33611 56425h-2400" svg:viewBox="0 0 2401 1">
          <text:p/>
        </draw:connector>
        <draw:custom-shape draw:style-name="gr1" draw:text-style-name="P2" xml:id="id222" draw:id="id222" draw:layer="layout" svg:width="1cm" svg:height="0.9cm" svg:x="38.811cm" svg:y="59.078cm">
          <text:p text:style-name="P1"><text:span text:style-name="T1">6-NAND</text:span></text:p>
          <text:p text:style-name="P1"><text:span text:style-name="T1">39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5.711cm" svg:y1="56.425cm" svg:x2="38.811cm" svg:y2="59.528cm" draw:start-shape="id219" draw:start-glue-point="1" draw:end-shape="id222" draw:end-glue-point="3" svg:d="M35711 56425l3100 3103" svg:viewBox="0 0 3101 3104">
          <text:p/>
        </draw:connector>
        <draw:custom-shape draw:style-name="gr2" draw:text-style-name="P2" xml:id="id223" draw:id="id223" draw:layer="layout" svg:width="2.1cm" svg:height="0.9cm" svg:x="33.611cm" svg:y="58.175cm">
          <text:p text:style-name="P1"><text:span text:style-name="T1">DFFR (clk35,/res3)</text:span></text:p>
          <text:p text:style-name="P1"><text:span text:style-name="T1">39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692cm" svg:y1="25.624cm" svg:x2="98.3cm" svg:y2="23.707cm" draw:end-shape="id68" draw:end-glue-point="2" svg:d="M97692 25624l608-1917" svg:viewBox="0 0 609 1918">
          <text:p text:style-name="P1"><text:span text:style-name="T2">ac5_2/b</text:span></text:p>
        </draw:connector>
        <draw:custom-shape draw:style-name="gr1" draw:text-style-name="P2" xml:id="id224" draw:id="id224" draw:layer="layout" svg:width="1cm" svg:height="0.9cm" svg:x="31.912cm" svg:y="57.076cm">
          <text:p text:style-name="P1"><text:span text:style-name="T1">NAND&amp;XOR</text:span></text:p>
          <text:p text:style-name="P1"><text:span text:style-name="T1">39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61cm" svg:y1="58.175cm" svg:x2="32.912cm" svg:y2="57.526cm" draw:start-shape="id223" draw:start-glue-point="0" draw:end-shape="id224" draw:end-glue-point="1" svg:d="M34661 58175l-1749-649" svg:viewBox="0 0 1750 650">
          <text:p text:style-name="P1"><text:span text:style-name="T2">b+c</text:span></text:p>
        </draw:connector>
        <draw:custom-shape draw:style-name="gr1" draw:text-style-name="P2" xml:id="id225" draw:id="id225" draw:layer="layout" svg:width="1cm" svg:height="0.9cm" svg:x="30.212cm" svg:y="58.176cm">
          <text:p text:style-name="P1"><text:span text:style-name="T1">AND</text:span></text:p>
          <text:p text:style-name="P1"><text:span text:style-name="T1">399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11cm" svg:y1="58.625cm" svg:x2="31.212cm" svg:y2="58.626cm" draw:start-shape="id223" draw:end-shape="id225" svg:d="M33611 58625l-2399 1" svg:viewBox="0 0 2400 2">
          <text:p/>
        </draw:connector>
        <draw:connector draw:style-name="gr4" draw:text-style-name="P1" draw:layer="layout" draw:type="line" svg:x1="32.412cm" svg:y1="57.976cm" svg:x2="33.611cm" svg:y2="58.625cm" draw:start-shape="id224" draw:start-glue-point="2" draw:end-shape="id223" draw:end-glue-point="3" svg:d="M32412 57976l1199 649" svg:viewBox="0 0 1200 650">
          <text:p/>
        </draw:connector>
        <draw:connector draw:style-name="gr3" draw:text-style-name="P3" draw:layer="layout" draw:type="line" svg:x1="30.711cm" svg:y1="56.875cm" svg:x2="31.912cm" svg:y2="57.526cm" draw:start-shape="id221" draw:start-glue-point="2" draw:end-shape="id224" draw:end-glue-point="3" svg:d="M30711 56875l1201 651" svg:viewBox="0 0 1202 652">
          <text:p text:style-name="P1"><text:span text:style-name="T2">a+d</text:span></text:p>
        </draw:connector>
        <draw:connector draw:style-name="gr4" draw:text-style-name="P1" draw:layer="layout" draw:type="line" svg:x1="30.711cm" svg:y1="56.875cm" svg:x2="30.712cm" svg:y2="58.176cm" draw:start-shape="id221" draw:start-glue-point="2" draw:end-shape="id225" draw:end-glue-point="0" svg:d="M30711 56875l1 1301" svg:viewBox="0 0 2 1302">
          <text:p/>
        </draw:connector>
        <draw:connector draw:style-name="gr4" draw:text-style-name="P1" draw:layer="layout" draw:type="line" svg:x1="35.711cm" svg:y1="58.625cm" svg:x2="38.811cm" svg:y2="59.528cm" draw:start-shape="id223" draw:start-glue-point="1" draw:end-shape="id222" draw:end-glue-point="3" svg:d="M35711 58625l3100 903" svg:viewBox="0 0 3101 904">
          <text:p/>
        </draw:connector>
        <draw:connector draw:style-name="gr4" draw:text-style-name="P1" draw:layer="layout" draw:type="line" svg:x1="32.411cm" svg:y1="55.775cm" svg:x2="33.611cm" svg:y2="56.425cm" draw:start-shape="id220" draw:start-glue-point="2" draw:end-shape="id219" draw:end-glue-point="3" svg:d="M32411 55775l1200 650" svg:viewBox="0 0 1201 651">
          <text:p/>
        </draw:connector>
        <draw:custom-shape draw:style-name="gr2" draw:text-style-name="P2" xml:id="id226" draw:id="id226" draw:layer="layout" svg:width="2.1cm" svg:height="0.9cm" svg:x="33.613cm" svg:y="60.377cm">
          <text:p text:style-name="P1"><text:span text:style-name="T1">DFFR (clk35,/res3)</text:span></text:p>
          <text:p text:style-name="P1"><text:span text:style-name="T1">377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31.914cm" svg:y="59.278cm">
          <text:p text:style-name="P1"><text:span text:style-name="T1">NAND&amp;XOR</text:span></text:p>
          <text:p text:style-name="P1"><text:span text:style-name="T1">37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63cm" svg:y1="60.377cm" svg:x2="32.914cm" svg:y2="59.728cm" draw:start-shape="id226" draw:start-glue-point="0" draw:end-shape="id227" draw:end-glue-point="1" svg:d="M34663 60377l-1749-649" svg:viewBox="0 0 1750 650">
          <text:p text:style-name="P1"><text:span text:style-name="T2">b+c</text:span></text:p>
        </draw:connector>
        <draw:custom-shape draw:style-name="gr1" draw:text-style-name="P2" xml:id="id228" draw:id="id228" draw:layer="layout" svg:width="1cm" svg:height="0.9cm" svg:x="30.214cm" svg:y="60.378cm">
          <text:p text:style-name="P1"><text:span text:style-name="T1">AND</text:span></text:p>
          <text:p text:style-name="P1"><text:span text:style-name="T1">37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13cm" svg:y1="60.827cm" svg:x2="31.214cm" svg:y2="60.828cm" draw:start-shape="id226" draw:end-shape="id228" svg:d="M33613 60827l-2399 1" svg:viewBox="0 0 2400 2">
          <text:p/>
        </draw:connector>
        <draw:connector draw:style-name="gr4" draw:text-style-name="P1" draw:layer="layout" draw:type="line" svg:x1="32.414cm" svg:y1="60.178cm" svg:x2="33.613cm" svg:y2="60.827cm" draw:start-shape="id227" draw:start-glue-point="2" draw:end-shape="id226" draw:end-glue-point="3" svg:d="M32414 60178l1199 649" svg:viewBox="0 0 1200 650">
          <text:p/>
        </draw:connector>
        <draw:connector draw:style-name="gr3" draw:text-style-name="P3" draw:layer="layout" draw:type="line" svg:x1="30.712cm" svg:y1="59.076cm" svg:x2="31.914cm" svg:y2="59.728cm" draw:start-shape="id225" draw:start-glue-point="2" draw:end-shape="id227" draw:end-glue-point="3" svg:d="M30712 59076l1202 652" svg:viewBox="0 0 1203 653">
          <text:p text:style-name="P1"><text:span text:style-name="T2">a+d</text:span></text:p>
        </draw:connector>
        <draw:connector draw:style-name="gr4" draw:text-style-name="P1" draw:layer="layout" draw:type="line" svg:x1="30.712cm" svg:y1="59.076cm" svg:x2="30.714cm" svg:y2="60.378cm" draw:start-shape="id225" draw:start-glue-point="2" draw:end-shape="id228" draw:end-glue-point="0" svg:d="M30712 59076l2 1302" svg:viewBox="0 0 3 1303">
          <text:p/>
        </draw:connector>
        <draw:connector draw:style-name="gr4" draw:text-style-name="P1" draw:layer="layout" draw:type="line" svg:x1="35.713cm" svg:y1="60.827cm" svg:x2="38.811cm" svg:y2="59.528cm" draw:start-shape="id226" draw:start-glue-point="1" draw:end-shape="id222" draw:end-glue-point="3" svg:d="M35713 60827l3098-1299" svg:viewBox="0 0 3099 1300">
          <text:p/>
        </draw:connector>
        <draw:connector draw:style-name="gr3" draw:text-style-name="P3" draw:layer="layout" draw:type="line" svg:x1="98.936cm" svg:y1="25.57cm" svg:x2="99.5cm" svg:y2="23.707cm" draw:end-shape="id69" draw:end-glue-point="2" svg:d="M98936 25570l564-1863" svg:viewBox="0 0 565 1864">
          <text:p text:style-name="P1"><text:span text:style-name="T2">ac5_3/b</text:span></text:p>
        </draw:connector>
        <draw:custom-shape draw:style-name="gr2" draw:text-style-name="P2" xml:id="id229" draw:id="id229" draw:layer="layout" svg:width="2.1cm" svg:height="0.9cm" svg:x="33.612cm" svg:y="62.6cm">
          <text:p text:style-name="P1"><text:span text:style-name="T1">DFFR (clk35,/res3)</text:span></text:p>
          <text:p text:style-name="P1"><text:span text:style-name="T1">399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0" draw:id="id230" draw:layer="layout" svg:width="1cm" svg:height="0.9cm" svg:x="31.913cm" svg:y="61.501cm">
          <text:p text:style-name="P1"><text:span text:style-name="T1">NAND&amp;XOR</text:span></text:p>
          <text:p text:style-name="P1"><text:span text:style-name="T1">38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62cm" svg:y1="62.6cm" svg:x2="32.913cm" svg:y2="61.951cm" draw:start-shape="id229" draw:start-glue-point="0" draw:end-shape="id230" draw:end-glue-point="1" svg:d="M34662 62600l-1749-649" svg:viewBox="0 0 1750 650">
          <text:p text:style-name="P1"><text:span text:style-name="T2">b+c</text:span></text:p>
        </draw:connector>
        <draw:custom-shape draw:style-name="gr1" draw:text-style-name="P2" xml:id="id231" draw:id="id231" draw:layer="layout" svg:width="1cm" svg:height="0.9cm" svg:x="30.213cm" svg:y="62.601cm">
          <text:p text:style-name="P1"><text:span text:style-name="T1">AND</text:span></text:p>
          <text:p text:style-name="P1"><text:span text:style-name="T1">38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12cm" svg:y1="63.05cm" svg:x2="31.213cm" svg:y2="63.051cm" draw:start-shape="id229" draw:end-shape="id231" svg:d="M33612 63050l-2399 1" svg:viewBox="0 0 2400 2">
          <text:p/>
        </draw:connector>
        <draw:connector draw:style-name="gr4" draw:text-style-name="P1" draw:layer="layout" draw:type="line" svg:x1="32.413cm" svg:y1="62.401cm" svg:x2="33.612cm" svg:y2="63.05cm" draw:start-shape="id230" draw:start-glue-point="2" draw:end-shape="id229" draw:end-glue-point="3" svg:d="M32413 62401l1199 649" svg:viewBox="0 0 1200 650">
          <text:p/>
        </draw:connector>
        <draw:connector draw:style-name="gr3" draw:text-style-name="P3" draw:layer="layout" draw:type="line" svg:x1="30.714cm" svg:y1="61.278cm" svg:x2="31.913cm" svg:y2="61.951cm" draw:start-shape="id228" draw:start-glue-point="2" draw:end-shape="id230" draw:end-glue-point="3" svg:d="M30714 61278l1199 673" svg:viewBox="0 0 1200 674">
          <text:p text:style-name="P1"><text:span text:style-name="T2">a+d</text:span></text:p>
        </draw:connector>
        <draw:connector draw:style-name="gr4" draw:text-style-name="P1" draw:layer="layout" draw:type="line" svg:x1="30.714cm" svg:y1="61.278cm" svg:x2="30.713cm" svg:y2="62.601cm" draw:start-shape="id228" draw:start-glue-point="2" draw:end-shape="id231" draw:end-glue-point="0" svg:d="M30714 61278l-1 1323" svg:viewBox="0 0 2 1324">
          <text:p/>
        </draw:connector>
        <draw:connector draw:style-name="gr3" draw:text-style-name="P3" draw:layer="layout" draw:type="line" svg:x1="99.994cm" svg:y1="25.597cm" svg:x2="100.7cm" svg:y2="23.707cm" draw:end-shape="id70" draw:end-glue-point="2" svg:d="M99994 25597l706-1890" svg:viewBox="0 0 707 1891">
          <text:p text:style-name="P1"><text:span text:style-name="T2">ac5_4/b</text:span></text:p>
        </draw:connector>
        <draw:connector draw:style-name="gr4" draw:text-style-name="P1" draw:layer="layout" draw:type="line" svg:x1="35.712cm" svg:y1="63.05cm" svg:x2="38.811cm" svg:y2="59.528cm" draw:start-shape="id229" draw:start-glue-point="1" draw:end-shape="id222" draw:end-glue-point="3" svg:d="M35712 63050l3099-3522" svg:viewBox="0 0 3100 3523">
          <text:p/>
        </draw:connector>
        <draw:custom-shape draw:style-name="gr2" draw:text-style-name="P2" xml:id="id232" draw:id="id232" draw:layer="layout" svg:width="2.1cm" svg:height="0.9cm" svg:x="33.61cm" svg:y="64.8cm">
          <text:p text:style-name="P1"><text:span text:style-name="T1">DFFR (clk35,/res3)</text:span></text:p>
          <text:p text:style-name="P1"><text:span text:style-name="T1">38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31.911cm" svg:y="63.701cm">
          <text:p text:style-name="P1"><text:span text:style-name="T1">NAND&amp;XOR</text:span></text:p>
          <text:p text:style-name="P1"><text:span text:style-name="T1">38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6cm" svg:y1="64.8cm" svg:x2="32.911cm" svg:y2="64.151cm" draw:start-shape="id232" draw:start-glue-point="0" draw:end-shape="id233" draw:end-glue-point="1" svg:d="M34660 64800l-1749-649" svg:viewBox="0 0 1750 650">
          <text:p text:style-name="P1"><text:span text:style-name="T2">b+c</text:span></text:p>
        </draw:connector>
        <draw:connector draw:style-name="gr4" draw:text-style-name="P1" draw:layer="layout" draw:type="line" svg:x1="32.411cm" svg:y1="64.601cm" svg:x2="33.61cm" svg:y2="65.25cm" draw:start-shape="id233" draw:start-glue-point="2" draw:end-shape="id232" draw:end-glue-point="3" svg:d="M32411 64601l1199 649" svg:viewBox="0 0 1200 650">
          <text:p/>
        </draw:connector>
        <draw:connector draw:style-name="gr3" draw:text-style-name="P3" draw:layer="layout" draw:type="line" svg:x1="30.713cm" svg:y1="63.501cm" svg:x2="31.911cm" svg:y2="64.151cm" draw:start-shape="id231" draw:start-glue-point="2" draw:end-shape="id233" draw:end-glue-point="3" svg:d="M30713 63501l1198 650" svg:viewBox="0 0 1199 651">
          <text:p text:style-name="P1"><text:span text:style-name="T2">a+d</text:span></text:p>
        </draw:connector>
        <draw:connector draw:style-name="gr3" draw:text-style-name="P3" draw:layer="layout" draw:type="line" svg:x1="101.238cm" svg:y1="25.491cm" svg:x2="101.9cm" svg:y2="23.707cm" draw:end-shape="id71" draw:end-glue-point="2" svg:d="M101238 25491l662-1784" svg:viewBox="0 0 663 1785">
          <text:p text:style-name="P1"><text:span text:style-name="T2">ac5_5/b</text:span></text:p>
        </draw:connector>
        <draw:connector draw:style-name="gr4" draw:text-style-name="P1" draw:layer="layout" draw:type="line" svg:x1="35.71cm" svg:y1="65.25cm" svg:x2="38.811cm" svg:y2="59.528cm" draw:start-shape="id232" draw:start-glue-point="1" draw:end-shape="id222" draw:end-glue-point="3" svg:d="M35710 65250l3101-5722" svg:viewBox="0 0 3102 5723">
          <text:p/>
        </draw:connector>
        <draw:custom-shape draw:style-name="gr2" draw:text-style-name="P2" xml:id="id234" draw:id="id234" draw:layer="layout" svg:width="2.1cm" svg:height="0.9cm" svg:x="33.612cm" svg:y="53.676cm">
          <text:p text:style-name="P1"><text:span text:style-name="T1">DFFR (clk35,/res3)</text:span></text:p>
          <text:p text:style-name="P1"><text:span text:style-name="T1">37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612cm" svg:y1="54.126cm" svg:x2="30.711cm" svg:y2="55.975cm" draw:start-shape="id234" draw:start-glue-point="3" draw:end-shape="id221" draw:end-glue-point="0" svg:d="M33612 54126l-2901 1849" svg:viewBox="0 0 2902 1850">
          <text:p/>
        </draw:connector>
        <draw:connector draw:style-name="gr3" draw:text-style-name="P3" draw:layer="layout" draw:type="line" svg:x1="33.612cm" svg:y1="54.126cm" svg:x2="32.911cm" svg:y2="55.325cm" draw:start-shape="id234" draw:start-glue-point="3" draw:end-shape="id220" draw:end-glue-point="1" svg:d="M33612 54126l-701 1199" svg:viewBox="0 0 702 1200">
          <text:p text:style-name="P1"><text:span text:style-name="T2">a+d</text:span></text:p>
        </draw:connector>
        <draw:connector draw:style-name="gr3" draw:text-style-name="P3" draw:layer="layout" draw:type="line" svg:x1="103.582cm" svg:y1="17.139cm" svg:x2="104.17cm" svg:y2="15.31cm" draw:end-shape="id66" draw:end-glue-point="2" svg:d="M103582 17139l588-1829" svg:viewBox="0 0 589 1830">
          <text:p text:style-name="P1"><text:span text:style-name="T2">ac5_0/b</text:span></text:p>
        </draw:connector>
        <draw:custom-shape draw:style-name="gr1" draw:text-style-name="P2" xml:id="id235" draw:id="id235" draw:layer="layout" svg:width="1cm" svg:height="0.9cm" svg:x="31.911cm" svg:y="52.476cm">
          <text:p text:style-name="P1"><text:span text:style-name="T1">NOT</text:span></text:p>
          <text:p text:style-name="P1"><text:span text:style-name="T1">37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2.411cm" svg:y1="53.376cm" svg:x2="33.612cm" svg:y2="54.126cm" draw:start-shape="id235" draw:start-glue-point="2" draw:end-shape="id234" draw:end-glue-point="3" svg:d="M32411 53376l1201 750" svg:viewBox="0 0 1202 751">
          <text:p/>
        </draw:connector>
        <draw:connector draw:style-name="gr4" draw:text-style-name="P1" draw:layer="layout" draw:type="line" svg:x1="34.662cm" svg:y1="53.676cm" svg:x2="32.911cm" svg:y2="52.926cm" draw:start-shape="id234" draw:start-glue-point="0" draw:end-shape="id235" draw:end-glue-point="1" svg:d="M34662 53676l-1751-750" svg:viewBox="0 0 1752 751">
          <text:p/>
        </draw:connector>
        <draw:connector draw:style-name="gr4" draw:text-style-name="P1" draw:layer="layout" draw:type="line" svg:x1="35.712cm" svg:y1="54.126cm" svg:x2="38.811cm" svg:y2="59.528cm" draw:start-shape="id234" draw:start-glue-point="1" draw:end-shape="id222" draw:end-glue-point="3" svg:d="M35712 54126l3099 5402" svg:viewBox="0 0 3100 5403">
          <text:p/>
        </draw:connector>
        <draw:connector draw:style-name="gr4" draw:text-style-name="P1" draw:layer="layout" draw:type="line" svg:x1="103.15cm" svg:y1="26.458cm" svg:x2="103.1cm" svg:y2="25.607cm" draw:start-shape="id236" draw:start-glue-point="0" svg:d="M103150 26458l-50-851" svg:viewBox="0 0 51 852">
          <text:p/>
        </draw:connector>
        <draw:custom-shape draw:style-name="gr1" draw:text-style-name="P2" xml:id="id237" draw:id="id237" draw:layer="layout" svg:width="1cm" svg:height="0.9cm" svg:x="104.6cm" svg:y="24.807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15cm" svg:y1="26.458cm" svg:x2="104.6cm" svg:y2="25.257cm" draw:start-shape="id236" draw:start-glue-point="0" draw:end-shape="id237" draw:end-glue-point="3" svg:d="M103150 26458l1450-1201" svg:viewBox="0 0 1451 1202">
          <text:p/>
        </draw:connector>
        <draw:connector draw:style-name="gr4" draw:text-style-name="P1" draw:layer="layout" draw:type="line" svg:x1="105.1cm" svg:y1="25.707cm" svg:x2="104.2cm" svg:y2="26.908cm" draw:start-shape="id237" draw:start-glue-point="2" draw:end-shape="id236" draw:end-glue-point="1" svg:d="M105100 25707l-900 1201" svg:viewBox="0 0 901 1202">
          <text:p/>
        </draw:connector>
        <draw:custom-shape draw:style-name="gr2" draw:text-style-name="P2" xml:id="id272" draw:id="id272" draw:layer="layout" svg:width="2.1cm" svg:height="0.9cm" svg:x="42.711cm" svg:y="48.499cm">
          <text:p text:style-name="P1"><text:span text:style-name="T1">DFFR (clk34,/res3)</text:span></text:p>
          <text:p text:style-name="P1"><text:span text:style-name="T1">42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8" draw:id="id238" draw:layer="layout" svg:width="1cm" svg:height="0.9cm" svg:x="42.611cm" svg:y="51.746cm">
          <text:p text:style-name="P1"><text:span text:style-name="T1">XOR</text:span></text:p>
          <text:p text:style-name="P1"><text:span text:style-name="T1">42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362cm" svg:y1="54.315cm" svg:x2="43.111cm" svg:y2="52.646cm" draw:end-shape="id238" draw:end-glue-point="2" svg:d="M43362 54315l-251-1669" svg:viewBox="0 0 252 1670">
          <text:p text:style-name="P1"><text:span text:style-name="T2">zz1</text:span></text:p>
        </draw:connector>
        <draw:custom-shape draw:style-name="gr1" draw:text-style-name="P2" xml:id="id239" draw:id="id239" draw:layer="layout" svg:width="1cm" svg:height="0.9cm" svg:x="46.111cm" svg:y="54.015cm">
          <text:p text:style-name="P1"><text:span text:style-name="T1">NAND</text:span></text:p>
          <text:p text:style-name="P1"><text:span text:style-name="T1">41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826cm" svg:y1="56.685cm" svg:x2="46.611cm" svg:y2="54.915cm" draw:end-shape="id239" draw:end-glue-point="2" svg:d="M46826 56685l-215-1770" svg:viewBox="0 0 216 1771">
          <text:p text:style-name="P1"><text:span text:style-name="T2">zz1</text:span></text:p>
        </draw:connector>
        <draw:custom-shape draw:style-name="gr1" draw:text-style-name="P2" xml:id="id240" draw:id="id240" draw:layer="layout" svg:width="1cm" svg:height="0.9cm" svg:x="59.011cm" svg:y="63.852cm">
          <text:p text:style-name="P1"><text:span text:style-name="T1">XNOR</text:span></text:p>
          <text:p text:style-name="P1"><text:span text:style-name="T1">39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39cm" svg:y1="66.05cm" svg:x2="59.511cm" svg:y2="64.752cm" draw:end-shape="id240" draw:end-glue-point="2" svg:d="M59390 66050l121-1298" svg:viewBox="0 0 122 1299">
          <text:p text:style-name="P1"><text:span text:style-name="T2">zz1</text:span></text:p>
        </draw:connector>
        <draw:connector draw:style-name="gr3" draw:text-style-name="P3" draw:layer="layout" draw:type="line" svg:x1="96.643cm" svg:y1="26.5cm" svg:x2="97.1cm" svg:y2="23.707cm" draw:end-shape="id67" draw:end-glue-point="2" svg:d="M96643 26500l457-2793" svg:viewBox="0 0 458 2794">
          <text:p text:style-name="P1"><text:span text:style-name="T2">zz1/c</text:span></text:p>
        </draw:connector>
        <draw:custom-shape draw:style-name="gr2" draw:text-style-name="P2" xml:id="id242" draw:id="id242" draw:layer="layout" svg:width="2.1cm" svg:height="0.9cm" svg:x="45.011cm" svg:y="48.499cm">
          <text:p text:style-name="P1"><text:span text:style-name="T1">DFFR (clk34,/res3)</text:span></text:p>
          <text:p text:style-name="P1"><text:span text:style-name="T1">40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904cm" svg:y1="26.312cm" svg:x2="98.3cm" svg:y2="23.707cm" draw:end-shape="id68" draw:end-glue-point="2" svg:d="M97904 26312l396-2605" svg:viewBox="0 0 397 2606">
          <text:p text:style-name="P1"><text:span text:style-name="T2">zz2/c</text:span></text:p>
        </draw:connector>
        <draw:custom-shape draw:style-name="gr1" draw:text-style-name="P2" xml:id="id241" draw:id="id241" draw:layer="layout" svg:width="1cm" svg:height="0.9cm" svg:x="45.611cm" svg:y="50.115cm">
          <text:p text:style-name="P1"><text:span text:style-name="T1">XOR</text:span></text:p>
          <text:p text:style-name="P1"><text:span text:style-name="T1">408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319cm" svg:y1="51.979cm" svg:x2="46.111cm" svg:y2="51.015cm" draw:end-shape="id241" draw:end-glue-point="2" svg:d="M45319 51979l792-964" svg:viewBox="0 0 793 965">
          <text:p text:style-name="P1"><text:span text:style-name="T2">zz2</text:span></text:p>
        </draw:connector>
        <draw:connector draw:style-name="gr4" draw:text-style-name="P1" draw:layer="layout" draw:type="line" svg:x1="46.111cm" svg:y1="50.115cm" svg:x2="46.061cm" svg:y2="49.399cm" draw:start-shape="id241" draw:start-glue-point="0" draw:end-shape="id242" draw:end-glue-point="2" svg:d="M46111 50115l-50-716" svg:viewBox="0 0 51 717">
          <text:p/>
        </draw:connector>
        <draw:custom-shape draw:style-name="gr1" draw:text-style-name="P2" xml:id="id243" draw:id="id243" draw:layer="layout" svg:width="1cm" svg:height="0.9cm" svg:x="59.42cm" svg:y="58.6cm">
          <text:p text:style-name="P1"><text:span text:style-name="T1">22-AOI</text:span></text:p>
          <text:p text:style-name="P1"><text:span text:style-name="T1">40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9cm" svg:y1="60.418cm" svg:x2="59.92cm" svg:y2="59.5cm" draw:end-shape="id243" draw:end-glue-point="2" svg:d="M61900 60418l-1980-918" svg:viewBox="0 0 1981 919">
          <text:p text:style-name="P1"><text:span text:style-name="T2">zz2/c</text:span></text:p>
        </draw:connector>
        <draw:custom-shape draw:style-name="gr2" draw:text-style-name="P2" xml:id="id248" draw:id="id248" draw:layer="layout" svg:width="2.1cm" svg:height="0.9cm" svg:x="47.311cm" svg:y="48.499cm">
          <text:p text:style-name="P1"><text:span text:style-name="T1">DFFR (clk33,/res3)</text:span></text:p>
          <text:p text:style-name="P1"><text:span text:style-name="T1">43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227cm" svg:y1="26.258cm" svg:x2="99.5cm" svg:y2="23.707cm" draw:end-shape="id69" draw:end-glue-point="2" svg:d="M99227 26258l273-2551" svg:viewBox="0 0 274 2552">
          <text:p text:style-name="P1"><text:span text:style-name="T2">zz3/c</text:span></text:p>
        </draw:connector>
        <draw:custom-shape draw:style-name="gr1" draw:text-style-name="P2" xml:id="id244" draw:id="id244" draw:layer="layout" svg:width="1cm" svg:height="0.9cm" svg:x="57.711cm" svg:y="63.9cm">
          <text:p text:style-name="P1"><text:span text:style-name="T1">NAND</text:span></text:p>
          <text:p text:style-name="P1"><text:span text:style-name="T1">39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433cm" svg:y1="66.421cm" svg:x2="58.211cm" svg:y2="64.8cm" draw:end-shape="id244" draw:end-glue-point="2" svg:d="M58433 66421l-222-1621" svg:viewBox="0 0 223 1622">
          <text:p text:style-name="P1"><text:span text:style-name="T2">zz3</text:span></text:p>
        </draw:connector>
        <draw:custom-shape draw:style-name="gr1" draw:text-style-name="P2" xml:id="id245" draw:id="id245" draw:layer="layout" svg:width="1cm" svg:height="0.9cm" svg:x="43.91cm" svg:y="58.88cm">
          <text:p text:style-name="P1"><text:span text:style-name="T1">3-AND</text:span></text:p>
          <text:p text:style-name="P1"><text:span text:style-name="T1">40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cm" svg:y1="60.877cm" svg:x2="44.41cm" svg:y2="59.78cm" draw:end-shape="id245" draw:end-glue-point="2" svg:d="M43850 60877l560-1097" svg:viewBox="0 0 561 1098">
          <text:p text:style-name="P1"><text:span text:style-name="T2">zz3</text:span></text:p>
        </draw:connector>
        <draw:custom-shape draw:style-name="gr1" draw:text-style-name="P2" xml:id="id246" draw:id="id246" draw:layer="layout" svg:width="1cm" svg:height="0.9cm" svg:x="59.411cm" svg:y="55.877cm">
          <text:p text:style-name="P1"><text:span text:style-name="T1">3-OR</text:span></text:p>
          <text:p text:style-name="P1"><text:span text:style-name="T1">40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425cm" svg:y1="57.874cm" svg:x2="59.911cm" svg:y2="56.777cm" draw:end-shape="id246" draw:end-glue-point="2" svg:d="M59425 57874l486-1097" svg:viewBox="0 0 487 1098">
          <text:p text:style-name="P1"><text:span text:style-name="T2">zz3</text:span></text:p>
        </draw:connector>
        <draw:connector draw:style-name="gr3" draw:text-style-name="P3" draw:layer="layout" draw:type="line" svg:x1="48.414cm" svg:y1="52.18cm" svg:x2="48.411cm" svg:y2="51.015cm" draw:end-shape="id247" draw:end-glue-point="2" svg:d="M48414 52180l-3-1165" svg:viewBox="0 0 4 1166">
          <text:p text:style-name="P1"><text:span text:style-name="T2">zz3</text:span></text:p>
        </draw:connector>
        <draw:connector draw:style-name="gr4" draw:text-style-name="P1" draw:layer="layout" draw:type="line" svg:x1="48.411cm" svg:y1="50.115cm" svg:x2="48.361cm" svg:y2="49.399cm" draw:start-shape="id247" draw:start-glue-point="0" draw:end-shape="id248" draw:end-glue-point="2" svg:d="M48411 50115l-50-716" svg:viewBox="0 0 51 717">
          <text:p/>
        </draw:connector>
        <draw:custom-shape draw:style-name="gr1" draw:text-style-name="P2" xml:id="id249" draw:id="id249" draw:layer="layout" svg:width="1cm" svg:height="0.9cm" svg:x="53.111cm" svg:y="53.9cm">
          <text:p text:style-name="P1"><text:span text:style-name="T1">NAND</text:span></text:p>
          <text:p text:style-name="P1"><text:span text:style-name="T1">42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366cm" svg:y1="56.073cm" svg:x2="53.611cm" svg:y2="54.8cm" draw:end-shape="id249" draw:end-glue-point="2" svg:d="M53366 56073l245-1273" svg:viewBox="0 0 246 1274">
          <text:p text:style-name="P1"><text:span text:style-name="T2">zz3</text:span></text:p>
        </draw:connector>
        <draw:custom-shape draw:style-name="gr1" draw:text-style-name="P2" xml:id="id250" draw:id="id250" draw:layer="layout" svg:width="1cm" svg:height="0.9cm" svg:x="49.611cm" svg:y="51.815cm">
          <text:p text:style-name="P1"><text:span text:style-name="T1">XOR</text:span></text:p>
          <text:p text:style-name="P1"><text:span text:style-name="T1">43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663cm" svg:y1="54.093cm" svg:x2="50.111cm" svg:y2="52.715cm" draw:end-shape="id250" draw:end-glue-point="2" svg:d="M49663 54093l448-1378" svg:viewBox="0 0 449 1379">
          <text:p text:style-name="P1"><text:span text:style-name="T2">zz3</text:span></text:p>
        </draw:connector>
        <draw:custom-shape draw:style-name="gr2" draw:text-style-name="P2" xml:id="id252" draw:id="id252" draw:layer="layout" svg:width="2.1cm" svg:height="0.9cm" svg:x="49.611cm" svg:y="48.499cm">
          <text:p text:style-name="P1"><text:span text:style-name="T1">DFFR (clk33,/res3)</text:span></text:p>
          <text:p text:style-name="P1"><text:span text:style-name="T1">43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0.259cm" svg:y1="26.152cm" svg:x2="100.7cm" svg:y2="23.707cm" draw:end-shape="id70" draw:end-glue-point="2" svg:d="M100259 26152l441-2445" svg:viewBox="0 0 442 2446">
          <text:p text:style-name="P1"><text:span text:style-name="T2">zz4/c</text:span></text:p>
        </draw:connector>
        <draw:connector draw:style-name="gr3" draw:text-style-name="P3" draw:layer="layout" draw:type="line" svg:x1="59.874cm" svg:y1="58.3cm" svg:x2="59.911cm" svg:y2="56.777cm" draw:end-shape="id246" draw:end-glue-point="2" svg:d="M59874 58300l37-1523" svg:viewBox="0 0 38 1524">
          <text:p text:style-name="P1"><text:span text:style-name="T2">zz4</text:span></text:p>
        </draw:connector>
        <draw:connector draw:style-name="gr3" draw:text-style-name="P3" draw:layer="layout" draw:type="line" svg:x1="44.433cm" svg:y1="61.273cm" svg:x2="44.41cm" svg:y2="59.78cm" draw:end-shape="id245" draw:end-glue-point="2" svg:d="M44433 61273l-23-1493" svg:viewBox="0 0 24 1494">
          <text:p text:style-name="P1"><text:span text:style-name="T2">zz4</text:span></text:p>
        </draw:connector>
        <draw:connector draw:style-name="gr3" draw:text-style-name="P3" draw:layer="layout" draw:type="line" svg:x1="59.972cm" svg:y1="66.5cm" svg:x2="59.511cm" svg:y2="64.752cm" draw:end-shape="id240" draw:end-glue-point="2" svg:d="M59972 66500l-461-1748" svg:viewBox="0 0 462 1749">
          <text:p text:style-name="P1"><text:span text:style-name="T2">zz4</text:span></text:p>
        </draw:connector>
        <draw:connector draw:style-name="gr3" draw:text-style-name="P3" draw:layer="layout" draw:type="line" svg:x1="53.895cm" svg:y1="56.522cm" svg:x2="53.611cm" svg:y2="54.8cm" draw:end-shape="id249" draw:end-glue-point="2" svg:d="M53895 56522l-284-1722" svg:viewBox="0 0 285 1723">
          <text:p text:style-name="P1"><text:span text:style-name="T2">zz4</text:span></text:p>
        </draw:connector>
        <draw:connector draw:style-name="gr3" draw:text-style-name="P3" draw:layer="layout" draw:type="line" svg:x1="50.669cm" svg:y1="54.331cm" svg:x2="50.111cm" svg:y2="52.715cm" draw:end-shape="id250" draw:end-glue-point="2" svg:d="M50669 54331l-558-1616" svg:viewBox="0 0 559 1617">
          <text:p text:style-name="P1"><text:span text:style-name="T2">zz4</text:span></text:p>
        </draw:connector>
        <draw:custom-shape draw:style-name="gr1" draw:text-style-name="P2" xml:id="id251" draw:id="id251" draw:layer="layout" svg:width="1cm" svg:height="0.9cm" svg:x="50.211cm" svg:y="50.115cm">
          <text:p text:style-name="P1"><text:span text:style-name="T1">XOR</text:span></text:p>
          <text:p text:style-name="P1"><text:span text:style-name="T1">4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0.711cm" svg:y1="50.115cm" svg:x2="50.661cm" svg:y2="49.399cm" draw:start-shape="id251" draw:start-glue-point="0" draw:end-shape="id252" draw:end-glue-point="2" svg:d="M50711 50115l-50-716" svg:viewBox="0 0 51 717">
          <text:p/>
        </draw:connector>
        <draw:custom-shape draw:style-name="gr2" draw:text-style-name="P2" xml:id="id254" draw:id="id254" draw:layer="layout" svg:width="2.1cm" svg:height="0.9cm" svg:x="51.911cm" svg:y="48.499cm">
          <text:p text:style-name="P1"><text:span text:style-name="T1">DFFR (clk33,/res3)</text:span></text:p>
          <text:p text:style-name="P1"><text:span text:style-name="T1">4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17cm" svg:y1="57.874cm" svg:x2="59.911cm" svg:y2="56.777cm" draw:end-shape="id246" draw:end-glue-point="2" svg:d="M60417 57874l-506-1097" svg:viewBox="0 0 507 1098">
          <text:p text:style-name="P1"><text:span text:style-name="T2">zz5</text:span></text:p>
        </draw:connector>
        <draw:connector draw:style-name="gr3" draw:text-style-name="P3" draw:layer="layout" draw:type="line" svg:x1="45.159cm" svg:y1="60.835cm" svg:x2="44.41cm" svg:y2="59.78cm" draw:end-shape="id245" draw:end-glue-point="2" svg:d="M45159 60835l-749-1055" svg:viewBox="0 0 750 1056">
          <text:p text:style-name="P1"><text:span text:style-name="T2">zz5</text:span></text:p>
        </draw:connector>
        <draw:connector draw:style-name="gr3" draw:text-style-name="P3" draw:layer="layout" draw:type="line" svg:x1="61.688cm" svg:y1="61.027cm" svg:x2="59.92cm" svg:y2="59.5cm" draw:end-shape="id243" draw:end-glue-point="2" svg:d="M61688 61027l-1768-1527" svg:viewBox="0 0 1769 1528">
          <text:p text:style-name="P1"><text:span text:style-name="T2">zz5/d</text:span></text:p>
        </draw:connector>
        <draw:custom-shape draw:style-name="gr1" draw:text-style-name="P2" xml:id="id253" draw:id="id253" draw:layer="layout" svg:width="1cm" svg:height="0.9cm" svg:x="52.511cm" svg:y="50.115cm">
          <text:p text:style-name="P1"><text:span text:style-name="T1">XOR</text:span></text:p>
          <text:p text:style-name="P1"><text:span text:style-name="T1">441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14cm" svg:y1="52.047cm" svg:x2="53.011cm" svg:y2="51.015cm" draw:end-shape="id253" draw:end-glue-point="2" svg:d="M52140 52047l871-1032" svg:viewBox="0 0 872 1033">
          <text:p text:style-name="P1"><text:span text:style-name="T2">zz5</text:span></text:p>
        </draw:connector>
        <draw:connector draw:style-name="gr4" draw:text-style-name="P1" draw:layer="layout" draw:type="line" svg:x1="53.011cm" svg:y1="50.115cm" svg:x2="52.961cm" svg:y2="49.399cm" draw:start-shape="id253" draw:start-glue-point="0" draw:end-shape="id254" draw:end-glue-point="2" svg:d="M53011 50115l-50-716" svg:viewBox="0 0 51 717">
          <text:p/>
        </draw:connector>
        <draw:custom-shape draw:style-name="gr1" draw:text-style-name="P2" xml:id="id255" draw:id="id255" draw:layer="layout" svg:width="1cm" svg:height="0.9cm" svg:x="43.91cm" svg:y="56.98cm">
          <text:p text:style-name="P1"><text:span text:style-name="T1">NAND</text:span></text:p>
          <text:p text:style-name="P1"><text:span text:style-name="T1">4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41cm" svg:y1="58.88cm" svg:x2="44.41cm" svg:y2="57.88cm" draw:start-shape="id245" draw:start-glue-point="0" draw:end-shape="id255" draw:end-glue-point="2" svg:d="M44410 58880v-1000" svg:viewBox="0 0 1 1001">
          <text:p/>
        </draw:connector>
        <draw:connector draw:style-name="gr4" draw:text-style-name="P1" draw:layer="layout" draw:type="line" svg:x1="59.911cm" svg:y1="55.877cm" svg:x2="59.911cm" svg:y2="54.2cm" draw:start-shape="id246" draw:start-glue-point="0" draw:end-shape="id256" draw:end-glue-point="2" svg:d="M59911 55877v-1677" svg:viewBox="0 0 1 1678">
          <text:p/>
        </draw:connector>
        <draw:custom-shape draw:style-name="gr1" draw:text-style-name="P2" xml:id="id257" draw:id="id257" draw:layer="layout" svg:width="1cm" svg:height="0.9cm" svg:x="53.411cm" svg:y="62.655cm">
          <text:p text:style-name="P1"><text:span text:style-name="T1">XOR</text:span></text:p>
          <text:p text:style-name="P1"><text:span text:style-name="T1">42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8" draw:id="id258" draw:layer="layout" svg:width="1cm" svg:height="0.9cm" svg:x="50.921cm" svg:y="53.922cm">
          <text:p text:style-name="P1"><text:span text:style-name="T1">XNOR</text:span></text:p>
          <text:p text:style-name="P1"><text:span text:style-name="T1">42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911cm" svg:y1="62.655cm" svg:x2="51.421cm" svg:y2="54.822cm" draw:start-shape="id257" draw:start-glue-point="0" draw:end-shape="id258" draw:end-glue-point="2" svg:d="M53911 62655l-2490-7833" svg:viewBox="0 0 2491 7834">
          <text:p/>
        </draw:connector>
        <draw:connector draw:style-name="gr4" draw:text-style-name="P1" draw:layer="layout" draw:type="line" svg:x1="53.911cm" svg:y1="62.655cm" svg:x2="51.454cm" svg:y2="57.7cm" draw:start-shape="id257" draw:start-glue-point="0" draw:end-shape="id259" draw:end-glue-point="2" svg:d="M53911 62655l-2457-4955" svg:viewBox="0 0 2458 4956">
          <text:p/>
        </draw:connector>
        <draw:connector draw:style-name="gr4" draw:text-style-name="P1" draw:layer="layout" draw:type="line" svg:x1="53.911cm" svg:y1="62.655cm" svg:x2="59.911cm" svg:y2="54.2cm" draw:start-shape="id257" draw:start-glue-point="0" draw:end-shape="id256" draw:end-glue-point="2" svg:d="M53911 62655l6000-8455" svg:viewBox="0 0 6001 8456">
          <text:p/>
        </draw:connector>
        <draw:custom-shape draw:style-name="gr1" draw:text-style-name="P2" xml:id="id260" draw:id="id260" draw:layer="layout" svg:width="1cm" svg:height="0.9cm" svg:x="55.911cm" svg:y="53.9cm">
          <text:p text:style-name="P1"><text:span text:style-name="T1">NAND</text:span></text:p>
          <text:p text:style-name="P1"><text:span text:style-name="T1">41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911cm" svg:y1="62.655cm" svg:x2="56.411cm" svg:y2="54.8cm" draw:start-shape="id257" draw:start-glue-point="0" draw:end-shape="id260" draw:end-glue-point="2" svg:d="M53911 62655l2500-7855" svg:viewBox="0 0 2501 7856">
          <text:p/>
        </draw:connector>
        <draw:connector draw:style-name="gr4" draw:text-style-name="P1" draw:layer="layout" draw:type="line" svg:x1="53.911cm" svg:y1="62.655cm" svg:x2="58.111cm" svg:y2="56.2cm" draw:start-shape="id257" draw:start-glue-point="0" draw:end-shape="id261" draw:end-glue-point="2" svg:d="M53911 62655l4200-6455" svg:viewBox="0 0 4201 6456">
          <text:p/>
        </draw:connector>
        <draw:connector draw:style-name="gr3" draw:text-style-name="P3" draw:layer="layout" draw:type="line" svg:x1="54.266cm" svg:y1="65.181cm" svg:x2="53.911cm" svg:y2="63.555cm" draw:end-shape="id257" draw:end-glue-point="2" svg:d="M54266 65181l-355-1626" svg:viewBox="0 0 356 1627">
          <text:p text:style-name="P1"><text:span text:style-name="T2">/zz3</text:span></text:p>
        </draw:connector>
        <draw:connector draw:style-name="gr3" draw:text-style-name="P3" draw:layer="layout" draw:type="line" svg:x1="52.005cm" svg:y1="55.92cm" svg:x2="52.511cm" svg:y2="54.815cm" draw:end-shape="id262" draw:end-glue-point="2" svg:d="M52005 55920l506-1105" svg:viewBox="0 0 507 1106">
          <text:p text:style-name="P1"><text:span text:style-name="T2">/zz3</text:span></text:p>
        </draw:connector>
        <draw:connector draw:style-name="gr4" draw:text-style-name="P1" draw:layer="layout" draw:type="line" svg:x1="53.911cm" svg:y1="62.655cm" svg:x2="44.41cm" svg:y2="57.88cm" draw:start-shape="id257" draw:start-glue-point="0" draw:end-shape="id255" draw:end-glue-point="2" svg:d="M53911 62655l-9501-4775" svg:viewBox="0 0 9502 4776">
          <text:p/>
        </draw:connector>
        <draw:custom-shape draw:style-name="gr1" draw:text-style-name="P2" xml:id="id263" draw:id="id263" draw:layer="layout" svg:width="1cm" svg:height="0.9cm" svg:x="45.611cm" svg:y="52.115cm">
          <text:p text:style-name="P1"><text:span text:style-name="T1">IMUX</text:span></text:p>
          <text:p text:style-name="P1"><text:span text:style-name="T1">41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6.111cm" svg:y1="52.115cm" svg:x2="46.111cm" svg:y2="51.015cm" draw:start-shape="id263" draw:start-glue-point="0" draw:end-shape="id241" draw:end-glue-point="2" svg:d="M46111 52115v-1100" svg:viewBox="0 0 1 1101">
          <text:p/>
        </draw:connector>
        <draw:custom-shape draw:style-name="gr1" draw:text-style-name="P2" xml:id="id264" draw:id="id264" draw:layer="layout" svg:width="1cm" svg:height="0.9cm" svg:x="45.011cm" svg:y="54cm">
          <text:p text:style-name="P1"><text:span text:style-name="T1">NAND</text:span></text:p>
          <text:p text:style-name="P1"><text:span text:style-name="T1">41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511cm" svg:y1="54cm" svg:x2="46.111cm" svg:y2="53.015cm" draw:start-shape="id264" draw:start-glue-point="0" svg:d="M45511 54000l600-985" svg:viewBox="0 0 601 986">
          <text:p text:style-name="P1"><text:span text:style-name="T2">c</text:span></text:p>
        </draw:connector>
        <draw:connector draw:style-name="gr3" draw:text-style-name="P3" draw:layer="layout" draw:type="line" svg:x1="45.708cm" svg:y1="56.661cm" svg:x2="45.511cm" svg:y2="54.9cm" draw:end-shape="id264" draw:end-glue-point="2" svg:d="M45708 56661l-197-1761" svg:viewBox="0 0 198 1762">
          <text:p text:style-name="P1"><text:span text:style-name="T2">/zz1</text:span></text:p>
        </draw:connector>
        <draw:connector draw:style-name="gr3" draw:text-style-name="P3" draw:layer="layout" draw:type="line" svg:x1="55.995cm" svg:y1="57.874cm" svg:x2="56.46cm" svg:y2="56.685cm" draw:end-shape="id265" draw:end-glue-point="2" svg:d="M55995 57874l465-1189" svg:viewBox="0 0 466 1190">
          <text:p text:style-name="P1"><text:span text:style-name="T2">/zz0</text:span></text:p>
        </draw:connector>
        <draw:connector draw:style-name="gr4" draw:text-style-name="P1" draw:layer="layout" draw:type="line" svg:x1="56.46cm" svg:y1="55.785cm" svg:x2="56.411cm" svg:y2="54.8cm" draw:start-shape="id265" draw:start-glue-point="0" draw:end-shape="id260" draw:end-glue-point="2" svg:d="M56460 55785l-49-985" svg:viewBox="0 0 50 986">
          <text:p/>
        </draw:connector>
        <draw:custom-shape draw:style-name="gr1" draw:text-style-name="P2" xml:id="id266" draw:id="id266" draw:layer="layout" svg:width="1cm" svg:height="0.9cm" svg:x="60.011cm" svg:y="61.148cm">
          <text:p text:style-name="P1"><text:span text:style-name="T1">22-OAI</text:span></text:p>
          <text:p text:style-name="P1"><text:span text:style-name="T1">4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1.683cm" svg:y1="63.149cm" svg:x2="60.511cm" svg:y2="62.048cm" draw:end-shape="id266" draw:end-glue-point="2" svg:d="M61683 63149l-1172-1101" svg:viewBox="0 0 1173 1102">
          <text:p text:style-name="P1"><text:span text:style-name="T2">/zz1/c</text:span></text:p>
        </draw:connector>
        <draw:connector draw:style-name="gr3" draw:text-style-name="P3" draw:layer="layout" draw:type="line" svg:x1="61.636cm" svg:y1="63.858cm" svg:x2="60.511cm" svg:y2="62.048cm" draw:end-shape="id266" draw:end-glue-point="2" svg:d="M61636 63858l-1125-1810" svg:viewBox="0 0 1126 1811">
          <text:p text:style-name="P1"><text:span text:style-name="T2">/zz4/d</text:span></text:p>
        </draw:connector>
        <draw:connector draw:style-name="gr3" draw:text-style-name="P3" draw:layer="layout" draw:type="line" svg:x1="50.901cm" svg:y1="60.879cm" svg:x2="51.454cm" svg:y2="59.8cm" draw:end-shape="id267" draw:end-glue-point="2" svg:d="M50901 60879l553-1079" svg:viewBox="0 0 554 1080">
          <text:p text:style-name="P1"><text:span text:style-name="T2">/zz0</text:span></text:p>
        </draw:connector>
        <draw:connector draw:style-name="gr3" draw:text-style-name="P3" draw:layer="layout" draw:type="line" svg:x1="51.492cm" svg:y1="61.233cm" svg:x2="51.454cm" svg:y2="59.8cm" draw:end-shape="id267" draw:end-glue-point="2" svg:d="M51492 61233l-38-1433" svg:viewBox="0 0 39 1434">
          <text:p text:style-name="P1"><text:span text:style-name="T2">/zz1</text:span></text:p>
        </draw:connector>
        <draw:connector draw:style-name="gr3" draw:text-style-name="P3" draw:layer="layout" draw:type="line" svg:x1="56.514cm" svg:y1="58.3cm" svg:x2="56.46cm" svg:y2="56.685cm" draw:end-shape="id265" draw:end-glue-point="2" svg:d="M56514 58300l-54-1615" svg:viewBox="0 0 55 1616">
          <text:p text:style-name="P1"><text:span text:style-name="T2">/zz1</text:span></text:p>
        </draw:connector>
        <draw:connector draw:style-name="gr3" draw:text-style-name="P3" draw:layer="layout" draw:type="line" svg:x1="59.096cm" svg:y1="63.223cm" svg:x2="59.411cm" svg:y2="62.072cm" draw:end-shape="id268" draw:end-glue-point="2" svg:d="M59096 63223l315-1151" svg:viewBox="0 0 316 1152">
          <text:p text:style-name="P1"><text:span text:style-name="T2">/zz2</text:span></text:p>
        </draw:connector>
        <draw:connector draw:style-name="gr3" draw:text-style-name="P3" draw:layer="layout" draw:type="line" svg:x1="59.411cm" svg:y1="61.172cm" svg:x2="59.92cm" svg:y2="59.5cm" draw:start-shape="id268" draw:start-glue-point="0" draw:end-shape="id243" draw:end-glue-point="2" svg:d="M59411 61172l509-1672" svg:viewBox="0 0 510 1673">
          <text:p text:style-name="P1"><text:span text:style-name="T2">a</text:span></text:p>
        </draw:connector>
        <draw:connector draw:style-name="gr4" draw:text-style-name="P1" draw:layer="layout" draw:type="line" svg:x1="59.411cm" svg:y1="61.172cm" svg:x2="58.811cm" svg:y2="59.5cm" draw:start-shape="id268" draw:start-glue-point="0" draw:end-shape="id269" draw:end-glue-point="2" svg:d="M59411 61172l-600-1672" svg:viewBox="0 0 601 1673">
          <text:p/>
        </draw:connector>
        <draw:connector draw:style-name="gr3" draw:text-style-name="P3" draw:layer="layout" draw:type="line" svg:x1="46.611cm" svg:y1="54.015cm" svg:x2="46.111cm" svg:y2="53.015cm" draw:start-shape="id239" draw:start-glue-point="0" draw:end-shape="id270" draw:end-glue-point="3" svg:d="M46611 54015l-500-1000" svg:viewBox="0 0 501 1001">
          <text:p text:style-name="P1"><text:span text:style-name="T2">b</text:span></text:p>
        </draw:connector>
        <draw:custom-shape draw:style-name="gr1" draw:text-style-name="P2" xml:id="id271" draw:id="id271" draw:layer="layout" svg:width="1cm" svg:height="0.9cm" svg:x="43.311cm" svg:y="50.115cm">
          <text:p text:style-name="P1"><text:span text:style-name="T1">XOR</text:span></text:p>
          <text:p text:style-name="P1"><text:span text:style-name="T1">42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811cm" svg:y1="50.115cm" svg:x2="43.761cm" svg:y2="49.399cm" draw:start-shape="id271" draw:start-glue-point="0" draw:end-shape="id272" draw:end-glue-point="2" svg:d="M43811 50115l-50-716" svg:viewBox="0 0 51 717">
          <text:p/>
        </draw:connector>
        <draw:custom-shape draw:style-name="gr1" draw:text-style-name="P2" xml:id="id273" draw:id="id273" draw:layer="layout" svg:width="1cm" svg:height="0.9cm" svg:x="43.911cm" svg:y="54cm">
          <text:p text:style-name="P1"><text:span text:style-name="T1">XNOR</text:span></text:p>
          <text:p text:style-name="P1"><text:span text:style-name="T1">42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411cm" svg:y1="54cm" svg:x2="43.811cm" svg:y2="51.015cm" draw:start-shape="id273" draw:start-glue-point="0" draw:end-shape="id271" draw:end-glue-point="2" svg:d="M44411 54000l-600-2985" svg:viewBox="0 0 601 2986">
          <text:p/>
        </draw:connector>
        <draw:connector draw:style-name="gr3" draw:text-style-name="P3" xml:id="id270" draw:id="id270" draw:layer="layout" draw:type="line" svg:x1="44.411cm" svg:y1="54cm" svg:x2="46.111cm" svg:y2="53.015cm" draw:start-shape="id273" draw:start-glue-point="0" svg:d="M44411 54000l1700-985" svg:viewBox="0 0 1701 986">
          <text:p text:style-name="P1"><text:span text:style-name="T2">a</text:span></text:p>
        </draw:connector>
        <draw:connector draw:style-name="gr4" draw:text-style-name="P1" draw:layer="layout" draw:type="line" svg:x1="43.111cm" svg:y1="51.746cm" svg:x2="43.811cm" svg:y2="51.015cm" draw:start-shape="id238" draw:start-glue-point="0" draw:end-shape="id271" draw:end-glue-point="2" svg:d="M43111 51746l700-731" svg:viewBox="0 0 701 732">
          <text:p/>
        </draw:connector>
        <draw:custom-shape draw:style-name="gr2" draw:text-style-name="P2" xml:id="id275" draw:id="id275" draw:layer="layout" svg:width="2.1cm" svg:height="0.9cm" svg:x="40.411cm" svg:y="48.499cm">
          <text:p text:style-name="P1"><text:span text:style-name="T1">DFFR (clk34,/res3)</text:span></text:p>
          <text:p text:style-name="P1"><text:span text:style-name="T1">4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674cm" svg:y1="53.918cm" svg:x2="43.111cm" svg:y2="52.646cm" draw:end-shape="id238" draw:end-glue-point="2" svg:d="M42674 53918l437-1272" svg:viewBox="0 0 438 1273">
          <text:p text:style-name="P1"><text:span text:style-name="T2">zz0</text:span></text:p>
        </draw:connector>
        <draw:connector draw:style-name="gr3" draw:text-style-name="P3" draw:layer="layout" draw:type="line" svg:x1="41.483cm" svg:y1="52.376cm" svg:x2="41.511cm" svg:y2="51.015cm" draw:end-shape="id274" draw:end-glue-point="2" svg:d="M41483 52376l28-1361" svg:viewBox="0 0 29 1362">
          <text:p text:style-name="P1"><text:span text:style-name="T2">zz0</text:span></text:p>
        </draw:connector>
        <draw:connector draw:style-name="gr4" draw:text-style-name="P1" draw:layer="layout" draw:type="line" svg:x1="41.511cm" svg:y1="50.115cm" svg:x2="41.461cm" svg:y2="49.399cm" draw:start-shape="id274" draw:start-glue-point="0" draw:end-shape="id275" draw:end-glue-point="2" svg:d="M41511 50115l-50-716" svg:viewBox="0 0 51 717">
          <text:p/>
        </draw:connector>
        <draw:connector draw:style-name="gr3" draw:text-style-name="P3" draw:layer="layout" draw:type="line" svg:x1="46.35cm" svg:y1="56.103cm" svg:x2="46.611cm" svg:y2="54.915cm" draw:end-shape="id239" draw:end-glue-point="2" svg:d="M46350 56103l261-1188" svg:viewBox="0 0 262 1189">
          <text:p text:style-name="P1"><text:span text:style-name="T2">zz0</text:span></text:p>
        </draw:connector>
        <draw:connector draw:style-name="gr3" draw:text-style-name="P3" draw:layer="layout" draw:type="line" svg:x1="41.461cm" svg:y1="48.499cm" svg:x2="41.47cm" svg:y2="46.915cm" draw:start-shape="id275" draw:start-glue-point="0" svg:d="M41461 48499l9-1584" svg:viewBox="0 0 10 1585">
          <text:p text:style-name="P1"><text:span text:style-name="T2">zz0</text:span></text:p>
        </draw:connector>
        <draw:connector draw:style-name="gr3" draw:text-style-name="P3" draw:layer="layout" draw:type="line" svg:x1="43.761cm" svg:y1="48.499cm" svg:x2="43.811cm" svg:y2="46.915cm" draw:start-shape="id272" draw:start-glue-point="0" svg:d="M43761 48499l50-1584" svg:viewBox="0 0 51 1585">
          <text:p text:style-name="P1"><text:span text:style-name="T2">zz1</text:span></text:p>
        </draw:connector>
        <draw:connector draw:style-name="gr3" draw:text-style-name="P3" draw:layer="layout" draw:type="line" svg:x1="46.061cm" svg:y1="48.499cm" svg:x2="46.111cm" svg:y2="46.915cm" draw:start-shape="id242" draw:start-glue-point="0" svg:d="M46061 48499l50-1584" svg:viewBox="0 0 51 1585">
          <text:p text:style-name="P1"><text:span text:style-name="T2">zz2</text:span></text:p>
        </draw:connector>
        <draw:connector draw:style-name="gr3" draw:text-style-name="P3" draw:layer="layout" draw:type="line" svg:x1="52.961cm" svg:y1="48.499cm" svg:x2="52.911cm" svg:y2="46.915cm" draw:start-shape="id254" draw:start-glue-point="0" svg:d="M52961 48499l-50-1584" svg:viewBox="0 0 51 1585">
          <text:p text:style-name="P1"><text:span text:style-name="T2">zz5</text:span></text:p>
        </draw:connector>
        <draw:connector draw:style-name="gr3" draw:text-style-name="P3" draw:layer="layout" draw:type="line" svg:x1="50.661cm" svg:y1="48.499cm" svg:x2="50.611cm" svg:y2="46.915cm" draw:start-shape="id252" draw:start-glue-point="0" svg:d="M50661 48499l-50-1584" svg:viewBox="0 0 51 1585">
          <text:p text:style-name="P1"><text:span text:style-name="T2">zz4</text:span></text:p>
        </draw:connector>
        <draw:connector draw:style-name="gr3" draw:text-style-name="P3" draw:layer="layout" draw:type="line" svg:x1="57.904cm" svg:y1="65.944cm" svg:x2="58.211cm" svg:y2="64.8cm" draw:end-shape="id244" draw:end-glue-point="2" svg:d="M57904 65944l307-1144" svg:viewBox="0 0 308 1145">
          <text:p text:style-name="P1"><text:span text:style-name="T2">zz0</text:span></text:p>
        </draw:connector>
        <draw:connector draw:style-name="gr3" draw:text-style-name="P3" draw:layer="layout" draw:type="line" svg:x1="48.361cm" svg:y1="48.499cm" svg:x2="48.411cm" svg:y2="46.915cm" draw:start-shape="id248" draw:start-glue-point="0" svg:d="M48361 48499l50-1584" svg:viewBox="0 0 51 1585">
          <text:p text:style-name="P1"><text:span text:style-name="T2">zz3</text:span></text:p>
        </draw:connector>
        <draw:connector draw:style-name="gr3" draw:text-style-name="P3" draw:layer="layout" draw:type="line" svg:x1="103.768cm" svg:y1="17.8cm" svg:x2="104.17cm" svg:y2="15.31cm" draw:end-shape="id66" draw:end-glue-point="2" svg:d="M103768 17800l402-2490" svg:viewBox="0 0 403 2491">
          <text:p text:style-name="P1"><text:span text:style-name="T2">zz0/c</text:span></text:p>
        </draw:connector>
        <draw:connector draw:style-name="gr3" draw:text-style-name="P3" draw:layer="layout" draw:type="line" svg:x1="53.651cm" svg:y1="64.779cm" svg:x2="53.911cm" svg:y2="63.555cm" draw:end-shape="id257" draw:end-glue-point="2" svg:d="M53651 64779l260-1224" svg:viewBox="0 0 261 1225">
          <text:p text:style-name="P1"><text:span text:style-name="T2">/zz0</text:span></text:p>
        </draw:connector>
        <draw:connector draw:style-name="gr3" draw:text-style-name="P3" draw:layer="layout" draw:type="line" svg:x1="45.073cm" svg:y1="56.079cm" svg:x2="45.511cm" svg:y2="54.9cm" draw:end-shape="id264" draw:end-glue-point="2" svg:d="M45073 56079l438-1179" svg:viewBox="0 0 439 1180">
          <text:p text:style-name="P1"><text:span text:style-name="T2">/zz0</text:span></text:p>
        </draw:connector>
        <draw:connector draw:style-name="gr3" draw:text-style-name="P3" draw:layer="layout" draw:type="line" svg:x1="57.011cm" svg:y1="57.851cm" svg:x2="56.46cm" svg:y2="56.685cm" draw:end-shape="id265" draw:end-glue-point="2" svg:d="M57011 57851l-551-1166" svg:viewBox="0 0 552 1167">
          <text:p text:style-name="P1"><text:span text:style-name="T2">/zz2</text:span></text:p>
        </draw:connector>
        <draw:connector draw:style-name="gr3" draw:text-style-name="P3" draw:layer="layout" draw:type="line" svg:x1="52.011cm" svg:y1="60.879cm" svg:x2="51.454cm" svg:y2="59.8cm" draw:end-shape="id267" draw:end-glue-point="2" svg:d="M52011 60879l-557-1079" svg:viewBox="0 0 558 1080">
          <text:p text:style-name="P1"><text:span text:style-name="T2">/zz2</text:span></text:p>
        </draw:connector>
        <draw:connector draw:style-name="gr4" draw:text-style-name="P1" draw:layer="layout" draw:type="line" svg:x1="53.911cm" svg:y1="62.655cm" svg:x2="44.411cm" svg:y2="54.9cm" draw:start-shape="id257" draw:start-glue-point="0" draw:end-shape="id273" draw:end-glue-point="2" svg:d="M53911 62655l-9500-7755" svg:viewBox="0 0 9501 7756">
          <text:p/>
        </draw:connector>
        <draw:custom-shape draw:style-name="gr1" draw:text-style-name="P2" xml:id="id276" draw:id="id276" draw:layer="layout" svg:width="1cm" svg:height="0.9cm" svg:x="57.611cm" svg:y="51.3cm">
          <text:p text:style-name="P1"><text:span text:style-name="T1">IMUX</text:span></text:p>
          <text:p text:style-name="P1"><text:span text:style-name="T1">4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4.41cm" svg:y1="56.98cm" svg:x2="58.111cm" svg:y2="52.2cm" draw:start-shape="id255" draw:start-glue-point="0" draw:end-shape="id276" draw:end-glue-point="2" svg:d="M44410 56980l13701-4780" svg:viewBox="0 0 13702 4781">
          <text:p text:style-name="P1"><text:span text:style-name="T2">c</text:span></text:p>
        </draw:connector>
        <draw:connector draw:style-name="gr4" draw:text-style-name="P1" draw:layer="layout" draw:type="line" svg:x1="44.41cm" svg:y1="56.98cm" svg:x2="44.411cm" svg:y2="54.9cm" draw:start-shape="id255" draw:start-glue-point="0" draw:end-shape="id273" draw:end-glue-point="2" svg:d="M44410 56980l1-2080" svg:viewBox="0 0 2 2081">
          <text:p/>
        </draw:connector>
        <draw:connector draw:style-name="gr3" draw:text-style-name="P3" draw:layer="layout" draw:type="line" svg:x1="101.503cm" svg:y1="26.073cm" svg:x2="101.9cm" svg:y2="23.707cm" draw:end-shape="id71" draw:end-glue-point="2" svg:d="M101503 26073l397-2366" svg:viewBox="0 0 398 2367">
          <text:p text:style-name="P1"><text:span text:style-name="T2">zz5/c</text:span></text:p>
        </draw:connector>
        <draw:connector draw:style-name="gr4" draw:text-style-name="P1" draw:layer="layout" draw:type="line" svg:x1="51.454cm" svg:y1="58.9cm" svg:x2="51.454cm" svg:y2="57.7cm" draw:start-shape="id267" draw:start-glue-point="0" draw:end-shape="id259" draw:end-glue-point="2" svg:d="M51454 58900v-1200" svg:viewBox="0 0 1 1201">
          <text:p/>
        </draw:connector>
        <draw:connector draw:style-name="gr4" draw:text-style-name="P1" draw:layer="layout" draw:type="line" svg:x1="50.111cm" svg:y1="51.815cm" svg:x2="50.711cm" svg:y2="51.015cm" draw:start-shape="id250" draw:start-glue-point="0" draw:end-shape="id251" draw:end-glue-point="2" svg:d="M50111 51815l600-800" svg:viewBox="0 0 601 801">
          <text:p/>
        </draw:connector>
        <draw:connector draw:style-name="gr4" draw:text-style-name="P1" draw:layer="layout" draw:type="line" svg:x1="51.421cm" svg:y1="53.922cm" svg:x2="50.711cm" svg:y2="51.015cm" draw:start-shape="id258" draw:start-glue-point="0" draw:end-shape="id251" draw:end-glue-point="2" svg:d="M51421 53922l-710-2907" svg:viewBox="0 0 711 2908">
          <text:p/>
        </draw:connector>
        <draw:connector draw:style-name="gr4" draw:text-style-name="P1" draw:layer="layout" draw:type="line" svg:x1="51.454cm" svg:y1="56.8cm" svg:x2="51.421cm" svg:y2="54.822cm" draw:start-shape="id259" draw:start-glue-point="0" draw:end-shape="id258" draw:end-glue-point="2" svg:d="M51454 56800l-33-1978" svg:viewBox="0 0 34 1979">
          <text:p/>
        </draw:connector>
        <draw:connector draw:style-name="gr3" draw:text-style-name="P3" draw:layer="layout" draw:type="line" svg:x1="51.454cm" svg:y1="56.8cm" svg:x2="55.311cm" svg:y2="54.8cm" draw:start-shape="id259" draw:start-glue-point="0" draw:end-shape="id277" draw:end-glue-point="2" svg:d="M51454 56800l3857-2000" svg:viewBox="0 0 3858 2001">
          <text:p text:style-name="P1"><text:span text:style-name="T2">a</text:span></text:p>
        </draw:connector>
        <draw:custom-shape draw:style-name="gr1" draw:text-style-name="P2" xml:id="id278" draw:id="id278" draw:layer="layout" svg:width="1cm" svg:height="0.9cm" svg:x="52.611cm" svg:y="51.8cm">
          <text:p text:style-name="P1"><text:span text:style-name="T1">IMUX</text:span></text:p>
          <text:p text:style-name="P1"><text:span text:style-name="T1">42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3.111cm" svg:y1="51.8cm" svg:x2="53.011cm" svg:y2="51.015cm" draw:start-shape="id278" draw:start-glue-point="0" draw:end-shape="id253" draw:end-glue-point="2" svg:d="M53111 51800l-100-785" svg:viewBox="0 0 101 786">
          <text:p/>
        </draw:connector>
        <draw:connector draw:style-name="gr3" draw:text-style-name="P3" draw:layer="layout" draw:type="line" svg:x1="51.421cm" svg:y1="53.922cm" svg:x2="53.111cm" svg:y2="52.7cm" draw:start-shape="id258" draw:start-glue-point="0" draw:end-shape="id278" draw:end-glue-point="2" svg:d="M51421 53922l1690-1222" svg:viewBox="0 0 1691 1223">
          <text:p text:style-name="P1"><text:span text:style-name="T2">a</text:span></text:p>
        </draw:connector>
        <draw:connector draw:style-name="gr3" draw:text-style-name="P3" draw:layer="layout" draw:type="line" svg:x1="53.611cm" svg:y1="53.9cm" svg:x2="53.111cm" svg:y2="52.7cm" draw:start-shape="id249" draw:start-glue-point="0" draw:end-shape="id278" draw:end-glue-point="2" svg:d="M53611 53900l-500-1200" svg:viewBox="0 0 501 1201">
          <text:p text:style-name="P1"><text:span text:style-name="T2">b</text:span></text:p>
        </draw:connector>
        <draw:connector draw:style-name="gr3" draw:text-style-name="P3" draw:layer="layout" draw:type="line" svg:x1="52.511cm" svg:y1="53.915cm" svg:x2="53.111cm" svg:y2="52.7cm" draw:start-shape="id262" draw:start-glue-point="0" draw:end-shape="id278" draw:end-glue-point="2" svg:d="M52511 53915l600-1215" svg:viewBox="0 0 601 1216">
          <text:p text:style-name="P1"><text:span text:style-name="T2">c</text:span></text:p>
        </draw:connector>
        <draw:connector draw:style-name="gr3" draw:text-style-name="P3" draw:layer="layout" draw:type="line" svg:x1="52.571cm" svg:y1="56.347cm" svg:x2="52.511cm" svg:y2="54.815cm" draw:end-shape="id262" draw:end-glue-point="2" svg:d="M52571 56347l-60-1532" svg:viewBox="0 0 61 1533">
          <text:p text:style-name="P1"><text:span text:style-name="T2">/zz4</text:span></text:p>
        </draw:connector>
        <draw:connector draw:style-name="gr3" draw:text-style-name="P3" draw:layer="layout" draw:type="line" svg:x1="55.29cm" svg:y1="56.476cm" svg:x2="55.311cm" svg:y2="54.8cm" draw:end-shape="id277" draw:end-glue-point="2" svg:d="M55290 56476l21-1676" svg:viewBox="0 0 22 1677">
          <text:p text:style-name="P1"><text:span text:style-name="T2">/zz4/c</text:span></text:p>
        </draw:connector>
        <draw:connector draw:style-name="gr3" draw:text-style-name="P3" draw:layer="layout" draw:type="line" svg:x1="55.786cm" svg:y1="55.91cm" svg:x2="55.311cm" svg:y2="54.8cm" draw:end-shape="id277" draw:end-glue-point="2" svg:d="M55786 55910l-475-1110" svg:viewBox="0 0 476 1111">
          <text:p text:style-name="P1"><text:span text:style-name="T2">/zz5/b</text:span></text:p>
        </draw:connector>
        <draw:connector draw:style-name="gr3" draw:text-style-name="P3" draw:layer="layout" draw:type="line" svg:x1="59.77cm" svg:y1="63.5cm" svg:x2="59.411cm" svg:y2="62.072cm" draw:end-shape="id268" draw:end-glue-point="2" svg:d="M59770 63500l-359-1428" svg:viewBox="0 0 360 1429">
          <text:p text:style-name="P1"><text:span text:style-name="T2">/zz5</text:span></text:p>
        </draw:connector>
        <draw:custom-shape draw:style-name="gr1" draw:text-style-name="P2" xml:id="id279" draw:id="id279" draw:layer="layout" svg:width="1cm" svg:height="0.9cm" svg:x="55.911cm" svg:y="51.315cm">
          <text:p text:style-name="P1"><text:span text:style-name="T1">IMUX</text:span></text:p>
          <text:p text:style-name="P1"><text:span text:style-name="T1">4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5.311cm" svg:y1="53.9cm" svg:x2="56.411cm" svg:y2="52.215cm" draw:start-shape="id277" draw:start-glue-point="0" draw:end-shape="id279" draw:end-glue-point="2" svg:d="M55311 53900l1100-1685" svg:viewBox="0 0 1101 1686">
          <text:p text:style-name="P1"><text:span text:style-name="T2">c</text:span></text:p>
        </draw:connector>
        <draw:custom-shape draw:style-name="gr1" draw:text-style-name="P2" xml:id="id280" draw:id="id280" draw:layer="layout" svg:width="1cm" svg:height="0.9cm" svg:x="57.711cm" svg:y="61.2cm">
          <text:p text:style-name="P1"><text:span text:style-name="T1">XOR</text:span></text:p>
          <text:p text:style-name="P1"><text:span text:style-name="T1">39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9.511cm" svg:y1="63.852cm" svg:x2="58.211cm" svg:y2="62.1cm" draw:start-shape="id240" draw:start-glue-point="0" draw:end-shape="id280" draw:end-glue-point="2" svg:d="M59511 63852l-1300-1752" svg:viewBox="0 0 1301 1753">
          <text:p/>
        </draw:connector>
        <draw:connector draw:style-name="gr4" draw:text-style-name="P1" draw:layer="layout" draw:type="line" svg:x1="58.211cm" svg:y1="63.9cm" svg:x2="58.211cm" svg:y2="62.1cm" draw:start-shape="id244" draw:start-glue-point="0" draw:end-shape="id280" draw:end-glue-point="2" svg:d="M58211 63900v-1800" svg:viewBox="0 0 1 1801">
          <text:p/>
        </draw:connector>
        <draw:connector draw:style-name="gr3" draw:text-style-name="P3" draw:layer="layout" draw:type="line" svg:x1="58.211cm" svg:y1="63.9cm" svg:x2="60.511cm" svg:y2="62.048cm" draw:start-shape="id244" draw:start-glue-point="0" draw:end-shape="id266" draw:end-glue-point="2" svg:d="M58211 63900l2300-1852" svg:viewBox="0 0 2301 1853">
          <text:p text:style-name="P1"><text:span text:style-name="T2">b</text:span></text:p>
        </draw:connector>
        <draw:connector draw:style-name="gr4" draw:text-style-name="P1" draw:layer="layout" draw:type="line" svg:x1="58.211cm" svg:y1="61.2cm" svg:x2="58.111cm" svg:y2="56.2cm" draw:start-shape="id280" draw:start-glue-point="0" draw:end-shape="id261" draw:end-glue-point="2" svg:d="M58211 61200l-100-5000" svg:viewBox="0 0 101 5001">
          <text:p/>
        </draw:connector>
        <draw:connector draw:style-name="gr3" draw:text-style-name="P3" draw:layer="layout" draw:type="line" svg:x1="59.911cm" svg:y1="53.3cm" svg:x2="58.111cm" svg:y2="52.2cm" draw:start-shape="id256" draw:start-glue-point="0" draw:end-shape="id276" draw:end-glue-point="2" svg:d="M59911 53300l-1800-1100" svg:viewBox="0 0 1801 1101">
          <text:p text:style-name="P1"><text:span text:style-name="T2">b</text:span></text:p>
        </draw:connector>
        <draw:connector draw:style-name="gr3" draw:text-style-name="P3" draw:layer="layout" draw:type="line" svg:x1="58.111cm" svg:y1="53.3cm" svg:x2="56.411cm" svg:y2="52.215cm" draw:start-shape="id281" draw:start-glue-point="0" draw:end-shape="id279" draw:end-glue-point="2" svg:d="M58111 53300l-1700-1085" svg:viewBox="0 0 1701 1086">
          <text:p text:style-name="P1"><text:span text:style-name="T2">a</text:span></text:p>
        </draw:connector>
        <draw:connector draw:style-name="gr3" draw:text-style-name="P3" draw:layer="layout" draw:type="line" svg:x1="58.111cm" svg:y1="53.3cm" svg:x2="58.111cm" svg:y2="52.2cm" draw:start-shape="id281" draw:start-glue-point="0" draw:end-shape="id276" draw:end-glue-point="2" svg:d="M58111 53300v-1100" svg:viewBox="0 0 1 1101">
          <text:p text:style-name="P1"><text:span text:style-name="T2">a</text:span></text:p>
        </draw:connector>
        <draw:custom-shape draw:style-name="gr1" draw:text-style-name="P2" xml:id="id282" draw:id="id282" draw:layer="layout" svg:width="1cm" svg:height="0.9cm" svg:x="57.611cm" svg:y="49.3cm">
          <text:p text:style-name="P1"><text:span text:style-name="T1">3-OR (mclk)</text:span></text:p>
          <text:p text:style-name="P1"><text:span text:style-name="T1">4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8.111cm" svg:y1="51.3cm" svg:x2="58.111cm" svg:y2="50.2cm" draw:start-shape="id276" draw:start-glue-point="0" draw:end-shape="id282" draw:end-glue-point="2" svg:d="M58111 51300v-1100" svg:viewBox="0 0 1 1101">
          <text:p/>
        </draw:connector>
        <draw:custom-shape draw:style-name="gr1" draw:text-style-name="P2" xml:id="id281" draw:id="id281" draw:layer="layout" svg:width="1cm" svg:height="0.9cm" svg:x="57.611cm" svg:y="53.3cm">
          <text:p text:style-name="P1"><text:span text:style-name="T1">NAND</text:span></text:p>
          <text:p text:style-name="P1"><text:span text:style-name="T1">40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411cm" svg:y1="53.9cm" svg:x2="56.411cm" svg:y2="52.215cm" draw:start-shape="id260" draw:start-glue-point="0" draw:end-shape="id279" draw:end-glue-point="2" svg:d="M56411 53900v-1685" svg:viewBox="0 0 1 1686">
          <text:p text:style-name="P1"><text:span text:style-name="T2">b</text:span></text:p>
        </draw:connector>
        <draw:custom-shape draw:style-name="gr1" draw:text-style-name="P2" xml:id="id283" draw:id="id283" draw:layer="layout" svg:width="1cm" svg:height="0.9cm" svg:x="55.911cm" svg:y="49.3cm">
          <text:p text:style-name="P1"><text:span text:style-name="T1">3-OR (mclk)</text:span></text:p>
          <text:p text:style-name="P1"><text:span text:style-name="T1">41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.411cm" svg:y1="51.315cm" svg:x2="56.411cm" svg:y2="50.2cm" draw:start-shape="id279" draw:start-glue-point="0" draw:end-shape="id283" draw:end-glue-point="2" svg:d="M56411 51315v-1115" svg:viewBox="0 0 1 1116">
          <text:p/>
        </draw:connector>
        <draw:connector draw:style-name="gr4" draw:text-style-name="P1" draw:layer="layout" draw:type="line" svg:x1="58.111cm" svg:y1="55.3cm" svg:x2="58.111cm" svg:y2="54.2cm" draw:start-shape="id261" draw:start-glue-point="0" draw:end-shape="id281" draw:end-glue-point="2" svg:d="M58111 55300v-1100" svg:viewBox="0 0 1 1101">
          <text:p/>
        </draw:connector>
        <draw:connector draw:style-name="gr4" draw:text-style-name="P1" draw:layer="layout" draw:type="line" svg:x1="59.92cm" svg:y1="58.6cm" svg:x2="58.111cm" svg:y2="54.2cm" draw:start-shape="id243" draw:start-glue-point="0" draw:end-shape="id281" draw:end-glue-point="2" svg:d="M59920 58600l-1809-4400" svg:viewBox="0 0 1810 4401">
          <text:p/>
        </draw:connector>
        <draw:connector draw:style-name="gr3" draw:text-style-name="P3" draw:layer="layout" draw:type="line" svg:x1="59.511cm" svg:y1="63.852cm" svg:x2="60.511cm" svg:y2="62.048cm" draw:start-shape="id240" draw:start-glue-point="0" draw:end-shape="id266" draw:end-glue-point="2" svg:d="M59511 63852l1000-1804" svg:viewBox="0 0 1001 1805">
          <text:p text:style-name="P1"><text:span text:style-name="T2">a</text:span></text:p>
        </draw:connector>
        <draw:connector draw:style-name="gr3" draw:text-style-name="P3" draw:layer="layout" draw:type="line" svg:x1="60.511cm" svg:y1="61.148cm" svg:x2="59.92cm" svg:y2="59.5cm" draw:start-shape="id266" draw:start-glue-point="0" draw:end-shape="id243" draw:end-glue-point="2" svg:d="M60511 61148l-591-1648" svg:viewBox="0 0 592 1649">
          <text:p text:style-name="P1"><text:span text:style-name="T2">b</text:span></text:p>
        </draw:connector>
        <draw:connector draw:style-name="gr4" draw:text-style-name="P1" draw:layer="layout" draw:type="line" svg:x1="60.511cm" svg:y1="61.148cm" svg:x2="58.811cm" svg:y2="59.5cm" draw:start-shape="id266" draw:start-glue-point="0" draw:end-shape="id269" draw:end-glue-point="2" svg:d="M60511 61148l-1700-1648" svg:viewBox="0 0 1701 1649">
          <text:p/>
        </draw:connector>
        <draw:custom-shape draw:style-name="gr1" draw:text-style-name="P2" xml:id="id284" draw:id="id284" draw:layer="layout" svg:width="1cm" svg:height="0.9cm" svg:x="47.511cm" svg:y="63.9cm">
          <text:p text:style-name="P1"><text:span text:style-name="T1">NOT</text:span></text:p>
          <text:p text:style-name="P1"><text:span text:style-name="T1">42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7.971cm" svg:y1="66.023cm" svg:x2="48.011cm" svg:y2="64.8cm" draw:end-shape="id284" draw:end-glue-point="2" svg:d="M47971 66023l40-1223" svg:viewBox="0 0 41 1224">
          <text:p text:style-name="P1"><text:span text:style-name="T2">zz3</text:span></text:p>
        </draw:connector>
        <draw:connector draw:style-name="gr3" draw:text-style-name="P3" draw:layer="layout" draw:type="line" svg:x1="48.011cm" svg:y1="63.9cm" svg:x2="48.019cm" svg:y2="62.526cm" draw:start-shape="id284" draw:start-glue-point="0" svg:d="M48011 63900l8-1374" svg:viewBox="0 0 9 1375">
          <text:p text:style-name="P1"><text:span text:style-name="T2">/zz3</text:span></text:p>
        </draw:connector>
        <draw:custom-shape draw:style-name="gr1" draw:text-style-name="P2" xml:id="id285" draw:id="id285" draw:layer="layout" svg:width="1cm" svg:height="0.9cm" svg:x="45.311cm" svg:y="63.914cm">
          <text:p text:style-name="P1"><text:span text:style-name="T1">NOT</text:span></text:p>
          <text:p text:style-name="P1"><text:span text:style-name="T1">41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808cm" svg:y1="65.996cm" svg:x2="45.811cm" svg:y2="64.814cm" draw:end-shape="id285" draw:end-glue-point="2" svg:d="M45808 65996l3-1182" svg:viewBox="0 0 4 1183">
          <text:p text:style-name="P1"><text:span text:style-name="T2">zz1</text:span></text:p>
        </draw:connector>
        <draw:connector draw:style-name="gr3" draw:text-style-name="P3" draw:layer="layout" draw:type="line" svg:x1="45.811cm" svg:y1="63.914cm" svg:x2="45.844cm" svg:y2="62.5cm" draw:start-shape="id285" draw:start-glue-point="0" svg:d="M45811 63914l33-1414" svg:viewBox="0 0 34 1415">
          <text:p text:style-name="P1"><text:span text:style-name="T2">/zz1</text:span></text:p>
        </draw:connector>
        <draw:custom-shape draw:style-name="gr1" draw:text-style-name="P2" xml:id="id286" draw:id="id286" draw:layer="layout" svg:width="1cm" svg:height="0.9cm" svg:x="46.411cm" svg:y="63.914cm">
          <text:p text:style-name="P1"><text:span text:style-name="T1">NOT</text:span></text:p>
          <text:p text:style-name="P1"><text:span text:style-name="T1">41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861cm" svg:y1="65.999cm" svg:x2="46.911cm" svg:y2="64.814cm" draw:end-shape="id286" draw:end-glue-point="2" svg:d="M46861 65999l50-1185" svg:viewBox="0 0 51 1186">
          <text:p text:style-name="P1"><text:span text:style-name="T2">zz2</text:span></text:p>
        </draw:connector>
        <draw:connector draw:style-name="gr3" draw:text-style-name="P3" draw:layer="layout" draw:type="line" svg:x1="46.911cm" svg:y1="63.914cm" svg:x2="46.944cm" svg:y2="62.527cm" draw:start-shape="id286" draw:start-glue-point="0" svg:d="M46911 63914l33-1387" svg:viewBox="0 0 34 1388">
          <text:p text:style-name="P1"><text:span text:style-name="T2">/zz2</text:span></text:p>
        </draw:connector>
        <draw:custom-shape draw:style-name="gr1" draw:text-style-name="P2" xml:id="id287" draw:id="id287" draw:layer="layout" svg:width="1cm" svg:height="0.9cm" svg:x="44.211cm" svg:y="63.914cm">
          <text:p text:style-name="P1"><text:span text:style-name="T1">NOT</text:span></text:p>
          <text:p text:style-name="P1"><text:span text:style-name="T1">42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683cm" svg:y1="66.1cm" svg:x2="44.711cm" svg:y2="64.814cm" draw:end-shape="id287" draw:end-glue-point="2" svg:d="M44683 66100l28-1286" svg:viewBox="0 0 29 1287">
          <text:p text:style-name="P1"><text:span text:style-name="T2">zz0</text:span></text:p>
        </draw:connector>
        <draw:connector draw:style-name="gr3" draw:text-style-name="P3" draw:layer="layout" draw:type="line" svg:x1="44.711cm" svg:y1="63.914cm" svg:x2="44.754cm" svg:y2="62.501cm" draw:start-shape="id287" draw:start-glue-point="0" svg:d="M44711 63914l43-1413" svg:viewBox="0 0 44 1414">
          <text:p text:style-name="P1"><text:span text:style-name="T2">/zz0</text:span></text:p>
        </draw:connector>
        <draw:custom-shape draw:style-name="gr1" draw:text-style-name="P2" xml:id="id288" draw:id="id288" draw:layer="layout" svg:width="1cm" svg:height="0.9cm" svg:x="48.611cm" svg:y="63.914cm">
          <text:p text:style-name="P1"><text:span text:style-name="T1">NOT</text:span></text:p>
          <text:p text:style-name="P1"><text:span text:style-name="T1">40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03cm" svg:y1="66.1cm" svg:x2="49.111cm" svg:y2="64.814cm" draw:end-shape="id288" draw:end-glue-point="2" svg:d="M49103 66100l8-1286" svg:viewBox="0 0 9 1287">
          <text:p text:style-name="P1"><text:span text:style-name="T2">zz4</text:span></text:p>
        </draw:connector>
        <draw:connector draw:style-name="gr3" draw:text-style-name="P3" draw:layer="layout" draw:type="line" svg:x1="49.111cm" svg:y1="63.914cm" svg:x2="49.144cm" svg:y2="62.527cm" draw:start-shape="id288" draw:start-glue-point="0" svg:d="M49111 63914l33-1387" svg:viewBox="0 0 34 1388">
          <text:p text:style-name="P1"><text:span text:style-name="T2">/zz4</text:span></text:p>
        </draw:connector>
        <draw:custom-shape draw:style-name="gr1" draw:text-style-name="P2" xml:id="id289" draw:id="id289" draw:layer="layout" svg:width="1cm" svg:height="0.9cm" svg:x="49.711cm" svg:y="63.914cm">
          <text:p text:style-name="P1"><text:span text:style-name="T1">NOT</text:span></text:p>
          <text:p text:style-name="P1"><text:span text:style-name="T1">41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169cm" svg:y1="65.999cm" svg:x2="50.211cm" svg:y2="64.814cm" draw:end-shape="id289" draw:end-glue-point="2" svg:d="M50169 65999l42-1185" svg:viewBox="0 0 43 1186">
          <text:p text:style-name="P1"><text:span text:style-name="T2">zz5</text:span></text:p>
        </draw:connector>
        <draw:connector draw:style-name="gr3" draw:text-style-name="P3" draw:layer="layout" draw:type="line" svg:x1="50.211cm" svg:y1="63.914cm" svg:x2="50.26cm" svg:y2="62.528cm" draw:start-shape="id289" draw:start-glue-point="0" svg:d="M50211 63914l49-1386" svg:viewBox="0 0 50 1387">
          <text:p text:style-name="P1"><text:span text:style-name="T2">/zz5</text:span></text:p>
        </draw:connector>
        <draw:connector draw:style-name="gr4" draw:text-style-name="P1" draw:layer="layout" draw:type="line" svg:x1="58.811cm" svg:y1="58.6cm" svg:x2="58.111cm" svg:y2="56.2cm" draw:start-shape="id269" draw:start-glue-point="0" draw:end-shape="id261" draw:end-glue-point="2" svg:d="M58811 58600l-700-2400" svg:viewBox="0 0 701 2401">
          <text:p/>
        </draw:connector>
        <draw:connector draw:style-name="gr3" draw:text-style-name="P3" draw:layer="layout" draw:type="line" svg:x1="58.111cm" svg:y1="49.3cm" svg:x2="58.092cm" svg:y2="47.558cm" draw:start-shape="id282" draw:start-glue-point="0" svg:d="M58111 49300l-19-1742" svg:viewBox="0 0 20 1743">
          <text:p text:style-name="P1"><text:span text:style-name="T2">clk33</text:span></text:p>
        </draw:connector>
        <draw:connector draw:style-name="gr3" draw:text-style-name="P3" draw:layer="layout" draw:type="line" svg:x1="56.411cm" svg:y1="49.3cm" svg:x2="56.386cm" svg:y2="47.559cm" draw:start-shape="id283" draw:start-glue-point="0" svg:d="M56411 49300l-25-1741" svg:viewBox="0 0 26 1742">
          <text:p text:style-name="P1"><text:span text:style-name="T2">clk34</text:span></text:p>
        </draw:connector>
        <draw:custom-shape draw:style-name="gr1" draw:text-style-name="P2" xml:id="id290" draw:id="id290" draw:layer="layout" svg:width="1cm" svg:height="0.9cm" svg:x="59.511cm" svg:y="49.3cm">
          <text:p text:style-name="P1"><text:span text:style-name="T1">OR (mclk)</text:span></text:p>
          <text:p text:style-name="P1"><text:span text:style-name="T1">4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0.011cm" svg:y1="49.3cm" svg:x2="59.986cm" svg:y2="47.559cm" draw:start-shape="id290" draw:start-glue-point="0" svg:d="M60011 49300l-25-1741" svg:viewBox="0 0 26 1742">
          <text:p text:style-name="P1"><text:span text:style-name="T2">clk35</text:span></text:p>
        </draw:connector>
        <draw:connector draw:style-name="gr4" draw:text-style-name="P1" draw:layer="layout" draw:type="line" svg:x1="61.211cm" svg:y1="53.317cm" svg:x2="56.411cm" svg:y2="50.2cm" draw:start-shape="id186" draw:start-glue-point="0" draw:end-shape="id283" draw:end-glue-point="2" svg:d="M61211 53317l-4800-3117" svg:viewBox="0 0 4801 3118">
          <text:p/>
        </draw:connector>
        <draw:connector draw:style-name="gr4" draw:text-style-name="P1" draw:layer="layout" draw:type="line" svg:x1="61.211cm" svg:y1="53.317cm" svg:x2="58.111cm" svg:y2="50.2cm" draw:start-shape="id186" draw:start-glue-point="0" draw:end-shape="id282" draw:end-glue-point="2" svg:d="M61211 53317l-3100-3117" svg:viewBox="0 0 3101 3118">
          <text:p/>
        </draw:connector>
        <draw:connector draw:style-name="gr4" draw:text-style-name="P1" draw:layer="layout" draw:type="line" svg:x1="61.211cm" svg:y1="53.317cm" svg:x2="60.011cm" svg:y2="50.2cm" draw:start-shape="id186" draw:start-glue-point="0" draw:end-shape="id290" draw:end-glue-point="2" svg:d="M61211 53317l-1200-3117" svg:viewBox="0 0 1201 3118">
          <text:p/>
        </draw:connector>
        <draw:custom-shape draw:style-name="gr1" draw:text-style-name="P2" xml:id="id291" draw:id="id291" draw:layer="layout" svg:width="1cm" svg:height="0.9cm" svg:x="82.95cm" svg:y="28.825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45cm" svg:y1="28.825cm" svg:x2="83.458cm" svg:y2="27.414cm" draw:start-shape="id291" draw:start-glue-point="0" svg:d="M83450 28825l8-1411" svg:viewBox="0 0 9 1412">
          <text:p text:style-name="P1"><text:span text:style-name="T2">/res3</text:span></text:p>
        </draw:connector>
        <draw:custom-shape draw:style-name="gr1" draw:text-style-name="P2" xml:id="id292" draw:id="id292" draw:layer="layout" svg:width="1cm" svg:height="0.9cm" svg:x="84.05cm" svg:y="28.825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55cm" svg:y1="28.825cm" svg:x2="84.558cm" svg:y2="27.414cm" draw:start-shape="id292" draw:start-glue-point="0" svg:d="M84550 28825l8-1411" svg:viewBox="0 0 9 1412">
          <text:p text:style-name="P1"><text:span text:style-name="T2">/res3</text:span></text:p>
        </draw:connector>
        <draw:connector draw:style-name="gr4" draw:text-style-name="P1" draw:layer="layout" draw:type="line" svg:x1="83.3cm" svg:y1="31.314cm" svg:x2="83.45cm" svg:y2="29.725cm" draw:start-shape="id293" draw:start-glue-point="0" draw:end-shape="id291" draw:end-glue-point="2" svg:d="M83300 31314l150-1589" svg:viewBox="0 0 151 1590">
          <text:p/>
        </draw:connector>
        <draw:connector draw:style-name="gr4" draw:text-style-name="P1" draw:layer="layout" draw:type="line" svg:x1="83.3cm" svg:y1="31.314cm" svg:x2="80.2cm" svg:y2="29.7cm" draw:start-shape="id293" draw:start-glue-point="0" draw:end-shape="id126" draw:end-glue-point="2" svg:d="M83300 31314l-3100-1614" svg:viewBox="0 0 3101 1615">
          <text:p/>
        </draw:connector>
        <draw:connector draw:style-name="gr4" draw:text-style-name="P1" draw:layer="layout" draw:type="line" svg:x1="83.3cm" svg:y1="31.314cm" svg:x2="84.55cm" svg:y2="29.725cm" draw:start-shape="id293" draw:start-glue-point="0" draw:end-shape="id292" draw:end-glue-point="2" svg:d="M83300 31314l1250-1589" svg:viewBox="0 0 1251 1590">
          <text:p/>
        </draw:connector>
        <draw:custom-shape draw:style-name="gr1" draw:text-style-name="P2" xml:id="id294" draw:id="id294" draw:layer="layout" svg:width="1cm" svg:height="0.9cm" svg:x="81.85cm" svg:y="28.814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3cm" svg:y1="31.314cm" svg:x2="82.35cm" svg:y2="29.714cm" draw:start-shape="id293" draw:start-glue-point="0" draw:end-shape="id294" draw:end-glue-point="2" svg:d="M83300 31314l-950-1600" svg:viewBox="0 0 951 1601">
          <text:p/>
        </draw:connector>
        <draw:connector draw:style-name="gr4" draw:text-style-name="P1" draw:layer="layout" draw:type="line" svg:x1="83.3cm" svg:y1="31.314cm" svg:x2="81.25cm" svg:y2="29.714cm" draw:start-shape="id293" draw:start-glue-point="0" draw:end-shape="id119" draw:end-glue-point="2" svg:d="M83300 31314l-2050-1600" svg:viewBox="0 0 2051 1601">
          <text:p/>
        </draw:connector>
        <draw:custom-shape draw:style-name="gr1" draw:text-style-name="P2" xml:id="id295" draw:id="id295" draw:layer="layout" svg:width="1cm" svg:height="0.9cm" svg:x="86.35cm" svg:y="28.8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3.3cm" svg:y1="31.314cm" svg:x2="86.35cm" svg:y2="29.25cm" draw:start-shape="id293" draw:start-glue-point="0" draw:end-shape="id295" draw:end-glue-point="3" svg:d="M83300 31314l3050-2064" svg:viewBox="0 0 3051 2065">
          <text:p/>
        </draw:connector>
        <draw:custom-shape draw:style-name="gr6" draw:text-style-name="P2" xml:id="id293" draw:id="id293" draw:layer="layout" svg:width="2.1cm" svg:height="0.9cm" svg:x="82.25cm" svg:y="31.314cm">
          <text:p text:style-name="P1"><text:span text:style-name="T1">DFF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712cm" svg:y1="54.126cm" svg:x2="37.817cm" svg:y2="54.116cm" draw:start-shape="id234" draw:start-glue-point="1" svg:d="M35712 54126l2105-10" svg:viewBox="0 0 2106 11">
          <text:p text:style-name="P1"><text:span text:style-name="T2">ac5_0</text:span></text:p>
        </draw:connector>
        <draw:connector draw:style-name="gr3" draw:text-style-name="P3" draw:layer="layout" draw:type="line" svg:x1="35.711cm" svg:y1="56.425cm" svg:x2="37.818cm" svg:y2="56.362cm" draw:start-shape="id219" draw:start-glue-point="1" svg:d="M35711 56425l2107-63" svg:viewBox="0 0 2108 64">
          <text:p text:style-name="P1"><text:span text:style-name="T2">ac5_1</text:span></text:p>
        </draw:connector>
        <draw:connector draw:style-name="gr3" draw:text-style-name="P3" draw:layer="layout" draw:type="line" svg:x1="35.711cm" svg:y1="58.625cm" svg:x2="37.818cm" svg:y2="58.589cm" draw:start-shape="id223" svg:d="M35711 58625l2107-36" svg:viewBox="0 0 2108 37">
          <text:p text:style-name="P1"><text:span text:style-name="T2">ac5_2</text:span></text:p>
        </draw:connector>
        <draw:connector draw:style-name="gr3" draw:text-style-name="P3" draw:layer="layout" draw:type="line" svg:x1="35.713cm" svg:y1="60.827cm" svg:x2="37.819cm" svg:y2="60.722cm" draw:start-shape="id226" svg:d="M35713 60827l2106-105" svg:viewBox="0 0 2107 106">
          <text:p text:style-name="P1"><text:span text:style-name="T2">ac5_3</text:span></text:p>
        </draw:connector>
        <draw:custom-shape draw:style-name="gr1" draw:text-style-name="P2" xml:id="id296" draw:id="id296" draw:layer="layout" svg:width="1cm" svg:height="0.9cm" svg:x="79.15cm" svg:y="52.626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0.75cm" svg:y1="54.362cm" svg:x2="79.65cm" svg:y2="53.526cm" draw:start-shape="id188" draw:start-glue-point="0" draw:end-shape="id296" draw:end-glue-point="2" svg:d="M80750 54362l-1100-836" svg:viewBox="0 0 1101 837">
          <text:p/>
        </draw:connector>
        <draw:connector draw:style-name="gr4" draw:text-style-name="P1" draw:layer="layout" draw:type="line" svg:x1="80.75cm" svg:y1="54.362cm" svg:x2="80.75cm" svg:y2="53.564cm" draw:start-shape="id188" draw:start-glue-point="0" draw:end-shape="id297" draw:end-glue-point="2" svg:d="M80750 54362v-798" svg:viewBox="0 0 1 799">
          <text:p/>
        </draw:connector>
        <draw:connector draw:style-name="gr3" draw:text-style-name="P3" draw:layer="layout" draw:type="line" svg:x1="79.65cm" svg:y1="52.626cm" svg:x2="79.676cm" svg:y2="50.958cm" draw:start-shape="id296" draw:start-glue-point="0" svg:d="M79650 52626l26-1668" svg:viewBox="0 0 27 1669">
          <text:p text:style-name="P1"><text:span text:style-name="T2">clk36</text:span></text:p>
        </draw:connector>
        <draw:custom-shape draw:style-name="gr1" draw:text-style-name="P2" xml:id="id297" draw:id="id297" draw:layer="layout" svg:width="1cm" svg:height="0.9cm" svg:x="80.25cm" svg:y="52.664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8" draw:id="id298" draw:layer="layout" svg:width="1cm" svg:height="0.9cm" svg:x="101.9cm" svg:y="50.287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35cm" svg:y1="51.985cm" svg:x2="102.4cm" svg:y2="51.187cm" draw:start-shape="id61" draw:start-glue-point="0" draw:end-shape="id298" draw:end-glue-point="2" svg:d="M102350 51985l50-798" svg:viewBox="0 0 51 799">
          <text:p/>
        </draw:connector>
        <draw:connector draw:style-name="gr3" draw:text-style-name="P3" draw:layer="layout" draw:type="line" svg:x1="35.712cm" svg:y1="63.05cm" svg:x2="37.845cm" svg:y2="63.059cm" draw:start-shape="id229" svg:d="M35712 63050l2133 9" svg:viewBox="0 0 2134 10">
          <text:p text:style-name="P1"><text:span text:style-name="T2">ac5_4</text:span></text:p>
        </draw:connector>
        <draw:connector draw:style-name="gr3" draw:text-style-name="P3" draw:layer="layout" draw:type="line" svg:x1="35.71cm" svg:y1="65.25cm" svg:x2="37.846cm" svg:y2="65.206cm" draw:start-shape="id232" svg:d="M35710 65250l2136-44" svg:viewBox="0 0 2137 45">
          <text:p text:style-name="P1"><text:span text:style-name="T2">ac5_5</text:span></text:p>
        </draw:connector>
        <draw:connector draw:style-name="gr4" draw:text-style-name="P1" draw:layer="layout" draw:type="line" svg:x1="70.691cm" svg:y1="14.6cm" svg:x2="69.5cm" svg:y2="14cm" draw:start-shape="id87" draw:start-glue-point="0" draw:end-shape="id299" draw:end-glue-point="2" svg:d="M70691 14600l-1191-600" svg:viewBox="0 0 1192 601">
          <text:p/>
        </draw:connector>
        <draw:custom-shape draw:style-name="gr1" draw:text-style-name="P2" xml:id="id299" draw:id="id299" draw:layer="layout" svg:width="1cm" svg:height="0.9cm" svg:x="69cm" svg:y="13.1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691cm" svg:y1="14.6cm" svg:x2="70.695cm" svg:y2="13.223cm" draw:start-shape="id87" draw:start-glue-point="0" svg:d="M70691 14600l4-1377" svg:viewBox="0 0 5 1378">
          <text:p text:style-name="P1"><text:span text:style-name="T2">unit04_oe1</text:span></text:p>
        </draw:connector>
        <draw:custom-shape draw:style-name="gr1" draw:text-style-name="P2" xml:id="id300" draw:id="id300" draw:layer="layout" svg:width="1cm" svg:height="0.9cm" svg:x="81.7cm" svg:y="9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0.691cm" svg:y1="14.6cm" svg:x2="82.2cm" svg:y2="9.9cm" draw:start-shape="id87" draw:start-glue-point="0" draw:end-shape="id300" draw:end-glue-point="2" svg:d="M70691 14600l11509-4700" svg:viewBox="0 0 11510 4701">
          <text:p/>
        </draw:connector>
        <draw:custom-shape draw:style-name="gr6" draw:text-style-name="P2" xml:id="id301" draw:id="id301" draw:layer="layout" svg:width="1cm" svg:height="0.9cm" svg:x="72.9cm" svg:y="7.3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791cm" svg:y1="14.6cm" svg:x2="73.4cm" svg:y2="8.2cm" draw:start-shape="id90" draw:start-glue-point="0" draw:end-shape="id301" draw:end-glue-point="2" svg:d="M71791 14600l1609-6400" svg:viewBox="0 0 1610 6401">
          <text:p text:style-name="P1"><text:span text:style-name="T2">c</text:span></text:p>
        </draw:connector>
        <draw:custom-shape draw:style-name="gr6" draw:text-style-name="P2" xml:id="id302" draw:id="id302" draw:layer="layout" svg:width="1cm" svg:height="0.9cm" svg:x="81.7cm" svg:y="10.7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1.791cm" svg:y1="14.6cm" svg:x2="82.2cm" svg:y2="11.6cm" draw:start-shape="id90" draw:start-glue-point="0" draw:end-shape="id302" draw:end-glue-point="2" svg:d="M71791 14600l10409-3000" svg:viewBox="0 0 10410 3001">
          <text:p/>
        </draw:connector>
        <draw:connector draw:style-name="gr4" draw:text-style-name="P1" draw:layer="layout" draw:type="line" svg:x1="82.2cm" svg:y1="10.7cm" svg:x2="82.2cm" svg:y2="9.9cm" draw:start-shape="id302" draw:start-glue-point="0" draw:end-shape="id300" draw:end-glue-point="2" svg:d="M82200 10700v-800" svg:viewBox="0 0 1 801">
          <text:p/>
        </draw:connector>
        <draw:custom-shape draw:style-name="gr6" draw:text-style-name="P2" xml:id="id303" draw:id="id303" draw:layer="layout" svg:width="1cm" svg:height="0.9cm" svg:x="74cm" svg:y="7.3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891cm" svg:y1="14.6cm" svg:x2="74.5cm" svg:y2="8.2cm" draw:start-shape="id84" draw:start-glue-point="0" draw:end-shape="id303" draw:end-glue-point="2" svg:d="M72891 14600l1609-6400" svg:viewBox="0 0 1610 6401">
          <text:p text:style-name="P1"><text:span text:style-name="T2">c</text:span></text:p>
        </draw:connector>
        <draw:custom-shape draw:style-name="gr6" draw:text-style-name="P2" xml:id="id304" draw:id="id304" draw:layer="layout" svg:width="1cm" svg:height="0.9cm" svg:x="82.8cm" svg:y="10.7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891cm" svg:y1="14.6cm" svg:x2="83.3cm" svg:y2="11.6cm" draw:start-shape="id84" draw:start-glue-point="0" draw:end-shape="id304" draw:end-glue-point="2" svg:d="M72891 14600l10409-3000" svg:viewBox="0 0 10410 3001">
          <text:p/>
        </draw:connector>
        <draw:custom-shape draw:style-name="gr6" draw:text-style-name="P2" xml:id="id305" draw:id="id305" draw:layer="layout" svg:width="1cm" svg:height="0.9cm" svg:x="75.1cm" svg:y="7.3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991cm" svg:y1="14.6cm" svg:x2="75.6cm" svg:y2="8.2cm" draw:start-shape="id86" draw:start-glue-point="0" draw:end-shape="id305" draw:end-glue-point="2" svg:d="M73991 14600l1609-6400" svg:viewBox="0 0 1610 6401">
          <text:p text:style-name="P1"><text:span text:style-name="T2">c</text:span></text:p>
        </draw:connector>
        <draw:custom-shape draw:style-name="gr6" draw:text-style-name="P2" xml:id="id306" draw:id="id306" draw:layer="layout" svg:width="1cm" svg:height="0.9cm" svg:x="83.9cm" svg:y="10.7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991cm" svg:y1="14.6cm" svg:x2="84.4cm" svg:y2="11.6cm" draw:start-shape="id86" draw:start-glue-point="0" draw:end-shape="id306" draw:end-glue-point="2" svg:d="M73991 14600l10409-3000" svg:viewBox="0 0 10410 3001">
          <text:p/>
        </draw:connector>
        <draw:custom-shape draw:style-name="gr6" draw:text-style-name="P2" xml:id="id307" draw:id="id307" draw:layer="layout" svg:width="1cm" svg:height="0.9cm" svg:x="76.2cm" svg:y="7.3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091cm" svg:y1="14.6cm" svg:x2="76.7cm" svg:y2="8.2cm" draw:start-shape="id88" draw:start-glue-point="0" draw:end-shape="id307" draw:end-glue-point="2" svg:d="M75091 14600l1609-6400" svg:viewBox="0 0 1610 6401">
          <text:p text:style-name="P1"><text:span text:style-name="T2">c</text:span></text:p>
        </draw:connector>
        <draw:custom-shape draw:style-name="gr6" draw:text-style-name="P2" xml:id="id308" draw:id="id308" draw:layer="layout" svg:width="1cm" svg:height="0.9cm" svg:x="85cm" svg:y="10.7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5.091cm" svg:y1="14.6cm" svg:x2="85.5cm" svg:y2="11.6cm" draw:start-shape="id88" draw:start-glue-point="0" draw:end-shape="id308" draw:end-glue-point="2" svg:d="M75091 14600l10409-3000" svg:viewBox="0 0 10410 3001">
          <text:p/>
        </draw:connector>
        <draw:custom-shape draw:style-name="gr6" draw:text-style-name="P2" xml:id="id309" draw:id="id309" draw:layer="layout" svg:width="1cm" svg:height="0.9cm" svg:x="75.7cm" svg:y="18.6cm">
          <text:p text:style-name="P1"><text:span text:style-name="T1">AND</text:span></text:p>
          <text:p text:style-name="P1"><text:span text:style-name="T1">-76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2cm" svg:y1="18.6cm" svg:x2="76.2cm" svg:y2="15.5cm" draw:start-shape="id309" draw:start-glue-point="0" draw:end-shape="id89" draw:end-glue-point="2" svg:d="M76200 18600v-3100" svg:viewBox="0 0 1 3101">
          <text:p text:style-name="P1"><text:span text:style-name="T2">b</text:span></text:p>
        </draw:connector>
        <draw:connector draw:style-name="gr3" draw:text-style-name="P3" draw:layer="layout" draw:type="line" svg:x1="73.4cm" svg:y1="7.3cm" svg:x2="73.381cm" svg:y2="5.533cm" draw:start-shape="id301" draw:start-glue-point="0" svg:d="M73400 7300l-19-1767" svg:viewBox="0 0 20 1768">
          <text:p text:style-name="P1"><text:span text:style-name="T2">unit04_a0</text:span></text:p>
        </draw:connector>
        <draw:connector draw:style-name="gr3" draw:text-style-name="P3" draw:layer="layout" draw:type="line" svg:x1="74.5cm" svg:y1="7.3cm" svg:x2="74.475cm" svg:y2="5.072cm" draw:start-shape="id303" draw:start-glue-point="0" svg:d="M74500 7300l-25-2228" svg:viewBox="0 0 26 2229">
          <text:p text:style-name="P1"><text:span text:style-name="T2">unit04_a1</text:span></text:p>
        </draw:connector>
        <draw:connector draw:style-name="gr3" draw:text-style-name="P3" draw:layer="layout" draw:type="line" svg:x1="75.6cm" svg:y1="7.3cm" svg:x2="75.632cm" svg:y2="5.498cm" draw:start-shape="id305" draw:start-glue-point="0" svg:d="M75600 7300l32-1802" svg:viewBox="0 0 33 1803">
          <text:p text:style-name="P1"><text:span text:style-name="T2">unit04_a2</text:span></text:p>
        </draw:connector>
        <draw:connector draw:style-name="gr3" draw:text-style-name="P3" draw:layer="layout" draw:type="line" svg:x1="76.7cm" svg:y1="7.3cm" svg:x2="76.719cm" svg:y2="5.12cm" draw:start-shape="id307" draw:start-glue-point="0" svg:d="M76700 7300l19-2180" svg:viewBox="0 0 20 2181">
          <text:p text:style-name="P1"><text:span text:style-name="T2">unit04_a3</text:span></text:p>
        </draw:connector>
        <draw:custom-shape draw:style-name="gr6" draw:text-style-name="P2" xml:id="id310" draw:id="id310" draw:layer="layout" svg:width="1cm" svg:height="0.9cm" svg:x="77.3cm" svg:y="7.3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8cm" svg:y1="7.3cm" svg:x2="77.832cm" svg:y2="5.534cm" draw:start-shape="id310" draw:start-glue-point="0" svg:d="M77800 7300l32-1766" svg:viewBox="0 0 33 1767">
          <text:p text:style-name="P1"><text:span text:style-name="T2">unit04_a4</text:span></text:p>
        </draw:connector>
        <draw:connector draw:style-name="gr3" draw:text-style-name="P3" draw:layer="layout" draw:type="line" svg:x1="78.9cm" svg:y1="7.3cm" svg:x2="78.892cm" svg:y2="5.12cm" draw:start-shape="id91" draw:start-glue-point="0" svg:d="M78900 7300l-8-2180" svg:viewBox="0 0 9 2181">
          <text:p text:style-name="P1"><text:span text:style-name="T2">unit04_a5</text:span></text:p>
        </draw:connector>
        <draw:connector draw:style-name="gr3" draw:text-style-name="P3" draw:layer="layout" draw:type="line" svg:x1="69.5cm" svg:y1="13.1cm" svg:x2="69.49cm" svg:y2="11.829cm" draw:start-shape="id299" draw:start-glue-point="0" svg:d="M69500 13100l-10-1271" svg:viewBox="0 0 11 1272">
          <text:p text:style-name="P1"><text:span text:style-name="T2">unit04_oe2</text:span></text:p>
        </draw:connector>
        <draw:connector draw:style-name="gr3" draw:text-style-name="P3" draw:layer="layout" draw:type="line" svg:x1="76.2cm" svg:y1="14.6cm" svg:x2="77.8cm" svg:y2="8.2cm" draw:start-shape="id89" draw:start-glue-point="0" draw:end-shape="id310" draw:end-glue-point="2" svg:d="M76200 14600l1600-6400" svg:viewBox="0 0 1601 6401">
          <text:p text:style-name="P1"><text:span text:style-name="T2">c</text:span></text:p>
        </draw:connector>
        <draw:custom-shape draw:style-name="gr6" draw:text-style-name="P2" xml:id="id312" draw:id="id312" draw:layer="layout" svg:width="1cm" svg:height="0.9cm" svg:x="86.1cm" svg:y="10.7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11" draw:id="id311" draw:layer="layout" draw:type="line" svg:x1="76.2cm" svg:y1="14.6cm" svg:x2="76.2cm" svg:y2="14.6cm" draw:start-shape="id89" draw:start-glue-point="0" draw:end-shape="id89" draw:end-glue-point="0" svg:d="M76200 14600z" svg:viewBox="0 0 1 1">
          <text:p/>
        </draw:connector>
        <draw:connector draw:style-name="gr4" draw:text-style-name="P1" draw:layer="layout" draw:type="line" svg:x1="76.2cm" svg:y1="14.6cm" svg:x2="86.6cm" svg:y2="11.6cm" draw:start-shape="id311" draw:start-glue-point="0" draw:end-shape="id312" draw:end-glue-point="2" svg:d="M76200 14600l10400-3000" svg:viewBox="0 0 10401 3001">
          <text:p/>
        </draw:connector>
        <draw:custom-shape draw:style-name="gr1" draw:text-style-name="P2" xml:id="id313" draw:id="id313" draw:layer="layout" svg:width="1cm" svg:height="0.9cm" svg:x="85.6cm" svg:y="9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6.6cm" svg:y1="10.7cm" svg:x2="86.1cm" svg:y2="9.9cm" draw:start-shape="id312" draw:start-glue-point="0" draw:end-shape="id313" draw:end-glue-point="2" svg:d="M86600 10700l-500-800" svg:viewBox="0 0 501 801">
          <text:p/>
        </draw:connector>
        <draw:connector draw:style-name="gr4" draw:text-style-name="P1" draw:layer="layout" draw:type="line" svg:x1="85.5cm" svg:y1="10.7cm" svg:x2="86.1cm" svg:y2="9.9cm" draw:start-shape="id308" draw:start-glue-point="0" draw:end-shape="id313" draw:end-glue-point="2" svg:d="M85500 10700l600-800" svg:viewBox="0 0 601 801">
          <text:p/>
        </draw:connector>
        <draw:custom-shape draw:style-name="gr1" draw:text-style-name="P2" xml:id="id314" draw:id="id314" draw:layer="layout" svg:width="1cm" svg:height="0.9cm" svg:x="83.4cm" svg:y="9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4.4cm" svg:y1="10.7cm" svg:x2="83.9cm" svg:y2="9.9cm" draw:start-shape="id306" draw:start-glue-point="0" draw:end-shape="id314" draw:end-glue-point="2" svg:d="M84400 10700l-500-800" svg:viewBox="0 0 501 801">
          <text:p/>
        </draw:connector>
        <draw:connector draw:style-name="gr4" draw:text-style-name="P1" draw:layer="layout" draw:type="line" svg:x1="83.3cm" svg:y1="10.7cm" svg:x2="83.9cm" svg:y2="9.9cm" draw:start-shape="id304" draw:start-glue-point="0" draw:end-shape="id314" draw:end-glue-point="2" svg:d="M83300 10700l600-800" svg:viewBox="0 0 601 801">
          <text:p/>
        </draw:connector>
        <draw:connector draw:style-name="gr4" draw:text-style-name="P1" draw:layer="layout" draw:type="line" svg:x1="83.9cm" svg:y1="9cm" svg:x2="83.9cm" svg:y2="8cm" draw:start-shape="id314" draw:start-glue-point="0" draw:end-shape="id315" draw:end-glue-point="2" svg:d="M83900 9000v-1000" svg:viewBox="0 0 1 1001">
          <text:p/>
        </draw:connector>
        <draw:custom-shape draw:style-name="gr6" draw:text-style-name="P2" xml:id="id315" draw:id="id315" draw:layer="layout" svg:width="1cm" svg:height="0.9cm" svg:x="83.4cm" svg:y="7.1cm">
          <text:p text:style-name="P1"><text:span text:style-name="T1">NAND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6" draw:id="id316" draw:layer="layout" svg:width="1cm" svg:height="0.9cm" svg:x="85.6cm" svg:y="7.1cm">
          <text:p text:style-name="P1"><text:span text:style-name="T1">NAND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9cm" svg:y1="9cm" svg:x2="86.1cm" svg:y2="8cm" draw:start-shape="id314" draw:start-glue-point="0" draw:end-shape="id316" draw:end-glue-point="2" svg:d="M83900 9000l2200-1000" svg:viewBox="0 0 2201 1001">
          <text:p/>
        </draw:connector>
        <draw:connector draw:style-name="gr4" draw:text-style-name="P1" draw:layer="layout" draw:type="line" svg:x1="86.1cm" svg:y1="9cm" svg:x2="83.9cm" svg:y2="8cm" draw:start-shape="id313" draw:start-glue-point="0" draw:end-shape="id315" draw:end-glue-point="2" svg:d="M86100 9000l-2200-1000" svg:viewBox="0 0 2201 1001">
          <text:p/>
        </draw:connector>
        <draw:connector draw:style-name="gr4" draw:text-style-name="P1" draw:layer="layout" draw:type="line" svg:x1="86.1cm" svg:y1="9cm" svg:x2="86.1cm" svg:y2="8cm" draw:start-shape="id313" draw:start-glue-point="0" draw:end-shape="id316" draw:end-glue-point="2" svg:d="M86100 9000v-1000" svg:viewBox="0 0 1 1001">
          <text:p/>
        </draw:connector>
        <draw:custom-shape draw:style-name="gr6" draw:text-style-name="P2" xml:id="id317" draw:id="id317" draw:layer="layout" svg:width="1cm" svg:height="0.9cm" svg:x="81.4cm" svg:y="4.8cm">
          <text:p text:style-name="P1"><text:span text:style-name="T1">NAND</text:span></text:p>
          <text:p text:style-name="P1"><text:span text:style-name="T1">-766-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8" draw:id="id318" draw:layer="layout" svg:width="1cm" svg:height="0.9cm" svg:x="82.5cm" svg:y="4.8cm">
          <text:p text:style-name="P1"><text:span text:style-name="T1">NAND</text:span></text:p>
          <text:p text:style-name="P1"><text:span text:style-name="T1">-76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2.2cm" svg:y1="9cm" svg:x2="81.9cm" svg:y2="5.7cm" draw:start-shape="id300" draw:start-glue-point="0" draw:end-shape="id317" draw:end-glue-point="2" svg:d="M82200 9000l-300-3300" svg:viewBox="0 0 301 3301">
          <text:p/>
        </draw:connector>
        <draw:connector draw:style-name="gr4" draw:text-style-name="P1" draw:layer="layout" draw:type="line" svg:x1="82.2cm" svg:y1="9cm" svg:x2="83cm" svg:y2="5.7cm" draw:start-shape="id300" draw:start-glue-point="0" draw:end-shape="id318" draw:end-glue-point="2" svg:d="M82200 9000l800-3300" svg:viewBox="0 0 801 3301">
          <text:p/>
        </draw:connector>
        <draw:connector draw:style-name="gr3" draw:text-style-name="P3" draw:layer="layout" draw:type="line" svg:x1="70.907cm" svg:y1="17.404cm" svg:x2="70.691cm" svg:y2="15.5cm" draw:end-shape="id87" draw:end-glue-point="2" svg:d="M70907 17404l-216-1904" svg:viewBox="0 0 217 1905">
          <text:p text:style-name="P1"><text:span text:style-name="T2">ac4_0/c</text:span></text:p>
        </draw:connector>
        <draw:custom-shape draw:style-name="gr2" draw:text-style-name="P2" xml:id="id319" draw:id="id319" draw:layer="layout" svg:width="2.1cm" svg:height="0.9cm" svg:x="42.8cm" svg:y="17.475cm">
          <text:p text:style-name="P1"><text:span text:style-name="T1">DFFR (clk37,/res3)</text:span></text:p>
          <text:p text:style-name="P1"><text:span text:style-name="T1">40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0" draw:id="id320" draw:layer="layout" svg:width="1cm" svg:height="0.9cm" svg:x="41.1cm" svg:y="16.375cm">
          <text:p text:style-name="P1"><text:span text:style-name="T1">NAND&amp;XOR</text:span></text:p>
          <text:p text:style-name="P1"><text:span text:style-name="T1">40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cm" svg:y1="17.475cm" svg:x2="42.1cm" svg:y2="16.825cm" draw:start-shape="id319" draw:start-glue-point="0" draw:end-shape="id320" draw:end-glue-point="1" svg:d="M43850 17475l-1750-650" svg:viewBox="0 0 1751 651">
          <text:p text:style-name="P1"><text:span text:style-name="T2">b+c</text:span></text:p>
        </draw:connector>
        <draw:custom-shape draw:style-name="gr1" draw:text-style-name="P2" xml:id="id321" draw:id="id321" draw:layer="layout" svg:width="1cm" svg:height="0.9cm" svg:x="39.4cm" svg:y="17.475cm">
          <text:p text:style-name="P1"><text:span text:style-name="T1">AND</text:span></text:p>
          <text:p text:style-name="P1"><text:span text:style-name="T1">40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cm" svg:y1="17.925cm" svg:x2="40.4cm" svg:y2="17.925cm" draw:start-shape="id319" draw:start-glue-point="3" draw:end-shape="id321" svg:d="M42800 17925h-2400" svg:viewBox="0 0 2401 1">
          <text:p/>
        </draw:connector>
        <draw:custom-shape draw:style-name="gr1" draw:text-style-name="P2" xml:id="id322" draw:id="id322" draw:layer="layout" svg:width="1cm" svg:height="0.9cm" svg:x="48cm" svg:y="20.578cm">
          <text:p text:style-name="P1"><text:span text:style-name="T1">6-NAND</text:span></text:p>
          <text:p text:style-name="P1"><text:span text:style-name="T1">41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9cm" svg:y1="17.925cm" svg:x2="48cm" svg:y2="21.028cm" draw:start-shape="id319" draw:start-glue-point="1" draw:end-shape="id322" draw:end-glue-point="3" svg:d="M44900 17925l3100 3103" svg:viewBox="0 0 3101 3104">
          <text:p/>
        </draw:connector>
        <draw:custom-shape draw:style-name="gr2" draw:text-style-name="P2" xml:id="id323" draw:id="id323" draw:layer="layout" svg:width="2.1cm" svg:height="0.9cm" svg:x="42.8cm" svg:y="19.675cm">
          <text:p text:style-name="P1"><text:span text:style-name="T1">DFFR (clk37,/res3)</text:span></text:p>
          <text:p text:style-name="P1"><text:span text:style-name="T1">39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4" draw:id="id324" draw:layer="layout" svg:width="1cm" svg:height="0.9cm" svg:x="41.101cm" svg:y="18.576cm">
          <text:p text:style-name="P1"><text:span text:style-name="T1">NAND&amp;XOR</text:span></text:p>
          <text:p text:style-name="P1"><text:span text:style-name="T1">39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cm" svg:y1="19.675cm" svg:x2="42.101cm" svg:y2="19.026cm" draw:start-shape="id323" draw:start-glue-point="0" draw:end-shape="id324" draw:end-glue-point="1" svg:d="M43850 19675l-1749-649" svg:viewBox="0 0 1750 650">
          <text:p text:style-name="P1"><text:span text:style-name="T2">b+c</text:span></text:p>
        </draw:connector>
        <draw:custom-shape draw:style-name="gr1" draw:text-style-name="P2" xml:id="id325" draw:id="id325" draw:layer="layout" svg:width="1cm" svg:height="0.9cm" svg:x="39.401cm" svg:y="19.676cm">
          <text:p text:style-name="P1"><text:span text:style-name="T1">AND</text:span></text:p>
          <text:p text:style-name="P1"><text:span text:style-name="T1">40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cm" svg:y1="20.125cm" svg:x2="40.401cm" svg:y2="20.126cm" draw:start-shape="id323" draw:end-shape="id325" svg:d="M42800 20125l-2399 1" svg:viewBox="0 0 2400 2">
          <text:p/>
        </draw:connector>
        <draw:connector draw:style-name="gr4" draw:text-style-name="P1" draw:layer="layout" draw:type="line" svg:x1="41.601cm" svg:y1="19.476cm" svg:x2="42.8cm" svg:y2="20.125cm" draw:start-shape="id324" draw:start-glue-point="2" draw:end-shape="id323" draw:end-glue-point="3" svg:d="M41601 19476l1199 649" svg:viewBox="0 0 1200 650">
          <text:p/>
        </draw:connector>
        <draw:connector draw:style-name="gr3" draw:text-style-name="P3" draw:layer="layout" draw:type="line" svg:x1="39.9cm" svg:y1="18.375cm" svg:x2="41.101cm" svg:y2="19.026cm" draw:start-shape="id321" draw:start-glue-point="2" draw:end-shape="id324" draw:end-glue-point="3" svg:d="M39900 18375l1201 651" svg:viewBox="0 0 1202 652">
          <text:p text:style-name="P1"><text:span text:style-name="T2">a+d</text:span></text:p>
        </draw:connector>
        <draw:connector draw:style-name="gr4" draw:text-style-name="P1" draw:layer="layout" draw:type="line" svg:x1="39.9cm" svg:y1="18.375cm" svg:x2="39.901cm" svg:y2="19.676cm" draw:start-shape="id321" draw:start-glue-point="2" draw:end-shape="id325" draw:end-glue-point="0" svg:d="M39900 18375l1 1301" svg:viewBox="0 0 2 1302">
          <text:p/>
        </draw:connector>
        <draw:connector draw:style-name="gr4" draw:text-style-name="P1" draw:layer="layout" draw:type="line" svg:x1="44.9cm" svg:y1="20.125cm" svg:x2="48cm" svg:y2="21.028cm" draw:start-shape="id323" draw:start-glue-point="1" draw:end-shape="id322" draw:end-glue-point="3" svg:d="M44900 20125l3100 903" svg:viewBox="0 0 3101 904">
          <text:p/>
        </draw:connector>
        <draw:connector draw:style-name="gr4" draw:text-style-name="P1" draw:layer="layout" draw:type="line" svg:x1="41.6cm" svg:y1="17.275cm" svg:x2="42.8cm" svg:y2="17.925cm" draw:start-shape="id320" draw:start-glue-point="2" draw:end-shape="id319" draw:end-glue-point="3" svg:d="M41600 17275l1200 650" svg:viewBox="0 0 1201 651">
          <text:p/>
        </draw:connector>
        <draw:custom-shape draw:style-name="gr2" draw:text-style-name="P2" xml:id="id326" draw:id="id326" draw:layer="layout" svg:width="2.1cm" svg:height="0.9cm" svg:x="42.802cm" svg:y="21.877cm">
          <text:p text:style-name="P1"><text:span text:style-name="T1">DFFR (clk37,/res3)</text:span></text:p>
          <text:p text:style-name="P1"><text:span text:style-name="T1">41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7" draw:id="id327" draw:layer="layout" svg:width="1cm" svg:height="0.9cm" svg:x="41.103cm" svg:y="20.778cm">
          <text:p text:style-name="P1"><text:span text:style-name="T1">NAND&amp;XOR</text:span></text:p>
          <text:p text:style-name="P1"><text:span text:style-name="T1">40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2cm" svg:y1="21.877cm" svg:x2="42.103cm" svg:y2="21.228cm" draw:start-shape="id326" draw:start-glue-point="0" draw:end-shape="id327" draw:end-glue-point="1" svg:d="M43852 21877l-1749-649" svg:viewBox="0 0 1750 650">
          <text:p text:style-name="P1"><text:span text:style-name="T2">b+c</text:span></text:p>
        </draw:connector>
        <draw:custom-shape draw:style-name="gr1" draw:text-style-name="P2" xml:id="id328" draw:id="id328" draw:layer="layout" svg:width="1cm" svg:height="0.9cm" svg:x="39.403cm" svg:y="21.878cm">
          <text:p text:style-name="P1"><text:span text:style-name="T1">AND</text:span></text:p>
          <text:p text:style-name="P1"><text:span text:style-name="T1">41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2cm" svg:y1="22.327cm" svg:x2="40.403cm" svg:y2="22.328cm" draw:start-shape="id326" draw:end-shape="id328" svg:d="M42802 22327l-2399 1" svg:viewBox="0 0 2400 2">
          <text:p/>
        </draw:connector>
        <draw:connector draw:style-name="gr4" draw:text-style-name="P1" draw:layer="layout" draw:type="line" svg:x1="41.603cm" svg:y1="21.678cm" svg:x2="42.802cm" svg:y2="22.327cm" draw:start-shape="id327" draw:start-glue-point="2" draw:end-shape="id326" draw:end-glue-point="3" svg:d="M41603 21678l1199 649" svg:viewBox="0 0 1200 650">
          <text:p/>
        </draw:connector>
        <draw:connector draw:style-name="gr3" draw:text-style-name="P3" draw:layer="layout" draw:type="line" svg:x1="39.901cm" svg:y1="20.576cm" svg:x2="41.103cm" svg:y2="21.228cm" draw:start-shape="id325" draw:start-glue-point="2" draw:end-shape="id327" draw:end-glue-point="3" svg:d="M39901 20576l1202 652" svg:viewBox="0 0 1203 653">
          <text:p text:style-name="P1"><text:span text:style-name="T2">a+d</text:span></text:p>
        </draw:connector>
        <draw:connector draw:style-name="gr4" draw:text-style-name="P1" draw:layer="layout" draw:type="line" svg:x1="39.901cm" svg:y1="20.576cm" svg:x2="39.903cm" svg:y2="21.878cm" draw:start-shape="id325" draw:start-glue-point="2" draw:end-shape="id328" draw:end-glue-point="0" svg:d="M39901 20576l2 1302" svg:viewBox="0 0 3 1303">
          <text:p/>
        </draw:connector>
        <draw:connector draw:style-name="gr4" draw:text-style-name="P1" draw:layer="layout" draw:type="line" svg:x1="44.902cm" svg:y1="22.327cm" svg:x2="48cm" svg:y2="21.028cm" draw:start-shape="id326" draw:start-glue-point="1" draw:end-shape="id322" draw:end-glue-point="3" svg:d="M44902 22327l3098-1299" svg:viewBox="0 0 3099 1300">
          <text:p/>
        </draw:connector>
        <draw:custom-shape draw:style-name="gr2" draw:text-style-name="P2" xml:id="id329" draw:id="id329" draw:layer="layout" svg:width="2.1cm" svg:height="0.9cm" svg:x="42.801cm" svg:y="24.1cm">
          <text:p text:style-name="P1"><text:span text:style-name="T1">DFFR (clk37,/res3)</text:span></text:p>
          <text:p text:style-name="P1"><text:span text:style-name="T1">41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0" draw:id="id330" draw:layer="layout" svg:width="1cm" svg:height="0.9cm" svg:x="41.102cm" svg:y="23.001cm">
          <text:p text:style-name="P1"><text:span text:style-name="T1">NAND&amp;XOR</text:span></text:p>
          <text:p text:style-name="P1"><text:span text:style-name="T1">41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1cm" svg:y1="24.1cm" svg:x2="42.102cm" svg:y2="23.451cm" draw:start-shape="id329" draw:start-glue-point="0" draw:end-shape="id330" draw:end-glue-point="1" svg:d="M43851 24100l-1749-649" svg:viewBox="0 0 1750 650">
          <text:p text:style-name="P1"><text:span text:style-name="T2">b+c</text:span></text:p>
        </draw:connector>
        <draw:custom-shape draw:style-name="gr1" draw:text-style-name="P2" xml:id="id331" draw:id="id331" draw:layer="layout" svg:width="1cm" svg:height="0.9cm" svg:x="39.402cm" svg:y="24.101cm">
          <text:p text:style-name="P1"><text:span text:style-name="T1">AND</text:span></text:p>
          <text:p text:style-name="P1"><text:span text:style-name="T1">42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1cm" svg:y1="24.55cm" svg:x2="40.402cm" svg:y2="24.551cm" draw:start-shape="id329" draw:end-shape="id331" svg:d="M42801 24550l-2399 1" svg:viewBox="0 0 2400 2">
          <text:p/>
        </draw:connector>
        <draw:connector draw:style-name="gr4" draw:text-style-name="P1" draw:layer="layout" draw:type="line" svg:x1="41.602cm" svg:y1="23.901cm" svg:x2="42.801cm" svg:y2="24.55cm" draw:start-shape="id330" draw:start-glue-point="2" draw:end-shape="id329" draw:end-glue-point="3" svg:d="M41602 23901l1199 649" svg:viewBox="0 0 1200 650">
          <text:p/>
        </draw:connector>
        <draw:connector draw:style-name="gr3" draw:text-style-name="P3" draw:layer="layout" draw:type="line" svg:x1="39.903cm" svg:y1="22.778cm" svg:x2="41.102cm" svg:y2="23.451cm" draw:start-shape="id328" draw:start-glue-point="2" draw:end-shape="id330" draw:end-glue-point="3" svg:d="M39903 22778l1199 673" svg:viewBox="0 0 1200 674">
          <text:p text:style-name="P1"><text:span text:style-name="T2">a+d</text:span></text:p>
        </draw:connector>
        <draw:connector draw:style-name="gr4" draw:text-style-name="P1" draw:layer="layout" draw:type="line" svg:x1="39.903cm" svg:y1="22.778cm" svg:x2="39.902cm" svg:y2="24.101cm" draw:start-shape="id328" draw:start-glue-point="2" draw:end-shape="id331" draw:end-glue-point="0" svg:d="M39903 22778l-1 1323" svg:viewBox="0 0 2 1324">
          <text:p/>
        </draw:connector>
        <draw:connector draw:style-name="gr4" draw:text-style-name="P1" draw:layer="layout" draw:type="line" svg:x1="44.901cm" svg:y1="24.55cm" svg:x2="48cm" svg:y2="21.028cm" draw:start-shape="id329" draw:start-glue-point="1" draw:end-shape="id322" draw:end-glue-point="3" svg:d="M44901 24550l3099-3522" svg:viewBox="0 0 3100 3523">
          <text:p/>
        </draw:connector>
        <draw:custom-shape draw:style-name="gr2" draw:text-style-name="P2" xml:id="id332" draw:id="id332" draw:layer="layout" svg:width="2.1cm" svg:height="0.9cm" svg:x="42.799cm" svg:y="26.3cm">
          <text:p text:style-name="P1"><text:span text:style-name="T1">DFFR (clk37,/res3)</text:span></text:p>
          <text:p text:style-name="P1"><text:span text:style-name="T1">421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3" draw:id="id333" draw:layer="layout" svg:width="1cm" svg:height="0.9cm" svg:x="41.1cm" svg:y="25.201cm">
          <text:p text:style-name="P1"><text:span text:style-name="T1">NAND&amp;XOR</text:span></text:p>
          <text:p text:style-name="P1"><text:span text:style-name="T1">42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49cm" svg:y1="26.3cm" svg:x2="42.1cm" svg:y2="25.651cm" draw:start-shape="id332" draw:start-glue-point="0" draw:end-shape="id333" draw:end-glue-point="1" svg:d="M43849 26300l-1749-649" svg:viewBox="0 0 1750 650">
          <text:p text:style-name="P1"><text:span text:style-name="T2">b+c</text:span></text:p>
        </draw:connector>
        <draw:connector draw:style-name="gr4" draw:text-style-name="P1" draw:layer="layout" draw:type="line" svg:x1="41.6cm" svg:y1="26.101cm" svg:x2="42.799cm" svg:y2="26.75cm" draw:start-shape="id333" draw:start-glue-point="2" draw:end-shape="id332" draw:end-glue-point="3" svg:d="M41600 26101l1199 649" svg:viewBox="0 0 1200 650">
          <text:p/>
        </draw:connector>
        <draw:connector draw:style-name="gr3" draw:text-style-name="P3" draw:layer="layout" draw:type="line" svg:x1="39.902cm" svg:y1="25.001cm" svg:x2="41.1cm" svg:y2="25.651cm" draw:start-shape="id331" draw:start-glue-point="2" draw:end-shape="id333" draw:end-glue-point="3" svg:d="M39902 25001l1198 650" svg:viewBox="0 0 1199 651">
          <text:p text:style-name="P1"><text:span text:style-name="T2">a+d</text:span></text:p>
        </draw:connector>
        <draw:connector draw:style-name="gr4" draw:text-style-name="P1" draw:layer="layout" draw:type="line" svg:x1="44.899cm" svg:y1="26.75cm" svg:x2="48cm" svg:y2="21.028cm" draw:start-shape="id332" draw:start-glue-point="1" draw:end-shape="id322" draw:end-glue-point="3" svg:d="M44899 26750l3101-5722" svg:viewBox="0 0 3102 5723">
          <text:p/>
        </draw:connector>
        <draw:custom-shape draw:style-name="gr2" draw:text-style-name="P2" xml:id="id334" draw:id="id334" draw:layer="layout" svg:width="2.1cm" svg:height="0.9cm" svg:x="42.801cm" svg:y="15.176cm">
          <text:p text:style-name="P1"><text:span text:style-name="T1">DFFR (clk37,/res3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1cm" svg:y1="15.626cm" svg:x2="39.9cm" svg:y2="17.475cm" draw:start-shape="id334" draw:start-glue-point="3" draw:end-shape="id321" draw:end-glue-point="0" svg:d="M42801 15626l-2901 1849" svg:viewBox="0 0 2902 1850">
          <text:p/>
        </draw:connector>
        <draw:connector draw:style-name="gr3" draw:text-style-name="P3" draw:layer="layout" draw:type="line" svg:x1="42.801cm" svg:y1="15.626cm" svg:x2="42.1cm" svg:y2="16.825cm" draw:start-shape="id334" draw:start-glue-point="3" draw:end-shape="id320" draw:end-glue-point="1" svg:d="M42801 15626l-701 1199" svg:viewBox="0 0 702 1200">
          <text:p text:style-name="P1"><text:span text:style-name="T2">a+d</text:span></text:p>
        </draw:connector>
        <draw:custom-shape draw:style-name="gr1" draw:text-style-name="P2" xml:id="id335" draw:id="id335" draw:layer="layout" svg:width="1cm" svg:height="0.9cm" svg:x="41.1cm" svg:y="13.976cm">
          <text:p text:style-name="P1"><text:span text:style-name="T1">NOT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1.6cm" svg:y1="14.876cm" svg:x2="42.801cm" svg:y2="15.626cm" draw:start-shape="id335" draw:start-glue-point="2" draw:end-shape="id334" draw:end-glue-point="3" svg:d="M41600 14876l1201 750" svg:viewBox="0 0 1202 751">
          <text:p/>
        </draw:connector>
        <draw:connector draw:style-name="gr4" draw:text-style-name="P1" draw:layer="layout" draw:type="line" svg:x1="43.851cm" svg:y1="15.176cm" svg:x2="42.1cm" svg:y2="14.426cm" draw:start-shape="id334" draw:start-glue-point="0" draw:end-shape="id335" draw:end-glue-point="1" svg:d="M43851 15176l-1751-750" svg:viewBox="0 0 1752 751">
          <text:p/>
        </draw:connector>
        <draw:connector draw:style-name="gr4" draw:text-style-name="P1" draw:layer="layout" draw:type="line" svg:x1="44.901cm" svg:y1="15.626cm" svg:x2="48cm" svg:y2="21.028cm" draw:start-shape="id334" draw:start-glue-point="1" draw:end-shape="id322" draw:end-glue-point="3" svg:d="M44901 15626l3099 5402" svg:viewBox="0 0 3100 5403">
          <text:p/>
        </draw:connector>
        <draw:connector draw:style-name="gr3" draw:text-style-name="P3" draw:layer="layout" draw:type="line" svg:x1="44.901cm" svg:y1="15.626cm" svg:x2="47.006cm" svg:y2="15.616cm" draw:start-shape="id334" draw:start-glue-point="1" svg:d="M44901 15626l2105-10" svg:viewBox="0 0 2106 11">
          <text:p text:style-name="P1"><text:span text:style-name="T2">ac4_0</text:span></text:p>
        </draw:connector>
        <draw:connector draw:style-name="gr3" draw:text-style-name="P3" draw:layer="layout" draw:type="line" svg:x1="44.9cm" svg:y1="17.925cm" svg:x2="47.007cm" svg:y2="17.862cm" draw:start-shape="id319" draw:start-glue-point="1" svg:d="M44900 17925l2107-63" svg:viewBox="0 0 2108 64">
          <text:p text:style-name="P1"><text:span text:style-name="T2">ac4_1</text:span></text:p>
        </draw:connector>
        <draw:connector draw:style-name="gr3" draw:text-style-name="P3" draw:layer="layout" draw:type="line" svg:x1="44.9cm" svg:y1="20.125cm" svg:x2="47.007cm" svg:y2="20.089cm" draw:start-shape="id323" svg:d="M44900 20125l2107-36" svg:viewBox="0 0 2108 37">
          <text:p text:style-name="P1"><text:span text:style-name="T2">ac4_2</text:span></text:p>
        </draw:connector>
        <draw:connector draw:style-name="gr3" draw:text-style-name="P3" draw:layer="layout" draw:type="line" svg:x1="44.902cm" svg:y1="22.327cm" svg:x2="47.008cm" svg:y2="22.222cm" draw:start-shape="id326" svg:d="M44902 22327l2106-105" svg:viewBox="0 0 2107 106">
          <text:p text:style-name="P1"><text:span text:style-name="T2">ac4_3</text:span></text:p>
        </draw:connector>
        <draw:connector draw:style-name="gr3" draw:text-style-name="P3" draw:layer="layout" draw:type="line" svg:x1="44.901cm" svg:y1="24.55cm" svg:x2="47.034cm" svg:y2="24.559cm" draw:start-shape="id329" svg:d="M44901 24550l2133 9" svg:viewBox="0 0 2134 10">
          <text:p text:style-name="P1"><text:span text:style-name="T2">ac4_4</text:span></text:p>
        </draw:connector>
        <draw:connector draw:style-name="gr3" draw:text-style-name="P3" draw:layer="layout" draw:type="line" svg:x1="44.899cm" svg:y1="26.75cm" svg:x2="47.035cm" svg:y2="26.706cm" draw:start-shape="id332" svg:d="M44899 26750l2136-44" svg:viewBox="0 0 2137 45">
          <text:p text:style-name="P1"><text:span text:style-name="T2">ac4_5</text:span></text:p>
        </draw:connector>
        <draw:connector draw:style-name="gr3" draw:text-style-name="P3" draw:layer="layout" draw:type="line" svg:x1="72.1cm" svg:y1="17.404cm" svg:x2="71.791cm" svg:y2="15.5cm" draw:end-shape="id90" draw:end-glue-point="2" svg:d="M72100 17404l-309-1904" svg:viewBox="0 0 310 1905">
          <text:p text:style-name="P1"><text:span text:style-name="T2">ac4_1/c</text:span></text:p>
        </draw:connector>
        <draw:connector draw:style-name="gr3" draw:text-style-name="P3" draw:layer="layout" draw:type="line" svg:x1="73.3cm" svg:y1="17.404cm" svg:x2="72.891cm" svg:y2="15.5cm" draw:end-shape="id84" draw:end-glue-point="2" svg:d="M73300 17404l-409-1904" svg:viewBox="0 0 410 1905">
          <text:p text:style-name="P1"><text:span text:style-name="T2">ac4_2/c</text:span></text:p>
        </draw:connector>
        <draw:connector draw:style-name="gr3" draw:text-style-name="P3" draw:layer="layout" draw:type="line" svg:x1="74.4cm" svg:y1="17.404cm" svg:x2="73.991cm" svg:y2="15.5cm" draw:end-shape="id86" draw:end-glue-point="2" svg:d="M74400 17404l-409-1904" svg:viewBox="0 0 410 1905">
          <text:p text:style-name="P1"><text:span text:style-name="T2">ac4_3/c</text:span></text:p>
        </draw:connector>
        <draw:connector draw:style-name="gr3" draw:text-style-name="P3" draw:layer="layout" draw:type="line" svg:x1="75.501cm" svg:y1="17.404cm" svg:x2="75.091cm" svg:y2="15.5cm" draw:end-shape="id88" draw:end-glue-point="2" svg:d="M75501 17404l-410-1904" svg:viewBox="0 0 411 1905">
          <text:p text:style-name="P1"><text:span text:style-name="T2">ac4_4/c</text:span></text:p>
        </draw:connector>
        <draw:connector draw:style-name="gr3" draw:text-style-name="P3" draw:layer="layout" draw:type="line" svg:x1="76.76cm" svg:y1="17.186cm" svg:x2="76.2cm" svg:y2="15.5cm" draw:end-shape="id89" draw:end-glue-point="2" svg:d="M76760 17186l-560-1686" svg:viewBox="0 0 561 1687">
          <text:p text:style-name="P1"><text:span text:style-name="T2">ac4_5/c</text:span></text:p>
        </draw:connector>
        <draw:connector draw:style-name="gr3" draw:text-style-name="P3" draw:layer="layout" draw:type="line" svg:x1="102.4cm" svg:y1="50.287cm" svg:x2="102.398cm" svg:y2="48.7cm" draw:start-shape="id298" draw:start-glue-point="0" svg:d="M102400 50287l-2-1587" svg:viewBox="0 0 3 1588">
          <text:p text:style-name="P1"><text:span text:style-name="T2">clk37</text:span></text:p>
        </draw:connector>
        <draw:connector draw:style-name="gr3" draw:text-style-name="P3" draw:layer="layout" draw:type="line" svg:x1="82.35cm" svg:y1="28.814cm" svg:x2="82.322cm" svg:y2="27.266cm" draw:start-shape="id294" draw:start-glue-point="0" svg:d="M82350 28814l-28-1548" svg:viewBox="0 0 29 1549">
          <text:p text:style-name="P1"><text:span text:style-name="T2">/res3</text:span></text:p>
        </draw:connector>
        <draw:connector draw:style-name="gr4" draw:text-style-name="P1" draw:layer="layout" draw:type="line" svg:x1="54.4cm" svg:y1="37.2cm" svg:x2="53.3cm" svg:y2="35.027cm" draw:start-shape="id181" draw:start-glue-point="0" draw:end-shape="id93" draw:end-glue-point="2" svg:d="M54400 37200l-1100-2173" svg:viewBox="0 0 1101 2174">
          <text:p/>
        </draw:connector>
        <draw:connector draw:style-name="gr4" draw:text-style-name="P1" draw:layer="layout" draw:type="line" svg:x1="67.8cm" svg:y1="35.988cm" svg:x2="66.7cm" svg:y2="33.2cm" draw:start-shape="id133" draw:start-glue-point="0" svg:d="M67800 35988l-1100-2788" svg:viewBox="0 0 1101 2789">
          <text:p/>
        </draw:connector>
        <draw:connector draw:style-name="gr3" draw:text-style-name="P3" draw:layer="layout" draw:type="line" svg:x1="67.8cm" svg:y1="35.988cm" svg:x2="67.734cm" svg:y2="34.607cm" draw:start-shape="id133" draw:start-glue-point="0" svg:d="M67800 35988l-66-1381" svg:viewBox="0 0 67 1382">
          <text:p text:style-name="P1"><text:span text:style-name="T2">u4</text:span></text:p>
        </draw:connector>
        <draw:connector draw:style-name="gr4" draw:text-style-name="P1" draw:layer="layout" draw:type="line" svg:x1="66.7cm" svg:y1="35.988cm" svg:x2="65.6cm" svg:y2="33.2cm" draw:start-shape="id164" draw:start-glue-point="0" draw:end-shape="id336" draw:end-glue-point="2" svg:d="M66700 35988l-1100-2788" svg:viewBox="0 0 1101 2789">
          <text:p/>
        </draw:connector>
        <draw:connector draw:style-name="gr3" draw:text-style-name="P3" draw:layer="layout" draw:type="line" svg:x1="66.7cm" svg:y1="35.988cm" svg:x2="66.649cm" svg:y2="34.634cm" draw:start-shape="id164" draw:start-glue-point="0" svg:d="M66700 35988l-51-1354" svg:viewBox="0 0 52 1355">
          <text:p text:style-name="P1"><text:span text:style-name="T2">u5</text:span></text:p>
        </draw:connector>
        <draw:connector draw:style-name="gr4" draw:text-style-name="P1" draw:layer="layout" draw:type="line" svg:x1="65.6cm" svg:y1="32.3cm" svg:x2="65.6cm" svg:y2="31.098cm" draw:start-shape="id336" draw:start-glue-point="0" draw:end-shape="id78" draw:end-glue-point="2" svg:d="M65600 32300v-1202" svg:viewBox="0 0 1 1203">
          <text:p/>
        </draw:connector>
        <draw:connector draw:style-name="gr4" draw:text-style-name="P1" draw:layer="layout" draw:type="line" svg:x1="65.6cm" svg:y1="32.3cm" svg:x2="66.7cm" svg:y2="31.098cm" draw:start-shape="id336" draw:start-glue-point="0" draw:end-shape="id156" draw:end-glue-point="2" svg:d="M65600 32300l1100-1202" svg:viewBox="0 0 1101 1203">
          <text:p/>
        </draw:connector>
        <draw:custom-shape draw:style-name="gr1" draw:text-style-name="P2" xml:id="id337" draw:id="id337" draw:layer="layout" svg:width="1cm" svg:height="0.9cm" svg:x="95.55cm" svg:y="43.8cm">
          <text:p text:style-name="P1"><text:span text:style-name="T1">NOT</text:span></text:p>
          <text:p text:style-name="P1"><text:span text:style-name="T1">-76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05cm" svg:y1="43.8cm" svg:x2="96.05cm" svg:y2="43cm" draw:start-shape="id337" draw:start-glue-point="0" draw:end-shape="id176" draw:end-glue-point="2" svg:d="M96050 43800v-800" svg:viewBox="0 0 1 801">
          <text:p/>
        </draw:connector>
        <draw:connector draw:style-name="gr4" draw:text-style-name="P1" draw:layer="layout" draw:type="line" svg:x1="96.05cm" svg:y1="45.7cm" svg:x2="96.05cm" svg:y2="44.7cm" draw:start-shape="id57" draw:start-glue-point="0" draw:end-shape="id337" draw:end-glue-point="2" svg:d="M96050 45700v-1000" svg:viewBox="0 0 1 1001">
          <text:p/>
        </draw:connector>
        <draw:connector draw:style-name="gr3" draw:text-style-name="P3" draw:layer="layout" draw:type="line" svg:x1="99.34cm" svg:y1="56.836cm" svg:x2="99.3cm" svg:y2="55.216cm" draw:end-shape="id58" draw:end-glue-point="2" svg:d="M99340 56836l-40-1620" svg:viewBox="0 0 41 1621">
          <text:p text:style-name="P1"><text:span text:style-name="T2">ac4_d_nfull</text:span></text:p>
        </draw:connector>
        <draw:connector draw:style-name="gr3" draw:text-style-name="P3" draw:layer="layout" draw:type="line" svg:x1="49cm" svg:y1="21.028cm" svg:x2="51.256cm" svg:y2="21.027cm" draw:start-shape="id322" draw:start-glue-point="1" svg:d="M49000 21028l2256-1" svg:viewBox="0 0 2257 2">
          <text:p text:style-name="P1"><text:span text:style-name="T2">ac4!full</text:span></text:p>
        </draw:connector>
        <draw:custom-shape draw:style-name="gr1" draw:text-style-name="P2" xml:id="id338" draw:id="id338" draw:layer="layout" svg:width="1cm" svg:height="0.9cm" svg:x="93.65cm" svg:y="58.9cm">
          <text:p text:style-name="P1"><text:span text:style-name="T1">OR</text:span></text:p>
          <text:p text:style-name="P1"><text:span text:style-name="T1">-76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15cm" svg:y1="58cm" svg:x2="94.15cm" svg:y2="58.9cm" draw:start-shape="id158" draw:start-glue-point="2" draw:end-shape="id338" draw:end-glue-point="0" svg:d="M94150 58000v900" svg:viewBox="0 0 1 901">
          <text:p/>
        </draw:connector>
        <draw:connector draw:style-name="gr4" draw:text-style-name="P1" draw:layer="layout" draw:type="line" svg:x1="94.15cm" svg:y1="60.6cm" svg:x2="94.15cm" svg:y2="59.8cm" draw:start-shape="id201" draw:start-glue-point="0" draw:end-shape="id338" draw:end-glue-point="2" svg:d="M94150 60600v-800" svg:viewBox="0 0 1 801">
          <text:p/>
        </draw:connector>
        <draw:connector draw:style-name="gr4" draw:text-style-name="P1" draw:layer="layout" draw:type="line" svg:x1="94.65cm" svg:y1="59.35cm" svg:x2="96.75cm" svg:y2="59.35cm" draw:start-shape="id338" draw:start-glue-point="1" draw:end-shape="id200" svg:d="M94650 59350h2100" svg:viewBox="0 0 2101 1">
          <text:p/>
        </draw:connector>
        <draw:custom-shape draw:style-name="gr1" draw:text-style-name="P2" xml:id="id339" draw:id="id339" draw:layer="layout" svg:width="1cm" svg:height="0.9cm" svg:x="93.65cm" svg:y="62.3cm">
          <text:p text:style-name="P1"><text:span text:style-name="T1">NOT</text:span></text:p>
          <text:p text:style-name="P1"><text:span text:style-name="T1">-77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15cm" svg:y1="62.3cm" svg:x2="94.15cm" svg:y2="61.5cm" draw:start-shape="id339" draw:start-glue-point="0" draw:end-shape="id201" draw:end-glue-point="2" svg:d="M94150 62300v-800" svg:viewBox="0 0 1 801">
          <text:p/>
        </draw:connector>
        <draw:custom-shape draw:style-name="gr1" draw:text-style-name="P2" xml:id="id340" draw:id="id340" draw:layer="layout" svg:width="1cm" svg:height="0.9cm" svg:x="90.15cm" svg:y="57.6cm">
          <text:p text:style-name="P1"><text:span text:style-name="T1">NOT</text:span></text:p>
          <text:p text:style-name="P1"><text:span text:style-name="T1">-77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1.15cm" svg:y1="58.05cm" svg:x2="93.65cm" svg:y2="62.75cm" draw:start-shape="id340" draw:start-glue-point="1" draw:end-shape="id339" draw:end-glue-point="3" svg:d="M91150 58050l2500 4700" svg:viewBox="0 0 2501 4701">
          <text:p/>
        </draw:connector>
        <draw:connector draw:style-name="gr4" draw:text-style-name="P1" draw:layer="layout" draw:type="line" svg:x1="91.15cm" svg:y1="58.05cm" svg:x2="94.05cm" svg:y2="43cm" draw:start-shape="id340" draw:start-glue-point="1" draw:end-shape="id183" draw:end-glue-point="2" svg:d="M91150 58050l2900-15050" svg:viewBox="0 0 2901 15051">
          <text:p/>
        </draw:connector>
        <draw:custom-shape draw:style-name="gr6" draw:text-style-name="P2" xml:id="id341" draw:id="id341" draw:layer="layout" svg:width="2.1cm" svg:height="0.9cm" svg:x="83.35cm" svg:y="54.4cm">
          <text:p text:style-name="P1"><text:span text:style-name="T1">DFF</text:span></text:p>
          <text:p text:style-name="P1"><text:span text:style-name="T1">-772-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85.45cm" svg:y1="54.85cm" svg:x2="87.65cm" svg:y2="49.85cm" draw:start-shape="id341" draw:start-glue-point="1" draw:end-shape="id342" draw:end-glue-point="3" svg:d="M85450 54850l2200-5000" svg:viewBox="0 0 2201 5001">
          <text:p text:style-name="P1"><text:span text:style-name="T2">/res</text:span></text:p>
        </draw:connector>
        <draw:connector draw:style-name="gr7" draw:text-style-name="P1" draw:layer="layout" draw:type="line" svg:x1="85.45cm" svg:y1="54.85cm" svg:x2="90.15cm" svg:y2="58.05cm" draw:start-shape="id341" draw:start-glue-point="1" draw:end-shape="id340" draw:end-glue-point="3" svg:d="M85450 54850l4700 3200" svg:viewBox="0 0 4701 3201">
          <text:p/>
        </draw:connector>
        <draw:custom-shape draw:style-name="gr6" draw:text-style-name="P2" xml:id="id343" draw:id="id343" draw:layer="layout" svg:width="1cm" svg:height="0.9cm" svg:x="87.65cm" svg:y="52.3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85.45cm" svg:y1="54.85cm" svg:x2="87.65cm" svg:y2="52.75cm" draw:start-shape="id341" draw:start-glue-point="1" draw:end-shape="id343" draw:end-glue-point="3" svg:d="M85450 54850l2200-2100" svg:viewBox="0 0 2201 2101">
          <text:p/>
        </draw:connector>
        <draw:connector draw:style-name="gr3" draw:text-style-name="P3" draw:layer="layout" draw:type="line" svg:x1="39.811cm" svg:y1="59.528cm" svg:x2="42.111cm" svg:y2="59.5cm" draw:start-shape="id222" draw:start-glue-point="1" svg:d="M39811 59528l2300-28" svg:viewBox="0 0 2301 29">
          <text:p text:style-name="P1"><text:span text:style-name="T2">ac5_d_nfull</text:span></text:p>
        </draw:connector>
        <draw:connector draw:style-name="gr3" draw:text-style-name="P3" draw:layer="layout" draw:type="line" svg:x1="82.264cm" svg:y1="54.752cm" svg:x2="80.75cm" svg:y2="53.564cm" draw:end-shape="id297" draw:end-glue-point="2" svg:d="M82264 54752l-1514-1188" svg:viewBox="0 0 1515 1189">
          <text:p text:style-name="P1"><text:span text:style-name="T2">ac5_d_nfull</text:span></text:p>
        </draw:connector>
        <draw:custom-shape draw:style-name="gr1" draw:text-style-name="P2" xml:id="id344" draw:id="id344" draw:layer="layout" svg:width="1cm" svg:height="0.9cm" svg:x="80.25cm" svg:y="50.858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0.75cm" svg:y1="52.664cm" svg:x2="80.75cm" svg:y2="51.758cm" draw:start-shape="id297" draw:start-glue-point="0" draw:end-shape="id344" draw:end-glue-point="2" svg:d="M80750 52664v-906" svg:viewBox="0 0 1 907">
          <text:p/>
        </draw:connector>
        <draw:connector draw:style-name="gr4" draw:text-style-name="P1" draw:layer="layout" draw:type="line" svg:x1="80.75cm" svg:y1="50.858cm" svg:x2="87.65cm" svg:y2="49.85cm" draw:start-shape="id344" draw:start-glue-point="0" draw:end-shape="id342" draw:end-glue-point="3" svg:d="M80750 50858l6900-1008" svg:viewBox="0 0 6901 1009">
          <text:p/>
        </draw:connector>
        <draw:connector draw:style-name="gr3" draw:text-style-name="P3" draw:layer="layout" draw:type="line" svg:x1="102cm" svg:y1="33.641cm" svg:x2="102.034cm" svg:y2="32.407cm" draw:start-shape="id196" draw:start-glue-point="0" svg:d="M102000 33641l34-1234" svg:viewBox="0 0 35 1235">
          <text:p text:style-name="P1"><text:span text:style-name="T2">/ch1_0</text:span></text:p>
        </draw:connector>
        <draw:connector draw:style-name="gr4" draw:text-style-name="P1" draw:layer="layout" draw:type="line" svg:x1="89.75cm" svg:y1="49.85cm" svg:x2="90.65cm" svg:y2="49.85cm" draw:start-shape="id342" draw:start-glue-point="1" draw:end-shape="id345" draw:end-glue-point="3" svg:d="M89750 49850h900" svg:viewBox="0 0 901 1">
          <text:p/>
        </draw:connector>
        <draw:custom-shape draw:style-name="gr1" draw:text-style-name="P2" xml:id="id345" draw:id="id345" draw:layer="layout" svg:width="1cm" svg:height="0.9cm" svg:x="90.65cm" svg:y="49.4cm">
          <text:p text:style-name="P1"><text:span text:style-name="T1">NOT</text:span></text:p>
          <text:p text:style-name="P1"><text:span text:style-name="T1">-77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1.15cm" svg:y1="49.4cm" svg:x2="91.136cm" svg:y2="47.439cm" draw:start-shape="id345" draw:start-glue-point="0" svg:d="M91150 49400l-14-1961" svg:viewBox="0 0 15 1962">
          <text:p text:style-name="P1"><text:span text:style-name="T2">clk38</text:span></text:p>
        </draw:connector>
        <draw:connector draw:style-name="gr4" draw:text-style-name="P1" draw:layer="layout" draw:type="line" svg:x1="91.15cm" svg:y1="49.4cm" svg:x2="78.9cm" svg:y2="27.9cm" draw:start-shape="id345" draw:start-glue-point="0" draw:end-shape="id125" draw:end-glue-point="2" svg:d="M91150 49400l-12250-21500" svg:viewBox="0 0 12251 21501">
          <text:p/>
        </draw:connector>
        <draw:custom-shape draw:style-name="gr6" draw:text-style-name="P2" xml:id="id346" draw:id="id346" draw:layer="layout" svg:width="1cm" svg:height="0.9cm" svg:x="92.85cm" svg:y="49.4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1.65cm" svg:y1="49.85cm" svg:x2="92.85cm" svg:y2="49.85cm" draw:start-shape="id345" draw:start-glue-point="1" draw:end-shape="id346" draw:end-glue-point="3" svg:d="M91650 49850h1200" svg:viewBox="0 0 1201 1">
          <text:p/>
        </draw:connector>
        <draw:custom-shape draw:style-name="gr6" draw:text-style-name="P2" xml:id="id347" draw:id="id347" draw:layer="layout" svg:width="1cm" svg:height="0.9cm" svg:x="83.05cm" svg:y="56.9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3.55cm" svg:y1="56.9cm" svg:x2="84.4cm" svg:y2="55.3cm" draw:start-shape="id347" draw:start-glue-point="0" draw:end-shape="id341" draw:end-glue-point="2" svg:d="M83550 56900l850-1600" svg:viewBox="0 0 851 1601">
          <text:p/>
        </draw:connector>
        <draw:connector draw:style-name="gr4" draw:text-style-name="P1" draw:layer="layout" draw:type="line" svg:x1="63.4cm" svg:y1="36.079cm" svg:x2="65.6cm" svg:y2="33.2cm" draw:start-shape="id27" draw:start-glue-point="0" draw:end-shape="id336" draw:end-glue-point="2" svg:d="M63400 36079l2200-2879" svg:viewBox="0 0 2201 2880">
          <text:p/>
        </draw:connector>
        <draw:connector draw:style-name="gr3" draw:text-style-name="P3" draw:layer="layout" draw:type="line" svg:x1="94.05cm" svg:y1="39.9cm" svg:x2="94.093cm" svg:y2="38.459cm" draw:start-shape="id175" draw:start-glue-point="0" svg:d="M94050 39900l43-1441" svg:viewBox="0 0 44 1442">
          <text:p text:style-name="P1"><text:span text:style-name="T2">/ch0_0</text:span></text:p>
        </draw:connector>
        <draw:connector draw:style-name="gr3" draw:text-style-name="P3" draw:layer="layout" draw:type="line" svg:x1="88.35cm" svg:y1="39.9cm" svg:x2="88.4cm" svg:y2="38.364cm" draw:start-shape="id178" draw:start-glue-point="0" svg:d="M88350 39900l50-1536" svg:viewBox="0 0 51 1537">
          <text:p text:style-name="P1"><text:span text:style-name="T2">/ch0_1</text:span></text:p>
        </draw:connector>
        <draw:connector draw:style-name="gr3" draw:text-style-name="P3" draw:layer="layout" draw:type="line" svg:x1="82.65cm" svg:y1="39.9cm" svg:x2="82.659cm" svg:y2="38.459cm" draw:start-shape="id170" draw:start-glue-point="0" svg:d="M82650 39900l9-1441" svg:viewBox="0 0 10 1442">
          <text:p text:style-name="P1"><text:span text:style-name="T2">/ch0_2</text:span></text:p>
        </draw:connector>
        <draw:connector draw:style-name="gr3" draw:text-style-name="P3" draw:layer="layout" draw:type="line" svg:x1="77cm" svg:y1="39.9cm" svg:x2="77.05cm" svg:y2="38.499cm" draw:start-shape="id185" svg:d="M77000 39900l50-1401" svg:viewBox="0 0 51 1402">
          <text:p text:style-name="P1"><text:span text:style-name="T2">/ch0_3</text:span></text:p>
        </draw:connector>
        <draw:custom-shape draw:style-name="gr6" draw:text-style-name="P2" xml:id="id348" draw:id="id348" draw:layer="layout" svg:width="1cm" svg:height="0.9cm" svg:x="73.1cm" svg:y="28.6cm">
          <text:p text:style-name="P1"><text:span text:style-name="T1">NAND</text:span></text:p>
          <text:p text:style-name="P1"><text:span text:style-name="T1">-77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6cm" svg:y1="30.5cm" svg:x2="73.6cm" svg:y2="29.5cm" draw:start-shape="id199" draw:start-glue-point="0" draw:end-shape="id348" draw:end-glue-point="2" svg:d="M73600 30500v-1000" svg:viewBox="0 0 1 1001">
          <text:p/>
        </draw:connector>
        <draw:custom-shape draw:style-name="gr6" draw:text-style-name="P2" xml:id="id349" draw:id="id349" draw:layer="layout" svg:width="1cm" svg:height="0.9cm" svg:x="74.2cm" svg:y="28.6cm">
          <text:p text:style-name="P1"><text:span text:style-name="T1">NAND</text:span></text:p>
          <text:p text:style-name="P1"><text:span text:style-name="T1">-78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7cm" svg:y1="30.5cm" svg:x2="74.7cm" svg:y2="29.5cm" draw:start-shape="id198" draw:start-glue-point="0" draw:end-shape="id349" draw:end-glue-point="2" svg:d="M74700 30500v-1000" svg:viewBox="0 0 1 1001">
          <text:p/>
        </draw:connector>
        <draw:custom-shape draw:style-name="gr6" draw:text-style-name="P2" xml:id="id350" draw:id="id350" draw:layer="layout" svg:width="1cm" svg:height="0.9cm" svg:x="89cm" svg:y="28.8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9cm" svg:y1="29.25cm" svg:x2="87.35cm" svg:y2="29.25cm" draw:start-shape="id350" draw:start-glue-point="3" draw:end-shape="id295" draw:end-glue-point="1" svg:d="M89000 29250h-1650" svg:viewBox="0 0 1651 1">
          <text:p/>
        </draw:connector>
        <draw:connector draw:style-name="gr4" draw:text-style-name="P1" draw:layer="layout" draw:type="line" svg:x1="89.5cm" svg:y1="28.8cm" svg:x2="91.6cm" svg:y2="21.456cm" draw:start-shape="id350" draw:start-glue-point="0" draw:end-shape="id218" draw:end-glue-point="2" svg:d="M89500 28800l2100-7344" svg:viewBox="0 0 2101 7345">
          <text:p/>
        </draw:connector>
        <draw:custom-shape draw:style-name="gr6" draw:text-style-name="P2" xml:id="id351" draw:id="id351" draw:layer="layout" svg:width="1cm" svg:height="0.9cm" svg:x="85.4cm" svg:y="31.3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4cm" svg:y1="31.75cm" svg:x2="84.35cm" svg:y2="31.764cm" draw:start-shape="id351" draw:start-glue-point="3" draw:end-shape="id293" draw:end-glue-point="1" svg:d="M85400 31750l-1050 14" svg:viewBox="0 0 1051 15">
          <text:p/>
        </draw:connector>
        <draw:connector draw:style-name="gr4" draw:text-style-name="P1" draw:layer="layout" draw:type="line" svg:x1="86.85cm" svg:y1="29.7cm" svg:x2="85.9cm" svg:y2="31.3cm" draw:start-shape="id295" draw:start-glue-point="2" draw:end-shape="id351" draw:end-glue-point="0" svg:d="M86850 29700l-950 1600" svg:viewBox="0 0 951 1601">
          <text:p/>
        </draw:connector>
        <draw:connector draw:style-name="gr3" draw:text-style-name="P3" draw:layer="layout" draw:type="line" svg:x1="91.6cm" svg:y1="20.556cm" svg:x2="91.6cm" svg:y2="18.3cm" draw:start-shape="id218" draw:start-glue-point="0" draw:end-shape="id217" draw:end-glue-point="2" svg:d="M91600 20556v-2256" svg:viewBox="0 0 1 2257">
          <text:p text:style-name="P1"><text:span text:style-name="T2">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6-11T17:29:06.121000000</dc:date>
    <meta:editing-duration>P34DT18H37M31S</meta:editing-duration>
    <meta:editing-cycles>3858</meta:editing-cycles>
    <meta:generator>LibreOffice/4.2.0.4$Windows_x86 LibreOffice_project/05dceb5d363845f2cf968344d7adab8dcfb2ba71</meta:generator>
    <meta:document-statistic meta:object-count="1040"/>
  </office:meta>
</office:document-meta>
</file>